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Certificate File only</text:p>
          </table:table-cell>
          <table:table-cell table:number-columns-repeated="13"/>
        </table:table-row>
        <table:table-row table:style-name="ro1">
          <table:table-cell office:value-type="float" office:value="1427748872.22231" calcext:value-type="float">
            <text:p>1427748872.22231</text:p>
          </table:table-cell>
          <table:table-cell office:value-type="float" office:value="1427748946.76925" calcext:value-type="float">
            <text:p>1427748946.76925</text:p>
          </table:table-cell>
          <table:table-cell table:number-columns-repeated="6"/>
          <table:table-cell table:formula="of:=MAX([.B2];[.D2];[.G2])-MAX([.A2];[.C2];[.E2])" office:value-type="float" office:value="74.5469398498535" calcext:value-type="float">
            <text:p>74.5469398499</text:p>
          </table:table-cell>
          <table:table-cell table:formula="of:=IF(NOT(ISBLANK([.E2]));[.I2];&quot;&quot;)">
            <text:p/>
          </table:table-cell>
          <table:table-cell table:formula="of:=IF(OR(ISBLANK([.E2]);[.I2]&lt;=0);&quot;&quot;;[.I2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72.22231" calcext:value-type="float">
            <text:p>1427748872.22231</text:p>
          </table:table-cell>
          <table:table-cell office:value-type="float" office:value="1427748873.74234" calcext:value-type="float">
            <text:p>1427748873.74234</text:p>
          </table:table-cell>
          <table:table-cell table:number-columns-repeated="4"/>
          <table:table-cell table:formula="of:=MAX([.B3];[.D3];[.G3])-MAX([.A3];[.C3];[.E3])" office:value-type="float" office:value="1.52003002166748" calcext:value-type="float">
            <text:p>1.5200300217</text:p>
          </table:table-cell>
          <table:table-cell table:formula="of:=IF(NOT(ISBLANK([.E3]));[.I3];&quot;&quot;)">
            <text:p/>
          </table:table-cell>
          <table:table-cell table:formula="of:=IF(OR(ISBLANK([.E3]);[.I3]&lt;=0);&quot;&quot;;[.I3])">
            <text:p/>
          </table:table-cell>
          <table:table-cell table:number-columns-repeated="2"/>
          <table:table-cell table:formula="of:=AVERAGE([.J2:.J600])" office:value-type="float" office:value="1.40251046323776" calcext:value-type="float">
            <text:p>1.4025104632</text:p>
          </table:table-cell>
        </table:table-row>
        <table:table-row table:style-name="ro1">
          <table:table-cell table:number-columns-repeated="4"/>
          <table:table-cell office:value-type="float" office:value="1427748872.22231" calcext:value-type="float">
            <text:p>1427748872.22231</text:p>
          </table:table-cell>
          <table:table-cell office:value-type="float" office:value="1427748873.616" calcext:value-type="float">
            <text:p>1427748873.616</text:p>
          </table:table-cell>
          <table:table-cell office:value-type="float" office:value="1427748873.65185" calcext:value-type="float">
            <text:p>1427748873.65185</text:p>
          </table:table-cell>
          <table:table-cell/>
          <table:table-cell table:formula="of:=MAX([.B4];[.D4];[.G4])-MAX([.A4];[.C4];[.E4])" office:value-type="float" office:value="1.42953991889954" calcext:value-type="float">
            <text:p>1.4295399189</text:p>
          </table:table-cell>
          <table:table-cell table:formula="of:=IF(NOT(ISBLANK([.E4]));[.I4];&quot;&quot;)" office:value-type="float" office:value="1.42953991889954" calcext:value-type="float">
            <text:p>1.4295399189</text:p>
          </table:table-cell>
          <table:table-cell table:formula="of:=IF(OR(ISBLANK([.E4]);[.I4]&lt;=0);&quot;&quot;;[.I4])" office:value-type="float" office:value="1.42953991889954" calcext:value-type="float">
            <text:p>1.42953991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2.22367" calcext:value-type="float">
            <text:p>1427748872.22367</text:p>
          </table:table-cell>
          <table:table-cell office:value-type="float" office:value="1427748873.29371" calcext:value-type="float">
            <text:p>1427748873.29371</text:p>
          </table:table-cell>
          <table:table-cell office:value-type="float" office:value="1427748873.61608" calcext:value-type="float">
            <text:p>1427748873.61608</text:p>
          </table:table-cell>
          <table:table-cell/>
          <table:table-cell table:formula="of:=MAX([.B5];[.D5];[.G5])-MAX([.A5];[.C5];[.E5])" office:value-type="float" office:value="1.39241003990173" calcext:value-type="float">
            <text:p>1.3924100399</text:p>
          </table:table-cell>
          <table:table-cell table:formula="of:=IF(NOT(ISBLANK([.E5]));[.I5];&quot;&quot;)" office:value-type="float" office:value="1.39241003990173" calcext:value-type="float">
            <text:p>1.3924100399</text:p>
          </table:table-cell>
          <table:table-cell table:formula="of:=IF(OR(ISBLANK([.E5]);[.I5]&lt;=0);&quot;&quot;;[.I5])" office:value-type="float" office:value="1.39241003990173" calcext:value-type="float">
            <text:p>1.39241003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2.22459" calcext:value-type="float">
            <text:p>1427748872.22459</text:p>
          </table:table-cell>
          <table:table-cell office:value-type="float" office:value="1427748873.29377" calcext:value-type="float">
            <text:p>1427748873.29377</text:p>
          </table:table-cell>
          <table:table-cell office:value-type="float" office:value="1427748873.61611" calcext:value-type="float">
            <text:p>1427748873.61611</text:p>
          </table:table-cell>
          <table:table-cell/>
          <table:table-cell table:formula="of:=MAX([.B6];[.D6];[.G6])-MAX([.A6];[.C6];[.E6])" office:value-type="float" office:value="1.39152002334595" calcext:value-type="float">
            <text:p>1.3915200233</text:p>
          </table:table-cell>
          <table:table-cell table:formula="of:=IF(NOT(ISBLANK([.E6]));[.I6];&quot;&quot;)" office:value-type="float" office:value="1.39152002334595" calcext:value-type="float">
            <text:p>1.3915200233</text:p>
          </table:table-cell>
          <table:table-cell table:formula="of:=IF(OR(ISBLANK([.E6]);[.I6]&lt;=0);&quot;&quot;;[.I6])" office:value-type="float" office:value="1.39152002334595" calcext:value-type="float">
            <text:p>1.39152002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2.22553" calcext:value-type="float">
            <text:p>1427748872.22553</text:p>
          </table:table-cell>
          <table:table-cell office:value-type="float" office:value="1427748873.29364" calcext:value-type="float">
            <text:p>1427748873.29364</text:p>
          </table:table-cell>
          <table:table-cell office:value-type="float" office:value="1427748873.61604" calcext:value-type="float">
            <text:p>1427748873.61604</text:p>
          </table:table-cell>
          <table:table-cell/>
          <table:table-cell table:formula="of:=MAX([.B7];[.D7];[.G7])-MAX([.A7];[.C7];[.E7])" office:value-type="float" office:value="1.39051008224487" calcext:value-type="float">
            <text:p>1.3905100822</text:p>
          </table:table-cell>
          <table:table-cell table:formula="of:=IF(NOT(ISBLANK([.E7]));[.I7];&quot;&quot;)" office:value-type="float" office:value="1.39051008224487" calcext:value-type="float">
            <text:p>1.3905100822</text:p>
          </table:table-cell>
          <table:table-cell table:formula="of:=IF(OR(ISBLANK([.E7]);[.I7]&lt;=0);&quot;&quot;;[.I7])" office:value-type="float" office:value="1.39051008224487" calcext:value-type="float">
            <text:p>1.39051008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2.22675" calcext:value-type="float">
            <text:p>1427748872.22675</text:p>
          </table:table-cell>
          <table:table-cell office:value-type="float" office:value="1427748873.70727" calcext:value-type="float">
            <text:p>1427748873.70727</text:p>
          </table:table-cell>
          <table:table-cell office:value-type="float" office:value="1427748873.74234" calcext:value-type="float">
            <text:p>1427748873.74234</text:p>
          </table:table-cell>
          <table:table-cell/>
          <table:table-cell table:formula="of:=MAX([.B8];[.D8];[.G8])-MAX([.A8];[.C8];[.E8])" office:value-type="float" office:value="1.51559019088745" calcext:value-type="float">
            <text:p>1.5155901909</text:p>
          </table:table-cell>
          <table:table-cell table:formula="of:=IF(NOT(ISBLANK([.E8]));[.I8];&quot;&quot;)" office:value-type="float" office:value="1.51559019088745" calcext:value-type="float">
            <text:p>1.5155901909</text:p>
          </table:table-cell>
          <table:table-cell table:formula="of:=IF(OR(ISBLANK([.E8]);[.I8]&lt;=0);&quot;&quot;;[.I8])" office:value-type="float" office:value="1.51559019088745" calcext:value-type="float">
            <text:p>1.51559019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2.22775" calcext:value-type="float">
            <text:p>1427748872.22775</text:p>
          </table:table-cell>
          <table:table-cell office:value-type="float" office:value="1427748873.61632" calcext:value-type="float">
            <text:p>1427748873.61632</text:p>
          </table:table-cell>
          <table:table-cell office:value-type="float" office:value="1427748873.65244" calcext:value-type="float">
            <text:p>1427748873.65244</text:p>
          </table:table-cell>
          <table:table-cell/>
          <table:table-cell table:formula="of:=MAX([.B9];[.D9];[.G9])-MAX([.A9];[.C9];[.E9])" office:value-type="float" office:value="1.42469000816345" calcext:value-type="float">
            <text:p>1.4246900082</text:p>
          </table:table-cell>
          <table:table-cell table:formula="of:=IF(NOT(ISBLANK([.E9]));[.I9];&quot;&quot;)" office:value-type="float" office:value="1.42469000816345" calcext:value-type="float">
            <text:p>1.4246900082</text:p>
          </table:table-cell>
          <table:table-cell table:formula="of:=IF(OR(ISBLANK([.E9]);[.I9]&lt;=0);&quot;&quot;;[.I9])" office:value-type="float" office:value="1.42469000816345" calcext:value-type="float">
            <text:p>1.42469000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2.22871" calcext:value-type="float">
            <text:p>1427748872.22871</text:p>
          </table:table-cell>
          <table:table-cell office:value-type="float" office:value="1427748873.62127" calcext:value-type="float">
            <text:p>1427748873.62127</text:p>
          </table:table-cell>
          <table:table-cell office:value-type="float" office:value="1427748873.65146" calcext:value-type="float">
            <text:p>1427748873.65146</text:p>
          </table:table-cell>
          <table:table-cell/>
          <table:table-cell table:formula="of:=MAX([.B10];[.D10];[.G10])-MAX([.A10];[.C10];[.E10])" office:value-type="float" office:value="1.4227499961853" calcext:value-type="float">
            <text:p>1.4227499962</text:p>
          </table:table-cell>
          <table:table-cell table:formula="of:=IF(NOT(ISBLANK([.E10]));[.I10];&quot;&quot;)" office:value-type="float" office:value="1.4227499961853" calcext:value-type="float">
            <text:p>1.4227499962</text:p>
          </table:table-cell>
          <table:table-cell table:formula="of:=IF(OR(ISBLANK([.E10]);[.I10]&lt;=0);&quot;&quot;;[.I10])" office:value-type="float" office:value="1.4227499961853" calcext:value-type="float">
            <text:p>1.42274999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2.22964" calcext:value-type="float">
            <text:p>1427748872.22964</text:p>
          </table:table-cell>
          <table:table-cell office:value-type="float" office:value="1427748873.61626" calcext:value-type="float">
            <text:p>1427748873.61626</text:p>
          </table:table-cell>
          <table:table-cell office:value-type="float" office:value="1427748873.64507" calcext:value-type="float">
            <text:p>1427748873.64507</text:p>
          </table:table-cell>
          <table:table-cell/>
          <table:table-cell table:formula="of:=MAX([.B11];[.D11];[.G11])-MAX([.A11];[.C11];[.E11])" office:value-type="float" office:value="1.41543006896973" calcext:value-type="float">
            <text:p>1.415430069</text:p>
          </table:table-cell>
          <table:table-cell table:formula="of:=IF(NOT(ISBLANK([.E11]));[.I11];&quot;&quot;)" office:value-type="float" office:value="1.41543006896973" calcext:value-type="float">
            <text:p>1.415430069</text:p>
          </table:table-cell>
          <table:table-cell table:formula="of:=IF(OR(ISBLANK([.E11]);[.I11]&lt;=0);&quot;&quot;;[.I11])" office:value-type="float" office:value="1.41543006896973" calcext:value-type="float">
            <text:p>1.4154300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2.23063" calcext:value-type="float">
            <text:p>1427748872.23063</text:p>
          </table:table-cell>
          <table:table-cell office:value-type="float" office:value="1427748873.37504" calcext:value-type="float">
            <text:p>1427748873.37504</text:p>
          </table:table-cell>
          <table:table-cell office:value-type="float" office:value="1427748873.6162" calcext:value-type="float">
            <text:p>1427748873.6162</text:p>
          </table:table-cell>
          <table:table-cell/>
          <table:table-cell table:formula="of:=MAX([.B12];[.D12];[.G12])-MAX([.A12];[.C12];[.E12])" office:value-type="float" office:value="1.38557004928589" calcext:value-type="float">
            <text:p>1.3855700493</text:p>
          </table:table-cell>
          <table:table-cell table:formula="of:=IF(NOT(ISBLANK([.E12]));[.I12];&quot;&quot;)" office:value-type="float" office:value="1.38557004928589" calcext:value-type="float">
            <text:p>1.3855700493</text:p>
          </table:table-cell>
          <table:table-cell table:formula="of:=IF(OR(ISBLANK([.E12]);[.I12]&lt;=0);&quot;&quot;;[.I12])" office:value-type="float" office:value="1.38557004928589" calcext:value-type="float">
            <text:p>1.38557004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2.2316" calcext:value-type="float">
            <text:p>1427748872.2316</text:p>
          </table:table-cell>
          <table:table-cell office:value-type="float" office:value="1427748873.61617" calcext:value-type="float">
            <text:p>1427748873.61617</text:p>
          </table:table-cell>
          <table:table-cell office:value-type="float" office:value="1427748873.65243" calcext:value-type="float">
            <text:p>1427748873.65243</text:p>
          </table:table-cell>
          <table:table-cell/>
          <table:table-cell table:formula="of:=MAX([.B13];[.D13];[.G13])-MAX([.A13];[.C13];[.E13])" office:value-type="float" office:value="1.4208300113678" calcext:value-type="float">
            <text:p>1.4208300114</text:p>
          </table:table-cell>
          <table:table-cell table:formula="of:=IF(NOT(ISBLANK([.E13]));[.I13];&quot;&quot;)" office:value-type="float" office:value="1.4208300113678" calcext:value-type="float">
            <text:p>1.4208300114</text:p>
          </table:table-cell>
          <table:table-cell table:formula="of:=IF(OR(ISBLANK([.E13]);[.I13]&lt;=0);&quot;&quot;;[.I13])" office:value-type="float" office:value="1.4208300113678" calcext:value-type="float">
            <text:p>1.42083001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73.74235" calcext:value-type="float">
            <text:p>1427748873.74235</text:p>
          </table:table-cell>
          <table:table-cell office:value-type="float" office:value="1427748875.36673" calcext:value-type="float">
            <text:p>1427748875.36673</text:p>
          </table:table-cell>
          <table:table-cell table:number-columns-repeated="4"/>
          <table:table-cell table:formula="of:=MAX([.B14];[.D14];[.G14])-MAX([.A14];[.C14];[.E14])" office:value-type="float" office:value="1.62437987327576" calcext:value-type="float">
            <text:p>1.6243798733</text:p>
          </table:table-cell>
          <table:table-cell table:formula="of:=IF(NOT(ISBLANK([.E14]));[.I14];&quot;&quot;)">
            <text:p/>
          </table:table-cell>
          <table:table-cell table:formula="of:=IF(OR(ISBLANK([.E14]);[.I14]&lt;=0);&quot;&quot;;[.I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3.74235" calcext:value-type="float">
            <text:p>1427748873.74235</text:p>
          </table:table-cell>
          <table:table-cell office:value-type="float" office:value="1427748875.24574" calcext:value-type="float">
            <text:p>1427748875.24574</text:p>
          </table:table-cell>
          <table:table-cell office:value-type="float" office:value="1427748875.27823" calcext:value-type="float">
            <text:p>1427748875.27823</text:p>
          </table:table-cell>
          <table:table-cell/>
          <table:table-cell table:formula="of:=MAX([.B15];[.D15];[.G15])-MAX([.A15];[.C15];[.E15])" office:value-type="float" office:value="1.53587985038757" calcext:value-type="float">
            <text:p>1.5358798504</text:p>
          </table:table-cell>
          <table:table-cell table:formula="of:=IF(NOT(ISBLANK([.E15]));[.I15];&quot;&quot;)" office:value-type="float" office:value="1.53587985038757" calcext:value-type="float">
            <text:p>1.5358798504</text:p>
          </table:table-cell>
          <table:table-cell table:formula="of:=IF(OR(ISBLANK([.E15]);[.I15]&lt;=0);&quot;&quot;;[.I15])" office:value-type="float" office:value="1.53587985038757" calcext:value-type="float">
            <text:p>1.53587985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3.7429" calcext:value-type="float">
            <text:p>1427748873.7429</text:p>
          </table:table-cell>
          <table:table-cell office:value-type="float" office:value="1427748875.24555" calcext:value-type="float">
            <text:p>1427748875.24555</text:p>
          </table:table-cell>
          <table:table-cell office:value-type="float" office:value="1427748875.28344" calcext:value-type="float">
            <text:p>1427748875.28344</text:p>
          </table:table-cell>
          <table:table-cell/>
          <table:table-cell table:formula="of:=MAX([.B16];[.D16];[.G16])-MAX([.A16];[.C16];[.E16])" office:value-type="float" office:value="1.54054021835327" calcext:value-type="float">
            <text:p>1.5405402184</text:p>
          </table:table-cell>
          <table:table-cell table:formula="of:=IF(NOT(ISBLANK([.E16]));[.I16];&quot;&quot;)" office:value-type="float" office:value="1.54054021835327" calcext:value-type="float">
            <text:p>1.5405402184</text:p>
          </table:table-cell>
          <table:table-cell table:formula="of:=IF(OR(ISBLANK([.E16]);[.I16]&lt;=0);&quot;&quot;;[.I16])" office:value-type="float" office:value="1.54054021835327" calcext:value-type="float">
            <text:p>1.54054021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3.7434" calcext:value-type="float">
            <text:p>1427748873.7434</text:p>
          </table:table-cell>
          <table:table-cell office:value-type="float" office:value="1427748875.25035" calcext:value-type="float">
            <text:p>1427748875.25035</text:p>
          </table:table-cell>
          <table:table-cell office:value-type="float" office:value="1427748875.28837" calcext:value-type="float">
            <text:p>1427748875.28837</text:p>
          </table:table-cell>
          <table:table-cell/>
          <table:table-cell table:formula="of:=MAX([.B17];[.D17];[.G17])-MAX([.A17];[.C17];[.E17])" office:value-type="float" office:value="1.5449697971344" calcext:value-type="float">
            <text:p>1.5449697971</text:p>
          </table:table-cell>
          <table:table-cell table:formula="of:=IF(NOT(ISBLANK([.E17]));[.I17];&quot;&quot;)" office:value-type="float" office:value="1.5449697971344" calcext:value-type="float">
            <text:p>1.5449697971</text:p>
          </table:table-cell>
          <table:table-cell table:formula="of:=IF(OR(ISBLANK([.E17]);[.I17]&lt;=0);&quot;&quot;;[.I17])" office:value-type="float" office:value="1.5449697971344" calcext:value-type="float">
            <text:p>1.54496979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3.7439" calcext:value-type="float">
            <text:p>1427748873.7439</text:p>
          </table:table-cell>
          <table:table-cell office:value-type="float" office:value="1427748875.24563" calcext:value-type="float">
            <text:p>1427748875.24563</text:p>
          </table:table-cell>
          <table:table-cell office:value-type="float" office:value="1427748875.27822" calcext:value-type="float">
            <text:p>1427748875.27822</text:p>
          </table:table-cell>
          <table:table-cell/>
          <table:table-cell table:formula="of:=MAX([.B18];[.D18];[.G18])-MAX([.A18];[.C18];[.E18])" office:value-type="float" office:value="1.53431987762451" calcext:value-type="float">
            <text:p>1.5343198776</text:p>
          </table:table-cell>
          <table:table-cell table:formula="of:=IF(NOT(ISBLANK([.E18]));[.I18];&quot;&quot;)" office:value-type="float" office:value="1.53431987762451" calcext:value-type="float">
            <text:p>1.5343198776</text:p>
          </table:table-cell>
          <table:table-cell table:formula="of:=IF(OR(ISBLANK([.E18]);[.I18]&lt;=0);&quot;&quot;;[.I18])" office:value-type="float" office:value="1.53431987762451" calcext:value-type="float">
            <text:p>1.53431987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3.74438" calcext:value-type="float">
            <text:p>1427748873.74438</text:p>
          </table:table-cell>
          <table:table-cell office:value-type="float" office:value="1427748875.24569" calcext:value-type="float">
            <text:p>1427748875.24569</text:p>
          </table:table-cell>
          <table:table-cell office:value-type="float" office:value="1427748875.28162" calcext:value-type="float">
            <text:p>1427748875.28162</text:p>
          </table:table-cell>
          <table:table-cell/>
          <table:table-cell table:formula="of:=MAX([.B19];[.D19];[.G19])-MAX([.A19];[.C19];[.E19])" office:value-type="float" office:value="1.53724002838135" calcext:value-type="float">
            <text:p>1.5372400284</text:p>
          </table:table-cell>
          <table:table-cell table:formula="of:=IF(NOT(ISBLANK([.E19]));[.I19];&quot;&quot;)" office:value-type="float" office:value="1.53724002838135" calcext:value-type="float">
            <text:p>1.5372400284</text:p>
          </table:table-cell>
          <table:table-cell table:formula="of:=IF(OR(ISBLANK([.E19]);[.I19]&lt;=0);&quot;&quot;;[.I19])" office:value-type="float" office:value="1.53724002838135" calcext:value-type="float">
            <text:p>1.53724002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3.74488" calcext:value-type="float">
            <text:p>1427748873.74488</text:p>
          </table:table-cell>
          <table:table-cell office:value-type="float" office:value="1427748875.24585" calcext:value-type="float">
            <text:p>1427748875.24585</text:p>
          </table:table-cell>
          <table:table-cell office:value-type="float" office:value="1427748875.27594" calcext:value-type="float">
            <text:p>1427748875.27594</text:p>
          </table:table-cell>
          <table:table-cell/>
          <table:table-cell table:formula="of:=MAX([.B20];[.D20];[.G20])-MAX([.A20];[.C20];[.E20])" office:value-type="float" office:value="1.53105998039246" calcext:value-type="float">
            <text:p>1.5310599804</text:p>
          </table:table-cell>
          <table:table-cell table:formula="of:=IF(NOT(ISBLANK([.E20]));[.I20];&quot;&quot;)" office:value-type="float" office:value="1.53105998039246" calcext:value-type="float">
            <text:p>1.5310599804</text:p>
          </table:table-cell>
          <table:table-cell table:formula="of:=IF(OR(ISBLANK([.E20]);[.I20]&lt;=0);&quot;&quot;;[.I20])" office:value-type="float" office:value="1.53105998039246" calcext:value-type="float">
            <text:p>1.53105998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3.74536" calcext:value-type="float">
            <text:p>1427748873.74536</text:p>
          </table:table-cell>
          <table:table-cell office:value-type="float" office:value="1427748875.2458" calcext:value-type="float">
            <text:p>1427748875.2458</text:p>
          </table:table-cell>
          <table:table-cell office:value-type="float" office:value="1427748875.28494" calcext:value-type="float">
            <text:p>1427748875.28494</text:p>
          </table:table-cell>
          <table:table-cell/>
          <table:table-cell table:formula="of:=MAX([.B21];[.D21];[.G21])-MAX([.A21];[.C21];[.E21])" office:value-type="float" office:value="1.53958010673523" calcext:value-type="float">
            <text:p>1.5395801067</text:p>
          </table:table-cell>
          <table:table-cell table:formula="of:=IF(NOT(ISBLANK([.E21]));[.I21];&quot;&quot;)" office:value-type="float" office:value="1.53958010673523" calcext:value-type="float">
            <text:p>1.5395801067</text:p>
          </table:table-cell>
          <table:table-cell table:formula="of:=IF(OR(ISBLANK([.E21]);[.I21]&lt;=0);&quot;&quot;;[.I21])" office:value-type="float" office:value="1.53958010673523" calcext:value-type="float">
            <text:p>1.53958010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3.74584" calcext:value-type="float">
            <text:p>1427748873.74584</text:p>
          </table:table-cell>
          <table:table-cell office:value-type="float" office:value="1427748875.331" calcext:value-type="float">
            <text:p>1427748875.331</text:p>
          </table:table-cell>
          <table:table-cell office:value-type="float" office:value="1427748875.36673" calcext:value-type="float">
            <text:p>1427748875.36673</text:p>
          </table:table-cell>
          <table:table-cell/>
          <table:table-cell table:formula="of:=MAX([.B22];[.D22];[.G22])-MAX([.A22];[.C22];[.E22])" office:value-type="float" office:value="1.62088990211487" calcext:value-type="float">
            <text:p>1.6208899021</text:p>
          </table:table-cell>
          <table:table-cell table:formula="of:=IF(NOT(ISBLANK([.E22]));[.I22];&quot;&quot;)" office:value-type="float" office:value="1.62088990211487" calcext:value-type="float">
            <text:p>1.6208899021</text:p>
          </table:table-cell>
          <table:table-cell table:formula="of:=IF(OR(ISBLANK([.E22]);[.I22]&lt;=0);&quot;&quot;;[.I22])" office:value-type="float" office:value="1.62088990211487" calcext:value-type="float">
            <text:p>1.62088990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3.74632" calcext:value-type="float">
            <text:p>1427748873.74632</text:p>
          </table:table-cell>
          <table:table-cell office:value-type="float" office:value="1427748875.24592" calcext:value-type="float">
            <text:p>1427748875.24592</text:p>
          </table:table-cell>
          <table:table-cell office:value-type="float" office:value="1427748875.28144" calcext:value-type="float">
            <text:p>1427748875.28144</text:p>
          </table:table-cell>
          <table:table-cell/>
          <table:table-cell table:formula="of:=MAX([.B23];[.D23];[.G23])-MAX([.A23];[.C23];[.E23])" office:value-type="float" office:value="1.53512001037598" calcext:value-type="float">
            <text:p>1.5351200104</text:p>
          </table:table-cell>
          <table:table-cell table:formula="of:=IF(NOT(ISBLANK([.E23]));[.I23];&quot;&quot;)" office:value-type="float" office:value="1.53512001037598" calcext:value-type="float">
            <text:p>1.5351200104</text:p>
          </table:table-cell>
          <table:table-cell table:formula="of:=IF(OR(ISBLANK([.E23]);[.I23]&lt;=0);&quot;&quot;;[.I23])" office:value-type="float" office:value="1.53512001037598" calcext:value-type="float">
            <text:p>1.53512001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3.74681" calcext:value-type="float">
            <text:p>1427748873.74681</text:p>
          </table:table-cell>
          <table:table-cell office:value-type="float" office:value="1427748875.24598" calcext:value-type="float">
            <text:p>1427748875.24598</text:p>
          </table:table-cell>
          <table:table-cell office:value-type="float" office:value="1427748875.28347" calcext:value-type="float">
            <text:p>1427748875.28347</text:p>
          </table:table-cell>
          <table:table-cell/>
          <table:table-cell table:formula="of:=MAX([.B24];[.D24];[.G24])-MAX([.A24];[.C24];[.E24])" office:value-type="float" office:value="1.53665995597839" calcext:value-type="float">
            <text:p>1.536659956</text:p>
          </table:table-cell>
          <table:table-cell table:formula="of:=IF(NOT(ISBLANK([.E24]));[.I24];&quot;&quot;)" office:value-type="float" office:value="1.53665995597839" calcext:value-type="float">
            <text:p>1.536659956</text:p>
          </table:table-cell>
          <table:table-cell table:formula="of:=IF(OR(ISBLANK([.E24]);[.I24]&lt;=0);&quot;&quot;;[.I24])" office:value-type="float" office:value="1.53665995597839" calcext:value-type="float">
            <text:p>1.5366599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75.36674" calcext:value-type="float">
            <text:p>1427748875.36674</text:p>
          </table:table-cell>
          <table:table-cell office:value-type="float" office:value="1427748876.98169" calcext:value-type="float">
            <text:p>1427748876.98169</text:p>
          </table:table-cell>
          <table:table-cell table:number-columns-repeated="4"/>
          <table:table-cell table:formula="of:=MAX([.B25];[.D25];[.G25])-MAX([.A25];[.C25];[.E25])" office:value-type="float" office:value="1.61494994163513" calcext:value-type="float">
            <text:p>1.6149499416</text:p>
          </table:table-cell>
          <table:table-cell table:formula="of:=IF(NOT(ISBLANK([.E25]));[.I25];&quot;&quot;)">
            <text:p/>
          </table:table-cell>
          <table:table-cell table:formula="of:=IF(OR(ISBLANK([.E25]);[.I25]&lt;=0);&quot;&quot;;[.I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5.36675" calcext:value-type="float">
            <text:p>1427748875.36675</text:p>
          </table:table-cell>
          <table:table-cell office:value-type="float" office:value="1427748876.85749" calcext:value-type="float">
            <text:p>1427748876.85749</text:p>
          </table:table-cell>
          <table:table-cell office:value-type="float" office:value="1427748876.89454" calcext:value-type="float">
            <text:p>1427748876.89454</text:p>
          </table:table-cell>
          <table:table-cell/>
          <table:table-cell table:formula="of:=MAX([.B26];[.D26];[.G26])-MAX([.A26];[.C26];[.E26])" office:value-type="float" office:value="1.52779006958008" calcext:value-type="float">
            <text:p>1.5277900696</text:p>
          </table:table-cell>
          <table:table-cell table:formula="of:=IF(NOT(ISBLANK([.E26]));[.I26];&quot;&quot;)" office:value-type="float" office:value="1.52779006958008" calcext:value-type="float">
            <text:p>1.5277900696</text:p>
          </table:table-cell>
          <table:table-cell table:formula="of:=IF(OR(ISBLANK([.E26]);[.I26]&lt;=0);&quot;&quot;;[.I26])" office:value-type="float" office:value="1.52779006958008" calcext:value-type="float">
            <text:p>1.52779006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5.36765" calcext:value-type="float">
            <text:p>1427748875.36765</text:p>
          </table:table-cell>
          <table:table-cell office:value-type="float" office:value="1427748876.85755" calcext:value-type="float">
            <text:p>1427748876.85755</text:p>
          </table:table-cell>
          <table:table-cell office:value-type="float" office:value="1427748876.8886" calcext:value-type="float">
            <text:p>1427748876.8886</text:p>
          </table:table-cell>
          <table:table-cell/>
          <table:table-cell table:formula="of:=MAX([.B27];[.D27];[.G27])-MAX([.A27];[.C27];[.E27])" office:value-type="float" office:value="1.52095007896423" calcext:value-type="float">
            <text:p>1.520950079</text:p>
          </table:table-cell>
          <table:table-cell table:formula="of:=IF(NOT(ISBLANK([.E27]));[.I27];&quot;&quot;)" office:value-type="float" office:value="1.52095007896423" calcext:value-type="float">
            <text:p>1.520950079</text:p>
          </table:table-cell>
          <table:table-cell table:formula="of:=IF(OR(ISBLANK([.E27]);[.I27]&lt;=0);&quot;&quot;;[.I27])" office:value-type="float" office:value="1.52095007896423" calcext:value-type="float">
            <text:p>1.5209500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5.36815" calcext:value-type="float">
            <text:p>1427748875.36815</text:p>
          </table:table-cell>
          <table:table-cell office:value-type="float" office:value="1427748876.85784" calcext:value-type="float">
            <text:p>1427748876.85784</text:p>
          </table:table-cell>
          <table:table-cell office:value-type="float" office:value="1427748876.89051" calcext:value-type="float">
            <text:p>1427748876.89051</text:p>
          </table:table-cell>
          <table:table-cell/>
          <table:table-cell table:formula="of:=MAX([.B28];[.D28];[.G28])-MAX([.A28];[.C28];[.E28])" office:value-type="float" office:value="1.52236008644104" calcext:value-type="float">
            <text:p>1.5223600864</text:p>
          </table:table-cell>
          <table:table-cell table:formula="of:=IF(NOT(ISBLANK([.E28]));[.I28];&quot;&quot;)" office:value-type="float" office:value="1.52236008644104" calcext:value-type="float">
            <text:p>1.5223600864</text:p>
          </table:table-cell>
          <table:table-cell table:formula="of:=IF(OR(ISBLANK([.E28]);[.I28]&lt;=0);&quot;&quot;;[.I28])" office:value-type="float" office:value="1.52236008644104" calcext:value-type="float">
            <text:p>1.52236008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5.36865" calcext:value-type="float">
            <text:p>1427748875.36865</text:p>
          </table:table-cell>
          <table:table-cell office:value-type="float" office:value="1427748876.85767" calcext:value-type="float">
            <text:p>1427748876.85767</text:p>
          </table:table-cell>
          <table:table-cell office:value-type="float" office:value="1427748876.89429" calcext:value-type="float">
            <text:p>1427748876.89429</text:p>
          </table:table-cell>
          <table:table-cell/>
          <table:table-cell table:formula="of:=MAX([.B29];[.D29];[.G29])-MAX([.A29];[.C29];[.E29])" office:value-type="float" office:value="1.52564001083374" calcext:value-type="float">
            <text:p>1.5256400108</text:p>
          </table:table-cell>
          <table:table-cell table:formula="of:=IF(NOT(ISBLANK([.E29]));[.I29];&quot;&quot;)" office:value-type="float" office:value="1.52564001083374" calcext:value-type="float">
            <text:p>1.5256400108</text:p>
          </table:table-cell>
          <table:table-cell table:formula="of:=IF(OR(ISBLANK([.E29]);[.I29]&lt;=0);&quot;&quot;;[.I29])" office:value-type="float" office:value="1.52564001083374" calcext:value-type="float">
            <text:p>1.52564001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5.36914" calcext:value-type="float">
            <text:p>1427748875.36914</text:p>
          </table:table-cell>
          <table:table-cell office:value-type="float" office:value="1427748876.94863" calcext:value-type="float">
            <text:p>1427748876.94863</text:p>
          </table:table-cell>
          <table:table-cell office:value-type="float" office:value="1427748876.98168" calcext:value-type="float">
            <text:p>1427748876.98168</text:p>
          </table:table-cell>
          <table:table-cell/>
          <table:table-cell table:formula="of:=MAX([.B30];[.D30];[.G30])-MAX([.A30];[.C30];[.E30])" office:value-type="float" office:value="1.61254000663757" calcext:value-type="float">
            <text:p>1.6125400066</text:p>
          </table:table-cell>
          <table:table-cell table:formula="of:=IF(NOT(ISBLANK([.E30]));[.I30];&quot;&quot;)" office:value-type="float" office:value="1.61254000663757" calcext:value-type="float">
            <text:p>1.6125400066</text:p>
          </table:table-cell>
          <table:table-cell table:formula="of:=IF(OR(ISBLANK([.E30]);[.I30]&lt;=0);&quot;&quot;;[.I30])" office:value-type="float" office:value="1.61254000663757" calcext:value-type="float">
            <text:p>1.61254000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5.36978" calcext:value-type="float">
            <text:p>1427748875.36978</text:p>
          </table:table-cell>
          <table:table-cell office:value-type="float" office:value="1427748876.8579" calcext:value-type="float">
            <text:p>1427748876.8579</text:p>
          </table:table-cell>
          <table:table-cell office:value-type="float" office:value="1427748876.89398" calcext:value-type="float">
            <text:p>1427748876.89398</text:p>
          </table:table-cell>
          <table:table-cell/>
          <table:table-cell table:formula="of:=MAX([.B31];[.D31];[.G31])-MAX([.A31];[.C31];[.E31])" office:value-type="float" office:value="1.52419996261597" calcext:value-type="float">
            <text:p>1.5241999626</text:p>
          </table:table-cell>
          <table:table-cell table:formula="of:=IF(NOT(ISBLANK([.E31]));[.I31];&quot;&quot;)" office:value-type="float" office:value="1.52419996261597" calcext:value-type="float">
            <text:p>1.5241999626</text:p>
          </table:table-cell>
          <table:table-cell table:formula="of:=IF(OR(ISBLANK([.E31]);[.I31]&lt;=0);&quot;&quot;;[.I31])" office:value-type="float" office:value="1.52419996261597" calcext:value-type="float">
            <text:p>1.52419996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5.37057" calcext:value-type="float">
            <text:p>1427748875.37057</text:p>
          </table:table-cell>
          <table:table-cell office:value-type="float" office:value="1427748876.8576" calcext:value-type="float">
            <text:p>1427748876.8576</text:p>
          </table:table-cell>
          <table:table-cell office:value-type="float" office:value="1427748876.89044" calcext:value-type="float">
            <text:p>1427748876.89044</text:p>
          </table:table-cell>
          <table:table-cell/>
          <table:table-cell table:formula="of:=MAX([.B32];[.D32];[.G32])-MAX([.A32];[.C32];[.E32])" office:value-type="float" office:value="1.5198700428009" calcext:value-type="float">
            <text:p>1.5198700428</text:p>
          </table:table-cell>
          <table:table-cell table:formula="of:=IF(NOT(ISBLANK([.E32]));[.I32];&quot;&quot;)" office:value-type="float" office:value="1.5198700428009" calcext:value-type="float">
            <text:p>1.5198700428</text:p>
          </table:table-cell>
          <table:table-cell table:formula="of:=IF(OR(ISBLANK([.E32]);[.I32]&lt;=0);&quot;&quot;;[.I32])" office:value-type="float" office:value="1.5198700428009" calcext:value-type="float">
            <text:p>1.51987004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5.3722" calcext:value-type="float">
            <text:p>1427748875.3722</text:p>
          </table:table-cell>
          <table:table-cell office:value-type="float" office:value="1427748876.85779" calcext:value-type="float">
            <text:p>1427748876.85779</text:p>
          </table:table-cell>
          <table:table-cell office:value-type="float" office:value="1427748876.89046" calcext:value-type="float">
            <text:p>1427748876.89046</text:p>
          </table:table-cell>
          <table:table-cell/>
          <table:table-cell table:formula="of:=MAX([.B33];[.D33];[.G33])-MAX([.A33];[.C33];[.E33])" office:value-type="float" office:value="1.51826000213623" calcext:value-type="float">
            <text:p>1.5182600021</text:p>
          </table:table-cell>
          <table:table-cell table:formula="of:=IF(NOT(ISBLANK([.E33]));[.I33];&quot;&quot;)" office:value-type="float" office:value="1.51826000213623" calcext:value-type="float">
            <text:p>1.5182600021</text:p>
          </table:table-cell>
          <table:table-cell table:formula="of:=IF(OR(ISBLANK([.E33]);[.I33]&lt;=0);&quot;&quot;;[.I33])" office:value-type="float" office:value="1.51826000213623" calcext:value-type="float">
            <text:p>1.51826000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5.37357" calcext:value-type="float">
            <text:p>1427748875.37357</text:p>
          </table:table-cell>
          <table:table-cell office:value-type="float" office:value="1427748876.85772" calcext:value-type="float">
            <text:p>1427748876.85772</text:p>
          </table:table-cell>
          <table:table-cell office:value-type="float" office:value="1427748876.89358" calcext:value-type="float">
            <text:p>1427748876.89358</text:p>
          </table:table-cell>
          <table:table-cell/>
          <table:table-cell table:formula="of:=MAX([.B34];[.D34];[.G34])-MAX([.A34];[.C34];[.E34])" office:value-type="float" office:value="1.52000999450684" calcext:value-type="float">
            <text:p>1.5200099945</text:p>
          </table:table-cell>
          <table:table-cell table:formula="of:=IF(NOT(ISBLANK([.E34]));[.I34];&quot;&quot;)" office:value-type="float" office:value="1.52000999450684" calcext:value-type="float">
            <text:p>1.5200099945</text:p>
          </table:table-cell>
          <table:table-cell table:formula="of:=IF(OR(ISBLANK([.E34]);[.I34]&lt;=0);&quot;&quot;;[.I34])" office:value-type="float" office:value="1.52000999450684" calcext:value-type="float">
            <text:p>1.52000999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5.37528" calcext:value-type="float">
            <text:p>1427748875.37528</text:p>
          </table:table-cell>
          <table:table-cell office:value-type="float" office:value="1427748876.85743" calcext:value-type="float">
            <text:p>1427748876.85743</text:p>
          </table:table-cell>
          <table:table-cell office:value-type="float" office:value="1427748876.89387" calcext:value-type="float">
            <text:p>1427748876.89387</text:p>
          </table:table-cell>
          <table:table-cell/>
          <table:table-cell table:formula="of:=MAX([.B35];[.D35];[.G35])-MAX([.A35];[.C35];[.E35])" office:value-type="float" office:value="1.51859021186829" calcext:value-type="float">
            <text:p>1.5185902119</text:p>
          </table:table-cell>
          <table:table-cell table:formula="of:=IF(NOT(ISBLANK([.E35]));[.I35];&quot;&quot;)" office:value-type="float" office:value="1.51859021186829" calcext:value-type="float">
            <text:p>1.5185902119</text:p>
          </table:table-cell>
          <table:table-cell table:formula="of:=IF(OR(ISBLANK([.E35]);[.I35]&lt;=0);&quot;&quot;;[.I35])" office:value-type="float" office:value="1.51859021186829" calcext:value-type="float">
            <text:p>1.51859021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76.9817" calcext:value-type="float">
            <text:p>1427748876.9817</text:p>
          </table:table-cell>
          <table:table-cell office:value-type="float" office:value="1427748878.63865" calcext:value-type="float">
            <text:p>1427748878.63865</text:p>
          </table:table-cell>
          <table:table-cell table:number-columns-repeated="4"/>
          <table:table-cell table:formula="of:=MAX([.B36];[.D36];[.G36])-MAX([.A36];[.C36];[.E36])" office:value-type="float" office:value="1.65694999694824" calcext:value-type="float">
            <text:p>1.6569499969</text:p>
          </table:table-cell>
          <table:table-cell table:formula="of:=IF(NOT(ISBLANK([.E36]));[.I36];&quot;&quot;)">
            <text:p/>
          </table:table-cell>
          <table:table-cell table:formula="of:=IF(OR(ISBLANK([.E36]);[.I36]&lt;=0);&quot;&quot;;[.I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6.9817" calcext:value-type="float">
            <text:p>1427748876.9817</text:p>
          </table:table-cell>
          <table:table-cell office:value-type="float" office:value="1427748878.52432" calcext:value-type="float">
            <text:p>1427748878.52432</text:p>
          </table:table-cell>
          <table:table-cell office:value-type="float" office:value="1427748878.55972" calcext:value-type="float">
            <text:p>1427748878.55972</text:p>
          </table:table-cell>
          <table:table-cell/>
          <table:table-cell table:formula="of:=MAX([.B37];[.D37];[.G37])-MAX([.A37];[.C37];[.E37])" office:value-type="float" office:value="1.5780200958252" calcext:value-type="float">
            <text:p>1.5780200958</text:p>
          </table:table-cell>
          <table:table-cell table:formula="of:=IF(NOT(ISBLANK([.E37]));[.I37];&quot;&quot;)" office:value-type="float" office:value="1.5780200958252" calcext:value-type="float">
            <text:p>1.5780200958</text:p>
          </table:table-cell>
          <table:table-cell table:formula="of:=IF(OR(ISBLANK([.E37]);[.I37]&lt;=0);&quot;&quot;;[.I37])" office:value-type="float" office:value="1.5780200958252" calcext:value-type="float">
            <text:p>1.57802009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6.98225" calcext:value-type="float">
            <text:p>1427748876.98225</text:p>
          </table:table-cell>
          <table:table-cell office:value-type="float" office:value="1427748878.60623" calcext:value-type="float">
            <text:p>1427748878.60623</text:p>
          </table:table-cell>
          <table:table-cell office:value-type="float" office:value="1427748878.63864" calcext:value-type="float">
            <text:p>1427748878.63864</text:p>
          </table:table-cell>
          <table:table-cell/>
          <table:table-cell table:formula="of:=MAX([.B38];[.D38];[.G38])-MAX([.A38];[.C38];[.E38])" office:value-type="float" office:value="1.65638995170593" calcext:value-type="float">
            <text:p>1.6563899517</text:p>
          </table:table-cell>
          <table:table-cell table:formula="of:=IF(NOT(ISBLANK([.E38]));[.I38];&quot;&quot;)" office:value-type="float" office:value="1.65638995170593" calcext:value-type="float">
            <text:p>1.6563899517</text:p>
          </table:table-cell>
          <table:table-cell table:formula="of:=IF(OR(ISBLANK([.E38]);[.I38]&lt;=0);&quot;&quot;;[.I38])" office:value-type="float" office:value="1.65638995170593" calcext:value-type="float">
            <text:p>1.65638995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6.98276" calcext:value-type="float">
            <text:p>1427748876.98276</text:p>
          </table:table-cell>
          <table:table-cell office:value-type="float" office:value="1427748878.52438" calcext:value-type="float">
            <text:p>1427748878.52438</text:p>
          </table:table-cell>
          <table:table-cell office:value-type="float" office:value="1427748878.56282" calcext:value-type="float">
            <text:p>1427748878.56282</text:p>
          </table:table-cell>
          <table:table-cell/>
          <table:table-cell table:formula="of:=MAX([.B39];[.D39];[.G39])-MAX([.A39];[.C39];[.E39])" office:value-type="float" office:value="1.58006000518799" calcext:value-type="float">
            <text:p>1.5800600052</text:p>
          </table:table-cell>
          <table:table-cell table:formula="of:=IF(NOT(ISBLANK([.E39]));[.I39];&quot;&quot;)" office:value-type="float" office:value="1.58006000518799" calcext:value-type="float">
            <text:p>1.5800600052</text:p>
          </table:table-cell>
          <table:table-cell table:formula="of:=IF(OR(ISBLANK([.E39]);[.I39]&lt;=0);&quot;&quot;;[.I39])" office:value-type="float" office:value="1.58006000518799" calcext:value-type="float">
            <text:p>1.58006000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6.98335" calcext:value-type="float">
            <text:p>1427748876.98335</text:p>
          </table:table-cell>
          <table:table-cell office:value-type="float" office:value="1427748878.52444" calcext:value-type="float">
            <text:p>1427748878.52444</text:p>
          </table:table-cell>
          <table:table-cell office:value-type="float" office:value="1427748878.5598" calcext:value-type="float">
            <text:p>1427748878.5598</text:p>
          </table:table-cell>
          <table:table-cell/>
          <table:table-cell table:formula="of:=MAX([.B40];[.D40];[.G40])-MAX([.A40];[.C40];[.E40])" office:value-type="float" office:value="1.57644987106323" calcext:value-type="float">
            <text:p>1.5764498711</text:p>
          </table:table-cell>
          <table:table-cell table:formula="of:=IF(NOT(ISBLANK([.E40]));[.I40];&quot;&quot;)" office:value-type="float" office:value="1.57644987106323" calcext:value-type="float">
            <text:p>1.5764498711</text:p>
          </table:table-cell>
          <table:table-cell table:formula="of:=IF(OR(ISBLANK([.E40]);[.I40]&lt;=0);&quot;&quot;;[.I40])" office:value-type="float" office:value="1.57644987106323" calcext:value-type="float">
            <text:p>1.57644987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6.98386" calcext:value-type="float">
            <text:p>1427748876.98386</text:p>
          </table:table-cell>
          <table:table-cell office:value-type="float" office:value="1427748878.52466" calcext:value-type="float">
            <text:p>1427748878.52466</text:p>
          </table:table-cell>
          <table:table-cell office:value-type="float" office:value="1427748878.55961" calcext:value-type="float">
            <text:p>1427748878.55961</text:p>
          </table:table-cell>
          <table:table-cell/>
          <table:table-cell table:formula="of:=MAX([.B41];[.D41];[.G41])-MAX([.A41];[.C41];[.E41])" office:value-type="float" office:value="1.57574987411499" calcext:value-type="float">
            <text:p>1.5757498741</text:p>
          </table:table-cell>
          <table:table-cell table:formula="of:=IF(NOT(ISBLANK([.E41]));[.I41];&quot;&quot;)" office:value-type="float" office:value="1.57574987411499" calcext:value-type="float">
            <text:p>1.5757498741</text:p>
          </table:table-cell>
          <table:table-cell table:formula="of:=IF(OR(ISBLANK([.E41]);[.I41]&lt;=0);&quot;&quot;;[.I41])" office:value-type="float" office:value="1.57574987411499" calcext:value-type="float">
            <text:p>1.57574987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6.98436" calcext:value-type="float">
            <text:p>1427748876.98436</text:p>
          </table:table-cell>
          <table:table-cell office:value-type="float" office:value="1427748878.52472" calcext:value-type="float">
            <text:p>1427748878.52472</text:p>
          </table:table-cell>
          <table:table-cell office:value-type="float" office:value="1427748878.55966" calcext:value-type="float">
            <text:p>1427748878.55966</text:p>
          </table:table-cell>
          <table:table-cell/>
          <table:table-cell table:formula="of:=MAX([.B42];[.D42];[.G42])-MAX([.A42];[.C42];[.E42])" office:value-type="float" office:value="1.57529997825623" calcext:value-type="float">
            <text:p>1.5752999783</text:p>
          </table:table-cell>
          <table:table-cell table:formula="of:=IF(NOT(ISBLANK([.E42]));[.I42];&quot;&quot;)" office:value-type="float" office:value="1.57529997825623" calcext:value-type="float">
            <text:p>1.5752999783</text:p>
          </table:table-cell>
          <table:table-cell table:formula="of:=IF(OR(ISBLANK([.E42]);[.I42]&lt;=0);&quot;&quot;;[.I42])" office:value-type="float" office:value="1.57529997825623" calcext:value-type="float">
            <text:p>1.57529997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6.98486" calcext:value-type="float">
            <text:p>1427748876.98486</text:p>
          </table:table-cell>
          <table:table-cell office:value-type="float" office:value="1427748878.52461" calcext:value-type="float">
            <text:p>1427748878.52461</text:p>
          </table:table-cell>
          <table:table-cell office:value-type="float" office:value="1427748878.5596" calcext:value-type="float">
            <text:p>1427748878.5596</text:p>
          </table:table-cell>
          <table:table-cell/>
          <table:table-cell table:formula="of:=MAX([.B43];[.D43];[.G43])-MAX([.A43];[.C43];[.E43])" office:value-type="float" office:value="1.5747401714325" calcext:value-type="float">
            <text:p>1.5747401714</text:p>
          </table:table-cell>
          <table:table-cell table:formula="of:=IF(NOT(ISBLANK([.E43]));[.I43];&quot;&quot;)" office:value-type="float" office:value="1.5747401714325" calcext:value-type="float">
            <text:p>1.5747401714</text:p>
          </table:table-cell>
          <table:table-cell table:formula="of:=IF(OR(ISBLANK([.E43]);[.I43]&lt;=0);&quot;&quot;;[.I43])" office:value-type="float" office:value="1.5747401714325" calcext:value-type="float">
            <text:p>1.57474017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6.98536" calcext:value-type="float">
            <text:p>1427748876.98536</text:p>
          </table:table-cell>
          <table:table-cell office:value-type="float" office:value="1427748878.5245" calcext:value-type="float">
            <text:p>1427748878.5245</text:p>
          </table:table-cell>
          <table:table-cell office:value-type="float" office:value="1427748878.55949" calcext:value-type="float">
            <text:p>1427748878.55949</text:p>
          </table:table-cell>
          <table:table-cell/>
          <table:table-cell table:formula="of:=MAX([.B44];[.D44];[.G44])-MAX([.A44];[.C44];[.E44])" office:value-type="float" office:value="1.57413005828857" calcext:value-type="float">
            <text:p>1.5741300583</text:p>
          </table:table-cell>
          <table:table-cell table:formula="of:=IF(NOT(ISBLANK([.E44]));[.I44];&quot;&quot;)" office:value-type="float" office:value="1.57413005828857" calcext:value-type="float">
            <text:p>1.5741300583</text:p>
          </table:table-cell>
          <table:table-cell table:formula="of:=IF(OR(ISBLANK([.E44]);[.I44]&lt;=0);&quot;&quot;;[.I44])" office:value-type="float" office:value="1.57413005828857" calcext:value-type="float">
            <text:p>1.57413005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6.98585" calcext:value-type="float">
            <text:p>1427748876.98585</text:p>
          </table:table-cell>
          <table:table-cell office:value-type="float" office:value="1427748878.52455" calcext:value-type="float">
            <text:p>1427748878.52455</text:p>
          </table:table-cell>
          <table:table-cell office:value-type="float" office:value="1427748878.55954" calcext:value-type="float">
            <text:p>1427748878.55954</text:p>
          </table:table-cell>
          <table:table-cell/>
          <table:table-cell table:formula="of:=MAX([.B45];[.D45];[.G45])-MAX([.A45];[.C45];[.E45])" office:value-type="float" office:value="1.57368993759155" calcext:value-type="float">
            <text:p>1.5736899376</text:p>
          </table:table-cell>
          <table:table-cell table:formula="of:=IF(NOT(ISBLANK([.E45]));[.I45];&quot;&quot;)" office:value-type="float" office:value="1.57368993759155" calcext:value-type="float">
            <text:p>1.5736899376</text:p>
          </table:table-cell>
          <table:table-cell table:formula="of:=IF(OR(ISBLANK([.E45]);[.I45]&lt;=0);&quot;&quot;;[.I45])" office:value-type="float" office:value="1.57368993759155" calcext:value-type="float">
            <text:p>1.57368993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6.98635" calcext:value-type="float">
            <text:p>1427748876.98635</text:p>
          </table:table-cell>
          <table:table-cell office:value-type="float" office:value="1427748878.52423" calcext:value-type="float">
            <text:p>1427748878.52423</text:p>
          </table:table-cell>
          <table:table-cell office:value-type="float" office:value="1427748878.55955" calcext:value-type="float">
            <text:p>1427748878.55955</text:p>
          </table:table-cell>
          <table:table-cell/>
          <table:table-cell table:formula="of:=MAX([.B46];[.D46];[.G46])-MAX([.A46];[.C46];[.E46])" office:value-type="float" office:value="1.5731999874115" calcext:value-type="float">
            <text:p>1.5731999874</text:p>
          </table:table-cell>
          <table:table-cell table:formula="of:=IF(NOT(ISBLANK([.E46]));[.I46];&quot;&quot;)" office:value-type="float" office:value="1.5731999874115" calcext:value-type="float">
            <text:p>1.5731999874</text:p>
          </table:table-cell>
          <table:table-cell table:formula="of:=IF(OR(ISBLANK([.E46]);[.I46]&lt;=0);&quot;&quot;;[.I46])" office:value-type="float" office:value="1.5731999874115" calcext:value-type="float">
            <text:p>1.57319998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78.63866" calcext:value-type="float">
            <text:p>1427748878.63866</text:p>
          </table:table-cell>
          <table:table-cell office:value-type="float" office:value="1427748880.32152" calcext:value-type="float">
            <text:p>1427748880.32152</text:p>
          </table:table-cell>
          <table:table-cell table:number-columns-repeated="4"/>
          <table:table-cell table:formula="of:=MAX([.B47];[.D47];[.G47])-MAX([.A47];[.C47];[.E47])" office:value-type="float" office:value="1.6828601360321" calcext:value-type="float">
            <text:p>1.682860136</text:p>
          </table:table-cell>
          <table:table-cell table:formula="of:=IF(NOT(ISBLANK([.E47]));[.I47];&quot;&quot;)">
            <text:p/>
          </table:table-cell>
          <table:table-cell table:formula="of:=IF(OR(ISBLANK([.E47]);[.I47]&lt;=0);&quot;&quot;;[.I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8.63867" calcext:value-type="float">
            <text:p>1427748878.63867</text:p>
          </table:table-cell>
          <table:table-cell office:value-type="float" office:value="1427748880.19405" calcext:value-type="float">
            <text:p>1427748880.19405</text:p>
          </table:table-cell>
          <table:table-cell office:value-type="float" office:value="1427748880.23312" calcext:value-type="float">
            <text:p>1427748880.23312</text:p>
          </table:table-cell>
          <table:table-cell/>
          <table:table-cell table:formula="of:=MAX([.B48];[.D48];[.G48])-MAX([.A48];[.C48];[.E48])" office:value-type="float" office:value="1.59444999694824" calcext:value-type="float">
            <text:p>1.5944499969</text:p>
          </table:table-cell>
          <table:table-cell table:formula="of:=IF(NOT(ISBLANK([.E48]));[.I48];&quot;&quot;)" office:value-type="float" office:value="1.59444999694824" calcext:value-type="float">
            <text:p>1.5944499969</text:p>
          </table:table-cell>
          <table:table-cell table:formula="of:=IF(OR(ISBLANK([.E48]);[.I48]&lt;=0);&quot;&quot;;[.I48])" office:value-type="float" office:value="1.59444999694824" calcext:value-type="float">
            <text:p>1.59444999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8.64011" calcext:value-type="float">
            <text:p>1427748878.64011</text:p>
          </table:table-cell>
          <table:table-cell office:value-type="float" office:value="1427748880.19457" calcext:value-type="float">
            <text:p>1427748880.19457</text:p>
          </table:table-cell>
          <table:table-cell office:value-type="float" office:value="1427748880.23536" calcext:value-type="float">
            <text:p>1427748880.23536</text:p>
          </table:table-cell>
          <table:table-cell/>
          <table:table-cell table:formula="of:=MAX([.B49];[.D49];[.G49])-MAX([.A49];[.C49];[.E49])" office:value-type="float" office:value="1.59524989128113" calcext:value-type="float">
            <text:p>1.5952498913</text:p>
          </table:table-cell>
          <table:table-cell table:formula="of:=IF(NOT(ISBLANK([.E49]));[.I49];&quot;&quot;)" office:value-type="float" office:value="1.59524989128113" calcext:value-type="float">
            <text:p>1.5952498913</text:p>
          </table:table-cell>
          <table:table-cell table:formula="of:=IF(OR(ISBLANK([.E49]);[.I49]&lt;=0);&quot;&quot;;[.I49])" office:value-type="float" office:value="1.59524989128113" calcext:value-type="float">
            <text:p>1.59524989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8.64251" calcext:value-type="float">
            <text:p>1427748878.64251</text:p>
          </table:table-cell>
          <table:table-cell office:value-type="float" office:value="1427748880.19429" calcext:value-type="float">
            <text:p>1427748880.19429</text:p>
          </table:table-cell>
          <table:table-cell office:value-type="float" office:value="1427748880.23314" calcext:value-type="float">
            <text:p>1427748880.23314</text:p>
          </table:table-cell>
          <table:table-cell/>
          <table:table-cell table:formula="of:=MAX([.B50];[.D50];[.G50])-MAX([.A50];[.C50];[.E50])" office:value-type="float" office:value="1.59063005447388" calcext:value-type="float">
            <text:p>1.5906300545</text:p>
          </table:table-cell>
          <table:table-cell table:formula="of:=IF(NOT(ISBLANK([.E50]));[.I50];&quot;&quot;)" office:value-type="float" office:value="1.59063005447388" calcext:value-type="float">
            <text:p>1.5906300545</text:p>
          </table:table-cell>
          <table:table-cell table:formula="of:=IF(OR(ISBLANK([.E50]);[.I50]&lt;=0);&quot;&quot;;[.I50])" office:value-type="float" office:value="1.59063005447388" calcext:value-type="float">
            <text:p>1.59063005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8.64362" calcext:value-type="float">
            <text:p>1427748878.64362</text:p>
          </table:table-cell>
          <table:table-cell office:value-type="float" office:value="1427748880.28579" calcext:value-type="float">
            <text:p>1427748880.28579</text:p>
          </table:table-cell>
          <table:table-cell office:value-type="float" office:value="1427748880.32152" calcext:value-type="float">
            <text:p>1427748880.32152</text:p>
          </table:table-cell>
          <table:table-cell/>
          <table:table-cell table:formula="of:=MAX([.B51];[.D51];[.G51])-MAX([.A51];[.C51];[.E51])" office:value-type="float" office:value="1.67790007591248" calcext:value-type="float">
            <text:p>1.6779000759</text:p>
          </table:table-cell>
          <table:table-cell table:formula="of:=IF(NOT(ISBLANK([.E51]));[.I51];&quot;&quot;)" office:value-type="float" office:value="1.67790007591248" calcext:value-type="float">
            <text:p>1.6779000759</text:p>
          </table:table-cell>
          <table:table-cell table:formula="of:=IF(OR(ISBLANK([.E51]);[.I51]&lt;=0);&quot;&quot;;[.I51])" office:value-type="float" office:value="1.67790007591248" calcext:value-type="float">
            <text:p>1.67790007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8.64411" calcext:value-type="float">
            <text:p>1427748878.64411</text:p>
          </table:table-cell>
          <table:table-cell office:value-type="float" office:value="1427748880.19419" calcext:value-type="float">
            <text:p>1427748880.19419</text:p>
          </table:table-cell>
          <table:table-cell office:value-type="float" office:value="1427748880.23158" calcext:value-type="float">
            <text:p>1427748880.23158</text:p>
          </table:table-cell>
          <table:table-cell/>
          <table:table-cell table:formula="of:=MAX([.B52];[.D52];[.G52])-MAX([.A52];[.C52];[.E52])" office:value-type="float" office:value="1.58747005462646" calcext:value-type="float">
            <text:p>1.5874700546</text:p>
          </table:table-cell>
          <table:table-cell table:formula="of:=IF(NOT(ISBLANK([.E52]));[.I52];&quot;&quot;)" office:value-type="float" office:value="1.58747005462646" calcext:value-type="float">
            <text:p>1.5874700546</text:p>
          </table:table-cell>
          <table:table-cell table:formula="of:=IF(OR(ISBLANK([.E52]);[.I52]&lt;=0);&quot;&quot;;[.I52])" office:value-type="float" office:value="1.58747005462646" calcext:value-type="float">
            <text:p>1.58747005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8.64458" calcext:value-type="float">
            <text:p>1427748878.64458</text:p>
          </table:table-cell>
          <table:table-cell office:value-type="float" office:value="1427748880.19448" calcext:value-type="float">
            <text:p>1427748880.19448</text:p>
          </table:table-cell>
          <table:table-cell office:value-type="float" office:value="1427748880.23546" calcext:value-type="float">
            <text:p>1427748880.23546</text:p>
          </table:table-cell>
          <table:table-cell/>
          <table:table-cell table:formula="of:=MAX([.B53];[.D53];[.G53])-MAX([.A53];[.C53];[.E53])" office:value-type="float" office:value="1.59088015556335" calcext:value-type="float">
            <text:p>1.5908801556</text:p>
          </table:table-cell>
          <table:table-cell table:formula="of:=IF(NOT(ISBLANK([.E53]));[.I53];&quot;&quot;)" office:value-type="float" office:value="1.59088015556335" calcext:value-type="float">
            <text:p>1.5908801556</text:p>
          </table:table-cell>
          <table:table-cell table:formula="of:=IF(OR(ISBLANK([.E53]);[.I53]&lt;=0);&quot;&quot;;[.I53])" office:value-type="float" office:value="1.59088015556335" calcext:value-type="float">
            <text:p>1.59088015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8.64507" calcext:value-type="float">
            <text:p>1427748878.64507</text:p>
          </table:table-cell>
          <table:table-cell office:value-type="float" office:value="1427748880.19566" calcext:value-type="float">
            <text:p>1427748880.19566</text:p>
          </table:table-cell>
          <table:table-cell office:value-type="float" office:value="1427748880.23557" calcext:value-type="float">
            <text:p>1427748880.23557</text:p>
          </table:table-cell>
          <table:table-cell/>
          <table:table-cell table:formula="of:=MAX([.B54];[.D54];[.G54])-MAX([.A54];[.C54];[.E54])" office:value-type="float" office:value="1.59049987792969" calcext:value-type="float">
            <text:p>1.5904998779</text:p>
          </table:table-cell>
          <table:table-cell table:formula="of:=IF(NOT(ISBLANK([.E54]));[.I54];&quot;&quot;)" office:value-type="float" office:value="1.59049987792969" calcext:value-type="float">
            <text:p>1.5904998779</text:p>
          </table:table-cell>
          <table:table-cell table:formula="of:=IF(OR(ISBLANK([.E54]);[.I54]&lt;=0);&quot;&quot;;[.I54])" office:value-type="float" office:value="1.59049987792969" calcext:value-type="float">
            <text:p>1.59049987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8.64559" calcext:value-type="float">
            <text:p>1427748878.64559</text:p>
          </table:table-cell>
          <table:table-cell office:value-type="float" office:value="1427748880.19439" calcext:value-type="float">
            <text:p>1427748880.19439</text:p>
          </table:table-cell>
          <table:table-cell office:value-type="float" office:value="1427748880.23159" calcext:value-type="float">
            <text:p>1427748880.23159</text:p>
          </table:table-cell>
          <table:table-cell/>
          <table:table-cell table:formula="of:=MAX([.B55];[.D55];[.G55])-MAX([.A55];[.C55];[.E55])" office:value-type="float" office:value="1.58599996566772" calcext:value-type="float">
            <text:p>1.5859999657</text:p>
          </table:table-cell>
          <table:table-cell table:formula="of:=IF(NOT(ISBLANK([.E55]));[.I55];&quot;&quot;)" office:value-type="float" office:value="1.58599996566772" calcext:value-type="float">
            <text:p>1.5859999657</text:p>
          </table:table-cell>
          <table:table-cell table:formula="of:=IF(OR(ISBLANK([.E55]);[.I55]&lt;=0);&quot;&quot;;[.I55])" office:value-type="float" office:value="1.58599996566772" calcext:value-type="float">
            <text:p>1.58599996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8.64608" calcext:value-type="float">
            <text:p>1427748878.64608</text:p>
          </table:table-cell>
          <table:table-cell office:value-type="float" office:value="1427748880.19411" calcext:value-type="float">
            <text:p>1427748880.19411</text:p>
          </table:table-cell>
          <table:table-cell office:value-type="float" office:value="1427748880.23313" calcext:value-type="float">
            <text:p>1427748880.23313</text:p>
          </table:table-cell>
          <table:table-cell/>
          <table:table-cell table:formula="of:=MAX([.B56];[.D56];[.G56])-MAX([.A56];[.C56];[.E56])" office:value-type="float" office:value="1.58704996109009" calcext:value-type="float">
            <text:p>1.5870499611</text:p>
          </table:table-cell>
          <table:table-cell table:formula="of:=IF(NOT(ISBLANK([.E56]));[.I56];&quot;&quot;)" office:value-type="float" office:value="1.58704996109009" calcext:value-type="float">
            <text:p>1.5870499611</text:p>
          </table:table-cell>
          <table:table-cell table:formula="of:=IF(OR(ISBLANK([.E56]);[.I56]&lt;=0);&quot;&quot;;[.I56])" office:value-type="float" office:value="1.58704996109009" calcext:value-type="float">
            <text:p>1.58704996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78.64656" calcext:value-type="float">
            <text:p>1427748878.64656</text:p>
          </table:table-cell>
          <table:table-cell office:value-type="float" office:value="1427748880.19466" calcext:value-type="float">
            <text:p>1427748880.19466</text:p>
          </table:table-cell>
          <table:table-cell office:value-type="float" office:value="1427748880.23552" calcext:value-type="float">
            <text:p>1427748880.23552</text:p>
          </table:table-cell>
          <table:table-cell/>
          <table:table-cell table:formula="of:=MAX([.B57];[.D57];[.G57])-MAX([.A57];[.C57];[.E57])" office:value-type="float" office:value="1.58895993232727" calcext:value-type="float">
            <text:p>1.5889599323</text:p>
          </table:table-cell>
          <table:table-cell table:formula="of:=IF(NOT(ISBLANK([.E57]));[.I57];&quot;&quot;)" office:value-type="float" office:value="1.58895993232727" calcext:value-type="float">
            <text:p>1.5889599323</text:p>
          </table:table-cell>
          <table:table-cell table:formula="of:=IF(OR(ISBLANK([.E57]);[.I57]&lt;=0);&quot;&quot;;[.I57])" office:value-type="float" office:value="1.58895993232727" calcext:value-type="float">
            <text:p>1.58895993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80.32153" calcext:value-type="float">
            <text:p>1427748880.32153</text:p>
          </table:table-cell>
          <table:table-cell office:value-type="float" office:value="1427748881.48257" calcext:value-type="float">
            <text:p>1427748881.48257</text:p>
          </table:table-cell>
          <table:table-cell table:number-columns-repeated="4"/>
          <table:table-cell table:formula="of:=MAX([.B58];[.D58];[.G58])-MAX([.A58];[.C58];[.E58])" office:value-type="float" office:value="1.16103982925415" calcext:value-type="float">
            <text:p>1.1610398293</text:p>
          </table:table-cell>
          <table:table-cell table:formula="of:=IF(NOT(ISBLANK([.E58]));[.I58];&quot;&quot;)">
            <text:p/>
          </table:table-cell>
          <table:table-cell table:formula="of:=IF(OR(ISBLANK([.E58]);[.I58]&lt;=0);&quot;&quot;;[.I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0.32153" calcext:value-type="float">
            <text:p>1427748880.32153</text:p>
          </table:table-cell>
          <table:table-cell office:value-type="float" office:value="1427748881.36788" calcext:value-type="float">
            <text:p>1427748881.36788</text:p>
          </table:table-cell>
          <table:table-cell office:value-type="float" office:value="1427748881.40363" calcext:value-type="float">
            <text:p>1427748881.40363</text:p>
          </table:table-cell>
          <table:table-cell/>
          <table:table-cell table:formula="of:=MAX([.B59];[.D59];[.G59])-MAX([.A59];[.C59];[.E59])" office:value-type="float" office:value="1.08209991455078" calcext:value-type="float">
            <text:p>1.0820999146</text:p>
          </table:table-cell>
          <table:table-cell table:formula="of:=IF(NOT(ISBLANK([.E59]));[.I59];&quot;&quot;)" office:value-type="float" office:value="1.08209991455078" calcext:value-type="float">
            <text:p>1.0820999146</text:p>
          </table:table-cell>
          <table:table-cell table:formula="of:=IF(OR(ISBLANK([.E59]);[.I59]&lt;=0);&quot;&quot;;[.I59])" office:value-type="float" office:value="1.08209991455078" calcext:value-type="float">
            <text:p>1.08209991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0.32207" calcext:value-type="float">
            <text:p>1427748880.32207</text:p>
          </table:table-cell>
          <table:table-cell office:value-type="float" office:value="1427748881.36799" calcext:value-type="float">
            <text:p>1427748881.36799</text:p>
          </table:table-cell>
          <table:table-cell office:value-type="float" office:value="1427748881.40367" calcext:value-type="float">
            <text:p>1427748881.40367</text:p>
          </table:table-cell>
          <table:table-cell/>
          <table:table-cell table:formula="of:=MAX([.B60];[.D60];[.G60])-MAX([.A60];[.C60];[.E60])" office:value-type="float" office:value="1.08160018920898" calcext:value-type="float">
            <text:p>1.0816001892</text:p>
          </table:table-cell>
          <table:table-cell table:formula="of:=IF(NOT(ISBLANK([.E60]));[.I60];&quot;&quot;)" office:value-type="float" office:value="1.08160018920898" calcext:value-type="float">
            <text:p>1.0816001892</text:p>
          </table:table-cell>
          <table:table-cell table:formula="of:=IF(OR(ISBLANK([.E60]);[.I60]&lt;=0);&quot;&quot;;[.I60])" office:value-type="float" office:value="1.08160018920898" calcext:value-type="float">
            <text:p>1.08160018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0.32258" calcext:value-type="float">
            <text:p>1427748880.32258</text:p>
          </table:table-cell>
          <table:table-cell office:value-type="float" office:value="1427748881.36794" calcext:value-type="float">
            <text:p>1427748881.36794</text:p>
          </table:table-cell>
          <table:table-cell office:value-type="float" office:value="1427748881.39947" calcext:value-type="float">
            <text:p>1427748881.39947</text:p>
          </table:table-cell>
          <table:table-cell/>
          <table:table-cell table:formula="of:=MAX([.B61];[.D61];[.G61])-MAX([.A61];[.C61];[.E61])" office:value-type="float" office:value="1.07688999176025" calcext:value-type="float">
            <text:p>1.0768899918</text:p>
          </table:table-cell>
          <table:table-cell table:formula="of:=IF(NOT(ISBLANK([.E61]));[.I61];&quot;&quot;)" office:value-type="float" office:value="1.07688999176025" calcext:value-type="float">
            <text:p>1.0768899918</text:p>
          </table:table-cell>
          <table:table-cell table:formula="of:=IF(OR(ISBLANK([.E61]);[.I61]&lt;=0);&quot;&quot;;[.I61])" office:value-type="float" office:value="1.07688999176025" calcext:value-type="float">
            <text:p>1.07688999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0.32326" calcext:value-type="float">
            <text:p>1427748880.32326</text:p>
          </table:table-cell>
          <table:table-cell office:value-type="float" office:value="1427748881.3683" calcext:value-type="float">
            <text:p>1427748881.3683</text:p>
          </table:table-cell>
          <table:table-cell office:value-type="float" office:value="1427748881.4037" calcext:value-type="float">
            <text:p>1427748881.4037</text:p>
          </table:table-cell>
          <table:table-cell/>
          <table:table-cell table:formula="of:=MAX([.B62];[.D62];[.G62])-MAX([.A62];[.C62];[.E62])" office:value-type="float" office:value="1.08044004440308" calcext:value-type="float">
            <text:p>1.0804400444</text:p>
          </table:table-cell>
          <table:table-cell table:formula="of:=IF(NOT(ISBLANK([.E62]));[.I62];&quot;&quot;)" office:value-type="float" office:value="1.08044004440308" calcext:value-type="float">
            <text:p>1.0804400444</text:p>
          </table:table-cell>
          <table:table-cell table:formula="of:=IF(OR(ISBLANK([.E62]);[.I62]&lt;=0);&quot;&quot;;[.I62])" office:value-type="float" office:value="1.08044004440308" calcext:value-type="float">
            <text:p>1.08044004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0.32375" calcext:value-type="float">
            <text:p>1427748880.32375</text:p>
          </table:table-cell>
          <table:table-cell office:value-type="float" office:value="1427748881.45128" calcext:value-type="float">
            <text:p>1427748881.45128</text:p>
          </table:table-cell>
          <table:table-cell office:value-type="float" office:value="1427748881.48257" calcext:value-type="float">
            <text:p>1427748881.48257</text:p>
          </table:table-cell>
          <table:table-cell/>
          <table:table-cell table:formula="of:=MAX([.B63];[.D63];[.G63])-MAX([.A63];[.C63];[.E63])" office:value-type="float" office:value="1.15881991386414" calcext:value-type="float">
            <text:p>1.1588199139</text:p>
          </table:table-cell>
          <table:table-cell table:formula="of:=IF(NOT(ISBLANK([.E63]));[.I63];&quot;&quot;)" office:value-type="float" office:value="1.15881991386414" calcext:value-type="float">
            <text:p>1.1588199139</text:p>
          </table:table-cell>
          <table:table-cell table:formula="of:=IF(OR(ISBLANK([.E63]);[.I63]&lt;=0);&quot;&quot;;[.I63])" office:value-type="float" office:value="1.15881991386414" calcext:value-type="float">
            <text:p>1.15881991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0.32433" calcext:value-type="float">
            <text:p>1427748880.32433</text:p>
          </table:table-cell>
          <table:table-cell office:value-type="float" office:value="1427748881.36819" calcext:value-type="float">
            <text:p>1427748881.36819</text:p>
          </table:table-cell>
          <table:table-cell office:value-type="float" office:value="1427748881.405" calcext:value-type="float">
            <text:p>1427748881.405</text:p>
          </table:table-cell>
          <table:table-cell/>
          <table:table-cell table:formula="of:=MAX([.B64];[.D64];[.G64])-MAX([.A64];[.C64];[.E64])" office:value-type="float" office:value="1.08066987991333" calcext:value-type="float">
            <text:p>1.0806698799</text:p>
          </table:table-cell>
          <table:table-cell table:formula="of:=IF(NOT(ISBLANK([.E64]));[.I64];&quot;&quot;)" office:value-type="float" office:value="1.08066987991333" calcext:value-type="float">
            <text:p>1.0806698799</text:p>
          </table:table-cell>
          <table:table-cell table:formula="of:=IF(OR(ISBLANK([.E64]);[.I64]&lt;=0);&quot;&quot;;[.I64])" office:value-type="float" office:value="1.08066987991333" calcext:value-type="float">
            <text:p>1.08066987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0.32494" calcext:value-type="float">
            <text:p>1427748880.32494</text:p>
          </table:table-cell>
          <table:table-cell office:value-type="float" office:value="1427748881.36824" calcext:value-type="float">
            <text:p>1427748881.36824</text:p>
          </table:table-cell>
          <table:table-cell office:value-type="float" office:value="1427748881.40358" calcext:value-type="float">
            <text:p>1427748881.40358</text:p>
          </table:table-cell>
          <table:table-cell/>
          <table:table-cell table:formula="of:=MAX([.B65];[.D65];[.G65])-MAX([.A65];[.C65];[.E65])" office:value-type="float" office:value="1.07863998413086" calcext:value-type="float">
            <text:p>1.0786399841</text:p>
          </table:table-cell>
          <table:table-cell table:formula="of:=IF(NOT(ISBLANK([.E65]));[.I65];&quot;&quot;)" office:value-type="float" office:value="1.07863998413086" calcext:value-type="float">
            <text:p>1.0786399841</text:p>
          </table:table-cell>
          <table:table-cell table:formula="of:=IF(OR(ISBLANK([.E65]);[.I65]&lt;=0);&quot;&quot;;[.I65])" office:value-type="float" office:value="1.07863998413086" calcext:value-type="float">
            <text:p>1.07863998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0.32542" calcext:value-type="float">
            <text:p>1427748880.32542</text:p>
          </table:table-cell>
          <table:table-cell office:value-type="float" office:value="1427748881.36805" calcext:value-type="float">
            <text:p>1427748881.36805</text:p>
          </table:table-cell>
          <table:table-cell office:value-type="float" office:value="1427748881.40373" calcext:value-type="float">
            <text:p>1427748881.40373</text:p>
          </table:table-cell>
          <table:table-cell/>
          <table:table-cell table:formula="of:=MAX([.B66];[.D66];[.G66])-MAX([.A66];[.C66];[.E66])" office:value-type="float" office:value="1.07831001281738" calcext:value-type="float">
            <text:p>1.0783100128</text:p>
          </table:table-cell>
          <table:table-cell table:formula="of:=IF(NOT(ISBLANK([.E66]));[.I66];&quot;&quot;)" office:value-type="float" office:value="1.07831001281738" calcext:value-type="float">
            <text:p>1.0783100128</text:p>
          </table:table-cell>
          <table:table-cell table:formula="of:=IF(OR(ISBLANK([.E66]);[.I66]&lt;=0);&quot;&quot;;[.I66])" office:value-type="float" office:value="1.07831001281738" calcext:value-type="float">
            <text:p>1.07831001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0.326" calcext:value-type="float">
            <text:p>1427748880.326</text:p>
          </table:table-cell>
          <table:table-cell office:value-type="float" office:value="1427748881.12335" calcext:value-type="float">
            <text:p>1427748881.12335</text:p>
          </table:table-cell>
          <table:table-cell office:value-type="float" office:value="1427748881.36814" calcext:value-type="float">
            <text:p>1427748881.36814</text:p>
          </table:table-cell>
          <table:table-cell/>
          <table:table-cell table:formula="of:=MAX([.B67];[.D67];[.G67])-MAX([.A67];[.C67];[.E67])" office:value-type="float" office:value="1.04214000701904" calcext:value-type="float">
            <text:p>1.042140007</text:p>
          </table:table-cell>
          <table:table-cell table:formula="of:=IF(NOT(ISBLANK([.E67]));[.I67];&quot;&quot;)" office:value-type="float" office:value="1.04214000701904" calcext:value-type="float">
            <text:p>1.042140007</text:p>
          </table:table-cell>
          <table:table-cell table:formula="of:=IF(OR(ISBLANK([.E67]);[.I67]&lt;=0);&quot;&quot;;[.I67])" office:value-type="float" office:value="1.04214000701904" calcext:value-type="float">
            <text:p>1.0421400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0.32649" calcext:value-type="float">
            <text:p>1427748880.32649</text:p>
          </table:table-cell>
          <table:table-cell office:value-type="float" office:value="1427748881.3681" calcext:value-type="float">
            <text:p>1427748881.3681</text:p>
          </table:table-cell>
          <table:table-cell office:value-type="float" office:value="1427748881.40656" calcext:value-type="float">
            <text:p>1427748881.40656</text:p>
          </table:table-cell>
          <table:table-cell/>
          <table:table-cell table:formula="of:=MAX([.B68];[.D68];[.G68])-MAX([.A68];[.C68];[.E68])" office:value-type="float" office:value="1.08007001876831" calcext:value-type="float">
            <text:p>1.0800700188</text:p>
          </table:table-cell>
          <table:table-cell table:formula="of:=IF(NOT(ISBLANK([.E68]));[.I68];&quot;&quot;)" office:value-type="float" office:value="1.08007001876831" calcext:value-type="float">
            <text:p>1.0800700188</text:p>
          </table:table-cell>
          <table:table-cell table:formula="of:=IF(OR(ISBLANK([.E68]);[.I68]&lt;=0);&quot;&quot;;[.I68])" office:value-type="float" office:value="1.08007001876831" calcext:value-type="float">
            <text:p>1.08007001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81.48258" calcext:value-type="float">
            <text:p>1427748881.48258</text:p>
          </table:table-cell>
          <table:table-cell office:value-type="float" office:value="1427748882.82353" calcext:value-type="float">
            <text:p>1427748882.82353</text:p>
          </table:table-cell>
          <table:table-cell table:number-columns-repeated="4"/>
          <table:table-cell table:formula="of:=MAX([.B69];[.D69];[.G69])-MAX([.A69];[.C69];[.E69])" office:value-type="float" office:value="1.34095001220703" calcext:value-type="float">
            <text:p>1.3409500122</text:p>
          </table:table-cell>
          <table:table-cell table:formula="of:=IF(NOT(ISBLANK([.E69]));[.I69];&quot;&quot;)">
            <text:p/>
          </table:table-cell>
          <table:table-cell table:formula="of:=IF(OR(ISBLANK([.E69]);[.I69]&lt;=0);&quot;&quot;;[.I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1.48258" calcext:value-type="float">
            <text:p>1427748881.48258</text:p>
          </table:table-cell>
          <table:table-cell office:value-type="float" office:value="1427748882.69551" calcext:value-type="float">
            <text:p>1427748882.69551</text:p>
          </table:table-cell>
          <table:table-cell office:value-type="float" office:value="1427748882.73544" calcext:value-type="float">
            <text:p>1427748882.73544</text:p>
          </table:table-cell>
          <table:table-cell/>
          <table:table-cell table:formula="of:=MAX([.B70];[.D70];[.G70])-MAX([.A70];[.C70];[.E70])" office:value-type="float" office:value="1.2528600692749" calcext:value-type="float">
            <text:p>1.2528600693</text:p>
          </table:table-cell>
          <table:table-cell table:formula="of:=IF(NOT(ISBLANK([.E70]));[.I70];&quot;&quot;)" office:value-type="float" office:value="1.2528600692749" calcext:value-type="float">
            <text:p>1.2528600693</text:p>
          </table:table-cell>
          <table:table-cell table:formula="of:=IF(OR(ISBLANK([.E70]);[.I70]&lt;=0);&quot;&quot;;[.I70])" office:value-type="float" office:value="1.2528600692749" calcext:value-type="float">
            <text:p>1.25286006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1.4832" calcext:value-type="float">
            <text:p>1427748881.4832</text:p>
          </table:table-cell>
          <table:table-cell office:value-type="float" office:value="1427748882.69573" calcext:value-type="float">
            <text:p>1427748882.69573</text:p>
          </table:table-cell>
          <table:table-cell office:value-type="float" office:value="1427748882.73543" calcext:value-type="float">
            <text:p>1427748882.73543</text:p>
          </table:table-cell>
          <table:table-cell/>
          <table:table-cell table:formula="of:=MAX([.B71];[.D71];[.G71])-MAX([.A71];[.C71];[.E71])" office:value-type="float" office:value="1.25222992897034" calcext:value-type="float">
            <text:p>1.252229929</text:p>
          </table:table-cell>
          <table:table-cell table:formula="of:=IF(NOT(ISBLANK([.E71]));[.I71];&quot;&quot;)" office:value-type="float" office:value="1.25222992897034" calcext:value-type="float">
            <text:p>1.252229929</text:p>
          </table:table-cell>
          <table:table-cell table:formula="of:=IF(OR(ISBLANK([.E71]);[.I71]&lt;=0);&quot;&quot;;[.I71])" office:value-type="float" office:value="1.25222992897034" calcext:value-type="float">
            <text:p>1.2522299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1.48378" calcext:value-type="float">
            <text:p>1427748881.48378</text:p>
          </table:table-cell>
          <table:table-cell office:value-type="float" office:value="1427748882.69579" calcext:value-type="float">
            <text:p>1427748882.69579</text:p>
          </table:table-cell>
          <table:table-cell office:value-type="float" office:value="1427748882.73158" calcext:value-type="float">
            <text:p>1427748882.73158</text:p>
          </table:table-cell>
          <table:table-cell/>
          <table:table-cell table:formula="of:=MAX([.B72];[.D72];[.G72])-MAX([.A72];[.C72];[.E72])" office:value-type="float" office:value="1.24780011177063" calcext:value-type="float">
            <text:p>1.2478001118</text:p>
          </table:table-cell>
          <table:table-cell table:formula="of:=IF(NOT(ISBLANK([.E72]));[.I72];&quot;&quot;)" office:value-type="float" office:value="1.24780011177063" calcext:value-type="float">
            <text:p>1.2478001118</text:p>
          </table:table-cell>
          <table:table-cell table:formula="of:=IF(OR(ISBLANK([.E72]);[.I72]&lt;=0);&quot;&quot;;[.I72])" office:value-type="float" office:value="1.24780011177063" calcext:value-type="float">
            <text:p>1.24780011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1.48435" calcext:value-type="float">
            <text:p>1427748881.48435</text:p>
          </table:table-cell>
          <table:table-cell office:value-type="float" office:value="1427748882.69545" calcext:value-type="float">
            <text:p>1427748882.69545</text:p>
          </table:table-cell>
          <table:table-cell office:value-type="float" office:value="1427748882.73143" calcext:value-type="float">
            <text:p>1427748882.73143</text:p>
          </table:table-cell>
          <table:table-cell/>
          <table:table-cell table:formula="of:=MAX([.B73];[.D73];[.G73])-MAX([.A73];[.C73];[.E73])" office:value-type="float" office:value="1.24708008766174" calcext:value-type="float">
            <text:p>1.2470800877</text:p>
          </table:table-cell>
          <table:table-cell table:formula="of:=IF(NOT(ISBLANK([.E73]));[.I73];&quot;&quot;)" office:value-type="float" office:value="1.24708008766174" calcext:value-type="float">
            <text:p>1.2470800877</text:p>
          </table:table-cell>
          <table:table-cell table:formula="of:=IF(OR(ISBLANK([.E73]);[.I73]&lt;=0);&quot;&quot;;[.I73])" office:value-type="float" office:value="1.24708008766174" calcext:value-type="float">
            <text:p>1.24708008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1.48493" calcext:value-type="float">
            <text:p>1427748881.48493</text:p>
          </table:table-cell>
          <table:table-cell office:value-type="float" office:value="1427748882.69557" calcext:value-type="float">
            <text:p>1427748882.69557</text:p>
          </table:table-cell>
          <table:table-cell office:value-type="float" office:value="1427748882.73547" calcext:value-type="float">
            <text:p>1427748882.73547</text:p>
          </table:table-cell>
          <table:table-cell/>
          <table:table-cell table:formula="of:=MAX([.B74];[.D74];[.G74])-MAX([.A74];[.C74];[.E74])" office:value-type="float" office:value="1.25054001808167" calcext:value-type="float">
            <text:p>1.2505400181</text:p>
          </table:table-cell>
          <table:table-cell table:formula="of:=IF(NOT(ISBLANK([.E74]));[.I74];&quot;&quot;)" office:value-type="float" office:value="1.25054001808167" calcext:value-type="float">
            <text:p>1.2505400181</text:p>
          </table:table-cell>
          <table:table-cell table:formula="of:=IF(OR(ISBLANK([.E74]);[.I74]&lt;=0);&quot;&quot;;[.I74])" office:value-type="float" office:value="1.25054001808167" calcext:value-type="float">
            <text:p>1.25054001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1.4857" calcext:value-type="float">
            <text:p>1427748881.4857</text:p>
          </table:table-cell>
          <table:table-cell office:value-type="float" office:value="1427748882.69562" calcext:value-type="float">
            <text:p>1427748882.69562</text:p>
          </table:table-cell>
          <table:table-cell office:value-type="float" office:value="1427748882.73214" calcext:value-type="float">
            <text:p>1427748882.73214</text:p>
          </table:table-cell>
          <table:table-cell/>
          <table:table-cell table:formula="of:=MAX([.B75];[.D75];[.G75])-MAX([.A75];[.C75];[.E75])" office:value-type="float" office:value="1.24644017219543" calcext:value-type="float">
            <text:p>1.2464401722</text:p>
          </table:table-cell>
          <table:table-cell table:formula="of:=IF(NOT(ISBLANK([.E75]));[.I75];&quot;&quot;)" office:value-type="float" office:value="1.24644017219543" calcext:value-type="float">
            <text:p>1.2464401722</text:p>
          </table:table-cell>
          <table:table-cell table:formula="of:=IF(OR(ISBLANK([.E75]);[.I75]&lt;=0);&quot;&quot;;[.I75])" office:value-type="float" office:value="1.24644017219543" calcext:value-type="float">
            <text:p>1.24644017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1.48627" calcext:value-type="float">
            <text:p>1427748881.48627</text:p>
          </table:table-cell>
          <table:table-cell office:value-type="float" office:value="1427748882.69568" calcext:value-type="float">
            <text:p>1427748882.69568</text:p>
          </table:table-cell>
          <table:table-cell office:value-type="float" office:value="1427748882.73539" calcext:value-type="float">
            <text:p>1427748882.73539</text:p>
          </table:table-cell>
          <table:table-cell/>
          <table:table-cell table:formula="of:=MAX([.B76];[.D76];[.G76])-MAX([.A76];[.C76];[.E76])" office:value-type="float" office:value="1.24911999702454" calcext:value-type="float">
            <text:p>1.249119997</text:p>
          </table:table-cell>
          <table:table-cell table:formula="of:=IF(NOT(ISBLANK([.E76]));[.I76];&quot;&quot;)" office:value-type="float" office:value="1.24911999702454" calcext:value-type="float">
            <text:p>1.249119997</text:p>
          </table:table-cell>
          <table:table-cell table:formula="of:=IF(OR(ISBLANK([.E76]);[.I76]&lt;=0);&quot;&quot;;[.I76])" office:value-type="float" office:value="1.24911999702454" calcext:value-type="float">
            <text:p>1.2491199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1.48683" calcext:value-type="float">
            <text:p>1427748881.48683</text:p>
          </table:table-cell>
          <table:table-cell office:value-type="float" office:value="1427748882.69584" calcext:value-type="float">
            <text:p>1427748882.69584</text:p>
          </table:table-cell>
          <table:table-cell office:value-type="float" office:value="1427748882.73544" calcext:value-type="float">
            <text:p>1427748882.73544</text:p>
          </table:table-cell>
          <table:table-cell/>
          <table:table-cell table:formula="of:=MAX([.B77];[.D77];[.G77])-MAX([.A77];[.C77];[.E77])" office:value-type="float" office:value="1.24861001968384" calcext:value-type="float">
            <text:p>1.2486100197</text:p>
          </table:table-cell>
          <table:table-cell table:formula="of:=IF(NOT(ISBLANK([.E77]));[.I77];&quot;&quot;)" office:value-type="float" office:value="1.24861001968384" calcext:value-type="float">
            <text:p>1.2486100197</text:p>
          </table:table-cell>
          <table:table-cell table:formula="of:=IF(OR(ISBLANK([.E77]);[.I77]&lt;=0);&quot;&quot;;[.I77])" office:value-type="float" office:value="1.24861001968384" calcext:value-type="float">
            <text:p>1.24861001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1.48742" calcext:value-type="float">
            <text:p>1427748881.48742</text:p>
          </table:table-cell>
          <table:table-cell office:value-type="float" office:value="1427748882.6959" calcext:value-type="float">
            <text:p>1427748882.6959</text:p>
          </table:table-cell>
          <table:table-cell office:value-type="float" office:value="1427748882.72762" calcext:value-type="float">
            <text:p>1427748882.72762</text:p>
          </table:table-cell>
          <table:table-cell/>
          <table:table-cell table:formula="of:=MAX([.B78];[.D78];[.G78])-MAX([.A78];[.C78];[.E78])" office:value-type="float" office:value="1.24019980430603" calcext:value-type="float">
            <text:p>1.2401998043</text:p>
          </table:table-cell>
          <table:table-cell table:formula="of:=IF(NOT(ISBLANK([.E78]));[.I78];&quot;&quot;)" office:value-type="float" office:value="1.24019980430603" calcext:value-type="float">
            <text:p>1.2401998043</text:p>
          </table:table-cell>
          <table:table-cell table:formula="of:=IF(OR(ISBLANK([.E78]);[.I78]&lt;=0);&quot;&quot;;[.I78])" office:value-type="float" office:value="1.24019980430603" calcext:value-type="float">
            <text:p>1.24019980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1.48792" calcext:value-type="float">
            <text:p>1427748881.48792</text:p>
          </table:table-cell>
          <table:table-cell office:value-type="float" office:value="1427748882.78895" calcext:value-type="float">
            <text:p>1427748882.78895</text:p>
          </table:table-cell>
          <table:table-cell office:value-type="float" office:value="1427748882.82352" calcext:value-type="float">
            <text:p>1427748882.82352</text:p>
          </table:table-cell>
          <table:table-cell/>
          <table:table-cell table:formula="of:=MAX([.B79];[.D79];[.G79])-MAX([.A79];[.C79];[.E79])" office:value-type="float" office:value="1.33559989929199" calcext:value-type="float">
            <text:p>1.3355998993</text:p>
          </table:table-cell>
          <table:table-cell table:formula="of:=IF(NOT(ISBLANK([.E79]));[.I79];&quot;&quot;)" office:value-type="float" office:value="1.33559989929199" calcext:value-type="float">
            <text:p>1.3355998993</text:p>
          </table:table-cell>
          <table:table-cell table:formula="of:=IF(OR(ISBLANK([.E79]);[.I79]&lt;=0);&quot;&quot;;[.I79])" office:value-type="float" office:value="1.33559989929199" calcext:value-type="float">
            <text:p>1.33559989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82.82354" calcext:value-type="float">
            <text:p>1427748882.82354</text:p>
          </table:table-cell>
          <table:table-cell office:value-type="float" office:value="1427748884.32105" calcext:value-type="float">
            <text:p>1427748884.32105</text:p>
          </table:table-cell>
          <table:table-cell table:number-columns-repeated="4"/>
          <table:table-cell table:formula="of:=MAX([.B80];[.D80];[.G80])-MAX([.A80];[.C80];[.E80])" office:value-type="float" office:value="1.49750995635986" calcext:value-type="float">
            <text:p>1.4975099564</text:p>
          </table:table-cell>
          <table:table-cell table:formula="of:=IF(NOT(ISBLANK([.E80]));[.I80];&quot;&quot;)">
            <text:p/>
          </table:table-cell>
          <table:table-cell table:formula="of:=IF(OR(ISBLANK([.E80]);[.I80]&lt;=0);&quot;&quot;;[.I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2.82354" calcext:value-type="float">
            <text:p>1427748882.82354</text:p>
          </table:table-cell>
          <table:table-cell office:value-type="float" office:value="1427748884.20174" calcext:value-type="float">
            <text:p>1427748884.20174</text:p>
          </table:table-cell>
          <table:table-cell office:value-type="float" office:value="1427748884.23945" calcext:value-type="float">
            <text:p>1427748884.23945</text:p>
          </table:table-cell>
          <table:table-cell/>
          <table:table-cell table:formula="of:=MAX([.B81];[.D81];[.G81])-MAX([.A81];[.C81];[.E81])" office:value-type="float" office:value="1.41591000556946" calcext:value-type="float">
            <text:p>1.4159100056</text:p>
          </table:table-cell>
          <table:table-cell table:formula="of:=IF(NOT(ISBLANK([.E81]));[.I81];&quot;&quot;)" office:value-type="float" office:value="1.41591000556946" calcext:value-type="float">
            <text:p>1.4159100056</text:p>
          </table:table-cell>
          <table:table-cell table:formula="of:=IF(OR(ISBLANK([.E81]);[.I81]&lt;=0);&quot;&quot;;[.I81])" office:value-type="float" office:value="1.41591000556946" calcext:value-type="float">
            <text:p>1.41591000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2.82407" calcext:value-type="float">
            <text:p>1427748882.82407</text:p>
          </table:table-cell>
          <table:table-cell office:value-type="float" office:value="1427748884.2021" calcext:value-type="float">
            <text:p>1427748884.2021</text:p>
          </table:table-cell>
          <table:table-cell office:value-type="float" office:value="1427748884.23571" calcext:value-type="float">
            <text:p>1427748884.23571</text:p>
          </table:table-cell>
          <table:table-cell/>
          <table:table-cell table:formula="of:=MAX([.B82];[.D82];[.G82])-MAX([.A82];[.C82];[.E82])" office:value-type="float" office:value="1.41163992881775" calcext:value-type="float">
            <text:p>1.4116399288</text:p>
          </table:table-cell>
          <table:table-cell table:formula="of:=IF(NOT(ISBLANK([.E82]));[.I82];&quot;&quot;)" office:value-type="float" office:value="1.41163992881775" calcext:value-type="float">
            <text:p>1.4116399288</text:p>
          </table:table-cell>
          <table:table-cell table:formula="of:=IF(OR(ISBLANK([.E82]);[.I82]&lt;=0);&quot;&quot;;[.I82])" office:value-type="float" office:value="1.41163992881775" calcext:value-type="float">
            <text:p>1.41163992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2.82457" calcext:value-type="float">
            <text:p>1427748882.82457</text:p>
          </table:table-cell>
          <table:table-cell office:value-type="float" office:value="1427748884.20215" calcext:value-type="float">
            <text:p>1427748884.20215</text:p>
          </table:table-cell>
          <table:table-cell office:value-type="float" office:value="1427748884.23951" calcext:value-type="float">
            <text:p>1427748884.23951</text:p>
          </table:table-cell>
          <table:table-cell/>
          <table:table-cell table:formula="of:=MAX([.B83];[.D83];[.G83])-MAX([.A83];[.C83];[.E83])" office:value-type="float" office:value="1.41494011878967" calcext:value-type="float">
            <text:p>1.4149401188</text:p>
          </table:table-cell>
          <table:table-cell table:formula="of:=IF(NOT(ISBLANK([.E83]));[.I83];&quot;&quot;)" office:value-type="float" office:value="1.41494011878967" calcext:value-type="float">
            <text:p>1.4149401188</text:p>
          </table:table-cell>
          <table:table-cell table:formula="of:=IF(OR(ISBLANK([.E83]);[.I83]&lt;=0);&quot;&quot;;[.I83])" office:value-type="float" office:value="1.41494011878967" calcext:value-type="float">
            <text:p>1.41494011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2.82505" calcext:value-type="float">
            <text:p>1427748882.82505</text:p>
          </table:table-cell>
          <table:table-cell office:value-type="float" office:value="1427748884.28653" calcext:value-type="float">
            <text:p>1427748884.28653</text:p>
          </table:table-cell>
          <table:table-cell office:value-type="float" office:value="1427748884.32105" calcext:value-type="float">
            <text:p>1427748884.32105</text:p>
          </table:table-cell>
          <table:table-cell/>
          <table:table-cell table:formula="of:=MAX([.B84];[.D84];[.G84])-MAX([.A84];[.C84];[.E84])" office:value-type="float" office:value="1.49599981307983" calcext:value-type="float">
            <text:p>1.4959998131</text:p>
          </table:table-cell>
          <table:table-cell table:formula="of:=IF(NOT(ISBLANK([.E84]));[.I84];&quot;&quot;)" office:value-type="float" office:value="1.49599981307983" calcext:value-type="float">
            <text:p>1.4959998131</text:p>
          </table:table-cell>
          <table:table-cell table:formula="of:=IF(OR(ISBLANK([.E84]);[.I84]&lt;=0);&quot;&quot;;[.I84])" office:value-type="float" office:value="1.49599981307983" calcext:value-type="float">
            <text:p>1.49599981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2.82558" calcext:value-type="float">
            <text:p>1427748882.82558</text:p>
          </table:table-cell>
          <table:table-cell office:value-type="float" office:value="1427748884.20204" calcext:value-type="float">
            <text:p>1427748884.20204</text:p>
          </table:table-cell>
          <table:table-cell office:value-type="float" office:value="1427748884.23846" calcext:value-type="float">
            <text:p>1427748884.23846</text:p>
          </table:table-cell>
          <table:table-cell/>
          <table:table-cell table:formula="of:=MAX([.B85];[.D85];[.G85])-MAX([.A85];[.C85];[.E85])" office:value-type="float" office:value="1.41288018226624" calcext:value-type="float">
            <text:p>1.4128801823</text:p>
          </table:table-cell>
          <table:table-cell table:formula="of:=IF(NOT(ISBLANK([.E85]));[.I85];&quot;&quot;)" office:value-type="float" office:value="1.41288018226624" calcext:value-type="float">
            <text:p>1.4128801823</text:p>
          </table:table-cell>
          <table:table-cell table:formula="of:=IF(OR(ISBLANK([.E85]);[.I85]&lt;=0);&quot;&quot;;[.I85])" office:value-type="float" office:value="1.41288018226624" calcext:value-type="float">
            <text:p>1.41288018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2.82609" calcext:value-type="float">
            <text:p>1427748882.82609</text:p>
          </table:table-cell>
          <table:table-cell office:value-type="float" office:value="1427748884.20168" calcext:value-type="float">
            <text:p>1427748884.20168</text:p>
          </table:table-cell>
          <table:table-cell office:value-type="float" office:value="1427748884.24148" calcext:value-type="float">
            <text:p>1427748884.24148</text:p>
          </table:table-cell>
          <table:table-cell/>
          <table:table-cell table:formula="of:=MAX([.B86];[.D86];[.G86])-MAX([.A86];[.C86];[.E86])" office:value-type="float" office:value="1.41539001464844" calcext:value-type="float">
            <text:p>1.4153900146</text:p>
          </table:table-cell>
          <table:table-cell table:formula="of:=IF(NOT(ISBLANK([.E86]));[.I86];&quot;&quot;)" office:value-type="float" office:value="1.41539001464844" calcext:value-type="float">
            <text:p>1.4153900146</text:p>
          </table:table-cell>
          <table:table-cell table:formula="of:=IF(OR(ISBLANK([.E86]);[.I86]&lt;=0);&quot;&quot;;[.I86])" office:value-type="float" office:value="1.41539001464844" calcext:value-type="float">
            <text:p>1.41539001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2.82701" calcext:value-type="float">
            <text:p>1427748882.82701</text:p>
          </table:table-cell>
          <table:table-cell office:value-type="float" office:value="1427748884.20184" calcext:value-type="float">
            <text:p>1427748884.20184</text:p>
          </table:table-cell>
          <table:table-cell office:value-type="float" office:value="1427748884.23956" calcext:value-type="float">
            <text:p>1427748884.23956</text:p>
          </table:table-cell>
          <table:table-cell/>
          <table:table-cell table:formula="of:=MAX([.B87];[.D87];[.G87])-MAX([.A87];[.C87];[.E87])" office:value-type="float" office:value="1.41254997253418" calcext:value-type="float">
            <text:p>1.4125499725</text:p>
          </table:table-cell>
          <table:table-cell table:formula="of:=IF(NOT(ISBLANK([.E87]));[.I87];&quot;&quot;)" office:value-type="float" office:value="1.41254997253418" calcext:value-type="float">
            <text:p>1.4125499725</text:p>
          </table:table-cell>
          <table:table-cell table:formula="of:=IF(OR(ISBLANK([.E87]);[.I87]&lt;=0);&quot;&quot;;[.I87])" office:value-type="float" office:value="1.41254997253418" calcext:value-type="float">
            <text:p>1.41254997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2.82754" calcext:value-type="float">
            <text:p>1427748882.82754</text:p>
          </table:table-cell>
          <table:table-cell office:value-type="float" office:value="1427748884.20192" calcext:value-type="float">
            <text:p>1427748884.20192</text:p>
          </table:table-cell>
          <table:table-cell office:value-type="float" office:value="1427748884.24153" calcext:value-type="float">
            <text:p>1427748884.24153</text:p>
          </table:table-cell>
          <table:table-cell/>
          <table:table-cell table:formula="of:=MAX([.B88];[.D88];[.G88])-MAX([.A88];[.C88];[.E88])" office:value-type="float" office:value="1.41399002075195" calcext:value-type="float">
            <text:p>1.4139900208</text:p>
          </table:table-cell>
          <table:table-cell table:formula="of:=IF(NOT(ISBLANK([.E88]));[.I88];&quot;&quot;)" office:value-type="float" office:value="1.41399002075195" calcext:value-type="float">
            <text:p>1.4139900208</text:p>
          </table:table-cell>
          <table:table-cell table:formula="of:=IF(OR(ISBLANK([.E88]);[.I88]&lt;=0);&quot;&quot;;[.I88])" office:value-type="float" office:value="1.41399002075195" calcext:value-type="float">
            <text:p>1.41399002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2.82805" calcext:value-type="float">
            <text:p>1427748882.82805</text:p>
          </table:table-cell>
          <table:table-cell office:value-type="float" office:value="1427748884.20199" calcext:value-type="float">
            <text:p>1427748884.20199</text:p>
          </table:table-cell>
          <table:table-cell office:value-type="float" office:value="1427748884.24159" calcext:value-type="float">
            <text:p>1427748884.24159</text:p>
          </table:table-cell>
          <table:table-cell/>
          <table:table-cell table:formula="of:=MAX([.B89];[.D89];[.G89])-MAX([.A89];[.C89];[.E89])" office:value-type="float" office:value="1.41354012489319" calcext:value-type="float">
            <text:p>1.4135401249</text:p>
          </table:table-cell>
          <table:table-cell table:formula="of:=IF(NOT(ISBLANK([.E89]));[.I89];&quot;&quot;)" office:value-type="float" office:value="1.41354012489319" calcext:value-type="float">
            <text:p>1.4135401249</text:p>
          </table:table-cell>
          <table:table-cell table:formula="of:=IF(OR(ISBLANK([.E89]);[.I89]&lt;=0);&quot;&quot;;[.I89])" office:value-type="float" office:value="1.41354012489319" calcext:value-type="float">
            <text:p>1.41354012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2.82861" calcext:value-type="float">
            <text:p>1427748882.82861</text:p>
          </table:table-cell>
          <table:table-cell office:value-type="float" office:value="1427748884.20179" calcext:value-type="float">
            <text:p>1427748884.20179</text:p>
          </table:table-cell>
          <table:table-cell office:value-type="float" office:value="1427748884.24151" calcext:value-type="float">
            <text:p>1427748884.24151</text:p>
          </table:table-cell>
          <table:table-cell/>
          <table:table-cell table:formula="of:=MAX([.B90];[.D90];[.G90])-MAX([.A90];[.C90];[.E90])" office:value-type="float" office:value="1.4128999710083" calcext:value-type="float">
            <text:p>1.412899971</text:p>
          </table:table-cell>
          <table:table-cell table:formula="of:=IF(NOT(ISBLANK([.E90]));[.I90];&quot;&quot;)" office:value-type="float" office:value="1.4128999710083" calcext:value-type="float">
            <text:p>1.412899971</text:p>
          </table:table-cell>
          <table:table-cell table:formula="of:=IF(OR(ISBLANK([.E90]);[.I90]&lt;=0);&quot;&quot;;[.I90])" office:value-type="float" office:value="1.4128999710083" calcext:value-type="float">
            <text:p>1.4128999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84.32106" calcext:value-type="float">
            <text:p>1427748884.32106</text:p>
          </table:table-cell>
          <table:table-cell office:value-type="float" office:value="1427748885.67477" calcext:value-type="float">
            <text:p>1427748885.67477</text:p>
          </table:table-cell>
          <table:table-cell table:number-columns-repeated="4"/>
          <table:table-cell table:formula="of:=MAX([.B91];[.D91];[.G91])-MAX([.A91];[.C91];[.E91])" office:value-type="float" office:value="1.35371017456055" calcext:value-type="float">
            <text:p>1.3537101746</text:p>
          </table:table-cell>
          <table:table-cell table:formula="of:=IF(NOT(ISBLANK([.E91]));[.I91];&quot;&quot;)">
            <text:p/>
          </table:table-cell>
          <table:table-cell table:formula="of:=IF(OR(ISBLANK([.E91]);[.I91]&lt;=0);&quot;&quot;;[.I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4.32107" calcext:value-type="float">
            <text:p>1427748884.32107</text:p>
          </table:table-cell>
          <table:table-cell office:value-type="float" office:value="1427748885.55639" calcext:value-type="float">
            <text:p>1427748885.55639</text:p>
          </table:table-cell>
          <table:table-cell office:value-type="float" office:value="1427748885.59156" calcext:value-type="float">
            <text:p>1427748885.59156</text:p>
          </table:table-cell>
          <table:table-cell/>
          <table:table-cell table:formula="of:=MAX([.B92];[.D92];[.G92])-MAX([.A92];[.C92];[.E92])" office:value-type="float" office:value="1.27048993110657" calcext:value-type="float">
            <text:p>1.2704899311</text:p>
          </table:table-cell>
          <table:table-cell table:formula="of:=IF(NOT(ISBLANK([.E92]));[.I92];&quot;&quot;)" office:value-type="float" office:value="1.27048993110657" calcext:value-type="float">
            <text:p>1.2704899311</text:p>
          </table:table-cell>
          <table:table-cell table:formula="of:=IF(OR(ISBLANK([.E92]);[.I92]&lt;=0);&quot;&quot;;[.I92])" office:value-type="float" office:value="1.27048993110657" calcext:value-type="float">
            <text:p>1.27048993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4.32162" calcext:value-type="float">
            <text:p>1427748884.32162</text:p>
          </table:table-cell>
          <table:table-cell office:value-type="float" office:value="1427748885.55656" calcext:value-type="float">
            <text:p>1427748885.55656</text:p>
          </table:table-cell>
          <table:table-cell office:value-type="float" office:value="1427748885.5836" calcext:value-type="float">
            <text:p>1427748885.5836</text:p>
          </table:table-cell>
          <table:table-cell/>
          <table:table-cell table:formula="of:=MAX([.B93];[.D93];[.G93])-MAX([.A93];[.C93];[.E93])" office:value-type="float" office:value="1.2619800567627" calcext:value-type="float">
            <text:p>1.2619800568</text:p>
          </table:table-cell>
          <table:table-cell table:formula="of:=IF(NOT(ISBLANK([.E93]));[.I93];&quot;&quot;)" office:value-type="float" office:value="1.2619800567627" calcext:value-type="float">
            <text:p>1.2619800568</text:p>
          </table:table-cell>
          <table:table-cell table:formula="of:=IF(OR(ISBLANK([.E93]);[.I93]&lt;=0);&quot;&quot;;[.I93])" office:value-type="float" office:value="1.2619800567627" calcext:value-type="float">
            <text:p>1.26198005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4.3222" calcext:value-type="float">
            <text:p>1427748884.3222</text:p>
          </table:table-cell>
          <table:table-cell office:value-type="float" office:value="1427748885.5562" calcext:value-type="float">
            <text:p>1427748885.5562</text:p>
          </table:table-cell>
          <table:table-cell office:value-type="float" office:value="1427748885.59502" calcext:value-type="float">
            <text:p>1427748885.59502</text:p>
          </table:table-cell>
          <table:table-cell/>
          <table:table-cell table:formula="of:=MAX([.B94];[.D94];[.G94])-MAX([.A94];[.C94];[.E94])" office:value-type="float" office:value="1.27281999588013" calcext:value-type="float">
            <text:p>1.2728199959</text:p>
          </table:table-cell>
          <table:table-cell table:formula="of:=IF(NOT(ISBLANK([.E94]));[.I94];&quot;&quot;)" office:value-type="float" office:value="1.27281999588013" calcext:value-type="float">
            <text:p>1.2728199959</text:p>
          </table:table-cell>
          <table:table-cell table:formula="of:=IF(OR(ISBLANK([.E94]);[.I94]&lt;=0);&quot;&quot;;[.I94])" office:value-type="float" office:value="1.27281999588013" calcext:value-type="float">
            <text:p>1.27281999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4.32271" calcext:value-type="float">
            <text:p>1427748884.32271</text:p>
          </table:table-cell>
          <table:table-cell office:value-type="float" office:value="1427748885.55609" calcext:value-type="float">
            <text:p>1427748885.55609</text:p>
          </table:table-cell>
          <table:table-cell office:value-type="float" office:value="1427748885.58755" calcext:value-type="float">
            <text:p>1427748885.58755</text:p>
          </table:table-cell>
          <table:table-cell/>
          <table:table-cell table:formula="of:=MAX([.B95];[.D95];[.G95])-MAX([.A95];[.C95];[.E95])" office:value-type="float" office:value="1.26483988761902" calcext:value-type="float">
            <text:p>1.2648398876</text:p>
          </table:table-cell>
          <table:table-cell table:formula="of:=IF(NOT(ISBLANK([.E95]));[.I95];&quot;&quot;)" office:value-type="float" office:value="1.26483988761902" calcext:value-type="float">
            <text:p>1.2648398876</text:p>
          </table:table-cell>
          <table:table-cell table:formula="of:=IF(OR(ISBLANK([.E95]);[.I95]&lt;=0);&quot;&quot;;[.I95])" office:value-type="float" office:value="1.26483988761902" calcext:value-type="float">
            <text:p>1.26483988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4.32333" calcext:value-type="float">
            <text:p>1427748884.32333</text:p>
          </table:table-cell>
          <table:table-cell office:value-type="float" office:value="1427748885.55628" calcext:value-type="float">
            <text:p>1427748885.55628</text:p>
          </table:table-cell>
          <table:table-cell office:value-type="float" office:value="1427748885.59141" calcext:value-type="float">
            <text:p>1427748885.59141</text:p>
          </table:table-cell>
          <table:table-cell/>
          <table:table-cell table:formula="of:=MAX([.B96];[.D96];[.G96])-MAX([.A96];[.C96];[.E96])" office:value-type="float" office:value="1.26807999610901" calcext:value-type="float">
            <text:p>1.2680799961</text:p>
          </table:table-cell>
          <table:table-cell table:formula="of:=IF(NOT(ISBLANK([.E96]));[.I96];&quot;&quot;)" office:value-type="float" office:value="1.26807999610901" calcext:value-type="float">
            <text:p>1.2680799961</text:p>
          </table:table-cell>
          <table:table-cell table:formula="of:=IF(OR(ISBLANK([.E96]);[.I96]&lt;=0);&quot;&quot;;[.I96])" office:value-type="float" office:value="1.26807999610901" calcext:value-type="float">
            <text:p>1.26807999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4.32402" calcext:value-type="float">
            <text:p>1427748884.32402</text:p>
          </table:table-cell>
          <table:table-cell office:value-type="float" office:value="1427748885.55645" calcext:value-type="float">
            <text:p>1427748885.55645</text:p>
          </table:table-cell>
          <table:table-cell office:value-type="float" office:value="1427748885.58601" calcext:value-type="float">
            <text:p>1427748885.58601</text:p>
          </table:table-cell>
          <table:table-cell/>
          <table:table-cell table:formula="of:=MAX([.B97];[.D97];[.G97])-MAX([.A97];[.C97];[.E97])" office:value-type="float" office:value="1.26199007034302" calcext:value-type="float">
            <text:p>1.2619900703</text:p>
          </table:table-cell>
          <table:table-cell table:formula="of:=IF(NOT(ISBLANK([.E97]));[.I97];&quot;&quot;)" office:value-type="float" office:value="1.26199007034302" calcext:value-type="float">
            <text:p>1.2619900703</text:p>
          </table:table-cell>
          <table:table-cell table:formula="of:=IF(OR(ISBLANK([.E97]);[.I97]&lt;=0);&quot;&quot;;[.I97])" office:value-type="float" office:value="1.26199007034302" calcext:value-type="float">
            <text:p>1.26199007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4.32478" calcext:value-type="float">
            <text:p>1427748884.32478</text:p>
          </table:table-cell>
          <table:table-cell office:value-type="float" office:value="1427748885.55651" calcext:value-type="float">
            <text:p>1427748885.55651</text:p>
          </table:table-cell>
          <table:table-cell office:value-type="float" office:value="1427748885.58762" calcext:value-type="float">
            <text:p>1427748885.58762</text:p>
          </table:table-cell>
          <table:table-cell/>
          <table:table-cell table:formula="of:=MAX([.B98];[.D98];[.G98])-MAX([.A98];[.C98];[.E98])" office:value-type="float" office:value="1.26284003257751" calcext:value-type="float">
            <text:p>1.2628400326</text:p>
          </table:table-cell>
          <table:table-cell table:formula="of:=IF(NOT(ISBLANK([.E98]));[.I98];&quot;&quot;)" office:value-type="float" office:value="1.26284003257751" calcext:value-type="float">
            <text:p>1.2628400326</text:p>
          </table:table-cell>
          <table:table-cell table:formula="of:=IF(OR(ISBLANK([.E98]);[.I98]&lt;=0);&quot;&quot;;[.I98])" office:value-type="float" office:value="1.26284003257751" calcext:value-type="float">
            <text:p>1.26284003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4.32618" calcext:value-type="float">
            <text:p>1427748884.32618</text:p>
          </table:table-cell>
          <table:table-cell office:value-type="float" office:value="1427748885.55615" calcext:value-type="float">
            <text:p>1427748885.55615</text:p>
          </table:table-cell>
          <table:table-cell office:value-type="float" office:value="1427748885.5914" calcext:value-type="float">
            <text:p>1427748885.5914</text:p>
          </table:table-cell>
          <table:table-cell/>
          <table:table-cell table:formula="of:=MAX([.B99];[.D99];[.G99])-MAX([.A99];[.C99];[.E99])" office:value-type="float" office:value="1.26521992683411" calcext:value-type="float">
            <text:p>1.2652199268</text:p>
          </table:table-cell>
          <table:table-cell table:formula="of:=IF(NOT(ISBLANK([.E99]));[.I99];&quot;&quot;)" office:value-type="float" office:value="1.26521992683411" calcext:value-type="float">
            <text:p>1.2652199268</text:p>
          </table:table-cell>
          <table:table-cell table:formula="of:=IF(OR(ISBLANK([.E99]);[.I99]&lt;=0);&quot;&quot;;[.I99])" office:value-type="float" office:value="1.26521992683411" calcext:value-type="float">
            <text:p>1.26521992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4.32703" calcext:value-type="float">
            <text:p>1427748884.32703</text:p>
          </table:table-cell>
          <table:table-cell office:value-type="float" office:value="1427748885.55634" calcext:value-type="float">
            <text:p>1427748885.55634</text:p>
          </table:table-cell>
          <table:table-cell office:value-type="float" office:value="1427748885.59159" calcext:value-type="float">
            <text:p>1427748885.59159</text:p>
          </table:table-cell>
          <table:table-cell/>
          <table:table-cell table:formula="of:=MAX([.B100];[.D100];[.G100])-MAX([.A100];[.C100];[.E100])" office:value-type="float" office:value="1.26455998420715" calcext:value-type="float">
            <text:p>1.2645599842</text:p>
          </table:table-cell>
          <table:table-cell table:formula="of:=IF(NOT(ISBLANK([.E100]));[.I100];&quot;&quot;)" office:value-type="float" office:value="1.26455998420715" calcext:value-type="float">
            <text:p>1.2645599842</text:p>
          </table:table-cell>
          <table:table-cell table:formula="of:=IF(OR(ISBLANK([.E100]);[.I100]&lt;=0);&quot;&quot;;[.I100])" office:value-type="float" office:value="1.26455998420715" calcext:value-type="float">
            <text:p>1.26455998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4.3279" calcext:value-type="float">
            <text:p>1427748884.3279</text:p>
          </table:table-cell>
          <table:table-cell office:value-type="float" office:value="1427748885.64273" calcext:value-type="float">
            <text:p>1427748885.64273</text:p>
          </table:table-cell>
          <table:table-cell office:value-type="float" office:value="1427748885.67476" calcext:value-type="float">
            <text:p>1427748885.67476</text:p>
          </table:table-cell>
          <table:table-cell/>
          <table:table-cell table:formula="of:=MAX([.B101];[.D101];[.G101])-MAX([.A101];[.C101];[.E101])" office:value-type="float" office:value="1.34686017036438" calcext:value-type="float">
            <text:p>1.3468601704</text:p>
          </table:table-cell>
          <table:table-cell table:formula="of:=IF(NOT(ISBLANK([.E101]));[.I101];&quot;&quot;)" office:value-type="float" office:value="1.34686017036438" calcext:value-type="float">
            <text:p>1.3468601704</text:p>
          </table:table-cell>
          <table:table-cell table:formula="of:=IF(OR(ISBLANK([.E101]);[.I101]&lt;=0);&quot;&quot;;[.I101])" office:value-type="float" office:value="1.34686017036438" calcext:value-type="float">
            <text:p>1.3468601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85.67478" calcext:value-type="float">
            <text:p>1427748885.67478</text:p>
          </table:table-cell>
          <table:table-cell office:value-type="float" office:value="1427748887.03156" calcext:value-type="float">
            <text:p>1427748887.03156</text:p>
          </table:table-cell>
          <table:table-cell table:number-columns-repeated="4"/>
          <table:table-cell table:formula="of:=MAX([.B102];[.D102];[.G102])-MAX([.A102];[.C102];[.E102])" office:value-type="float" office:value="1.35678005218506" calcext:value-type="float">
            <text:p>1.3567800522</text:p>
          </table:table-cell>
          <table:table-cell table:formula="of:=IF(NOT(ISBLANK([.E102]));[.I102];&quot;&quot;)">
            <text:p/>
          </table:table-cell>
          <table:table-cell table:formula="of:=IF(OR(ISBLANK([.E102]);[.I102]&lt;=0);&quot;&quot;;[.I10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5.67478" calcext:value-type="float">
            <text:p>1427748885.67478</text:p>
          </table:table-cell>
          <table:table-cell office:value-type="float" office:value="1427748886.91974" calcext:value-type="float">
            <text:p>1427748886.91974</text:p>
          </table:table-cell>
          <table:table-cell office:value-type="float" office:value="1427748886.94885" calcext:value-type="float">
            <text:p>1427748886.94885</text:p>
          </table:table-cell>
          <table:table-cell/>
          <table:table-cell table:formula="of:=MAX([.B103];[.D103];[.G103])-MAX([.A103];[.C103];[.E103])" office:value-type="float" office:value="1.27407002449036" calcext:value-type="float">
            <text:p>1.2740700245</text:p>
          </table:table-cell>
          <table:table-cell table:formula="of:=IF(NOT(ISBLANK([.E103]));[.I103];&quot;&quot;)" office:value-type="float" office:value="1.27407002449036" calcext:value-type="float">
            <text:p>1.2740700245</text:p>
          </table:table-cell>
          <table:table-cell table:formula="of:=IF(OR(ISBLANK([.E103]);[.I103]&lt;=0);&quot;&quot;;[.I103])" office:value-type="float" office:value="1.27407002449036" calcext:value-type="float">
            <text:p>1.27407002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5.67614" calcext:value-type="float">
            <text:p>1427748885.67614</text:p>
          </table:table-cell>
          <table:table-cell office:value-type="float" office:value="1427748886.92006" calcext:value-type="float">
            <text:p>1427748886.92006</text:p>
          </table:table-cell>
          <table:table-cell office:value-type="float" office:value="1427748886.95804" calcext:value-type="float">
            <text:p>1427748886.95804</text:p>
          </table:table-cell>
          <table:table-cell/>
          <table:table-cell table:formula="of:=MAX([.B104];[.D104];[.G104])-MAX([.A104];[.C104];[.E104])" office:value-type="float" office:value="1.28189992904663" calcext:value-type="float">
            <text:p>1.281899929</text:p>
          </table:table-cell>
          <table:table-cell table:formula="of:=IF(NOT(ISBLANK([.E104]));[.I104];&quot;&quot;)" office:value-type="float" office:value="1.28189992904663" calcext:value-type="float">
            <text:p>1.281899929</text:p>
          </table:table-cell>
          <table:table-cell table:formula="of:=IF(OR(ISBLANK([.E104]);[.I104]&lt;=0);&quot;&quot;;[.I104])" office:value-type="float" office:value="1.28189992904663" calcext:value-type="float">
            <text:p>1.2818999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5.67746" calcext:value-type="float">
            <text:p>1427748885.67746</text:p>
          </table:table-cell>
          <table:table-cell office:value-type="float" office:value="1427748886.9199" calcext:value-type="float">
            <text:p>1427748886.9199</text:p>
          </table:table-cell>
          <table:table-cell office:value-type="float" office:value="1427748886.95806" calcext:value-type="float">
            <text:p>1427748886.95806</text:p>
          </table:table-cell>
          <table:table-cell/>
          <table:table-cell table:formula="of:=MAX([.B105];[.D105];[.G105])-MAX([.A105];[.C105];[.E105])" office:value-type="float" office:value="1.28060007095337" calcext:value-type="float">
            <text:p>1.280600071</text:p>
          </table:table-cell>
          <table:table-cell table:formula="of:=IF(NOT(ISBLANK([.E105]));[.I105];&quot;&quot;)" office:value-type="float" office:value="1.28060007095337" calcext:value-type="float">
            <text:p>1.280600071</text:p>
          </table:table-cell>
          <table:table-cell table:formula="of:=IF(OR(ISBLANK([.E105]);[.I105]&lt;=0);&quot;&quot;;[.I105])" office:value-type="float" office:value="1.28060007095337" calcext:value-type="float">
            <text:p>1.2806000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5.67877" calcext:value-type="float">
            <text:p>1427748885.67877</text:p>
          </table:table-cell>
          <table:table-cell office:value-type="float" office:value="1427748886.91996" calcext:value-type="float">
            <text:p>1427748886.91996</text:p>
          </table:table-cell>
          <table:table-cell office:value-type="float" office:value="1427748886.95806" calcext:value-type="float">
            <text:p>1427748886.95806</text:p>
          </table:table-cell>
          <table:table-cell/>
          <table:table-cell table:formula="of:=MAX([.B106];[.D106];[.G106])-MAX([.A106];[.C106];[.E106])" office:value-type="float" office:value="1.27928996086121" calcext:value-type="float">
            <text:p>1.2792899609</text:p>
          </table:table-cell>
          <table:table-cell table:formula="of:=IF(NOT(ISBLANK([.E106]));[.I106];&quot;&quot;)" office:value-type="float" office:value="1.27928996086121" calcext:value-type="float">
            <text:p>1.2792899609</text:p>
          </table:table-cell>
          <table:table-cell table:formula="of:=IF(OR(ISBLANK([.E106]);[.I106]&lt;=0);&quot;&quot;;[.I106])" office:value-type="float" office:value="1.27928996086121" calcext:value-type="float">
            <text:p>1.27928996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5.6803" calcext:value-type="float">
            <text:p>1427748885.6803</text:p>
          </table:table-cell>
          <table:table-cell office:value-type="float" office:value="1427748886.91979" calcext:value-type="float">
            <text:p>1427748886.91979</text:p>
          </table:table-cell>
          <table:table-cell office:value-type="float" office:value="1427748886.95801" calcext:value-type="float">
            <text:p>1427748886.95801</text:p>
          </table:table-cell>
          <table:table-cell/>
          <table:table-cell table:formula="of:=MAX([.B107];[.D107];[.G107])-MAX([.A107];[.C107];[.E107])" office:value-type="float" office:value="1.2777099609375" calcext:value-type="float">
            <text:p>1.2777099609</text:p>
          </table:table-cell>
          <table:table-cell table:formula="of:=IF(NOT(ISBLANK([.E107]));[.I107];&quot;&quot;)" office:value-type="float" office:value="1.2777099609375" calcext:value-type="float">
            <text:p>1.2777099609</text:p>
          </table:table-cell>
          <table:table-cell table:formula="of:=IF(OR(ISBLANK([.E107]);[.I107]&lt;=0);&quot;&quot;;[.I107])" office:value-type="float" office:value="1.2777099609375" calcext:value-type="float">
            <text:p>1.27770996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5.68233" calcext:value-type="float">
            <text:p>1427748885.68233</text:p>
          </table:table-cell>
          <table:table-cell office:value-type="float" office:value="1427748887.00308" calcext:value-type="float">
            <text:p>1427748887.00308</text:p>
          </table:table-cell>
          <table:table-cell office:value-type="float" office:value="1427748887.03155" calcext:value-type="float">
            <text:p>1427748887.03155</text:p>
          </table:table-cell>
          <table:table-cell/>
          <table:table-cell table:formula="of:=MAX([.B108];[.D108];[.G108])-MAX([.A108];[.C108];[.E108])" office:value-type="float" office:value="1.34922003746033" calcext:value-type="float">
            <text:p>1.3492200375</text:p>
          </table:table-cell>
          <table:table-cell table:formula="of:=IF(NOT(ISBLANK([.E108]));[.I108];&quot;&quot;)" office:value-type="float" office:value="1.34922003746033" calcext:value-type="float">
            <text:p>1.3492200375</text:p>
          </table:table-cell>
          <table:table-cell table:formula="of:=IF(OR(ISBLANK([.E108]);[.I108]&lt;=0);&quot;&quot;;[.I108])" office:value-type="float" office:value="1.34922003746033" calcext:value-type="float">
            <text:p>1.34922003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5.68449" calcext:value-type="float">
            <text:p>1427748885.68449</text:p>
          </table:table-cell>
          <table:table-cell office:value-type="float" office:value="1427748886.91968" calcext:value-type="float">
            <text:p>1427748886.91968</text:p>
          </table:table-cell>
          <table:table-cell office:value-type="float" office:value="1427748886.95504" calcext:value-type="float">
            <text:p>1427748886.95504</text:p>
          </table:table-cell>
          <table:table-cell/>
          <table:table-cell table:formula="of:=MAX([.B109];[.D109];[.G109])-MAX([.A109];[.C109];[.E109])" office:value-type="float" office:value="1.2705500125885" calcext:value-type="float">
            <text:p>1.2705500126</text:p>
          </table:table-cell>
          <table:table-cell table:formula="of:=IF(NOT(ISBLANK([.E109]));[.I109];&quot;&quot;)" office:value-type="float" office:value="1.2705500125885" calcext:value-type="float">
            <text:p>1.2705500126</text:p>
          </table:table-cell>
          <table:table-cell table:formula="of:=IF(OR(ISBLANK([.E109]);[.I109]&lt;=0);&quot;&quot;;[.I109])" office:value-type="float" office:value="1.2705500125885" calcext:value-type="float">
            <text:p>1.27055001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5.68656" calcext:value-type="float">
            <text:p>1427748885.68656</text:p>
          </table:table-cell>
          <table:table-cell office:value-type="float" office:value="1427748886.92748" calcext:value-type="float">
            <text:p>1427748886.92748</text:p>
          </table:table-cell>
          <table:table-cell office:value-type="float" office:value="1427748886.96719" calcext:value-type="float">
            <text:p>1427748886.96719</text:p>
          </table:table-cell>
          <table:table-cell/>
          <table:table-cell table:formula="of:=MAX([.B110];[.D110];[.G110])-MAX([.A110];[.C110];[.E110])" office:value-type="float" office:value="1.28063011169434" calcext:value-type="float">
            <text:p>1.2806301117</text:p>
          </table:table-cell>
          <table:table-cell table:formula="of:=IF(NOT(ISBLANK([.E110]));[.I110];&quot;&quot;)" office:value-type="float" office:value="1.28063011169434" calcext:value-type="float">
            <text:p>1.2806301117</text:p>
          </table:table-cell>
          <table:table-cell table:formula="of:=IF(OR(ISBLANK([.E110]);[.I110]&lt;=0);&quot;&quot;;[.I110])" office:value-type="float" office:value="1.28063011169434" calcext:value-type="float">
            <text:p>1.28063011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5.68787" calcext:value-type="float">
            <text:p>1427748885.68787</text:p>
          </table:table-cell>
          <table:table-cell office:value-type="float" office:value="1427748886.91985" calcext:value-type="float">
            <text:p>1427748886.91985</text:p>
          </table:table-cell>
          <table:table-cell office:value-type="float" office:value="1427748886.95155" calcext:value-type="float">
            <text:p>1427748886.95155</text:p>
          </table:table-cell>
          <table:table-cell/>
          <table:table-cell table:formula="of:=MAX([.B111];[.D111];[.G111])-MAX([.A111];[.C111];[.E111])" office:value-type="float" office:value="1.26367998123169" calcext:value-type="float">
            <text:p>1.2636799812</text:p>
          </table:table-cell>
          <table:table-cell table:formula="of:=IF(NOT(ISBLANK([.E111]));[.I111];&quot;&quot;)" office:value-type="float" office:value="1.26367998123169" calcext:value-type="float">
            <text:p>1.2636799812</text:p>
          </table:table-cell>
          <table:table-cell table:formula="of:=IF(OR(ISBLANK([.E111]);[.I111]&lt;=0);&quot;&quot;;[.I111])" office:value-type="float" office:value="1.26367998123169" calcext:value-type="float">
            <text:p>1.26367998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5.68891" calcext:value-type="float">
            <text:p>1427748885.68891</text:p>
          </table:table-cell>
          <table:table-cell office:value-type="float" office:value="1427748886.92001" calcext:value-type="float">
            <text:p>1427748886.92001</text:p>
          </table:table-cell>
          <table:table-cell office:value-type="float" office:value="1427748886.95525" calcext:value-type="float">
            <text:p>1427748886.95525</text:p>
          </table:table-cell>
          <table:table-cell/>
          <table:table-cell table:formula="of:=MAX([.B112];[.D112];[.G112])-MAX([.A112];[.C112];[.E112])" office:value-type="float" office:value="1.26634001731873" calcext:value-type="float">
            <text:p>1.2663400173</text:p>
          </table:table-cell>
          <table:table-cell table:formula="of:=IF(NOT(ISBLANK([.E112]));[.I112];&quot;&quot;)" office:value-type="float" office:value="1.26634001731873" calcext:value-type="float">
            <text:p>1.2663400173</text:p>
          </table:table-cell>
          <table:table-cell table:formula="of:=IF(OR(ISBLANK([.E112]);[.I112]&lt;=0);&quot;&quot;;[.I112])" office:value-type="float" office:value="1.26634001731873" calcext:value-type="float">
            <text:p>1.26634001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87.03157" calcext:value-type="float">
            <text:p>1427748887.03157</text:p>
          </table:table-cell>
          <table:table-cell office:value-type="float" office:value="1427748888.41792" calcext:value-type="float">
            <text:p>1427748888.41792</text:p>
          </table:table-cell>
          <table:table-cell table:number-columns-repeated="4"/>
          <table:table-cell table:formula="of:=MAX([.B113];[.D113];[.G113])-MAX([.A113];[.C113];[.E113])" office:value-type="float" office:value="1.38635015487671" calcext:value-type="float">
            <text:p>1.3863501549</text:p>
          </table:table-cell>
          <table:table-cell table:formula="of:=IF(NOT(ISBLANK([.E113]));[.I113];&quot;&quot;)">
            <text:p/>
          </table:table-cell>
          <table:table-cell table:formula="of:=IF(OR(ISBLANK([.E113]);[.I113]&lt;=0);&quot;&quot;;[.I1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7.03158" calcext:value-type="float">
            <text:p>1427748887.03158</text:p>
          </table:table-cell>
          <table:table-cell office:value-type="float" office:value="1427748888.27674" calcext:value-type="float">
            <text:p>1427748888.27674</text:p>
          </table:table-cell>
          <table:table-cell office:value-type="float" office:value="1427748888.3072" calcext:value-type="float">
            <text:p>1427748888.3072</text:p>
          </table:table-cell>
          <table:table-cell/>
          <table:table-cell table:formula="of:=MAX([.B114];[.D114];[.G114])-MAX([.A114];[.C114];[.E114])" office:value-type="float" office:value="1.2756199836731" calcext:value-type="float">
            <text:p>1.2756199837</text:p>
          </table:table-cell>
          <table:table-cell table:formula="of:=IF(NOT(ISBLANK([.E114]));[.I114];&quot;&quot;)" office:value-type="float" office:value="1.2756199836731" calcext:value-type="float">
            <text:p>1.2756199837</text:p>
          </table:table-cell>
          <table:table-cell table:formula="of:=IF(OR(ISBLANK([.E114]);[.I114]&lt;=0);&quot;&quot;;[.I114])" office:value-type="float" office:value="1.2756199836731" calcext:value-type="float">
            <text:p>1.27561998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7.033" calcext:value-type="float">
            <text:p>1427748887.033</text:p>
          </table:table-cell>
          <table:table-cell office:value-type="float" office:value="1427748888.27667" calcext:value-type="float">
            <text:p>1427748888.27667</text:p>
          </table:table-cell>
          <table:table-cell office:value-type="float" office:value="1427748888.31521" calcext:value-type="float">
            <text:p>1427748888.31521</text:p>
          </table:table-cell>
          <table:table-cell/>
          <table:table-cell table:formula="of:=MAX([.B115];[.D115];[.G115])-MAX([.A115];[.C115];[.E115])" office:value-type="float" office:value="1.28221011161804" calcext:value-type="float">
            <text:p>1.2822101116</text:p>
          </table:table-cell>
          <table:table-cell table:formula="of:=IF(NOT(ISBLANK([.E115]));[.I115];&quot;&quot;)" office:value-type="float" office:value="1.28221011161804" calcext:value-type="float">
            <text:p>1.2822101116</text:p>
          </table:table-cell>
          <table:table-cell table:formula="of:=IF(OR(ISBLANK([.E115]);[.I115]&lt;=0);&quot;&quot;;[.I115])" office:value-type="float" office:value="1.28221011161804" calcext:value-type="float">
            <text:p>1.28221011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7.03392" calcext:value-type="float">
            <text:p>1427748887.03392</text:p>
          </table:table-cell>
          <table:table-cell office:value-type="float" office:value="1427748888.27707" calcext:value-type="float">
            <text:p>1427748888.27707</text:p>
          </table:table-cell>
          <table:table-cell office:value-type="float" office:value="1427748888.30716" calcext:value-type="float">
            <text:p>1427748888.30716</text:p>
          </table:table-cell>
          <table:table-cell/>
          <table:table-cell table:formula="of:=MAX([.B116];[.D116];[.G116])-MAX([.A116];[.C116];[.E116])" office:value-type="float" office:value="1.27323985099792" calcext:value-type="float">
            <text:p>1.273239851</text:p>
          </table:table-cell>
          <table:table-cell table:formula="of:=IF(NOT(ISBLANK([.E116]));[.I116];&quot;&quot;)" office:value-type="float" office:value="1.27323985099792" calcext:value-type="float">
            <text:p>1.273239851</text:p>
          </table:table-cell>
          <table:table-cell table:formula="of:=IF(OR(ISBLANK([.E116]);[.I116]&lt;=0);&quot;&quot;;[.I116])" office:value-type="float" office:value="1.27323985099792" calcext:value-type="float">
            <text:p>1.2732398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7.03452" calcext:value-type="float">
            <text:p>1427748887.03452</text:p>
          </table:table-cell>
          <table:table-cell office:value-type="float" office:value="1427748888.27685" calcext:value-type="float">
            <text:p>1427748888.27685</text:p>
          </table:table-cell>
          <table:table-cell office:value-type="float" office:value="1427748888.32296" calcext:value-type="float">
            <text:p>1427748888.32296</text:p>
          </table:table-cell>
          <table:table-cell/>
          <table:table-cell table:formula="of:=MAX([.B117];[.D117];[.G117])-MAX([.A117];[.C117];[.E117])" office:value-type="float" office:value="1.28843998908997" calcext:value-type="float">
            <text:p>1.2884399891</text:p>
          </table:table-cell>
          <table:table-cell table:formula="of:=IF(NOT(ISBLANK([.E117]));[.I117];&quot;&quot;)" office:value-type="float" office:value="1.28843998908997" calcext:value-type="float">
            <text:p>1.2884399891</text:p>
          </table:table-cell>
          <table:table-cell table:formula="of:=IF(OR(ISBLANK([.E117]);[.I117]&lt;=0);&quot;&quot;;[.I117])" office:value-type="float" office:value="1.28843998908997" calcext:value-type="float">
            <text:p>1.28843998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7.03579" calcext:value-type="float">
            <text:p>1427748887.03579</text:p>
          </table:table-cell>
          <table:table-cell office:value-type="float" office:value="1427748888.27696" calcext:value-type="float">
            <text:p>1427748888.27696</text:p>
          </table:table-cell>
          <table:table-cell office:value-type="float" office:value="1427748888.31519" calcext:value-type="float">
            <text:p>1427748888.31519</text:p>
          </table:table-cell>
          <table:table-cell/>
          <table:table-cell table:formula="of:=MAX([.B118];[.D118];[.G118])-MAX([.A118];[.C118];[.E118])" office:value-type="float" office:value="1.27940011024475" calcext:value-type="float">
            <text:p>1.2794001102</text:p>
          </table:table-cell>
          <table:table-cell table:formula="of:=IF(NOT(ISBLANK([.E118]));[.I118];&quot;&quot;)" office:value-type="float" office:value="1.27940011024475" calcext:value-type="float">
            <text:p>1.2794001102</text:p>
          </table:table-cell>
          <table:table-cell table:formula="of:=IF(OR(ISBLANK([.E118]);[.I118]&lt;=0);&quot;&quot;;[.I118])" office:value-type="float" office:value="1.27940011024475" calcext:value-type="float">
            <text:p>1.27940011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7.03681" calcext:value-type="float">
            <text:p>1427748887.03681</text:p>
          </table:table-cell>
          <table:table-cell office:value-type="float" office:value="1427748888.2769" calcext:value-type="float">
            <text:p>1427748888.2769</text:p>
          </table:table-cell>
          <table:table-cell office:value-type="float" office:value="1427748888.31907" calcext:value-type="float">
            <text:p>1427748888.31907</text:p>
          </table:table-cell>
          <table:table-cell/>
          <table:table-cell table:formula="of:=MAX([.B119];[.D119];[.G119])-MAX([.A119];[.C119];[.E119])" office:value-type="float" office:value="1.28226017951965" calcext:value-type="float">
            <text:p>1.2822601795</text:p>
          </table:table-cell>
          <table:table-cell table:formula="of:=IF(NOT(ISBLANK([.E119]));[.I119];&quot;&quot;)" office:value-type="float" office:value="1.28226017951965" calcext:value-type="float">
            <text:p>1.2822601795</text:p>
          </table:table-cell>
          <table:table-cell table:formula="of:=IF(OR(ISBLANK([.E119]);[.I119]&lt;=0);&quot;&quot;;[.I119])" office:value-type="float" office:value="1.28226017951965" calcext:value-type="float">
            <text:p>1.28226017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7.03816" calcext:value-type="float">
            <text:p>1427748887.03816</text:p>
          </table:table-cell>
          <table:table-cell office:value-type="float" office:value="1427748888.27679" calcext:value-type="float">
            <text:p>1427748888.27679</text:p>
          </table:table-cell>
          <table:table-cell office:value-type="float" office:value="1427748888.31177" calcext:value-type="float">
            <text:p>1427748888.31177</text:p>
          </table:table-cell>
          <table:table-cell/>
          <table:table-cell table:formula="of:=MAX([.B120];[.D120];[.G120])-MAX([.A120];[.C120];[.E120])" office:value-type="float" office:value="1.27360987663269" calcext:value-type="float">
            <text:p>1.2736098766</text:p>
          </table:table-cell>
          <table:table-cell table:formula="of:=IF(NOT(ISBLANK([.E120]));[.I120];&quot;&quot;)" office:value-type="float" office:value="1.27360987663269" calcext:value-type="float">
            <text:p>1.2736098766</text:p>
          </table:table-cell>
          <table:table-cell table:formula="of:=IF(OR(ISBLANK([.E120]);[.I120]&lt;=0);&quot;&quot;;[.I120])" office:value-type="float" office:value="1.27360987663269" calcext:value-type="float">
            <text:p>1.27360987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7.03943" calcext:value-type="float">
            <text:p>1427748887.03943</text:p>
          </table:table-cell>
          <table:table-cell office:value-type="float" office:value="1427748888.27702" calcext:value-type="float">
            <text:p>1427748888.27702</text:p>
          </table:table-cell>
          <table:table-cell office:value-type="float" office:value="1427748888.3152" calcext:value-type="float">
            <text:p>1427748888.3152</text:p>
          </table:table-cell>
          <table:table-cell/>
          <table:table-cell table:formula="of:=MAX([.B121];[.D121];[.G121])-MAX([.A121];[.C121];[.E121])" office:value-type="float" office:value="1.27577018737793" calcext:value-type="float">
            <text:p>1.2757701874</text:p>
          </table:table-cell>
          <table:table-cell table:formula="of:=IF(NOT(ISBLANK([.E121]));[.I121];&quot;&quot;)" office:value-type="float" office:value="1.27577018737793" calcext:value-type="float">
            <text:p>1.2757701874</text:p>
          </table:table-cell>
          <table:table-cell table:formula="of:=IF(OR(ISBLANK([.E121]);[.I121]&lt;=0);&quot;&quot;;[.I121])" office:value-type="float" office:value="1.27577018737793" calcext:value-type="float">
            <text:p>1.27577018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7.04063" calcext:value-type="float">
            <text:p>1427748887.04063</text:p>
          </table:table-cell>
          <table:table-cell office:value-type="float" office:value="1427748888.28761" calcext:value-type="float">
            <text:p>1427748888.28761</text:p>
          </table:table-cell>
          <table:table-cell office:value-type="float" office:value="1427748888.32701" calcext:value-type="float">
            <text:p>1427748888.32701</text:p>
          </table:table-cell>
          <table:table-cell/>
          <table:table-cell table:formula="of:=MAX([.B122];[.D122];[.G122])-MAX([.A122];[.C122];[.E122])" office:value-type="float" office:value="1.28637981414795" calcext:value-type="float">
            <text:p>1.2863798141</text:p>
          </table:table-cell>
          <table:table-cell table:formula="of:=IF(NOT(ISBLANK([.E122]));[.I122];&quot;&quot;)" office:value-type="float" office:value="1.28637981414795" calcext:value-type="float">
            <text:p>1.2863798141</text:p>
          </table:table-cell>
          <table:table-cell table:formula="of:=IF(OR(ISBLANK([.E122]);[.I122]&lt;=0);&quot;&quot;;[.I122])" office:value-type="float" office:value="1.28637981414795" calcext:value-type="float">
            <text:p>1.28637981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7.04194" calcext:value-type="float">
            <text:p>1427748887.04194</text:p>
          </table:table-cell>
          <table:table-cell office:value-type="float" office:value="1427748888.38335" calcext:value-type="float">
            <text:p>1427748888.38335</text:p>
          </table:table-cell>
          <table:table-cell office:value-type="float" office:value="1427748888.41791" calcext:value-type="float">
            <text:p>1427748888.41791</text:p>
          </table:table-cell>
          <table:table-cell/>
          <table:table-cell table:formula="of:=MAX([.B123];[.D123];[.G123])-MAX([.A123];[.C123];[.E123])" office:value-type="float" office:value="1.37597012519836" calcext:value-type="float">
            <text:p>1.3759701252</text:p>
          </table:table-cell>
          <table:table-cell table:formula="of:=IF(NOT(ISBLANK([.E123]));[.I123];&quot;&quot;)" office:value-type="float" office:value="1.37597012519836" calcext:value-type="float">
            <text:p>1.3759701252</text:p>
          </table:table-cell>
          <table:table-cell table:formula="of:=IF(OR(ISBLANK([.E123]);[.I123]&lt;=0);&quot;&quot;;[.I123])" office:value-type="float" office:value="1.37597012519836" calcext:value-type="float">
            <text:p>1.37597012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88.41793" calcext:value-type="float">
            <text:p>1427748888.41793</text:p>
          </table:table-cell>
          <table:table-cell office:value-type="float" office:value="1427748889.76349" calcext:value-type="float">
            <text:p>1427748889.76349</text:p>
          </table:table-cell>
          <table:table-cell table:number-columns-repeated="4"/>
          <table:table-cell table:formula="of:=MAX([.B124];[.D124];[.G124])-MAX([.A124];[.C124];[.E124])" office:value-type="float" office:value="1.34556007385254" calcext:value-type="float">
            <text:p>1.3455600739</text:p>
          </table:table-cell>
          <table:table-cell table:formula="of:=IF(NOT(ISBLANK([.E124]));[.I124];&quot;&quot;)">
            <text:p/>
          </table:table-cell>
          <table:table-cell table:formula="of:=IF(OR(ISBLANK([.E124]);[.I124]&lt;=0);&quot;&quot;;[.I1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8.41793" calcext:value-type="float">
            <text:p>1427748888.41793</text:p>
          </table:table-cell>
          <table:table-cell office:value-type="float" office:value="1427748889.64335" calcext:value-type="float">
            <text:p>1427748889.64335</text:p>
          </table:table-cell>
          <table:table-cell office:value-type="float" office:value="1427748889.67591" calcext:value-type="float">
            <text:p>1427748889.67591</text:p>
          </table:table-cell>
          <table:table-cell/>
          <table:table-cell table:formula="of:=MAX([.B125];[.D125];[.G125])-MAX([.A125];[.C125];[.E125])" office:value-type="float" office:value="1.25798010826111" calcext:value-type="float">
            <text:p>1.2579801083</text:p>
          </table:table-cell>
          <table:table-cell table:formula="of:=IF(NOT(ISBLANK([.E125]));[.I125];&quot;&quot;)" office:value-type="float" office:value="1.25798010826111" calcext:value-type="float">
            <text:p>1.2579801083</text:p>
          </table:table-cell>
          <table:table-cell table:formula="of:=IF(OR(ISBLANK([.E125]);[.I125]&lt;=0);&quot;&quot;;[.I125])" office:value-type="float" office:value="1.25798010826111" calcext:value-type="float">
            <text:p>1.25798010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8.41855" calcext:value-type="float">
            <text:p>1427748888.41855</text:p>
          </table:table-cell>
          <table:table-cell office:value-type="float" office:value="1427748889.6434" calcext:value-type="float">
            <text:p>1427748889.6434</text:p>
          </table:table-cell>
          <table:table-cell office:value-type="float" office:value="1427748889.67958" calcext:value-type="float">
            <text:p>1427748889.67958</text:p>
          </table:table-cell>
          <table:table-cell/>
          <table:table-cell table:formula="of:=MAX([.B126];[.D126];[.G126])-MAX([.A126];[.C126];[.E126])" office:value-type="float" office:value="1.26102995872498" calcext:value-type="float">
            <text:p>1.2610299587</text:p>
          </table:table-cell>
          <table:table-cell table:formula="of:=IF(NOT(ISBLANK([.E126]));[.I126];&quot;&quot;)" office:value-type="float" office:value="1.26102995872498" calcext:value-type="float">
            <text:p>1.2610299587</text:p>
          </table:table-cell>
          <table:table-cell table:formula="of:=IF(OR(ISBLANK([.E126]);[.I126]&lt;=0);&quot;&quot;;[.I126])" office:value-type="float" office:value="1.26102995872498" calcext:value-type="float">
            <text:p>1.26102995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8.41912" calcext:value-type="float">
            <text:p>1427748888.41912</text:p>
          </table:table-cell>
          <table:table-cell office:value-type="float" office:value="1427748889.643" calcext:value-type="float">
            <text:p>1427748889.643</text:p>
          </table:table-cell>
          <table:table-cell office:value-type="float" office:value="1427748889.67928" calcext:value-type="float">
            <text:p>1427748889.67928</text:p>
          </table:table-cell>
          <table:table-cell/>
          <table:table-cell table:formula="of:=MAX([.B127];[.D127];[.G127])-MAX([.A127];[.C127];[.E127])" office:value-type="float" office:value="1.26015996932983" calcext:value-type="float">
            <text:p>1.2601599693</text:p>
          </table:table-cell>
          <table:table-cell table:formula="of:=IF(NOT(ISBLANK([.E127]));[.I127];&quot;&quot;)" office:value-type="float" office:value="1.26015996932983" calcext:value-type="float">
            <text:p>1.2601599693</text:p>
          </table:table-cell>
          <table:table-cell table:formula="of:=IF(OR(ISBLANK([.E127]);[.I127]&lt;=0);&quot;&quot;;[.I127])" office:value-type="float" office:value="1.26015996932983" calcext:value-type="float">
            <text:p>1.26015996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8.4197" calcext:value-type="float">
            <text:p>1427748888.4197</text:p>
          </table:table-cell>
          <table:table-cell office:value-type="float" office:value="1427748889.64312" calcext:value-type="float">
            <text:p>1427748889.64312</text:p>
          </table:table-cell>
          <table:table-cell office:value-type="float" office:value="1427748889.67952" calcext:value-type="float">
            <text:p>1427748889.67952</text:p>
          </table:table-cell>
          <table:table-cell/>
          <table:table-cell table:formula="of:=MAX([.B128];[.D128];[.G128])-MAX([.A128];[.C128];[.E128])" office:value-type="float" office:value="1.25981998443604" calcext:value-type="float">
            <text:p>1.2598199844</text:p>
          </table:table-cell>
          <table:table-cell table:formula="of:=IF(NOT(ISBLANK([.E128]));[.I128];&quot;&quot;)" office:value-type="float" office:value="1.25981998443604" calcext:value-type="float">
            <text:p>1.2598199844</text:p>
          </table:table-cell>
          <table:table-cell table:formula="of:=IF(OR(ISBLANK([.E128]);[.I128]&lt;=0);&quot;&quot;;[.I128])" office:value-type="float" office:value="1.25981998443604" calcext:value-type="float">
            <text:p>1.25981998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8.42027" calcext:value-type="float">
            <text:p>1427748888.42027</text:p>
          </table:table-cell>
          <table:table-cell office:value-type="float" office:value="1427748889.64327" calcext:value-type="float">
            <text:p>1427748889.64327</text:p>
          </table:table-cell>
          <table:table-cell office:value-type="float" office:value="1427748889.67938" calcext:value-type="float">
            <text:p>1427748889.67938</text:p>
          </table:table-cell>
          <table:table-cell/>
          <table:table-cell table:formula="of:=MAX([.B129];[.D129];[.G129])-MAX([.A129];[.C129];[.E129])" office:value-type="float" office:value="1.25910997390747" calcext:value-type="float">
            <text:p>1.2591099739</text:p>
          </table:table-cell>
          <table:table-cell table:formula="of:=IF(NOT(ISBLANK([.E129]));[.I129];&quot;&quot;)" office:value-type="float" office:value="1.25910997390747" calcext:value-type="float">
            <text:p>1.2591099739</text:p>
          </table:table-cell>
          <table:table-cell table:formula="of:=IF(OR(ISBLANK([.E129]);[.I129]&lt;=0);&quot;&quot;;[.I129])" office:value-type="float" office:value="1.25910997390747" calcext:value-type="float">
            <text:p>1.25910997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8.42084" calcext:value-type="float">
            <text:p>1427748888.42084</text:p>
          </table:table-cell>
          <table:table-cell office:value-type="float" office:value="1427748889.64319" calcext:value-type="float">
            <text:p>1427748889.64319</text:p>
          </table:table-cell>
          <table:table-cell office:value-type="float" office:value="1427748889.6758" calcext:value-type="float">
            <text:p>1427748889.6758</text:p>
          </table:table-cell>
          <table:table-cell/>
          <table:table-cell table:formula="of:=MAX([.B130];[.D130];[.G130])-MAX([.A130];[.C130];[.E130])" office:value-type="float" office:value="1.25496006011963" calcext:value-type="float">
            <text:p>1.2549600601</text:p>
          </table:table-cell>
          <table:table-cell table:formula="of:=IF(NOT(ISBLANK([.E130]));[.I130];&quot;&quot;)" office:value-type="float" office:value="1.25496006011963" calcext:value-type="float">
            <text:p>1.2549600601</text:p>
          </table:table-cell>
          <table:table-cell table:formula="of:=IF(OR(ISBLANK([.E130]);[.I130]&lt;=0);&quot;&quot;;[.I130])" office:value-type="float" office:value="1.25496006011963" calcext:value-type="float">
            <text:p>1.25496006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8.4215" calcext:value-type="float">
            <text:p>1427748888.4215</text:p>
          </table:table-cell>
          <table:table-cell office:value-type="float" office:value="1427748889.64346" calcext:value-type="float">
            <text:p>1427748889.64346</text:p>
          </table:table-cell>
          <table:table-cell office:value-type="float" office:value="1427748889.68273" calcext:value-type="float">
            <text:p>1427748889.68273</text:p>
          </table:table-cell>
          <table:table-cell/>
          <table:table-cell table:formula="of:=MAX([.B131];[.D131];[.G131])-MAX([.A131];[.C131];[.E131])" office:value-type="float" office:value="1.26122999191284" calcext:value-type="float">
            <text:p>1.2612299919</text:p>
          </table:table-cell>
          <table:table-cell table:formula="of:=IF(NOT(ISBLANK([.E131]));[.I131];&quot;&quot;)" office:value-type="float" office:value="1.26122999191284" calcext:value-type="float">
            <text:p>1.2612299919</text:p>
          </table:table-cell>
          <table:table-cell table:formula="of:=IF(OR(ISBLANK([.E131]);[.I131]&lt;=0);&quot;&quot;;[.I131])" office:value-type="float" office:value="1.26122999191284" calcext:value-type="float">
            <text:p>1.26122999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8.42256" calcext:value-type="float">
            <text:p>1427748888.42256</text:p>
          </table:table-cell>
          <table:table-cell office:value-type="float" office:value="1427748889.72879" calcext:value-type="float">
            <text:p>1427748889.72879</text:p>
          </table:table-cell>
          <table:table-cell office:value-type="float" office:value="1427748889.76348" calcext:value-type="float">
            <text:p>1427748889.76348</text:p>
          </table:table-cell>
          <table:table-cell/>
          <table:table-cell table:formula="of:=MAX([.B132];[.D132];[.G132])-MAX([.A132];[.C132];[.E132])" office:value-type="float" office:value="1.34091997146606" calcext:value-type="float">
            <text:p>1.3409199715</text:p>
          </table:table-cell>
          <table:table-cell table:formula="of:=IF(NOT(ISBLANK([.E132]));[.I132];&quot;&quot;)" office:value-type="float" office:value="1.34091997146606" calcext:value-type="float">
            <text:p>1.3409199715</text:p>
          </table:table-cell>
          <table:table-cell table:formula="of:=IF(OR(ISBLANK([.E132]);[.I132]&lt;=0);&quot;&quot;;[.I132])" office:value-type="float" office:value="1.34091997146606" calcext:value-type="float">
            <text:p>1.34091997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8.42359" calcext:value-type="float">
            <text:p>1427748888.42359</text:p>
          </table:table-cell>
          <table:table-cell office:value-type="float" office:value="1427748889.64306" calcext:value-type="float">
            <text:p>1427748889.64306</text:p>
          </table:table-cell>
          <table:table-cell office:value-type="float" office:value="1427748889.67964" calcext:value-type="float">
            <text:p>1427748889.67964</text:p>
          </table:table-cell>
          <table:table-cell/>
          <table:table-cell table:formula="of:=MAX([.B133];[.D133];[.G133])-MAX([.A133];[.C133];[.E133])" office:value-type="float" office:value="1.25605010986328" calcext:value-type="float">
            <text:p>1.2560501099</text:p>
          </table:table-cell>
          <table:table-cell table:formula="of:=IF(NOT(ISBLANK([.E133]));[.I133];&quot;&quot;)" office:value-type="float" office:value="1.25605010986328" calcext:value-type="float">
            <text:p>1.2560501099</text:p>
          </table:table-cell>
          <table:table-cell table:formula="of:=IF(OR(ISBLANK([.E133]);[.I133]&lt;=0);&quot;&quot;;[.I133])" office:value-type="float" office:value="1.25605010986328" calcext:value-type="float">
            <text:p>1.25605010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8.42419" calcext:value-type="float">
            <text:p>1427748888.42419</text:p>
          </table:table-cell>
          <table:table-cell office:value-type="float" office:value="1427748889.64351" calcext:value-type="float">
            <text:p>1427748889.64351</text:p>
          </table:table-cell>
          <table:table-cell office:value-type="float" office:value="1427748889.67958" calcext:value-type="float">
            <text:p>1427748889.67958</text:p>
          </table:table-cell>
          <table:table-cell/>
          <table:table-cell table:formula="of:=MAX([.B134];[.D134];[.G134])-MAX([.A134];[.C134];[.E134])" office:value-type="float" office:value="1.25538992881775" calcext:value-type="float">
            <text:p>1.2553899288</text:p>
          </table:table-cell>
          <table:table-cell table:formula="of:=IF(NOT(ISBLANK([.E134]));[.I134];&quot;&quot;)" office:value-type="float" office:value="1.25538992881775" calcext:value-type="float">
            <text:p>1.2553899288</text:p>
          </table:table-cell>
          <table:table-cell table:formula="of:=IF(OR(ISBLANK([.E134]);[.I134]&lt;=0);&quot;&quot;;[.I134])" office:value-type="float" office:value="1.25538992881775" calcext:value-type="float">
            <text:p>1.2553899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89.7635" calcext:value-type="float">
            <text:p>1427748889.7635</text:p>
          </table:table-cell>
          <table:table-cell office:value-type="float" office:value="1427748891.0971" calcext:value-type="float">
            <text:p>1427748891.0971</text:p>
          </table:table-cell>
          <table:table-cell table:number-columns-repeated="4"/>
          <table:table-cell table:formula="of:=MAX([.B135];[.D135];[.G135])-MAX([.A135];[.C135];[.E135])" office:value-type="float" office:value="1.33360004425049" calcext:value-type="float">
            <text:p>1.3336000443</text:p>
          </table:table-cell>
          <table:table-cell table:formula="of:=IF(NOT(ISBLANK([.E135]));[.I135];&quot;&quot;)">
            <text:p/>
          </table:table-cell>
          <table:table-cell table:formula="of:=IF(OR(ISBLANK([.E135]);[.I135]&lt;=0);&quot;&quot;;[.I1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9.76351" calcext:value-type="float">
            <text:p>1427748889.76351</text:p>
          </table:table-cell>
          <table:table-cell office:value-type="float" office:value="1427748890.97927" calcext:value-type="float">
            <text:p>1427748890.97927</text:p>
          </table:table-cell>
          <table:table-cell office:value-type="float" office:value="1427748891.01937" calcext:value-type="float">
            <text:p>1427748891.01937</text:p>
          </table:table-cell>
          <table:table-cell/>
          <table:table-cell table:formula="of:=MAX([.B136];[.D136];[.G136])-MAX([.A136];[.C136];[.E136])" office:value-type="float" office:value="1.25586009025574" calcext:value-type="float">
            <text:p>1.2558600903</text:p>
          </table:table-cell>
          <table:table-cell table:formula="of:=IF(NOT(ISBLANK([.E136]));[.I136];&quot;&quot;)" office:value-type="float" office:value="1.25586009025574" calcext:value-type="float">
            <text:p>1.2558600903</text:p>
          </table:table-cell>
          <table:table-cell table:formula="of:=IF(OR(ISBLANK([.E136]);[.I136]&lt;=0);&quot;&quot;;[.I136])" office:value-type="float" office:value="1.25586009025574" calcext:value-type="float">
            <text:p>1.25586009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9.76572" calcext:value-type="float">
            <text:p>1427748889.76572</text:p>
          </table:table-cell>
          <table:table-cell office:value-type="float" office:value="1427748890.97911" calcext:value-type="float">
            <text:p>1427748890.97911</text:p>
          </table:table-cell>
          <table:table-cell office:value-type="float" office:value="1427748891.0097" calcext:value-type="float">
            <text:p>1427748891.0097</text:p>
          </table:table-cell>
          <table:table-cell/>
          <table:table-cell table:formula="of:=MAX([.B137];[.D137];[.G137])-MAX([.A137];[.C137];[.E137])" office:value-type="float" office:value="1.24398016929626" calcext:value-type="float">
            <text:p>1.2439801693</text:p>
          </table:table-cell>
          <table:table-cell table:formula="of:=IF(NOT(ISBLANK([.E137]));[.I137];&quot;&quot;)" office:value-type="float" office:value="1.24398016929626" calcext:value-type="float">
            <text:p>1.2439801693</text:p>
          </table:table-cell>
          <table:table-cell table:formula="of:=IF(OR(ISBLANK([.E137]);[.I137]&lt;=0);&quot;&quot;;[.I137])" office:value-type="float" office:value="1.24398016929626" calcext:value-type="float">
            <text:p>1.24398016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9.76712" calcext:value-type="float">
            <text:p>1427748889.76712</text:p>
          </table:table-cell>
          <table:table-cell office:value-type="float" office:value="1427748890.97894" calcext:value-type="float">
            <text:p>1427748890.97894</text:p>
          </table:table-cell>
          <table:table-cell office:value-type="float" office:value="1427748891.01553" calcext:value-type="float">
            <text:p>1427748891.01553</text:p>
          </table:table-cell>
          <table:table-cell/>
          <table:table-cell table:formula="of:=MAX([.B138];[.D138];[.G138])-MAX([.A138];[.C138];[.E138])" office:value-type="float" office:value="1.24841022491455" calcext:value-type="float">
            <text:p>1.2484102249</text:p>
          </table:table-cell>
          <table:table-cell table:formula="of:=IF(NOT(ISBLANK([.E138]));[.I138];&quot;&quot;)" office:value-type="float" office:value="1.24841022491455" calcext:value-type="float">
            <text:p>1.2484102249</text:p>
          </table:table-cell>
          <table:table-cell table:formula="of:=IF(OR(ISBLANK([.E138]);[.I138]&lt;=0);&quot;&quot;;[.I138])" office:value-type="float" office:value="1.24841022491455" calcext:value-type="float">
            <text:p>1.24841022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9.76782" calcext:value-type="float">
            <text:p>1427748889.76782</text:p>
          </table:table-cell>
          <table:table-cell office:value-type="float" office:value="1427748891.0639" calcext:value-type="float">
            <text:p>1427748891.0639</text:p>
          </table:table-cell>
          <table:table-cell office:value-type="float" office:value="1427748891.0971" calcext:value-type="float">
            <text:p>1427748891.0971</text:p>
          </table:table-cell>
          <table:table-cell/>
          <table:table-cell table:formula="of:=MAX([.B139];[.D139];[.G139])-MAX([.A139];[.C139];[.E139])" office:value-type="float" office:value="1.32928013801575" calcext:value-type="float">
            <text:p>1.329280138</text:p>
          </table:table-cell>
          <table:table-cell table:formula="of:=IF(NOT(ISBLANK([.E139]));[.I139];&quot;&quot;)" office:value-type="float" office:value="1.32928013801575" calcext:value-type="float">
            <text:p>1.329280138</text:p>
          </table:table-cell>
          <table:table-cell table:formula="of:=IF(OR(ISBLANK([.E139]);[.I139]&lt;=0);&quot;&quot;;[.I139])" office:value-type="float" office:value="1.32928013801575" calcext:value-type="float">
            <text:p>1.3292801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9.76832" calcext:value-type="float">
            <text:p>1427748889.76832</text:p>
          </table:table-cell>
          <table:table-cell office:value-type="float" office:value="1427748890.97905" calcext:value-type="float">
            <text:p>1427748890.97905</text:p>
          </table:table-cell>
          <table:table-cell office:value-type="float" office:value="1427748891.01148" calcext:value-type="float">
            <text:p>1427748891.01148</text:p>
          </table:table-cell>
          <table:table-cell/>
          <table:table-cell table:formula="of:=MAX([.B140];[.D140];[.G140])-MAX([.A140];[.C140];[.E140])" office:value-type="float" office:value="1.24316000938416" calcext:value-type="float">
            <text:p>1.2431600094</text:p>
          </table:table-cell>
          <table:table-cell table:formula="of:=IF(NOT(ISBLANK([.E140]));[.I140];&quot;&quot;)" office:value-type="float" office:value="1.24316000938416" calcext:value-type="float">
            <text:p>1.2431600094</text:p>
          </table:table-cell>
          <table:table-cell table:formula="of:=IF(OR(ISBLANK([.E140]);[.I140]&lt;=0);&quot;&quot;;[.I140])" office:value-type="float" office:value="1.24316000938416" calcext:value-type="float">
            <text:p>1.243160009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9.76882" calcext:value-type="float">
            <text:p>1427748889.76882</text:p>
          </table:table-cell>
          <table:table-cell office:value-type="float" office:value="1427748890.97916" calcext:value-type="float">
            <text:p>1427748890.97916</text:p>
          </table:table-cell>
          <table:table-cell office:value-type="float" office:value="1427748891.01299" calcext:value-type="float">
            <text:p>1427748891.01299</text:p>
          </table:table-cell>
          <table:table-cell/>
          <table:table-cell table:formula="of:=MAX([.B141];[.D141];[.G141])-MAX([.A141];[.C141];[.E141])" office:value-type="float" office:value="1.24416995048523" calcext:value-type="float">
            <text:p>1.2441699505</text:p>
          </table:table-cell>
          <table:table-cell table:formula="of:=IF(NOT(ISBLANK([.E141]));[.I141];&quot;&quot;)" office:value-type="float" office:value="1.24416995048523" calcext:value-type="float">
            <text:p>1.2441699505</text:p>
          </table:table-cell>
          <table:table-cell table:formula="of:=IF(OR(ISBLANK([.E141]);[.I141]&lt;=0);&quot;&quot;;[.I141])" office:value-type="float" office:value="1.24416995048523" calcext:value-type="float">
            <text:p>1.24416995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9.76934" calcext:value-type="float">
            <text:p>1427748889.76934</text:p>
          </table:table-cell>
          <table:table-cell office:value-type="float" office:value="1427748890.97921" calcext:value-type="float">
            <text:p>1427748890.97921</text:p>
          </table:table-cell>
          <table:table-cell office:value-type="float" office:value="1427748891.01944" calcext:value-type="float">
            <text:p>1427748891.01944</text:p>
          </table:table-cell>
          <table:table-cell/>
          <table:table-cell table:formula="of:=MAX([.B142];[.D142];[.G142])-MAX([.A142];[.C142];[.E142])" office:value-type="float" office:value="1.25009989738464" calcext:value-type="float">
            <text:p>1.2500998974</text:p>
          </table:table-cell>
          <table:table-cell table:formula="of:=IF(NOT(ISBLANK([.E142]));[.I142];&quot;&quot;)" office:value-type="float" office:value="1.25009989738464" calcext:value-type="float">
            <text:p>1.2500998974</text:p>
          </table:table-cell>
          <table:table-cell table:formula="of:=IF(OR(ISBLANK([.E142]);[.I142]&lt;=0);&quot;&quot;;[.I142])" office:value-type="float" office:value="1.25009989738464" calcext:value-type="float">
            <text:p>1.25009989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9.76984" calcext:value-type="float">
            <text:p>1427748889.76984</text:p>
          </table:table-cell>
          <table:table-cell office:value-type="float" office:value="1427748890.98653" calcext:value-type="float">
            <text:p>1427748890.98653</text:p>
          </table:table-cell>
          <table:table-cell office:value-type="float" office:value="1427748891.01939" calcext:value-type="float">
            <text:p>1427748891.01939</text:p>
          </table:table-cell>
          <table:table-cell/>
          <table:table-cell table:formula="of:=MAX([.B143];[.D143];[.G143])-MAX([.A143];[.C143];[.E143])" office:value-type="float" office:value="1.24955010414124" calcext:value-type="float">
            <text:p>1.2495501041</text:p>
          </table:table-cell>
          <table:table-cell table:formula="of:=IF(NOT(ISBLANK([.E143]));[.I143];&quot;&quot;)" office:value-type="float" office:value="1.24955010414124" calcext:value-type="float">
            <text:p>1.2495501041</text:p>
          </table:table-cell>
          <table:table-cell table:formula="of:=IF(OR(ISBLANK([.E143]);[.I143]&lt;=0);&quot;&quot;;[.I143])" office:value-type="float" office:value="1.24955010414124" calcext:value-type="float">
            <text:p>1.24955010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9.77035" calcext:value-type="float">
            <text:p>1427748889.77035</text:p>
          </table:table-cell>
          <table:table-cell office:value-type="float" office:value="1427748890.979" calcext:value-type="float">
            <text:p>1427748890.979</text:p>
          </table:table-cell>
          <table:table-cell office:value-type="float" office:value="1427748891.01536" calcext:value-type="float">
            <text:p>1427748891.01536</text:p>
          </table:table-cell>
          <table:table-cell/>
          <table:table-cell table:formula="of:=MAX([.B144];[.D144];[.G144])-MAX([.A144];[.C144];[.E144])" office:value-type="float" office:value="1.24501013755798" calcext:value-type="float">
            <text:p>1.2450101376</text:p>
          </table:table-cell>
          <table:table-cell table:formula="of:=IF(NOT(ISBLANK([.E144]));[.I144];&quot;&quot;)" office:value-type="float" office:value="1.24501013755798" calcext:value-type="float">
            <text:p>1.2450101376</text:p>
          </table:table-cell>
          <table:table-cell table:formula="of:=IF(OR(ISBLANK([.E144]);[.I144]&lt;=0);&quot;&quot;;[.I144])" office:value-type="float" office:value="1.24501013755798" calcext:value-type="float">
            <text:p>1.24501013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89.77085" calcext:value-type="float">
            <text:p>1427748889.77085</text:p>
          </table:table-cell>
          <table:table-cell office:value-type="float" office:value="1427748890.97932" calcext:value-type="float">
            <text:p>1427748890.97932</text:p>
          </table:table-cell>
          <table:table-cell office:value-type="float" office:value="1427748891.01947" calcext:value-type="float">
            <text:p>1427748891.01947</text:p>
          </table:table-cell>
          <table:table-cell/>
          <table:table-cell table:formula="of:=MAX([.B145];[.D145];[.G145])-MAX([.A145];[.C145];[.E145])" office:value-type="float" office:value="1.24862003326416" calcext:value-type="float">
            <text:p>1.2486200333</text:p>
          </table:table-cell>
          <table:table-cell table:formula="of:=IF(NOT(ISBLANK([.E145]));[.I145];&quot;&quot;)" office:value-type="float" office:value="1.24862003326416" calcext:value-type="float">
            <text:p>1.2486200333</text:p>
          </table:table-cell>
          <table:table-cell table:formula="of:=IF(OR(ISBLANK([.E145]);[.I145]&lt;=0);&quot;&quot;;[.I145])" office:value-type="float" office:value="1.24862003326416" calcext:value-type="float">
            <text:p>1.2486200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91.09711" calcext:value-type="float">
            <text:p>1427748891.09711</text:p>
          </table:table-cell>
          <table:table-cell office:value-type="float" office:value="1427748892.45935" calcext:value-type="float">
            <text:p>1427748892.45935</text:p>
          </table:table-cell>
          <table:table-cell table:number-columns-repeated="4"/>
          <table:table-cell table:formula="of:=MAX([.B146];[.D146];[.G146])-MAX([.A146];[.C146];[.E146])" office:value-type="float" office:value="1.36224007606506" calcext:value-type="float">
            <text:p>1.3622400761</text:p>
          </table:table-cell>
          <table:table-cell table:formula="of:=IF(NOT(ISBLANK([.E146]));[.I146];&quot;&quot;)">
            <text:p/>
          </table:table-cell>
          <table:table-cell table:formula="of:=IF(OR(ISBLANK([.E146]);[.I146]&lt;=0);&quot;&quot;;[.I1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1.09711" calcext:value-type="float">
            <text:p>1427748891.09711</text:p>
          </table:table-cell>
          <table:table-cell office:value-type="float" office:value="1427748892.32052" calcext:value-type="float">
            <text:p>1427748892.32052</text:p>
          </table:table-cell>
          <table:table-cell office:value-type="float" office:value="1427748892.3594" calcext:value-type="float">
            <text:p>1427748892.3594</text:p>
          </table:table-cell>
          <table:table-cell/>
          <table:table-cell table:formula="of:=MAX([.B147];[.D147];[.G147])-MAX([.A147];[.C147];[.E147])" office:value-type="float" office:value="1.26229000091553" calcext:value-type="float">
            <text:p>1.2622900009</text:p>
          </table:table-cell>
          <table:table-cell table:formula="of:=IF(NOT(ISBLANK([.E147]));[.I147];&quot;&quot;)" office:value-type="float" office:value="1.26229000091553" calcext:value-type="float">
            <text:p>1.2622900009</text:p>
          </table:table-cell>
          <table:table-cell table:formula="of:=IF(OR(ISBLANK([.E147]);[.I147]&lt;=0);&quot;&quot;;[.I147])" office:value-type="float" office:value="1.26229000091553" calcext:value-type="float">
            <text:p>1.26229000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1.09765" calcext:value-type="float">
            <text:p>1427748891.09765</text:p>
          </table:table-cell>
          <table:table-cell office:value-type="float" office:value="1427748892.32058" calcext:value-type="float">
            <text:p>1427748892.32058</text:p>
          </table:table-cell>
          <table:table-cell office:value-type="float" office:value="1427748892.35316" calcext:value-type="float">
            <text:p>1427748892.35316</text:p>
          </table:table-cell>
          <table:table-cell/>
          <table:table-cell table:formula="of:=MAX([.B148];[.D148];[.G148])-MAX([.A148];[.C148];[.E148])" office:value-type="float" office:value="1.25550985336304" calcext:value-type="float">
            <text:p>1.2555098534</text:p>
          </table:table-cell>
          <table:table-cell table:formula="of:=IF(NOT(ISBLANK([.E148]));[.I148];&quot;&quot;)" office:value-type="float" office:value="1.25550985336304" calcext:value-type="float">
            <text:p>1.2555098534</text:p>
          </table:table-cell>
          <table:table-cell table:formula="of:=IF(OR(ISBLANK([.E148]);[.I148]&lt;=0);&quot;&quot;;[.I148])" office:value-type="float" office:value="1.25550985336304" calcext:value-type="float">
            <text:p>1.25550985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1.09852" calcext:value-type="float">
            <text:p>1427748891.09852</text:p>
          </table:table-cell>
          <table:table-cell office:value-type="float" office:value="1427748892.32064" calcext:value-type="float">
            <text:p>1427748892.32064</text:p>
          </table:table-cell>
          <table:table-cell office:value-type="float" office:value="1427748892.35644" calcext:value-type="float">
            <text:p>1427748892.35644</text:p>
          </table:table-cell>
          <table:table-cell/>
          <table:table-cell table:formula="of:=MAX([.B149];[.D149];[.G149])-MAX([.A149];[.C149];[.E149])" office:value-type="float" office:value="1.25792002677917" calcext:value-type="float">
            <text:p>1.2579200268</text:p>
          </table:table-cell>
          <table:table-cell table:formula="of:=IF(NOT(ISBLANK([.E149]));[.I149];&quot;&quot;)" office:value-type="float" office:value="1.25792002677917" calcext:value-type="float">
            <text:p>1.2579200268</text:p>
          </table:table-cell>
          <table:table-cell table:formula="of:=IF(OR(ISBLANK([.E149]);[.I149]&lt;=0);&quot;&quot;;[.I149])" office:value-type="float" office:value="1.25792002677917" calcext:value-type="float">
            <text:p>1.25792002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1.09904" calcext:value-type="float">
            <text:p>1427748891.09904</text:p>
          </table:table-cell>
          <table:table-cell office:value-type="float" office:value="1427748892.32069" calcext:value-type="float">
            <text:p>1427748892.32069</text:p>
          </table:table-cell>
          <table:table-cell office:value-type="float" office:value="1427748892.35951" calcext:value-type="float">
            <text:p>1427748892.35951</text:p>
          </table:table-cell>
          <table:table-cell/>
          <table:table-cell table:formula="of:=MAX([.B150];[.D150];[.G150])-MAX([.A150];[.C150];[.E150])" office:value-type="float" office:value="1.26046991348267" calcext:value-type="float">
            <text:p>1.2604699135</text:p>
          </table:table-cell>
          <table:table-cell table:formula="of:=IF(NOT(ISBLANK([.E150]));[.I150];&quot;&quot;)" office:value-type="float" office:value="1.26046991348267" calcext:value-type="float">
            <text:p>1.2604699135</text:p>
          </table:table-cell>
          <table:table-cell table:formula="of:=IF(OR(ISBLANK([.E150]);[.I150]&lt;=0);&quot;&quot;;[.I150])" office:value-type="float" office:value="1.26046991348267" calcext:value-type="float">
            <text:p>1.26046991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1.09953" calcext:value-type="float">
            <text:p>1427748891.09953</text:p>
          </table:table-cell>
          <table:table-cell office:value-type="float" office:value="1427748892.32074" calcext:value-type="float">
            <text:p>1427748892.32074</text:p>
          </table:table-cell>
          <table:table-cell office:value-type="float" office:value="1427748892.35639" calcext:value-type="float">
            <text:p>1427748892.35639</text:p>
          </table:table-cell>
          <table:table-cell/>
          <table:table-cell table:formula="of:=MAX([.B151];[.D151];[.G151])-MAX([.A151];[.C151];[.E151])" office:value-type="float" office:value="1.25686001777649" calcext:value-type="float">
            <text:p>1.2568600178</text:p>
          </table:table-cell>
          <table:table-cell table:formula="of:=IF(NOT(ISBLANK([.E151]));[.I151];&quot;&quot;)" office:value-type="float" office:value="1.25686001777649" calcext:value-type="float">
            <text:p>1.2568600178</text:p>
          </table:table-cell>
          <table:table-cell table:formula="of:=IF(OR(ISBLANK([.E151]);[.I151]&lt;=0);&quot;&quot;;[.I151])" office:value-type="float" office:value="1.25686001777649" calcext:value-type="float">
            <text:p>1.25686001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1.10004" calcext:value-type="float">
            <text:p>1427748891.10004</text:p>
          </table:table-cell>
          <table:table-cell office:value-type="float" office:value="1427748892.3208" calcext:value-type="float">
            <text:p>1427748892.3208</text:p>
          </table:table-cell>
          <table:table-cell office:value-type="float" office:value="1427748892.35536" calcext:value-type="float">
            <text:p>1427748892.35536</text:p>
          </table:table-cell>
          <table:table-cell/>
          <table:table-cell table:formula="of:=MAX([.B152];[.D152];[.G152])-MAX([.A152];[.C152];[.E152])" office:value-type="float" office:value="1.25532007217407" calcext:value-type="float">
            <text:p>1.2553200722</text:p>
          </table:table-cell>
          <table:table-cell table:formula="of:=IF(NOT(ISBLANK([.E152]));[.I152];&quot;&quot;)" office:value-type="float" office:value="1.25532007217407" calcext:value-type="float">
            <text:p>1.2553200722</text:p>
          </table:table-cell>
          <table:table-cell table:formula="of:=IF(OR(ISBLANK([.E152]);[.I152]&lt;=0);&quot;&quot;;[.I152])" office:value-type="float" office:value="1.25532007217407" calcext:value-type="float">
            <text:p>1.25532007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1.10054" calcext:value-type="float">
            <text:p>1427748891.10054</text:p>
          </table:table-cell>
          <table:table-cell office:value-type="float" office:value="1427748892.32085" calcext:value-type="float">
            <text:p>1427748892.32085</text:p>
          </table:table-cell>
          <table:table-cell office:value-type="float" office:value="1427748892.35631" calcext:value-type="float">
            <text:p>1427748892.35631</text:p>
          </table:table-cell>
          <table:table-cell/>
          <table:table-cell table:formula="of:=MAX([.B153];[.D153];[.G153])-MAX([.A153];[.C153];[.E153])" office:value-type="float" office:value="1.25576996803284" calcext:value-type="float">
            <text:p>1.255769968</text:p>
          </table:table-cell>
          <table:table-cell table:formula="of:=IF(NOT(ISBLANK([.E153]));[.I153];&quot;&quot;)" office:value-type="float" office:value="1.25576996803284" calcext:value-type="float">
            <text:p>1.255769968</text:p>
          </table:table-cell>
          <table:table-cell table:formula="of:=IF(OR(ISBLANK([.E153]);[.I153]&lt;=0);&quot;&quot;;[.I153])" office:value-type="float" office:value="1.25576996803284" calcext:value-type="float">
            <text:p>1.2557699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1.10103" calcext:value-type="float">
            <text:p>1427748891.10103</text:p>
          </table:table-cell>
          <table:table-cell office:value-type="float" office:value="1427748892.35331" calcext:value-type="float">
            <text:p>1427748892.35331</text:p>
          </table:table-cell>
          <table:table-cell office:value-type="float" office:value="1427748892.38342" calcext:value-type="float">
            <text:p>1427748892.38342</text:p>
          </table:table-cell>
          <table:table-cell/>
          <table:table-cell table:formula="of:=MAX([.B154];[.D154];[.G154])-MAX([.A154];[.C154];[.E154])" office:value-type="float" office:value="1.28238987922668" calcext:value-type="float">
            <text:p>1.2823898792</text:p>
          </table:table-cell>
          <table:table-cell table:formula="of:=IF(NOT(ISBLANK([.E154]));[.I154];&quot;&quot;)" office:value-type="float" office:value="1.28238987922668" calcext:value-type="float">
            <text:p>1.2823898792</text:p>
          </table:table-cell>
          <table:table-cell table:formula="of:=IF(OR(ISBLANK([.E154]);[.I154]&lt;=0);&quot;&quot;;[.I154])" office:value-type="float" office:value="1.28238987922668" calcext:value-type="float">
            <text:p>1.28238987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1.10151" calcext:value-type="float">
            <text:p>1427748891.10151</text:p>
          </table:table-cell>
          <table:table-cell office:value-type="float" office:value="1427748892.42429" calcext:value-type="float">
            <text:p>1427748892.42429</text:p>
          </table:table-cell>
          <table:table-cell office:value-type="float" office:value="1427748892.45933" calcext:value-type="float">
            <text:p>1427748892.45933</text:p>
          </table:table-cell>
          <table:table-cell/>
          <table:table-cell table:formula="of:=MAX([.B155];[.D155];[.G155])-MAX([.A155];[.C155];[.E155])" office:value-type="float" office:value="1.3578200340271" calcext:value-type="float">
            <text:p>1.357820034</text:p>
          </table:table-cell>
          <table:table-cell table:formula="of:=IF(NOT(ISBLANK([.E155]));[.I155];&quot;&quot;)" office:value-type="float" office:value="1.3578200340271" calcext:value-type="float">
            <text:p>1.357820034</text:p>
          </table:table-cell>
          <table:table-cell table:formula="of:=IF(OR(ISBLANK([.E155]);[.I155]&lt;=0);&quot;&quot;;[.I155])" office:value-type="float" office:value="1.3578200340271" calcext:value-type="float">
            <text:p>1.3578200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1.10199" calcext:value-type="float">
            <text:p>1427748891.10199</text:p>
          </table:table-cell>
          <table:table-cell office:value-type="float" office:value="1427748892.3209" calcext:value-type="float">
            <text:p>1427748892.3209</text:p>
          </table:table-cell>
          <table:table-cell office:value-type="float" office:value="1427748892.3631" calcext:value-type="float">
            <text:p>1427748892.3631</text:p>
          </table:table-cell>
          <table:table-cell/>
          <table:table-cell table:formula="of:=MAX([.B156];[.D156];[.G156])-MAX([.A156];[.C156];[.E156])" office:value-type="float" office:value="1.26111006736755" calcext:value-type="float">
            <text:p>1.2611100674</text:p>
          </table:table-cell>
          <table:table-cell table:formula="of:=IF(NOT(ISBLANK([.E156]));[.I156];&quot;&quot;)" office:value-type="float" office:value="1.26111006736755" calcext:value-type="float">
            <text:p>1.2611100674</text:p>
          </table:table-cell>
          <table:table-cell table:formula="of:=IF(OR(ISBLANK([.E156]);[.I156]&lt;=0);&quot;&quot;;[.I156])" office:value-type="float" office:value="1.26111006736755" calcext:value-type="float">
            <text:p>1.26111006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92.45936" calcext:value-type="float">
            <text:p>1427748892.45936</text:p>
          </table:table-cell>
          <table:table-cell office:value-type="float" office:value="1427748893.80587" calcext:value-type="float">
            <text:p>1427748893.80587</text:p>
          </table:table-cell>
          <table:table-cell table:number-columns-repeated="4"/>
          <table:table-cell table:formula="of:=MAX([.B157];[.D157];[.G157])-MAX([.A157];[.C157];[.E157])" office:value-type="float" office:value="1.34651017189026" calcext:value-type="float">
            <text:p>1.3465101719</text:p>
          </table:table-cell>
          <table:table-cell table:formula="of:=IF(NOT(ISBLANK([.E157]));[.I157];&quot;&quot;)">
            <text:p/>
          </table:table-cell>
          <table:table-cell table:formula="of:=IF(OR(ISBLANK([.E157]);[.I157]&lt;=0);&quot;&quot;;[.I1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2.45936" calcext:value-type="float">
            <text:p>1427748892.45936</text:p>
          </table:table-cell>
          <table:table-cell office:value-type="float" office:value="1427748893.68296" calcext:value-type="float">
            <text:p>1427748893.68296</text:p>
          </table:table-cell>
          <table:table-cell office:value-type="float" office:value="1427748893.72015" calcext:value-type="float">
            <text:p>1427748893.72015</text:p>
          </table:table-cell>
          <table:table-cell/>
          <table:table-cell table:formula="of:=MAX([.B158];[.D158];[.G158])-MAX([.A158];[.C158];[.E158])" office:value-type="float" office:value="1.2607901096344" calcext:value-type="float">
            <text:p>1.2607901096</text:p>
          </table:table-cell>
          <table:table-cell table:formula="of:=IF(NOT(ISBLANK([.E158]));[.I158];&quot;&quot;)" office:value-type="float" office:value="1.2607901096344" calcext:value-type="float">
            <text:p>1.2607901096</text:p>
          </table:table-cell>
          <table:table-cell table:formula="of:=IF(OR(ISBLANK([.E158]);[.I158]&lt;=0);&quot;&quot;;[.I158])" office:value-type="float" office:value="1.2607901096344" calcext:value-type="float">
            <text:p>1.26079010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2.46002" calcext:value-type="float">
            <text:p>1427748892.46002</text:p>
          </table:table-cell>
          <table:table-cell office:value-type="float" office:value="1427748893.68336" calcext:value-type="float">
            <text:p>1427748893.68336</text:p>
          </table:table-cell>
          <table:table-cell office:value-type="float" office:value="1427748893.71563" calcext:value-type="float">
            <text:p>1427748893.71563</text:p>
          </table:table-cell>
          <table:table-cell/>
          <table:table-cell table:formula="of:=MAX([.B159];[.D159];[.G159])-MAX([.A159];[.C159];[.E159])" office:value-type="float" office:value="1.25560998916626" calcext:value-type="float">
            <text:p>1.2556099892</text:p>
          </table:table-cell>
          <table:table-cell table:formula="of:=IF(NOT(ISBLANK([.E159]));[.I159];&quot;&quot;)" office:value-type="float" office:value="1.25560998916626" calcext:value-type="float">
            <text:p>1.2556099892</text:p>
          </table:table-cell>
          <table:table-cell table:formula="of:=IF(OR(ISBLANK([.E159]);[.I159]&lt;=0);&quot;&quot;;[.I159])" office:value-type="float" office:value="1.25560998916626" calcext:value-type="float">
            <text:p>1.25560998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2.46066" calcext:value-type="float">
            <text:p>1427748892.46066</text:p>
          </table:table-cell>
          <table:table-cell office:value-type="float" office:value="1427748893.77438" calcext:value-type="float">
            <text:p>1427748893.77438</text:p>
          </table:table-cell>
          <table:table-cell office:value-type="float" office:value="1427748893.80587" calcext:value-type="float">
            <text:p>1427748893.80587</text:p>
          </table:table-cell>
          <table:table-cell/>
          <table:table-cell table:formula="of:=MAX([.B160];[.D160];[.G160])-MAX([.A160];[.C160];[.E160])" office:value-type="float" office:value="1.34521007537842" calcext:value-type="float">
            <text:p>1.3452100754</text:p>
          </table:table-cell>
          <table:table-cell table:formula="of:=IF(NOT(ISBLANK([.E160]));[.I160];&quot;&quot;)" office:value-type="float" office:value="1.34521007537842" calcext:value-type="float">
            <text:p>1.3452100754</text:p>
          </table:table-cell>
          <table:table-cell table:formula="of:=IF(OR(ISBLANK([.E160]);[.I160]&lt;=0);&quot;&quot;;[.I160])" office:value-type="float" office:value="1.34521007537842" calcext:value-type="float">
            <text:p>1.34521007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2.46125" calcext:value-type="float">
            <text:p>1427748892.46125</text:p>
          </table:table-cell>
          <table:table-cell office:value-type="float" office:value="1427748893.69005" calcext:value-type="float">
            <text:p>1427748893.69005</text:p>
          </table:table-cell>
          <table:table-cell office:value-type="float" office:value="1427748893.72015" calcext:value-type="float">
            <text:p>1427748893.72015</text:p>
          </table:table-cell>
          <table:table-cell/>
          <table:table-cell table:formula="of:=MAX([.B161];[.D161];[.G161])-MAX([.A161];[.C161];[.E161])" office:value-type="float" office:value="1.25889992713928" calcext:value-type="float">
            <text:p>1.2588999271</text:p>
          </table:table-cell>
          <table:table-cell table:formula="of:=IF(NOT(ISBLANK([.E161]));[.I161];&quot;&quot;)" office:value-type="float" office:value="1.25889992713928" calcext:value-type="float">
            <text:p>1.2588999271</text:p>
          </table:table-cell>
          <table:table-cell table:formula="of:=IF(OR(ISBLANK([.E161]);[.I161]&lt;=0);&quot;&quot;;[.I161])" office:value-type="float" office:value="1.25889992713928" calcext:value-type="float">
            <text:p>1.25889992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2.46205" calcext:value-type="float">
            <text:p>1427748892.46205</text:p>
          </table:table-cell>
          <table:table-cell office:value-type="float" office:value="1427748893.68307" calcext:value-type="float">
            <text:p>1427748893.68307</text:p>
          </table:table-cell>
          <table:table-cell office:value-type="float" office:value="1427748893.71544" calcext:value-type="float">
            <text:p>1427748893.71544</text:p>
          </table:table-cell>
          <table:table-cell/>
          <table:table-cell table:formula="of:=MAX([.B162];[.D162];[.G162])-MAX([.A162];[.C162];[.E162])" office:value-type="float" office:value="1.25339007377625" calcext:value-type="float">
            <text:p>1.2533900738</text:p>
          </table:table-cell>
          <table:table-cell table:formula="of:=IF(NOT(ISBLANK([.E162]));[.I162];&quot;&quot;)" office:value-type="float" office:value="1.25339007377625" calcext:value-type="float">
            <text:p>1.2533900738</text:p>
          </table:table-cell>
          <table:table-cell table:formula="of:=IF(OR(ISBLANK([.E162]);[.I162]&lt;=0);&quot;&quot;;[.I162])" office:value-type="float" office:value="1.25339007377625" calcext:value-type="float">
            <text:p>1.25339007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2.46264" calcext:value-type="float">
            <text:p>1427748892.46264</text:p>
          </table:table-cell>
          <table:table-cell office:value-type="float" office:value="1427748893.68323" calcext:value-type="float">
            <text:p>1427748893.68323</text:p>
          </table:table-cell>
          <table:table-cell office:value-type="float" office:value="1427748893.71559" calcext:value-type="float">
            <text:p>1427748893.71559</text:p>
          </table:table-cell>
          <table:table-cell/>
          <table:table-cell table:formula="of:=MAX([.B163];[.D163];[.G163])-MAX([.A163];[.C163];[.E163])" office:value-type="float" office:value="1.25294995307922" calcext:value-type="float">
            <text:p>1.2529499531</text:p>
          </table:table-cell>
          <table:table-cell table:formula="of:=IF(NOT(ISBLANK([.E163]));[.I163];&quot;&quot;)" office:value-type="float" office:value="1.25294995307922" calcext:value-type="float">
            <text:p>1.2529499531</text:p>
          </table:table-cell>
          <table:table-cell table:formula="of:=IF(OR(ISBLANK([.E163]);[.I163]&lt;=0);&quot;&quot;;[.I163])" office:value-type="float" office:value="1.25294995307922" calcext:value-type="float">
            <text:p>1.25294995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2.46326" calcext:value-type="float">
            <text:p>1427748892.46326</text:p>
          </table:table-cell>
          <table:table-cell office:value-type="float" office:value="1427748893.68329" calcext:value-type="float">
            <text:p>1427748893.68329</text:p>
          </table:table-cell>
          <table:table-cell office:value-type="float" office:value="1427748893.71818" calcext:value-type="float">
            <text:p>1427748893.71818</text:p>
          </table:table-cell>
          <table:table-cell/>
          <table:table-cell table:formula="of:=MAX([.B164];[.D164];[.G164])-MAX([.A164];[.C164];[.E164])" office:value-type="float" office:value="1.25492000579834" calcext:value-type="float">
            <text:p>1.2549200058</text:p>
          </table:table-cell>
          <table:table-cell table:formula="of:=IF(NOT(ISBLANK([.E164]));[.I164];&quot;&quot;)" office:value-type="float" office:value="1.25492000579834" calcext:value-type="float">
            <text:p>1.2549200058</text:p>
          </table:table-cell>
          <table:table-cell table:formula="of:=IF(OR(ISBLANK([.E164]);[.I164]&lt;=0);&quot;&quot;;[.I164])" office:value-type="float" office:value="1.25492000579834" calcext:value-type="float">
            <text:p>1.25492000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2.46388" calcext:value-type="float">
            <text:p>1427748892.46388</text:p>
          </table:table-cell>
          <table:table-cell office:value-type="float" office:value="1427748893.68302" calcext:value-type="float">
            <text:p>1427748893.68302</text:p>
          </table:table-cell>
          <table:table-cell office:value-type="float" office:value="1427748893.71695" calcext:value-type="float">
            <text:p>1427748893.71695</text:p>
          </table:table-cell>
          <table:table-cell/>
          <table:table-cell table:formula="of:=MAX([.B165];[.D165];[.G165])-MAX([.A165];[.C165];[.E165])" office:value-type="float" office:value="1.25306987762451" calcext:value-type="float">
            <text:p>1.2530698776</text:p>
          </table:table-cell>
          <table:table-cell table:formula="of:=IF(NOT(ISBLANK([.E165]));[.I165];&quot;&quot;)" office:value-type="float" office:value="1.25306987762451" calcext:value-type="float">
            <text:p>1.2530698776</text:p>
          </table:table-cell>
          <table:table-cell table:formula="of:=IF(OR(ISBLANK([.E165]);[.I165]&lt;=0);&quot;&quot;;[.I165])" office:value-type="float" office:value="1.25306987762451" calcext:value-type="float">
            <text:p>1.25306987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2.46451" calcext:value-type="float">
            <text:p>1427748892.46451</text:p>
          </table:table-cell>
          <table:table-cell office:value-type="float" office:value="1427748893.68313" calcext:value-type="float">
            <text:p>1427748893.68313</text:p>
          </table:table-cell>
          <table:table-cell office:value-type="float" office:value="1427748893.71543" calcext:value-type="float">
            <text:p>1427748893.71543</text:p>
          </table:table-cell>
          <table:table-cell/>
          <table:table-cell table:formula="of:=MAX([.B166];[.D166];[.G166])-MAX([.A166];[.C166];[.E166])" office:value-type="float" office:value="1.25092005729675" calcext:value-type="float">
            <text:p>1.2509200573</text:p>
          </table:table-cell>
          <table:table-cell table:formula="of:=IF(NOT(ISBLANK([.E166]));[.I166];&quot;&quot;)" office:value-type="float" office:value="1.25092005729675" calcext:value-type="float">
            <text:p>1.2509200573</text:p>
          </table:table-cell>
          <table:table-cell table:formula="of:=IF(OR(ISBLANK([.E166]);[.I166]&lt;=0);&quot;&quot;;[.I166])" office:value-type="float" office:value="1.25092005729675" calcext:value-type="float">
            <text:p>1.25092005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2.46512" calcext:value-type="float">
            <text:p>1427748892.46512</text:p>
          </table:table-cell>
          <table:table-cell office:value-type="float" office:value="1427748893.68318" calcext:value-type="float">
            <text:p>1427748893.68318</text:p>
          </table:table-cell>
          <table:table-cell office:value-type="float" office:value="1427748893.71936" calcext:value-type="float">
            <text:p>1427748893.71936</text:p>
          </table:table-cell>
          <table:table-cell/>
          <table:table-cell table:formula="of:=MAX([.B167];[.D167];[.G167])-MAX([.A167];[.C167];[.E167])" office:value-type="float" office:value="1.25424003601074" calcext:value-type="float">
            <text:p>1.254240036</text:p>
          </table:table-cell>
          <table:table-cell table:formula="of:=IF(NOT(ISBLANK([.E167]));[.I167];&quot;&quot;)" office:value-type="float" office:value="1.25424003601074" calcext:value-type="float">
            <text:p>1.254240036</text:p>
          </table:table-cell>
          <table:table-cell table:formula="of:=IF(OR(ISBLANK([.E167]);[.I167]&lt;=0);&quot;&quot;;[.I167])" office:value-type="float" office:value="1.25424003601074" calcext:value-type="float">
            <text:p>1.254240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93.80588" calcext:value-type="float">
            <text:p>1427748893.80588</text:p>
          </table:table-cell>
          <table:table-cell office:value-type="float" office:value="1427748895.39826" calcext:value-type="float">
            <text:p>1427748895.39826</text:p>
          </table:table-cell>
          <table:table-cell table:number-columns-repeated="4"/>
          <table:table-cell table:formula="of:=MAX([.B168];[.D168];[.G168])-MAX([.A168];[.C168];[.E168])" office:value-type="float" office:value="1.59238004684448" calcext:value-type="float">
            <text:p>1.5923800468</text:p>
          </table:table-cell>
          <table:table-cell table:formula="of:=IF(NOT(ISBLANK([.E168]));[.I168];&quot;&quot;)">
            <text:p/>
          </table:table-cell>
          <table:table-cell table:formula="of:=IF(OR(ISBLANK([.E168]);[.I168]&lt;=0);&quot;&quot;;[.I1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3.80588" calcext:value-type="float">
            <text:p>1427748893.80588</text:p>
          </table:table-cell>
          <table:table-cell office:value-type="float" office:value="1427748895.27572" calcext:value-type="float">
            <text:p>1427748895.27572</text:p>
          </table:table-cell>
          <table:table-cell office:value-type="float" office:value="1427748895.30979" calcext:value-type="float">
            <text:p>1427748895.30979</text:p>
          </table:table-cell>
          <table:table-cell/>
          <table:table-cell table:formula="of:=MAX([.B169];[.D169];[.G169])-MAX([.A169];[.C169];[.E169])" office:value-type="float" office:value="1.50390982627869" calcext:value-type="float">
            <text:p>1.5039098263</text:p>
          </table:table-cell>
          <table:table-cell table:formula="of:=IF(NOT(ISBLANK([.E169]));[.I169];&quot;&quot;)" office:value-type="float" office:value="1.50390982627869" calcext:value-type="float">
            <text:p>1.5039098263</text:p>
          </table:table-cell>
          <table:table-cell table:formula="of:=IF(OR(ISBLANK([.E169]);[.I169]&lt;=0);&quot;&quot;;[.I169])" office:value-type="float" office:value="1.50390982627869" calcext:value-type="float">
            <text:p>1.50390982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3.80659" calcext:value-type="float">
            <text:p>1427748893.80659</text:p>
          </table:table-cell>
          <table:table-cell office:value-type="float" office:value="1427748895.27584" calcext:value-type="float">
            <text:p>1427748895.27584</text:p>
          </table:table-cell>
          <table:table-cell office:value-type="float" office:value="1427748895.31333" calcext:value-type="float">
            <text:p>1427748895.31333</text:p>
          </table:table-cell>
          <table:table-cell/>
          <table:table-cell table:formula="of:=MAX([.B170];[.D170];[.G170])-MAX([.A170];[.C170];[.E170])" office:value-type="float" office:value="1.50673985481262" calcext:value-type="float">
            <text:p>1.5067398548</text:p>
          </table:table-cell>
          <table:table-cell table:formula="of:=IF(NOT(ISBLANK([.E170]));[.I170];&quot;&quot;)" office:value-type="float" office:value="1.50673985481262" calcext:value-type="float">
            <text:p>1.5067398548</text:p>
          </table:table-cell>
          <table:table-cell table:formula="of:=IF(OR(ISBLANK([.E170]);[.I170]&lt;=0);&quot;&quot;;[.I170])" office:value-type="float" office:value="1.50673985481262" calcext:value-type="float">
            <text:p>1.50673985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3.80707" calcext:value-type="float">
            <text:p>1427748893.80707</text:p>
          </table:table-cell>
          <table:table-cell office:value-type="float" office:value="1427748895.27579" calcext:value-type="float">
            <text:p>1427748895.27579</text:p>
          </table:table-cell>
          <table:table-cell office:value-type="float" office:value="1427748895.30497" calcext:value-type="float">
            <text:p>1427748895.30497</text:p>
          </table:table-cell>
          <table:table-cell/>
          <table:table-cell table:formula="of:=MAX([.B171];[.D171];[.G171])-MAX([.A171];[.C171];[.E171])" office:value-type="float" office:value="1.49790000915527" calcext:value-type="float">
            <text:p>1.4979000092</text:p>
          </table:table-cell>
          <table:table-cell table:formula="of:=IF(NOT(ISBLANK([.E171]));[.I171];&quot;&quot;)" office:value-type="float" office:value="1.49790000915527" calcext:value-type="float">
            <text:p>1.4979000092</text:p>
          </table:table-cell>
          <table:table-cell table:formula="of:=IF(OR(ISBLANK([.E171]);[.I171]&lt;=0);&quot;&quot;;[.I171])" office:value-type="float" office:value="1.49790000915527" calcext:value-type="float">
            <text:p>1.49790000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3.80781" calcext:value-type="float">
            <text:p>1427748893.80781</text:p>
          </table:table-cell>
          <table:table-cell office:value-type="float" office:value="1427748895.2759" calcext:value-type="float">
            <text:p>1427748895.2759</text:p>
          </table:table-cell>
          <table:table-cell office:value-type="float" office:value="1427748895.30751" calcext:value-type="float">
            <text:p>1427748895.30751</text:p>
          </table:table-cell>
          <table:table-cell/>
          <table:table-cell table:formula="of:=MAX([.B172];[.D172];[.G172])-MAX([.A172];[.C172];[.E172])" office:value-type="float" office:value="1.49969983100891" calcext:value-type="float">
            <text:p>1.499699831</text:p>
          </table:table-cell>
          <table:table-cell table:formula="of:=IF(NOT(ISBLANK([.E172]));[.I172];&quot;&quot;)" office:value-type="float" office:value="1.49969983100891" calcext:value-type="float">
            <text:p>1.499699831</text:p>
          </table:table-cell>
          <table:table-cell table:formula="of:=IF(OR(ISBLANK([.E172]);[.I172]&lt;=0);&quot;&quot;;[.I172])" office:value-type="float" office:value="1.49969983100891" calcext:value-type="float">
            <text:p>1.4996998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3.80912" calcext:value-type="float">
            <text:p>1427748893.80912</text:p>
          </table:table-cell>
          <table:table-cell office:value-type="float" office:value="1427748895.27601" calcext:value-type="float">
            <text:p>1427748895.27601</text:p>
          </table:table-cell>
          <table:table-cell office:value-type="float" office:value="1427748895.30745" calcext:value-type="float">
            <text:p>1427748895.30745</text:p>
          </table:table-cell>
          <table:table-cell/>
          <table:table-cell table:formula="of:=MAX([.B173];[.D173];[.G173])-MAX([.A173];[.C173];[.E173])" office:value-type="float" office:value="1.49833011627197" calcext:value-type="float">
            <text:p>1.4983301163</text:p>
          </table:table-cell>
          <table:table-cell table:formula="of:=IF(NOT(ISBLANK([.E173]));[.I173];&quot;&quot;)" office:value-type="float" office:value="1.49833011627197" calcext:value-type="float">
            <text:p>1.4983301163</text:p>
          </table:table-cell>
          <table:table-cell table:formula="of:=IF(OR(ISBLANK([.E173]);[.I173]&lt;=0);&quot;&quot;;[.I173])" office:value-type="float" office:value="1.49833011627197" calcext:value-type="float">
            <text:p>1.49833011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3.81095" calcext:value-type="float">
            <text:p>1427748893.81095</text:p>
          </table:table-cell>
          <table:table-cell office:value-type="float" office:value="1427748895.27595" calcext:value-type="float">
            <text:p>1427748895.27595</text:p>
          </table:table-cell>
          <table:table-cell office:value-type="float" office:value="1427748895.31339" calcext:value-type="float">
            <text:p>1427748895.31339</text:p>
          </table:table-cell>
          <table:table-cell/>
          <table:table-cell table:formula="of:=MAX([.B174];[.D174];[.G174])-MAX([.A174];[.C174];[.E174])" office:value-type="float" office:value="1.50243997573853" calcext:value-type="float">
            <text:p>1.5024399757</text:p>
          </table:table-cell>
          <table:table-cell table:formula="of:=IF(NOT(ISBLANK([.E174]));[.I174];&quot;&quot;)" office:value-type="float" office:value="1.50243997573853" calcext:value-type="float">
            <text:p>1.5024399757</text:p>
          </table:table-cell>
          <table:table-cell table:formula="of:=IF(OR(ISBLANK([.E174]);[.I174]&lt;=0);&quot;&quot;;[.I174])" office:value-type="float" office:value="1.50243997573853" calcext:value-type="float">
            <text:p>1.50243997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3.81226" calcext:value-type="float">
            <text:p>1427748893.81226</text:p>
          </table:table-cell>
          <table:table-cell office:value-type="float" office:value="1427748895.27606" calcext:value-type="float">
            <text:p>1427748895.27606</text:p>
          </table:table-cell>
          <table:table-cell office:value-type="float" office:value="1427748895.31154" calcext:value-type="float">
            <text:p>1427748895.31154</text:p>
          </table:table-cell>
          <table:table-cell/>
          <table:table-cell table:formula="of:=MAX([.B175];[.D175];[.G175])-MAX([.A175];[.C175];[.E175])" office:value-type="float" office:value="1.49927997589111" calcext:value-type="float">
            <text:p>1.4992799759</text:p>
          </table:table-cell>
          <table:table-cell table:formula="of:=IF(NOT(ISBLANK([.E175]));[.I175];&quot;&quot;)" office:value-type="float" office:value="1.49927997589111" calcext:value-type="float">
            <text:p>1.4992799759</text:p>
          </table:table-cell>
          <table:table-cell table:formula="of:=IF(OR(ISBLANK([.E175]);[.I175]&lt;=0);&quot;&quot;;[.I175])" office:value-type="float" office:value="1.49927997589111" calcext:value-type="float">
            <text:p>1.49927997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3.81371" calcext:value-type="float">
            <text:p>1427748893.81371</text:p>
          </table:table-cell>
          <table:table-cell office:value-type="float" office:value="1427748895.28203" calcext:value-type="float">
            <text:p>1427748895.28203</text:p>
          </table:table-cell>
          <table:table-cell office:value-type="float" office:value="1427748895.32177" calcext:value-type="float">
            <text:p>1427748895.32177</text:p>
          </table:table-cell>
          <table:table-cell/>
          <table:table-cell table:formula="of:=MAX([.B176];[.D176];[.G176])-MAX([.A176];[.C176];[.E176])" office:value-type="float" office:value="1.50805997848511" calcext:value-type="float">
            <text:p>1.5080599785</text:p>
          </table:table-cell>
          <table:table-cell table:formula="of:=IF(NOT(ISBLANK([.E176]));[.I176];&quot;&quot;)" office:value-type="float" office:value="1.50805997848511" calcext:value-type="float">
            <text:p>1.5080599785</text:p>
          </table:table-cell>
          <table:table-cell table:formula="of:=IF(OR(ISBLANK([.E176]);[.I176]&lt;=0);&quot;&quot;;[.I176])" office:value-type="float" office:value="1.50805997848511" calcext:value-type="float">
            <text:p>1.50805997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3.81502" calcext:value-type="float">
            <text:p>1427748893.81502</text:p>
          </table:table-cell>
          <table:table-cell office:value-type="float" office:value="1427748895.36439" calcext:value-type="float">
            <text:p>1427748895.36439</text:p>
          </table:table-cell>
          <table:table-cell office:value-type="float" office:value="1427748895.39826" calcext:value-type="float">
            <text:p>1427748895.39826</text:p>
          </table:table-cell>
          <table:table-cell/>
          <table:table-cell table:formula="of:=MAX([.B177];[.D177];[.G177])-MAX([.A177];[.C177];[.E177])" office:value-type="float" office:value="1.58324003219605" calcext:value-type="float">
            <text:p>1.5832400322</text:p>
          </table:table-cell>
          <table:table-cell table:formula="of:=IF(NOT(ISBLANK([.E177]));[.I177];&quot;&quot;)" office:value-type="float" office:value="1.58324003219605" calcext:value-type="float">
            <text:p>1.5832400322</text:p>
          </table:table-cell>
          <table:table-cell table:formula="of:=IF(OR(ISBLANK([.E177]);[.I177]&lt;=0);&quot;&quot;;[.I177])" office:value-type="float" office:value="1.58324003219605" calcext:value-type="float">
            <text:p>1.58324003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3.81602" calcext:value-type="float">
            <text:p>1427748893.81602</text:p>
          </table:table-cell>
          <table:table-cell office:value-type="float" office:value="1427748895.27611" calcext:value-type="float">
            <text:p>1427748895.27611</text:p>
          </table:table-cell>
          <table:table-cell office:value-type="float" office:value="1427748895.30979" calcext:value-type="float">
            <text:p>1427748895.30979</text:p>
          </table:table-cell>
          <table:table-cell/>
          <table:table-cell table:formula="of:=MAX([.B178];[.D178];[.G178])-MAX([.A178];[.C178];[.E178])" office:value-type="float" office:value="1.4937698841095" calcext:value-type="float">
            <text:p>1.4937698841</text:p>
          </table:table-cell>
          <table:table-cell table:formula="of:=IF(NOT(ISBLANK([.E178]));[.I178];&quot;&quot;)" office:value-type="float" office:value="1.4937698841095" calcext:value-type="float">
            <text:p>1.4937698841</text:p>
          </table:table-cell>
          <table:table-cell table:formula="of:=IF(OR(ISBLANK([.E178]);[.I178]&lt;=0);&quot;&quot;;[.I178])" office:value-type="float" office:value="1.4937698841095" calcext:value-type="float">
            <text:p>1.49376988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95.39827" calcext:value-type="float">
            <text:p>1427748895.39827</text:p>
          </table:table-cell>
          <table:table-cell office:value-type="float" office:value="1427748897.24858" calcext:value-type="float">
            <text:p>1427748897.24858</text:p>
          </table:table-cell>
          <table:table-cell table:number-columns-repeated="4"/>
          <table:table-cell table:formula="of:=MAX([.B179];[.D179];[.G179])-MAX([.A179];[.C179];[.E179])" office:value-type="float" office:value="1.85031008720398" calcext:value-type="float">
            <text:p>1.8503100872</text:p>
          </table:table-cell>
          <table:table-cell table:formula="of:=IF(NOT(ISBLANK([.E179]));[.I179];&quot;&quot;)">
            <text:p/>
          </table:table-cell>
          <table:table-cell table:formula="of:=IF(OR(ISBLANK([.E179]);[.I179]&lt;=0);&quot;&quot;;[.I1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5.39827" calcext:value-type="float">
            <text:p>1427748895.39827</text:p>
          </table:table-cell>
          <table:table-cell office:value-type="float" office:value="1427748897.11403" calcext:value-type="float">
            <text:p>1427748897.11403</text:p>
          </table:table-cell>
          <table:table-cell office:value-type="float" office:value="1427748897.14874" calcext:value-type="float">
            <text:p>1427748897.14874</text:p>
          </table:table-cell>
          <table:table-cell/>
          <table:table-cell table:formula="of:=MAX([.B180];[.D180];[.G180])-MAX([.A180];[.C180];[.E180])" office:value-type="float" office:value="1.75047016143799" calcext:value-type="float">
            <text:p>1.7504701614</text:p>
          </table:table-cell>
          <table:table-cell table:formula="of:=IF(NOT(ISBLANK([.E180]));[.I180];&quot;&quot;)" office:value-type="float" office:value="1.75047016143799" calcext:value-type="float">
            <text:p>1.7504701614</text:p>
          </table:table-cell>
          <table:table-cell table:formula="of:=IF(OR(ISBLANK([.E180]);[.I180]&lt;=0);&quot;&quot;;[.I180])" office:value-type="float" office:value="1.75047016143799" calcext:value-type="float">
            <text:p>1.75047016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5.39882" calcext:value-type="float">
            <text:p>1427748895.39882</text:p>
          </table:table-cell>
          <table:table-cell office:value-type="float" office:value="1427748897.1142" calcext:value-type="float">
            <text:p>1427748897.1142</text:p>
          </table:table-cell>
          <table:table-cell office:value-type="float" office:value="1427748897.14839" calcext:value-type="float">
            <text:p>1427748897.14839</text:p>
          </table:table-cell>
          <table:table-cell/>
          <table:table-cell table:formula="of:=MAX([.B181];[.D181];[.G181])-MAX([.A181];[.C181];[.E181])" office:value-type="float" office:value="1.74957013130188" calcext:value-type="float">
            <text:p>1.7495701313</text:p>
          </table:table-cell>
          <table:table-cell table:formula="of:=IF(NOT(ISBLANK([.E181]));[.I181];&quot;&quot;)" office:value-type="float" office:value="1.74957013130188" calcext:value-type="float">
            <text:p>1.7495701313</text:p>
          </table:table-cell>
          <table:table-cell table:formula="of:=IF(OR(ISBLANK([.E181]);[.I181]&lt;=0);&quot;&quot;;[.I181])" office:value-type="float" office:value="1.74957013130188" calcext:value-type="float">
            <text:p>1.74957013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5.39933" calcext:value-type="float">
            <text:p>1427748895.39933</text:p>
          </table:table-cell>
          <table:table-cell office:value-type="float" office:value="1427748897.11409" calcext:value-type="float">
            <text:p>1427748897.11409</text:p>
          </table:table-cell>
          <table:table-cell office:value-type="float" office:value="1427748897.14834" calcext:value-type="float">
            <text:p>1427748897.14834</text:p>
          </table:table-cell>
          <table:table-cell/>
          <table:table-cell table:formula="of:=MAX([.B182];[.D182];[.G182])-MAX([.A182];[.C182];[.E182])" office:value-type="float" office:value="1.74901008605957" calcext:value-type="float">
            <text:p>1.7490100861</text:p>
          </table:table-cell>
          <table:table-cell table:formula="of:=IF(NOT(ISBLANK([.E182]));[.I182];&quot;&quot;)" office:value-type="float" office:value="1.74901008605957" calcext:value-type="float">
            <text:p>1.7490100861</text:p>
          </table:table-cell>
          <table:table-cell table:formula="of:=IF(OR(ISBLANK([.E182]);[.I182]&lt;=0);&quot;&quot;;[.I182])" office:value-type="float" office:value="1.74901008605957" calcext:value-type="float">
            <text:p>1.74901008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5.39984" calcext:value-type="float">
            <text:p>1427748895.39984</text:p>
          </table:table-cell>
          <table:table-cell office:value-type="float" office:value="1427748897.11425" calcext:value-type="float">
            <text:p>1427748897.11425</text:p>
          </table:table-cell>
          <table:table-cell office:value-type="float" office:value="1427748897.14845" calcext:value-type="float">
            <text:p>1427748897.14845</text:p>
          </table:table-cell>
          <table:table-cell/>
          <table:table-cell table:formula="of:=MAX([.B183];[.D183];[.G183])-MAX([.A183];[.C183];[.E183])" office:value-type="float" office:value="1.74860978126526" calcext:value-type="float">
            <text:p>1.7486097813</text:p>
          </table:table-cell>
          <table:table-cell table:formula="of:=IF(NOT(ISBLANK([.E183]));[.I183];&quot;&quot;)" office:value-type="float" office:value="1.74860978126526" calcext:value-type="float">
            <text:p>1.7486097813</text:p>
          </table:table-cell>
          <table:table-cell table:formula="of:=IF(OR(ISBLANK([.E183]);[.I183]&lt;=0);&quot;&quot;;[.I183])" office:value-type="float" office:value="1.74860978126526" calcext:value-type="float">
            <text:p>1.74860978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5.40034" calcext:value-type="float">
            <text:p>1427748895.40034</text:p>
          </table:table-cell>
          <table:table-cell office:value-type="float" office:value="1427748897.1143" calcext:value-type="float">
            <text:p>1427748897.1143</text:p>
          </table:table-cell>
          <table:table-cell office:value-type="float" office:value="1427748897.15152" calcext:value-type="float">
            <text:p>1427748897.15152</text:p>
          </table:table-cell>
          <table:table-cell/>
          <table:table-cell table:formula="of:=MAX([.B184];[.D184];[.G184])-MAX([.A184];[.C184];[.E184])" office:value-type="float" office:value="1.75117993354797" calcext:value-type="float">
            <text:p>1.7511799335</text:p>
          </table:table-cell>
          <table:table-cell table:formula="of:=IF(NOT(ISBLANK([.E184]));[.I184];&quot;&quot;)" office:value-type="float" office:value="1.75117993354797" calcext:value-type="float">
            <text:p>1.7511799335</text:p>
          </table:table-cell>
          <table:table-cell table:formula="of:=IF(OR(ISBLANK([.E184]);[.I184]&lt;=0);&quot;&quot;;[.I184])" office:value-type="float" office:value="1.75117993354797" calcext:value-type="float">
            <text:p>1.75117993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5.40086" calcext:value-type="float">
            <text:p>1427748895.40086</text:p>
          </table:table-cell>
          <table:table-cell office:value-type="float" office:value="1427748897.11441" calcext:value-type="float">
            <text:p>1427748897.11441</text:p>
          </table:table-cell>
          <table:table-cell office:value-type="float" office:value="1427748897.15161" calcext:value-type="float">
            <text:p>1427748897.15161</text:p>
          </table:table-cell>
          <table:table-cell/>
          <table:table-cell table:formula="of:=MAX([.B185];[.D185];[.G185])-MAX([.A185];[.C185];[.E185])" office:value-type="float" office:value="1.75074982643127" calcext:value-type="float">
            <text:p>1.7507498264</text:p>
          </table:table-cell>
          <table:table-cell table:formula="of:=IF(NOT(ISBLANK([.E185]));[.I185];&quot;&quot;)" office:value-type="float" office:value="1.75074982643127" calcext:value-type="float">
            <text:p>1.7507498264</text:p>
          </table:table-cell>
          <table:table-cell table:formula="of:=IF(OR(ISBLANK([.E185]);[.I185]&lt;=0);&quot;&quot;;[.I185])" office:value-type="float" office:value="1.75074982643127" calcext:value-type="float">
            <text:p>1.75074982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5.4018" calcext:value-type="float">
            <text:p>1427748895.4018</text:p>
          </table:table-cell>
          <table:table-cell office:value-type="float" office:value="1427748897.11436" calcext:value-type="float">
            <text:p>1427748897.11436</text:p>
          </table:table-cell>
          <table:table-cell office:value-type="float" office:value="1427748897.14848" calcext:value-type="float">
            <text:p>1427748897.14848</text:p>
          </table:table-cell>
          <table:table-cell/>
          <table:table-cell table:formula="of:=MAX([.B186];[.D186];[.G186])-MAX([.A186];[.C186];[.E186])" office:value-type="float" office:value="1.74668002128601" calcext:value-type="float">
            <text:p>1.7466800213</text:p>
          </table:table-cell>
          <table:table-cell table:formula="of:=IF(NOT(ISBLANK([.E186]));[.I186];&quot;&quot;)" office:value-type="float" office:value="1.74668002128601" calcext:value-type="float">
            <text:p>1.7466800213</text:p>
          </table:table-cell>
          <table:table-cell table:formula="of:=IF(OR(ISBLANK([.E186]);[.I186]&lt;=0);&quot;&quot;;[.I186])" office:value-type="float" office:value="1.74668002128601" calcext:value-type="float">
            <text:p>1.74668002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5.40231" calcext:value-type="float">
            <text:p>1427748895.40231</text:p>
          </table:table-cell>
          <table:table-cell office:value-type="float" office:value="1427748897.11414" calcext:value-type="float">
            <text:p>1427748897.11414</text:p>
          </table:table-cell>
          <table:table-cell office:value-type="float" office:value="1427748897.14873" calcext:value-type="float">
            <text:p>1427748897.14873</text:p>
          </table:table-cell>
          <table:table-cell/>
          <table:table-cell table:formula="of:=MAX([.B187];[.D187];[.G187])-MAX([.A187];[.C187];[.E187])" office:value-type="float" office:value="1.74642014503479" calcext:value-type="float">
            <text:p>1.746420145</text:p>
          </table:table-cell>
          <table:table-cell table:formula="of:=IF(NOT(ISBLANK([.E187]));[.I187];&quot;&quot;)" office:value-type="float" office:value="1.74642014503479" calcext:value-type="float">
            <text:p>1.746420145</text:p>
          </table:table-cell>
          <table:table-cell table:formula="of:=IF(OR(ISBLANK([.E187]);[.I187]&lt;=0);&quot;&quot;;[.I187])" office:value-type="float" office:value="1.74642014503479" calcext:value-type="float">
            <text:p>1.7464201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5.40281" calcext:value-type="float">
            <text:p>1427748895.40281</text:p>
          </table:table-cell>
          <table:table-cell office:value-type="float" office:value="1427748897.21242" calcext:value-type="float">
            <text:p>1427748897.21242</text:p>
          </table:table-cell>
          <table:table-cell office:value-type="float" office:value="1427748897.24858" calcext:value-type="float">
            <text:p>1427748897.24858</text:p>
          </table:table-cell>
          <table:table-cell/>
          <table:table-cell table:formula="of:=MAX([.B188];[.D188];[.G188])-MAX([.A188];[.C188];[.E188])" office:value-type="float" office:value="1.84576988220215" calcext:value-type="float">
            <text:p>1.8457698822</text:p>
          </table:table-cell>
          <table:table-cell table:formula="of:=IF(NOT(ISBLANK([.E188]));[.I188];&quot;&quot;)" office:value-type="float" office:value="1.84576988220215" calcext:value-type="float">
            <text:p>1.8457698822</text:p>
          </table:table-cell>
          <table:table-cell table:formula="of:=IF(OR(ISBLANK([.E188]);[.I188]&lt;=0);&quot;&quot;;[.I188])" office:value-type="float" office:value="1.84576988220215" calcext:value-type="float">
            <text:p>1.84576988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5.40332" calcext:value-type="float">
            <text:p>1427748895.40332</text:p>
          </table:table-cell>
          <table:table-cell office:value-type="float" office:value="1427748897.11447" calcext:value-type="float">
            <text:p>1427748897.11447</text:p>
          </table:table-cell>
          <table:table-cell office:value-type="float" office:value="1427748897.1517" calcext:value-type="float">
            <text:p>1427748897.1517</text:p>
          </table:table-cell>
          <table:table-cell/>
          <table:table-cell table:formula="of:=MAX([.B189];[.D189];[.G189])-MAX([.A189];[.C189];[.E189])" office:value-type="float" office:value="1.74837994575501" calcext:value-type="float">
            <text:p>1.7483799458</text:p>
          </table:table-cell>
          <table:table-cell table:formula="of:=IF(NOT(ISBLANK([.E189]));[.I189];&quot;&quot;)" office:value-type="float" office:value="1.74837994575501" calcext:value-type="float">
            <text:p>1.7483799458</text:p>
          </table:table-cell>
          <table:table-cell table:formula="of:=IF(OR(ISBLANK([.E189]);[.I189]&lt;=0);&quot;&quot;;[.I189])" office:value-type="float" office:value="1.74837994575501" calcext:value-type="float">
            <text:p>1.74837994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97.24859" calcext:value-type="float">
            <text:p>1427748897.24859</text:p>
          </table:table-cell>
          <table:table-cell office:value-type="float" office:value="1427748898.70685" calcext:value-type="float">
            <text:p>1427748898.70685</text:p>
          </table:table-cell>
          <table:table-cell table:number-columns-repeated="4"/>
          <table:table-cell table:formula="of:=MAX([.B190];[.D190];[.G190])-MAX([.A190];[.C190];[.E190])" office:value-type="float" office:value="1.45826005935669" calcext:value-type="float">
            <text:p>1.4582600594</text:p>
          </table:table-cell>
          <table:table-cell table:formula="of:=IF(NOT(ISBLANK([.E190]));[.I190];&quot;&quot;)">
            <text:p/>
          </table:table-cell>
          <table:table-cell table:formula="of:=IF(OR(ISBLANK([.E190]);[.I190]&lt;=0);&quot;&quot;;[.I1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7.24859" calcext:value-type="float">
            <text:p>1427748897.24859</text:p>
          </table:table-cell>
          <table:table-cell office:value-type="float" office:value="1427748898.58392" calcext:value-type="float">
            <text:p>1427748898.58392</text:p>
          </table:table-cell>
          <table:table-cell office:value-type="float" office:value="1427748898.62653" calcext:value-type="float">
            <text:p>1427748898.62653</text:p>
          </table:table-cell>
          <table:table-cell/>
          <table:table-cell table:formula="of:=MAX([.B191];[.D191];[.G191])-MAX([.A191];[.C191];[.E191])" office:value-type="float" office:value="1.3779399394989" calcext:value-type="float">
            <text:p>1.3779399395</text:p>
          </table:table-cell>
          <table:table-cell table:formula="of:=IF(NOT(ISBLANK([.E191]));[.I191];&quot;&quot;)" office:value-type="float" office:value="1.3779399394989" calcext:value-type="float">
            <text:p>1.3779399395</text:p>
          </table:table-cell>
          <table:table-cell table:formula="of:=IF(OR(ISBLANK([.E191]);[.I191]&lt;=0);&quot;&quot;;[.I191])" office:value-type="float" office:value="1.3779399394989" calcext:value-type="float">
            <text:p>1.37793993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7.24912" calcext:value-type="float">
            <text:p>1427748897.24912</text:p>
          </table:table-cell>
          <table:table-cell office:value-type="float" office:value="1427748898.58496" calcext:value-type="float">
            <text:p>1427748898.58496</text:p>
          </table:table-cell>
          <table:table-cell office:value-type="float" office:value="1427748898.62662" calcext:value-type="float">
            <text:p>1427748898.62662</text:p>
          </table:table-cell>
          <table:table-cell/>
          <table:table-cell table:formula="of:=MAX([.B192];[.D192];[.G192])-MAX([.A192];[.C192];[.E192])" office:value-type="float" office:value="1.37750005722046" calcext:value-type="float">
            <text:p>1.3775000572</text:p>
          </table:table-cell>
          <table:table-cell table:formula="of:=IF(NOT(ISBLANK([.E192]));[.I192];&quot;&quot;)" office:value-type="float" office:value="1.37750005722046" calcext:value-type="float">
            <text:p>1.3775000572</text:p>
          </table:table-cell>
          <table:table-cell table:formula="of:=IF(OR(ISBLANK([.E192]);[.I192]&lt;=0);&quot;&quot;;[.I192])" office:value-type="float" office:value="1.37750005722046" calcext:value-type="float">
            <text:p>1.37750005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7.24966" calcext:value-type="float">
            <text:p>1427748897.24966</text:p>
          </table:table-cell>
          <table:table-cell office:value-type="float" office:value="1427748898.58409" calcext:value-type="float">
            <text:p>1427748898.58409</text:p>
          </table:table-cell>
          <table:table-cell office:value-type="float" office:value="1427748898.62669" calcext:value-type="float">
            <text:p>1427748898.62669</text:p>
          </table:table-cell>
          <table:table-cell/>
          <table:table-cell table:formula="of:=MAX([.B193];[.D193];[.G193])-MAX([.A193];[.C193];[.E193])" office:value-type="float" office:value="1.37702989578247" calcext:value-type="float">
            <text:p>1.3770298958</text:p>
          </table:table-cell>
          <table:table-cell table:formula="of:=IF(NOT(ISBLANK([.E193]));[.I193];&quot;&quot;)" office:value-type="float" office:value="1.37702989578247" calcext:value-type="float">
            <text:p>1.3770298958</text:p>
          </table:table-cell>
          <table:table-cell table:formula="of:=IF(OR(ISBLANK([.E193]);[.I193]&lt;=0);&quot;&quot;;[.I193])" office:value-type="float" office:value="1.37702989578247" calcext:value-type="float">
            <text:p>1.37702989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7.25014" calcext:value-type="float">
            <text:p>1427748897.25014</text:p>
          </table:table-cell>
          <table:table-cell office:value-type="float" office:value="1427748898.58486" calcext:value-type="float">
            <text:p>1427748898.58486</text:p>
          </table:table-cell>
          <table:table-cell office:value-type="float" office:value="1427748898.62349" calcext:value-type="float">
            <text:p>1427748898.62349</text:p>
          </table:table-cell>
          <table:table-cell/>
          <table:table-cell table:formula="of:=MAX([.B194];[.D194];[.G194])-MAX([.A194];[.C194];[.E194])" office:value-type="float" office:value="1.37335014343262" calcext:value-type="float">
            <text:p>1.3733501434</text:p>
          </table:table-cell>
          <table:table-cell table:formula="of:=IF(NOT(ISBLANK([.E194]));[.I194];&quot;&quot;)" office:value-type="float" office:value="1.37335014343262" calcext:value-type="float">
            <text:p>1.3733501434</text:p>
          </table:table-cell>
          <table:table-cell table:formula="of:=IF(OR(ISBLANK([.E194]);[.I194]&lt;=0);&quot;&quot;;[.I194])" office:value-type="float" office:value="1.37335014343262" calcext:value-type="float">
            <text:p>1.37335014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7.25069" calcext:value-type="float">
            <text:p>1427748897.25069</text:p>
          </table:table-cell>
          <table:table-cell office:value-type="float" office:value="1427748898.58401" calcext:value-type="float">
            <text:p>1427748898.58401</text:p>
          </table:table-cell>
          <table:table-cell office:value-type="float" office:value="1427748898.62347" calcext:value-type="float">
            <text:p>1427748898.62347</text:p>
          </table:table-cell>
          <table:table-cell/>
          <table:table-cell table:formula="of:=MAX([.B195];[.D195];[.G195])-MAX([.A195];[.C195];[.E195])" office:value-type="float" office:value="1.37278008460999" calcext:value-type="float">
            <text:p>1.3727800846</text:p>
          </table:table-cell>
          <table:table-cell table:formula="of:=IF(NOT(ISBLANK([.E195]));[.I195];&quot;&quot;)" office:value-type="float" office:value="1.37278008460999" calcext:value-type="float">
            <text:p>1.3727800846</text:p>
          </table:table-cell>
          <table:table-cell table:formula="of:=IF(OR(ISBLANK([.E195]);[.I195]&lt;=0);&quot;&quot;;[.I195])" office:value-type="float" office:value="1.37278008460999" calcext:value-type="float">
            <text:p>1.37278008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7.25117" calcext:value-type="float">
            <text:p>1427748897.25117</text:p>
          </table:table-cell>
          <table:table-cell office:value-type="float" office:value="1427748898.58505" calcext:value-type="float">
            <text:p>1427748898.58505</text:p>
          </table:table-cell>
          <table:table-cell office:value-type="float" office:value="1427748898.6235" calcext:value-type="float">
            <text:p>1427748898.6235</text:p>
          </table:table-cell>
          <table:table-cell/>
          <table:table-cell table:formula="of:=MAX([.B196];[.D196];[.G196])-MAX([.A196];[.C196];[.E196])" office:value-type="float" office:value="1.37233018875122" calcext:value-type="float">
            <text:p>1.3723301888</text:p>
          </table:table-cell>
          <table:table-cell table:formula="of:=IF(NOT(ISBLANK([.E196]));[.I196];&quot;&quot;)" office:value-type="float" office:value="1.37233018875122" calcext:value-type="float">
            <text:p>1.3723301888</text:p>
          </table:table-cell>
          <table:table-cell table:formula="of:=IF(OR(ISBLANK([.E196]);[.I196]&lt;=0);&quot;&quot;;[.I196])" office:value-type="float" office:value="1.37233018875122" calcext:value-type="float">
            <text:p>1.37233018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7.25171" calcext:value-type="float">
            <text:p>1427748897.25171</text:p>
          </table:table-cell>
          <table:table-cell office:value-type="float" office:value="1427748898.589" calcext:value-type="float">
            <text:p>1427748898.589</text:p>
          </table:table-cell>
          <table:table-cell office:value-type="float" office:value="1427748898.62671" calcext:value-type="float">
            <text:p>1427748898.62671</text:p>
          </table:table-cell>
          <table:table-cell/>
          <table:table-cell table:formula="of:=MAX([.B197];[.D197];[.G197])-MAX([.A197];[.C197];[.E197])" office:value-type="float" office:value="1.375" calcext:value-type="float">
            <text:p>1.375</text:p>
          </table:table-cell>
          <table:table-cell table:formula="of:=IF(NOT(ISBLANK([.E197]));[.I197];&quot;&quot;)" office:value-type="float" office:value="1.375" calcext:value-type="float">
            <text:p>1.375</text:p>
          </table:table-cell>
          <table:table-cell table:formula="of:=IF(OR(ISBLANK([.E197]);[.I197]&lt;=0);&quot;&quot;;[.I197])" office:value-type="float" office:value="1.375" calcext:value-type="float">
            <text:p>1.3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7.25236" calcext:value-type="float">
            <text:p>1427748897.25236</text:p>
          </table:table-cell>
          <table:table-cell office:value-type="float" office:value="1427748898.67402" calcext:value-type="float">
            <text:p>1427748898.67402</text:p>
          </table:table-cell>
          <table:table-cell office:value-type="float" office:value="1427748898.70684" calcext:value-type="float">
            <text:p>1427748898.70684</text:p>
          </table:table-cell>
          <table:table-cell/>
          <table:table-cell table:formula="of:=MAX([.B198];[.D198];[.G198])-MAX([.A198];[.C198];[.E198])" office:value-type="float" office:value="1.45447993278503" calcext:value-type="float">
            <text:p>1.4544799328</text:p>
          </table:table-cell>
          <table:table-cell table:formula="of:=IF(NOT(ISBLANK([.E198]));[.I198];&quot;&quot;)" office:value-type="float" office:value="1.45447993278503" calcext:value-type="float">
            <text:p>1.4544799328</text:p>
          </table:table-cell>
          <table:table-cell table:formula="of:=IF(OR(ISBLANK([.E198]);[.I198]&lt;=0);&quot;&quot;;[.I198])" office:value-type="float" office:value="1.45447993278503" calcext:value-type="float">
            <text:p>1.45447993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7.25468" calcext:value-type="float">
            <text:p>1427748897.25468</text:p>
          </table:table-cell>
          <table:table-cell office:value-type="float" office:value="1427748898.58475" calcext:value-type="float">
            <text:p>1427748898.58475</text:p>
          </table:table-cell>
          <table:table-cell office:value-type="float" office:value="1427748898.6267" calcext:value-type="float">
            <text:p>1427748898.6267</text:p>
          </table:table-cell>
          <table:table-cell/>
          <table:table-cell table:formula="of:=MAX([.B199];[.D199];[.G199])-MAX([.A199];[.C199];[.E199])" office:value-type="float" office:value="1.37202000617981" calcext:value-type="float">
            <text:p>1.3720200062</text:p>
          </table:table-cell>
          <table:table-cell table:formula="of:=IF(NOT(ISBLANK([.E199]));[.I199];&quot;&quot;)" office:value-type="float" office:value="1.37202000617981" calcext:value-type="float">
            <text:p>1.3720200062</text:p>
          </table:table-cell>
          <table:table-cell table:formula="of:=IF(OR(ISBLANK([.E199]);[.I199]&lt;=0);&quot;&quot;;[.I199])" office:value-type="float" office:value="1.37202000617981" calcext:value-type="float">
            <text:p>1.37202000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7.25571" calcext:value-type="float">
            <text:p>1427748897.25571</text:p>
          </table:table-cell>
          <table:table-cell office:value-type="float" office:value="1427748898.58514" calcext:value-type="float">
            <text:p>1427748898.58514</text:p>
          </table:table-cell>
          <table:table-cell office:value-type="float" office:value="1427748898.62672" calcext:value-type="float">
            <text:p>1427748898.62672</text:p>
          </table:table-cell>
          <table:table-cell/>
          <table:table-cell table:formula="of:=MAX([.B200];[.D200];[.G200])-MAX([.A200];[.C200];[.E200])" office:value-type="float" office:value="1.37101006507874" calcext:value-type="float">
            <text:p>1.3710100651</text:p>
          </table:table-cell>
          <table:table-cell table:formula="of:=IF(NOT(ISBLANK([.E200]));[.I200];&quot;&quot;)" office:value-type="float" office:value="1.37101006507874" calcext:value-type="float">
            <text:p>1.3710100651</text:p>
          </table:table-cell>
          <table:table-cell table:formula="of:=IF(OR(ISBLANK([.E200]);[.I200]&lt;=0);&quot;&quot;;[.I200])" office:value-type="float" office:value="1.37101006507874" calcext:value-type="float">
            <text:p>1.37101006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98.70686" calcext:value-type="float">
            <text:p>1427748898.70686</text:p>
          </table:table-cell>
          <table:table-cell office:value-type="float" office:value="1427748899.99303" calcext:value-type="float">
            <text:p>1427748899.99303</text:p>
          </table:table-cell>
          <table:table-cell table:number-columns-repeated="4"/>
          <table:table-cell table:formula="of:=MAX([.B201];[.D201];[.G201])-MAX([.A201];[.C201];[.E201])" office:value-type="float" office:value="1.28617000579834" calcext:value-type="float">
            <text:p>1.2861700058</text:p>
          </table:table-cell>
          <table:table-cell table:formula="of:=IF(NOT(ISBLANK([.E201]));[.I201];&quot;&quot;)">
            <text:p/>
          </table:table-cell>
          <table:table-cell table:formula="of:=IF(OR(ISBLANK([.E201]);[.I201]&lt;=0);&quot;&quot;;[.I20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8.70686" calcext:value-type="float">
            <text:p>1427748898.70686</text:p>
          </table:table-cell>
          <table:table-cell office:value-type="float" office:value="1427748899.79727" calcext:value-type="float">
            <text:p>1427748899.79727</text:p>
          </table:table-cell>
          <table:table-cell office:value-type="float" office:value="1427748899.8805" calcext:value-type="float">
            <text:p>1427748899.8805</text:p>
          </table:table-cell>
          <table:table-cell/>
          <table:table-cell table:formula="of:=MAX([.B202];[.D202];[.G202])-MAX([.A202];[.C202];[.E202])" office:value-type="float" office:value="1.17364001274109" calcext:value-type="float">
            <text:p>1.1736400127</text:p>
          </table:table-cell>
          <table:table-cell table:formula="of:=IF(NOT(ISBLANK([.E202]));[.I202];&quot;&quot;)" office:value-type="float" office:value="1.17364001274109" calcext:value-type="float">
            <text:p>1.1736400127</text:p>
          </table:table-cell>
          <table:table-cell table:formula="of:=IF(OR(ISBLANK([.E202]);[.I202]&lt;=0);&quot;&quot;;[.I202])" office:value-type="float" office:value="1.17364001274109" calcext:value-type="float">
            <text:p>1.17364001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8.70749" calcext:value-type="float">
            <text:p>1427748898.70749</text:p>
          </table:table-cell>
          <table:table-cell office:value-type="float" office:value="1427748899.79733" calcext:value-type="float">
            <text:p>1427748899.79733</text:p>
          </table:table-cell>
          <table:table-cell office:value-type="float" office:value="1427748899.88053" calcext:value-type="float">
            <text:p>1427748899.88053</text:p>
          </table:table-cell>
          <table:table-cell/>
          <table:table-cell table:formula="of:=MAX([.B203];[.D203];[.G203])-MAX([.A203];[.C203];[.E203])" office:value-type="float" office:value="1.17304015159607" calcext:value-type="float">
            <text:p>1.1730401516</text:p>
          </table:table-cell>
          <table:table-cell table:formula="of:=IF(NOT(ISBLANK([.E203]));[.I203];&quot;&quot;)" office:value-type="float" office:value="1.17304015159607" calcext:value-type="float">
            <text:p>1.1730401516</text:p>
          </table:table-cell>
          <table:table-cell table:formula="of:=IF(OR(ISBLANK([.E203]);[.I203]&lt;=0);&quot;&quot;;[.I203])" office:value-type="float" office:value="1.17304015159607" calcext:value-type="float">
            <text:p>1.17304015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8.70802" calcext:value-type="float">
            <text:p>1427748898.70802</text:p>
          </table:table-cell>
          <table:table-cell office:value-type="float" office:value="1427748899.79721" calcext:value-type="float">
            <text:p>1427748899.79721</text:p>
          </table:table-cell>
          <table:table-cell office:value-type="float" office:value="1427748899.88035" calcext:value-type="float">
            <text:p>1427748899.88035</text:p>
          </table:table-cell>
          <table:table-cell/>
          <table:table-cell table:formula="of:=MAX([.B204];[.D204];[.G204])-MAX([.A204];[.C204];[.E204])" office:value-type="float" office:value="1.1723301410675" calcext:value-type="float">
            <text:p>1.1723301411</text:p>
          </table:table-cell>
          <table:table-cell table:formula="of:=IF(NOT(ISBLANK([.E204]));[.I204];&quot;&quot;)" office:value-type="float" office:value="1.1723301410675" calcext:value-type="float">
            <text:p>1.1723301411</text:p>
          </table:table-cell>
          <table:table-cell table:formula="of:=IF(OR(ISBLANK([.E204]);[.I204]&lt;=0);&quot;&quot;;[.I204])" office:value-type="float" office:value="1.1723301410675" calcext:value-type="float">
            <text:p>1.17233014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8.70854" calcext:value-type="float">
            <text:p>1427748898.70854</text:p>
          </table:table-cell>
          <table:table-cell office:value-type="float" office:value="1427748899.79755" calcext:value-type="float">
            <text:p>1427748899.79755</text:p>
          </table:table-cell>
          <table:table-cell office:value-type="float" office:value="1427748899.88064" calcext:value-type="float">
            <text:p>1427748899.88064</text:p>
          </table:table-cell>
          <table:table-cell/>
          <table:table-cell table:formula="of:=MAX([.B205];[.D205];[.G205])-MAX([.A205];[.C205];[.E205])" office:value-type="float" office:value="1.17210006713867" calcext:value-type="float">
            <text:p>1.1721000671</text:p>
          </table:table-cell>
          <table:table-cell table:formula="of:=IF(NOT(ISBLANK([.E205]));[.I205];&quot;&quot;)" office:value-type="float" office:value="1.17210006713867" calcext:value-type="float">
            <text:p>1.1721000671</text:p>
          </table:table-cell>
          <table:table-cell table:formula="of:=IF(OR(ISBLANK([.E205]);[.I205]&lt;=0);&quot;&quot;;[.I205])" office:value-type="float" office:value="1.17210006713867" calcext:value-type="float">
            <text:p>1.17210006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8.70904" calcext:value-type="float">
            <text:p>1427748898.70904</text:p>
          </table:table-cell>
          <table:table-cell office:value-type="float" office:value="1427748899.96393" calcext:value-type="float">
            <text:p>1427748899.96393</text:p>
          </table:table-cell>
          <table:table-cell office:value-type="float" office:value="1427748899.99302" calcext:value-type="float">
            <text:p>1427748899.99302</text:p>
          </table:table-cell>
          <table:table-cell/>
          <table:table-cell table:formula="of:=MAX([.B206];[.D206];[.G206])-MAX([.A206];[.C206];[.E206])" office:value-type="float" office:value="1.28398013114929" calcext:value-type="float">
            <text:p>1.2839801311</text:p>
          </table:table-cell>
          <table:table-cell table:formula="of:=IF(NOT(ISBLANK([.E206]));[.I206];&quot;&quot;)" office:value-type="float" office:value="1.28398013114929" calcext:value-type="float">
            <text:p>1.2839801311</text:p>
          </table:table-cell>
          <table:table-cell table:formula="of:=IF(OR(ISBLANK([.E206]);[.I206]&lt;=0);&quot;&quot;;[.I206])" office:value-type="float" office:value="1.28398013114929" calcext:value-type="float">
            <text:p>1.28398013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8.70954" calcext:value-type="float">
            <text:p>1427748898.70954</text:p>
          </table:table-cell>
          <table:table-cell office:value-type="float" office:value="1427748899.79744" calcext:value-type="float">
            <text:p>1427748899.79744</text:p>
          </table:table-cell>
          <table:table-cell office:value-type="float" office:value="1427748899.88058" calcext:value-type="float">
            <text:p>1427748899.88058</text:p>
          </table:table-cell>
          <table:table-cell/>
          <table:table-cell table:formula="of:=MAX([.B207];[.D207];[.G207])-MAX([.A207];[.C207];[.E207])" office:value-type="float" office:value="1.17104005813599" calcext:value-type="float">
            <text:p>1.1710400581</text:p>
          </table:table-cell>
          <table:table-cell table:formula="of:=IF(NOT(ISBLANK([.E207]));[.I207];&quot;&quot;)" office:value-type="float" office:value="1.17104005813599" calcext:value-type="float">
            <text:p>1.1710400581</text:p>
          </table:table-cell>
          <table:table-cell table:formula="of:=IF(OR(ISBLANK([.E207]);[.I207]&lt;=0);&quot;&quot;;[.I207])" office:value-type="float" office:value="1.17104005813599" calcext:value-type="float">
            <text:p>1.17104005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8.71005" calcext:value-type="float">
            <text:p>1427748898.71005</text:p>
          </table:table-cell>
          <table:table-cell office:value-type="float" office:value="1427748899.79749" calcext:value-type="float">
            <text:p>1427748899.79749</text:p>
          </table:table-cell>
          <table:table-cell office:value-type="float" office:value="1427748899.88061" calcext:value-type="float">
            <text:p>1427748899.88061</text:p>
          </table:table-cell>
          <table:table-cell/>
          <table:table-cell table:formula="of:=MAX([.B208];[.D208];[.G208])-MAX([.A208];[.C208];[.E208])" office:value-type="float" office:value="1.17055988311768" calcext:value-type="float">
            <text:p>1.1705598831</text:p>
          </table:table-cell>
          <table:table-cell table:formula="of:=IF(NOT(ISBLANK([.E208]));[.I208];&quot;&quot;)" office:value-type="float" office:value="1.17055988311768" calcext:value-type="float">
            <text:p>1.1705598831</text:p>
          </table:table-cell>
          <table:table-cell table:formula="of:=IF(OR(ISBLANK([.E208]);[.I208]&lt;=0);&quot;&quot;;[.I208])" office:value-type="float" office:value="1.17055988311768" calcext:value-type="float">
            <text:p>1.17055988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8.71057" calcext:value-type="float">
            <text:p>1427748898.71057</text:p>
          </table:table-cell>
          <table:table-cell office:value-type="float" office:value="1427748899.8807" calcext:value-type="float">
            <text:p>1427748899.8807</text:p>
          </table:table-cell>
          <table:table-cell office:value-type="float" office:value="1427748899.91789" calcext:value-type="float">
            <text:p>1427748899.91789</text:p>
          </table:table-cell>
          <table:table-cell/>
          <table:table-cell table:formula="of:=MAX([.B209];[.D209];[.G209])-MAX([.A209];[.C209];[.E209])" office:value-type="float" office:value="1.20731997489929" calcext:value-type="float">
            <text:p>1.2073199749</text:p>
          </table:table-cell>
          <table:table-cell table:formula="of:=IF(NOT(ISBLANK([.E209]));[.I209];&quot;&quot;)" office:value-type="float" office:value="1.20731997489929" calcext:value-type="float">
            <text:p>1.2073199749</text:p>
          </table:table-cell>
          <table:table-cell table:formula="of:=IF(OR(ISBLANK([.E209]);[.I209]&lt;=0);&quot;&quot;;[.I209])" office:value-type="float" office:value="1.20731997489929" calcext:value-type="float">
            <text:p>1.20731997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8.71107" calcext:value-type="float">
            <text:p>1427748898.71107</text:p>
          </table:table-cell>
          <table:table-cell office:value-type="float" office:value="1427748899.79738" calcext:value-type="float">
            <text:p>1427748899.79738</text:p>
          </table:table-cell>
          <table:table-cell office:value-type="float" office:value="1427748899.88055" calcext:value-type="float">
            <text:p>1427748899.88055</text:p>
          </table:table-cell>
          <table:table-cell/>
          <table:table-cell table:formula="of:=MAX([.B210];[.D210];[.G210])-MAX([.A210];[.C210];[.E210])" office:value-type="float" office:value="1.16947984695435" calcext:value-type="float">
            <text:p>1.169479847</text:p>
          </table:table-cell>
          <table:table-cell table:formula="of:=IF(NOT(ISBLANK([.E210]));[.I210];&quot;&quot;)" office:value-type="float" office:value="1.16947984695435" calcext:value-type="float">
            <text:p>1.169479847</text:p>
          </table:table-cell>
          <table:table-cell table:formula="of:=IF(OR(ISBLANK([.E210]);[.I210]&lt;=0);&quot;&quot;;[.I210])" office:value-type="float" office:value="1.16947984695435" calcext:value-type="float">
            <text:p>1.1694798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8.71174" calcext:value-type="float">
            <text:p>1427748898.71174</text:p>
          </table:table-cell>
          <table:table-cell office:value-type="float" office:value="1427748899.88309" calcext:value-type="float">
            <text:p>1427748899.88309</text:p>
          </table:table-cell>
          <table:table-cell office:value-type="float" office:value="1427748899.91449" calcext:value-type="float">
            <text:p>1427748899.91449</text:p>
          </table:table-cell>
          <table:table-cell/>
          <table:table-cell table:formula="of:=MAX([.B211];[.D211];[.G211])-MAX([.A211];[.C211];[.E211])" office:value-type="float" office:value="1.20274996757507" calcext:value-type="float">
            <text:p>1.2027499676</text:p>
          </table:table-cell>
          <table:table-cell table:formula="of:=IF(NOT(ISBLANK([.E211]));[.I211];&quot;&quot;)" office:value-type="float" office:value="1.20274996757507" calcext:value-type="float">
            <text:p>1.2027499676</text:p>
          </table:table-cell>
          <table:table-cell table:formula="of:=IF(OR(ISBLANK([.E211]);[.I211]&lt;=0);&quot;&quot;;[.I211])" office:value-type="float" office:value="1.20274996757507" calcext:value-type="float">
            <text:p>1.20274996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899.99304" calcext:value-type="float">
            <text:p>1427748899.99304</text:p>
          </table:table-cell>
          <table:table-cell office:value-type="float" office:value="1427748901.71416" calcext:value-type="float">
            <text:p>1427748901.71416</text:p>
          </table:table-cell>
          <table:table-cell table:number-columns-repeated="4"/>
          <table:table-cell table:formula="of:=MAX([.B212];[.D212];[.G212])-MAX([.A212];[.C212];[.E212])" office:value-type="float" office:value="1.72111988067627" calcext:value-type="float">
            <text:p>1.7211198807</text:p>
          </table:table-cell>
          <table:table-cell table:formula="of:=IF(NOT(ISBLANK([.E212]));[.I212];&quot;&quot;)">
            <text:p/>
          </table:table-cell>
          <table:table-cell table:formula="of:=IF(OR(ISBLANK([.E212]);[.I212]&lt;=0);&quot;&quot;;[.I2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9.99304" calcext:value-type="float">
            <text:p>1427748899.99304</text:p>
          </table:table-cell>
          <table:table-cell office:value-type="float" office:value="1427748901.59355" calcext:value-type="float">
            <text:p>1427748901.59355</text:p>
          </table:table-cell>
          <table:table-cell office:value-type="float" office:value="1427748901.63139" calcext:value-type="float">
            <text:p>1427748901.63139</text:p>
          </table:table-cell>
          <table:table-cell/>
          <table:table-cell table:formula="of:=MAX([.B213];[.D213];[.G213])-MAX([.A213];[.C213];[.E213])" office:value-type="float" office:value="1.63835000991821" calcext:value-type="float">
            <text:p>1.6383500099</text:p>
          </table:table-cell>
          <table:table-cell table:formula="of:=IF(NOT(ISBLANK([.E213]));[.I213];&quot;&quot;)" office:value-type="float" office:value="1.63835000991821" calcext:value-type="float">
            <text:p>1.6383500099</text:p>
          </table:table-cell>
          <table:table-cell table:formula="of:=IF(OR(ISBLANK([.E213]);[.I213]&lt;=0);&quot;&quot;;[.I213])" office:value-type="float" office:value="1.63835000991821" calcext:value-type="float">
            <text:p>1.63835000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9.99358" calcext:value-type="float">
            <text:p>1427748899.99358</text:p>
          </table:table-cell>
          <table:table-cell office:value-type="float" office:value="1427748901.59374" calcext:value-type="float">
            <text:p>1427748901.59374</text:p>
          </table:table-cell>
          <table:table-cell office:value-type="float" office:value="1427748901.63157" calcext:value-type="float">
            <text:p>1427748901.63157</text:p>
          </table:table-cell>
          <table:table-cell/>
          <table:table-cell table:formula="of:=MAX([.B214];[.D214];[.G214])-MAX([.A214];[.C214];[.E214])" office:value-type="float" office:value="1.63798999786377" calcext:value-type="float">
            <text:p>1.6379899979</text:p>
          </table:table-cell>
          <table:table-cell table:formula="of:=IF(NOT(ISBLANK([.E214]));[.I214];&quot;&quot;)" office:value-type="float" office:value="1.63798999786377" calcext:value-type="float">
            <text:p>1.6379899979</text:p>
          </table:table-cell>
          <table:table-cell table:formula="of:=IF(OR(ISBLANK([.E214]);[.I214]&lt;=0);&quot;&quot;;[.I214])" office:value-type="float" office:value="1.63798999786377" calcext:value-type="float">
            <text:p>1.63798999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9.99472" calcext:value-type="float">
            <text:p>1427748899.99472</text:p>
          </table:table-cell>
          <table:table-cell office:value-type="float" office:value="1427748901.59417" calcext:value-type="float">
            <text:p>1427748901.59417</text:p>
          </table:table-cell>
          <table:table-cell office:value-type="float" office:value="1427748901.63521" calcext:value-type="float">
            <text:p>1427748901.63521</text:p>
          </table:table-cell>
          <table:table-cell/>
          <table:table-cell table:formula="of:=MAX([.B215];[.D215];[.G215])-MAX([.A215];[.C215];[.E215])" office:value-type="float" office:value="1.64049005508423" calcext:value-type="float">
            <text:p>1.6404900551</text:p>
          </table:table-cell>
          <table:table-cell table:formula="of:=IF(NOT(ISBLANK([.E215]));[.I215];&quot;&quot;)" office:value-type="float" office:value="1.64049005508423" calcext:value-type="float">
            <text:p>1.6404900551</text:p>
          </table:table-cell>
          <table:table-cell table:formula="of:=IF(OR(ISBLANK([.E215]);[.I215]&lt;=0);&quot;&quot;;[.I215])" office:value-type="float" office:value="1.64049005508423" calcext:value-type="float">
            <text:p>1.64049005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9.99609" calcext:value-type="float">
            <text:p>1427748899.99609</text:p>
          </table:table-cell>
          <table:table-cell office:value-type="float" office:value="1427748901.59395" calcext:value-type="float">
            <text:p>1427748901.59395</text:p>
          </table:table-cell>
          <table:table-cell office:value-type="float" office:value="1427748901.62788" calcext:value-type="float">
            <text:p>1427748901.62788</text:p>
          </table:table-cell>
          <table:table-cell/>
          <table:table-cell table:formula="of:=MAX([.B216];[.D216];[.G216])-MAX([.A216];[.C216];[.E216])" office:value-type="float" office:value="1.63179016113281" calcext:value-type="float">
            <text:p>1.6317901611</text:p>
          </table:table-cell>
          <table:table-cell table:formula="of:=IF(NOT(ISBLANK([.E216]));[.I216];&quot;&quot;)" office:value-type="float" office:value="1.63179016113281" calcext:value-type="float">
            <text:p>1.6317901611</text:p>
          </table:table-cell>
          <table:table-cell table:formula="of:=IF(OR(ISBLANK([.E216]);[.I216]&lt;=0);&quot;&quot;;[.I216])" office:value-type="float" office:value="1.63179016113281" calcext:value-type="float">
            <text:p>1.63179016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9.99659" calcext:value-type="float">
            <text:p>1427748899.99659</text:p>
          </table:table-cell>
          <table:table-cell office:value-type="float" office:value="1427748901.59385" calcext:value-type="float">
            <text:p>1427748901.59385</text:p>
          </table:table-cell>
          <table:table-cell office:value-type="float" office:value="1427748901.63151" calcext:value-type="float">
            <text:p>1427748901.63151</text:p>
          </table:table-cell>
          <table:table-cell/>
          <table:table-cell table:formula="of:=MAX([.B217];[.D217];[.G217])-MAX([.A217];[.C217];[.E217])" office:value-type="float" office:value="1.63492012023926" calcext:value-type="float">
            <text:p>1.6349201202</text:p>
          </table:table-cell>
          <table:table-cell table:formula="of:=IF(NOT(ISBLANK([.E217]));[.I217];&quot;&quot;)" office:value-type="float" office:value="1.63492012023926" calcext:value-type="float">
            <text:p>1.6349201202</text:p>
          </table:table-cell>
          <table:table-cell table:formula="of:=IF(OR(ISBLANK([.E217]);[.I217]&lt;=0);&quot;&quot;;[.I217])" office:value-type="float" office:value="1.63492012023926" calcext:value-type="float">
            <text:p>1.63492012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9.99706" calcext:value-type="float">
            <text:p>1427748899.99706</text:p>
          </table:table-cell>
          <table:table-cell office:value-type="float" office:value="1427748901.59406" calcext:value-type="float">
            <text:p>1427748901.59406</text:p>
          </table:table-cell>
          <table:table-cell office:value-type="float" office:value="1427748901.63223" calcext:value-type="float">
            <text:p>1427748901.63223</text:p>
          </table:table-cell>
          <table:table-cell/>
          <table:table-cell table:formula="of:=MAX([.B218];[.D218];[.G218])-MAX([.A218];[.C218];[.E218])" office:value-type="float" office:value="1.63516998291016" calcext:value-type="float">
            <text:p>1.6351699829</text:p>
          </table:table-cell>
          <table:table-cell table:formula="of:=IF(NOT(ISBLANK([.E218]));[.I218];&quot;&quot;)" office:value-type="float" office:value="1.63516998291016" calcext:value-type="float">
            <text:p>1.6351699829</text:p>
          </table:table-cell>
          <table:table-cell table:formula="of:=IF(OR(ISBLANK([.E218]);[.I218]&lt;=0);&quot;&quot;;[.I218])" office:value-type="float" office:value="1.63516998291016" calcext:value-type="float">
            <text:p>1.63516998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9.99753" calcext:value-type="float">
            <text:p>1427748899.99753</text:p>
          </table:table-cell>
          <table:table-cell office:value-type="float" office:value="1427748901.59364" calcext:value-type="float">
            <text:p>1427748901.59364</text:p>
          </table:table-cell>
          <table:table-cell office:value-type="float" office:value="1427748901.63535" calcext:value-type="float">
            <text:p>1427748901.63535</text:p>
          </table:table-cell>
          <table:table-cell/>
          <table:table-cell table:formula="of:=MAX([.B219];[.D219];[.G219])-MAX([.A219];[.C219];[.E219])" office:value-type="float" office:value="1.63782000541687" calcext:value-type="float">
            <text:p>1.6378200054</text:p>
          </table:table-cell>
          <table:table-cell table:formula="of:=IF(NOT(ISBLANK([.E219]));[.I219];&quot;&quot;)" office:value-type="float" office:value="1.63782000541687" calcext:value-type="float">
            <text:p>1.6378200054</text:p>
          </table:table-cell>
          <table:table-cell table:formula="of:=IF(OR(ISBLANK([.E219]);[.I219]&lt;=0);&quot;&quot;;[.I219])" office:value-type="float" office:value="1.63782000541687" calcext:value-type="float">
            <text:p>1.63782000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9.99801" calcext:value-type="float">
            <text:p>1427748899.99801</text:p>
          </table:table-cell>
          <table:table-cell office:value-type="float" office:value="1427748901.59428" calcext:value-type="float">
            <text:p>1427748901.59428</text:p>
          </table:table-cell>
          <table:table-cell office:value-type="float" office:value="1427748901.62755" calcext:value-type="float">
            <text:p>1427748901.62755</text:p>
          </table:table-cell>
          <table:table-cell/>
          <table:table-cell table:formula="of:=MAX([.B220];[.D220];[.G220])-MAX([.A220];[.C220];[.E220])" office:value-type="float" office:value="1.62953996658325" calcext:value-type="float">
            <text:p>1.6295399666</text:p>
          </table:table-cell>
          <table:table-cell table:formula="of:=IF(NOT(ISBLANK([.E220]));[.I220];&quot;&quot;)" office:value-type="float" office:value="1.62953996658325" calcext:value-type="float">
            <text:p>1.6295399666</text:p>
          </table:table-cell>
          <table:table-cell table:formula="of:=IF(OR(ISBLANK([.E220]);[.I220]&lt;=0);&quot;&quot;;[.I220])" office:value-type="float" office:value="1.62953996658325" calcext:value-type="float">
            <text:p>1.62953996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9.99891" calcext:value-type="float">
            <text:p>1427748899.99891</text:p>
          </table:table-cell>
          <table:table-cell office:value-type="float" office:value="1427748901.59461" calcext:value-type="float">
            <text:p>1427748901.59461</text:p>
          </table:table-cell>
          <table:table-cell office:value-type="float" office:value="1427748901.6316" calcext:value-type="float">
            <text:p>1427748901.6316</text:p>
          </table:table-cell>
          <table:table-cell/>
          <table:table-cell table:formula="of:=MAX([.B221];[.D221];[.G221])-MAX([.A221];[.C221];[.E221])" office:value-type="float" office:value="1.63268995285034" calcext:value-type="float">
            <text:p>1.6326899529</text:p>
          </table:table-cell>
          <table:table-cell table:formula="of:=IF(NOT(ISBLANK([.E221]));[.I221];&quot;&quot;)" office:value-type="float" office:value="1.63268995285034" calcext:value-type="float">
            <text:p>1.6326899529</text:p>
          </table:table-cell>
          <table:table-cell table:formula="of:=IF(OR(ISBLANK([.E221]);[.I221]&lt;=0);&quot;&quot;;[.I221])" office:value-type="float" office:value="1.63268995285034" calcext:value-type="float">
            <text:p>1.63268995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899.99963" calcext:value-type="float">
            <text:p>1427748899.99963</text:p>
          </table:table-cell>
          <table:table-cell office:value-type="float" office:value="1427748901.6782" calcext:value-type="float">
            <text:p>1427748901.6782</text:p>
          </table:table-cell>
          <table:table-cell office:value-type="float" office:value="1427748901.71415" calcext:value-type="float">
            <text:p>1427748901.71415</text:p>
          </table:table-cell>
          <table:table-cell/>
          <table:table-cell table:formula="of:=MAX([.B222];[.D222];[.G222])-MAX([.A222];[.C222];[.E222])" office:value-type="float" office:value="1.71451997756958" calcext:value-type="float">
            <text:p>1.7145199776</text:p>
          </table:table-cell>
          <table:table-cell table:formula="of:=IF(NOT(ISBLANK([.E222]));[.I222];&quot;&quot;)" office:value-type="float" office:value="1.71451997756958" calcext:value-type="float">
            <text:p>1.7145199776</text:p>
          </table:table-cell>
          <table:table-cell table:formula="of:=IF(OR(ISBLANK([.E222]);[.I222]&lt;=0);&quot;&quot;;[.I222])" office:value-type="float" office:value="1.71451997756958" calcext:value-type="float">
            <text:p>1.714519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01.71418" calcext:value-type="float">
            <text:p>1427748901.71418</text:p>
          </table:table-cell>
          <table:table-cell office:value-type="float" office:value="1427748903.35926" calcext:value-type="float">
            <text:p>1427748903.35926</text:p>
          </table:table-cell>
          <table:table-cell table:number-columns-repeated="4"/>
          <table:table-cell table:formula="of:=MAX([.B223];[.D223];[.G223])-MAX([.A223];[.C223];[.E223])" office:value-type="float" office:value="1.64508008956909" calcext:value-type="float">
            <text:p>1.6450800896</text:p>
          </table:table-cell>
          <table:table-cell table:formula="of:=IF(NOT(ISBLANK([.E223]));[.I223];&quot;&quot;)">
            <text:p/>
          </table:table-cell>
          <table:table-cell table:formula="of:=IF(OR(ISBLANK([.E223]);[.I223]&lt;=0);&quot;&quot;;[.I2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1.71418" calcext:value-type="float">
            <text:p>1427748901.71418</text:p>
          </table:table-cell>
          <table:table-cell office:value-type="float" office:value="1427748903.23686" calcext:value-type="float">
            <text:p>1427748903.23686</text:p>
          </table:table-cell>
          <table:table-cell office:value-type="float" office:value="1427748903.27865" calcext:value-type="float">
            <text:p>1427748903.27865</text:p>
          </table:table-cell>
          <table:table-cell/>
          <table:table-cell table:formula="of:=MAX([.B224];[.D224];[.G224])-MAX([.A224];[.C224];[.E224])" office:value-type="float" office:value="1.56447005271912" calcext:value-type="float">
            <text:p>1.5644700527</text:p>
          </table:table-cell>
          <table:table-cell table:formula="of:=IF(NOT(ISBLANK([.E224]));[.I224];&quot;&quot;)" office:value-type="float" office:value="1.56447005271912" calcext:value-type="float">
            <text:p>1.5644700527</text:p>
          </table:table-cell>
          <table:table-cell table:formula="of:=IF(OR(ISBLANK([.E224]);[.I224]&lt;=0);&quot;&quot;;[.I224])" office:value-type="float" office:value="1.56447005271912" calcext:value-type="float">
            <text:p>1.56447005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1.71477" calcext:value-type="float">
            <text:p>1427748901.71477</text:p>
          </table:table-cell>
          <table:table-cell office:value-type="float" office:value="1427748903.23702" calcext:value-type="float">
            <text:p>1427748903.23702</text:p>
          </table:table-cell>
          <table:table-cell office:value-type="float" office:value="1427748903.27437" calcext:value-type="float">
            <text:p>1427748903.27437</text:p>
          </table:table-cell>
          <table:table-cell/>
          <table:table-cell table:formula="of:=MAX([.B225];[.D225];[.G225])-MAX([.A225];[.C225];[.E225])" office:value-type="float" office:value="1.55959987640381" calcext:value-type="float">
            <text:p>1.5595998764</text:p>
          </table:table-cell>
          <table:table-cell table:formula="of:=IF(NOT(ISBLANK([.E225]));[.I225];&quot;&quot;)" office:value-type="float" office:value="1.55959987640381" calcext:value-type="float">
            <text:p>1.5595998764</text:p>
          </table:table-cell>
          <table:table-cell table:formula="of:=IF(OR(ISBLANK([.E225]);[.I225]&lt;=0);&quot;&quot;;[.I225])" office:value-type="float" office:value="1.55959987640381" calcext:value-type="float">
            <text:p>1.55959987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1.71527" calcext:value-type="float">
            <text:p>1427748901.71527</text:p>
          </table:table-cell>
          <table:table-cell office:value-type="float" office:value="1427748903.23673" calcext:value-type="float">
            <text:p>1427748903.23673</text:p>
          </table:table-cell>
          <table:table-cell office:value-type="float" office:value="1427748903.26799" calcext:value-type="float">
            <text:p>1427748903.26799</text:p>
          </table:table-cell>
          <table:table-cell/>
          <table:table-cell table:formula="of:=MAX([.B226];[.D226];[.G226])-MAX([.A226];[.C226];[.E226])" office:value-type="float" office:value="1.55272006988525" calcext:value-type="float">
            <text:p>1.5527200699</text:p>
          </table:table-cell>
          <table:table-cell table:formula="of:=IF(NOT(ISBLANK([.E226]));[.I226];&quot;&quot;)" office:value-type="float" office:value="1.55272006988525" calcext:value-type="float">
            <text:p>1.5527200699</text:p>
          </table:table-cell>
          <table:table-cell table:formula="of:=IF(OR(ISBLANK([.E226]);[.I226]&lt;=0);&quot;&quot;;[.I226])" office:value-type="float" office:value="1.55272006988525" calcext:value-type="float">
            <text:p>1.55272006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1.71602" calcext:value-type="float">
            <text:p>1427748901.71602</text:p>
          </table:table-cell>
          <table:table-cell office:value-type="float" office:value="1427748903.23679" calcext:value-type="float">
            <text:p>1427748903.23679</text:p>
          </table:table-cell>
          <table:table-cell office:value-type="float" office:value="1427748903.27876" calcext:value-type="float">
            <text:p>1427748903.27876</text:p>
          </table:table-cell>
          <table:table-cell/>
          <table:table-cell table:formula="of:=MAX([.B227];[.D227];[.G227])-MAX([.A227];[.C227];[.E227])" office:value-type="float" office:value="1.56273984909058" calcext:value-type="float">
            <text:p>1.5627398491</text:p>
          </table:table-cell>
          <table:table-cell table:formula="of:=IF(NOT(ISBLANK([.E227]));[.I227];&quot;&quot;)" office:value-type="float" office:value="1.56273984909058" calcext:value-type="float">
            <text:p>1.5627398491</text:p>
          </table:table-cell>
          <table:table-cell table:formula="of:=IF(OR(ISBLANK([.E227]);[.I227]&lt;=0);&quot;&quot;;[.I227])" office:value-type="float" office:value="1.56273984909058" calcext:value-type="float">
            <text:p>1.56273984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1.71653" calcext:value-type="float">
            <text:p>1427748901.71653</text:p>
          </table:table-cell>
          <table:table-cell office:value-type="float" office:value="1427748903.23696" calcext:value-type="float">
            <text:p>1427748903.23696</text:p>
          </table:table-cell>
          <table:table-cell office:value-type="float" office:value="1427748903.27577" calcext:value-type="float">
            <text:p>1427748903.27577</text:p>
          </table:table-cell>
          <table:table-cell/>
          <table:table-cell table:formula="of:=MAX([.B228];[.D228];[.G228])-MAX([.A228];[.C228];[.E228])" office:value-type="float" office:value="1.55923986434937" calcext:value-type="float">
            <text:p>1.5592398643</text:p>
          </table:table-cell>
          <table:table-cell table:formula="of:=IF(NOT(ISBLANK([.E228]));[.I228];&quot;&quot;)" office:value-type="float" office:value="1.55923986434937" calcext:value-type="float">
            <text:p>1.5592398643</text:p>
          </table:table-cell>
          <table:table-cell table:formula="of:=IF(OR(ISBLANK([.E228]);[.I228]&lt;=0);&quot;&quot;;[.I228])" office:value-type="float" office:value="1.55923986434937" calcext:value-type="float">
            <text:p>1.55923986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1.71705" calcext:value-type="float">
            <text:p>1427748901.71705</text:p>
          </table:table-cell>
          <table:table-cell office:value-type="float" office:value="1427748903.23714" calcext:value-type="float">
            <text:p>1427748903.23714</text:p>
          </table:table-cell>
          <table:table-cell office:value-type="float" office:value="1427748903.27867" calcext:value-type="float">
            <text:p>1427748903.27867</text:p>
          </table:table-cell>
          <table:table-cell/>
          <table:table-cell table:formula="of:=MAX([.B229];[.D229];[.G229])-MAX([.A229];[.C229];[.E229])" office:value-type="float" office:value="1.56161999702454" calcext:value-type="float">
            <text:p>1.561619997</text:p>
          </table:table-cell>
          <table:table-cell table:formula="of:=IF(NOT(ISBLANK([.E229]));[.I229];&quot;&quot;)" office:value-type="float" office:value="1.56161999702454" calcext:value-type="float">
            <text:p>1.561619997</text:p>
          </table:table-cell>
          <table:table-cell table:formula="of:=IF(OR(ISBLANK([.E229]);[.I229]&lt;=0);&quot;&quot;;[.I229])" office:value-type="float" office:value="1.56161999702454" calcext:value-type="float">
            <text:p>1.5616199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1.71758" calcext:value-type="float">
            <text:p>1427748901.71758</text:p>
          </table:table-cell>
          <table:table-cell office:value-type="float" office:value="1427748903.23719" calcext:value-type="float">
            <text:p>1427748903.23719</text:p>
          </table:table-cell>
          <table:table-cell office:value-type="float" office:value="1427748903.27571" calcext:value-type="float">
            <text:p>1427748903.27571</text:p>
          </table:table-cell>
          <table:table-cell/>
          <table:table-cell table:formula="of:=MAX([.B230];[.D230];[.G230])-MAX([.A230];[.C230];[.E230])" office:value-type="float" office:value="1.55813002586365" calcext:value-type="float">
            <text:p>1.5581300259</text:p>
          </table:table-cell>
          <table:table-cell table:formula="of:=IF(NOT(ISBLANK([.E230]));[.I230];&quot;&quot;)" office:value-type="float" office:value="1.55813002586365" calcext:value-type="float">
            <text:p>1.5581300259</text:p>
          </table:table-cell>
          <table:table-cell table:formula="of:=IF(OR(ISBLANK([.E230]);[.I230]&lt;=0);&quot;&quot;;[.I230])" office:value-type="float" office:value="1.55813002586365" calcext:value-type="float">
            <text:p>1.55813002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1.7181" calcext:value-type="float">
            <text:p>1427748901.7181</text:p>
          </table:table-cell>
          <table:table-cell office:value-type="float" office:value="1427748903.23707" calcext:value-type="float">
            <text:p>1427748903.23707</text:p>
          </table:table-cell>
          <table:table-cell office:value-type="float" office:value="1427748903.27437" calcext:value-type="float">
            <text:p>1427748903.27437</text:p>
          </table:table-cell>
          <table:table-cell/>
          <table:table-cell table:formula="of:=MAX([.B231];[.D231];[.G231])-MAX([.A231];[.C231];[.E231])" office:value-type="float" office:value="1.5562698841095" calcext:value-type="float">
            <text:p>1.5562698841</text:p>
          </table:table-cell>
          <table:table-cell table:formula="of:=IF(NOT(ISBLANK([.E231]));[.I231];&quot;&quot;)" office:value-type="float" office:value="1.5562698841095" calcext:value-type="float">
            <text:p>1.5562698841</text:p>
          </table:table-cell>
          <table:table-cell table:formula="of:=IF(OR(ISBLANK([.E231]);[.I231]&lt;=0);&quot;&quot;;[.I231])" office:value-type="float" office:value="1.5562698841095" calcext:value-type="float">
            <text:p>1.55626988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1.71867" calcext:value-type="float">
            <text:p>1427748901.71867</text:p>
          </table:table-cell>
          <table:table-cell office:value-type="float" office:value="1427748903.32718" calcext:value-type="float">
            <text:p>1427748903.32718</text:p>
          </table:table-cell>
          <table:table-cell office:value-type="float" office:value="1427748903.35925" calcext:value-type="float">
            <text:p>1427748903.35925</text:p>
          </table:table-cell>
          <table:table-cell/>
          <table:table-cell table:formula="of:=MAX([.B232];[.D232];[.G232])-MAX([.A232];[.C232];[.E232])" office:value-type="float" office:value="1.64058017730713" calcext:value-type="float">
            <text:p>1.6405801773</text:p>
          </table:table-cell>
          <table:table-cell table:formula="of:=IF(NOT(ISBLANK([.E232]));[.I232];&quot;&quot;)" office:value-type="float" office:value="1.64058017730713" calcext:value-type="float">
            <text:p>1.6405801773</text:p>
          </table:table-cell>
          <table:table-cell table:formula="of:=IF(OR(ISBLANK([.E232]);[.I232]&lt;=0);&quot;&quot;;[.I232])" office:value-type="float" office:value="1.64058017730713" calcext:value-type="float">
            <text:p>1.64058017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1.71917" calcext:value-type="float">
            <text:p>1427748901.71917</text:p>
          </table:table-cell>
          <table:table-cell office:value-type="float" office:value="1427748903.23725" calcext:value-type="float">
            <text:p>1427748903.23725</text:p>
          </table:table-cell>
          <table:table-cell office:value-type="float" office:value="1427748903.27541" calcext:value-type="float">
            <text:p>1427748903.27541</text:p>
          </table:table-cell>
          <table:table-cell/>
          <table:table-cell table:formula="of:=MAX([.B233];[.D233];[.G233])-MAX([.A233];[.C233];[.E233])" office:value-type="float" office:value="1.55623984336853" calcext:value-type="float">
            <text:p>1.5562398434</text:p>
          </table:table-cell>
          <table:table-cell table:formula="of:=IF(NOT(ISBLANK([.E233]));[.I233];&quot;&quot;)" office:value-type="float" office:value="1.55623984336853" calcext:value-type="float">
            <text:p>1.5562398434</text:p>
          </table:table-cell>
          <table:table-cell table:formula="of:=IF(OR(ISBLANK([.E233]);[.I233]&lt;=0);&quot;&quot;;[.I233])" office:value-type="float" office:value="1.55623984336853" calcext:value-type="float">
            <text:p>1.55623984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03.35927" calcext:value-type="float">
            <text:p>1427748903.35927</text:p>
          </table:table-cell>
          <table:table-cell office:value-type="float" office:value="1427748904.8337" calcext:value-type="float">
            <text:p>1427748904.8337</text:p>
          </table:table-cell>
          <table:table-cell table:number-columns-repeated="4"/>
          <table:table-cell table:formula="of:=MAX([.B234];[.D234];[.G234])-MAX([.A234];[.C234];[.E234])" office:value-type="float" office:value="1.47442984580994" calcext:value-type="float">
            <text:p>1.4744298458</text:p>
          </table:table-cell>
          <table:table-cell table:formula="of:=IF(NOT(ISBLANK([.E234]));[.I234];&quot;&quot;)">
            <text:p/>
          </table:table-cell>
          <table:table-cell table:formula="of:=IF(OR(ISBLANK([.E234]);[.I234]&lt;=0);&quot;&quot;;[.I2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3.35927" calcext:value-type="float">
            <text:p>1427748903.35927</text:p>
          </table:table-cell>
          <table:table-cell office:value-type="float" office:value="1427748904.71537" calcext:value-type="float">
            <text:p>1427748904.71537</text:p>
          </table:table-cell>
          <table:table-cell office:value-type="float" office:value="1427748904.75017" calcext:value-type="float">
            <text:p>1427748904.75017</text:p>
          </table:table-cell>
          <table:table-cell/>
          <table:table-cell table:formula="of:=MAX([.B235];[.D235];[.G235])-MAX([.A235];[.C235];[.E235])" office:value-type="float" office:value="1.3908998966217" calcext:value-type="float">
            <text:p>1.3908998966</text:p>
          </table:table-cell>
          <table:table-cell table:formula="of:=IF(NOT(ISBLANK([.E235]));[.I235];&quot;&quot;)" office:value-type="float" office:value="1.3908998966217" calcext:value-type="float">
            <text:p>1.3908998966</text:p>
          </table:table-cell>
          <table:table-cell table:formula="of:=IF(OR(ISBLANK([.E235]);[.I235]&lt;=0);&quot;&quot;;[.I235])" office:value-type="float" office:value="1.3908998966217" calcext:value-type="float">
            <text:p>1.39089989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3.36048" calcext:value-type="float">
            <text:p>1427748903.36048</text:p>
          </table:table-cell>
          <table:table-cell office:value-type="float" office:value="1427748904.71574" calcext:value-type="float">
            <text:p>1427748904.71574</text:p>
          </table:table-cell>
          <table:table-cell office:value-type="float" office:value="1427748904.75011" calcext:value-type="float">
            <text:p>1427748904.75011</text:p>
          </table:table-cell>
          <table:table-cell/>
          <table:table-cell table:formula="of:=MAX([.B236];[.D236];[.G236])-MAX([.A236];[.C236];[.E236])" office:value-type="float" office:value="1.38962984085083" calcext:value-type="float">
            <text:p>1.3896298409</text:p>
          </table:table-cell>
          <table:table-cell table:formula="of:=IF(NOT(ISBLANK([.E236]));[.I236];&quot;&quot;)" office:value-type="float" office:value="1.38962984085083" calcext:value-type="float">
            <text:p>1.3896298409</text:p>
          </table:table-cell>
          <table:table-cell table:formula="of:=IF(OR(ISBLANK([.E236]);[.I236]&lt;=0);&quot;&quot;;[.I236])" office:value-type="float" office:value="1.38962984085083" calcext:value-type="float">
            <text:p>1.38962984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3.36123" calcext:value-type="float">
            <text:p>1427748903.36123</text:p>
          </table:table-cell>
          <table:table-cell office:value-type="float" office:value="1427748904.71548" calcext:value-type="float">
            <text:p>1427748904.71548</text:p>
          </table:table-cell>
          <table:table-cell office:value-type="float" office:value="1427748904.74737" calcext:value-type="float">
            <text:p>1427748904.74737</text:p>
          </table:table-cell>
          <table:table-cell/>
          <table:table-cell table:formula="of:=MAX([.B237];[.D237];[.G237])-MAX([.A237];[.C237];[.E237])" office:value-type="float" office:value="1.38614010810852" calcext:value-type="float">
            <text:p>1.3861401081</text:p>
          </table:table-cell>
          <table:table-cell table:formula="of:=IF(NOT(ISBLANK([.E237]));[.I237];&quot;&quot;)" office:value-type="float" office:value="1.38614010810852" calcext:value-type="float">
            <text:p>1.3861401081</text:p>
          </table:table-cell>
          <table:table-cell table:formula="of:=IF(OR(ISBLANK([.E237]);[.I237]&lt;=0);&quot;&quot;;[.I237])" office:value-type="float" office:value="1.38614010810852" calcext:value-type="float">
            <text:p>1.38614010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3.36208" calcext:value-type="float">
            <text:p>1427748903.36208</text:p>
          </table:table-cell>
          <table:table-cell office:value-type="float" office:value="1427748903.9259" calcext:value-type="float">
            <text:p>1427748903.9259</text:p>
          </table:table-cell>
          <table:table-cell office:value-type="float" office:value="1427748904.71529" calcext:value-type="float">
            <text:p>1427748904.71529</text:p>
          </table:table-cell>
          <table:table-cell/>
          <table:table-cell table:formula="of:=MAX([.B238];[.D238];[.G238])-MAX([.A238];[.C238];[.E238])" office:value-type="float" office:value="1.35320997238159" calcext:value-type="float">
            <text:p>1.3532099724</text:p>
          </table:table-cell>
          <table:table-cell table:formula="of:=IF(NOT(ISBLANK([.E238]));[.I238];&quot;&quot;)" office:value-type="float" office:value="1.35320997238159" calcext:value-type="float">
            <text:p>1.3532099724</text:p>
          </table:table-cell>
          <table:table-cell table:formula="of:=IF(OR(ISBLANK([.E238]);[.I238]&lt;=0);&quot;&quot;;[.I238])" office:value-type="float" office:value="1.35320997238159" calcext:value-type="float">
            <text:p>1.35320997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3.36296" calcext:value-type="float">
            <text:p>1427748903.36296</text:p>
          </table:table-cell>
          <table:table-cell office:value-type="float" office:value="1427748904.71543" calcext:value-type="float">
            <text:p>1427748904.71543</text:p>
          </table:table-cell>
          <table:table-cell office:value-type="float" office:value="1427748904.75005" calcext:value-type="float">
            <text:p>1427748904.75005</text:p>
          </table:table-cell>
          <table:table-cell/>
          <table:table-cell table:formula="of:=MAX([.B239];[.D239];[.G239])-MAX([.A239];[.C239];[.E239])" office:value-type="float" office:value="1.38708996772766" calcext:value-type="float">
            <text:p>1.3870899677</text:p>
          </table:table-cell>
          <table:table-cell table:formula="of:=IF(NOT(ISBLANK([.E239]));[.I239];&quot;&quot;)" office:value-type="float" office:value="1.38708996772766" calcext:value-type="float">
            <text:p>1.3870899677</text:p>
          </table:table-cell>
          <table:table-cell table:formula="of:=IF(OR(ISBLANK([.E239]);[.I239]&lt;=0);&quot;&quot;;[.I239])" office:value-type="float" office:value="1.38708996772766" calcext:value-type="float">
            <text:p>1.38708996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3.3638" calcext:value-type="float">
            <text:p>1427748903.3638</text:p>
          </table:table-cell>
          <table:table-cell office:value-type="float" office:value="1427748904.71557" calcext:value-type="float">
            <text:p>1427748904.71557</text:p>
          </table:table-cell>
          <table:table-cell office:value-type="float" office:value="1427748904.75292" calcext:value-type="float">
            <text:p>1427748904.75292</text:p>
          </table:table-cell>
          <table:table-cell/>
          <table:table-cell table:formula="of:=MAX([.B240];[.D240];[.G240])-MAX([.A240];[.C240];[.E240])" office:value-type="float" office:value="1.38911986351013" calcext:value-type="float">
            <text:p>1.3891198635</text:p>
          </table:table-cell>
          <table:table-cell table:formula="of:=IF(NOT(ISBLANK([.E240]));[.I240];&quot;&quot;)" office:value-type="float" office:value="1.38911986351013" calcext:value-type="float">
            <text:p>1.3891198635</text:p>
          </table:table-cell>
          <table:table-cell table:formula="of:=IF(OR(ISBLANK([.E240]);[.I240]&lt;=0);&quot;&quot;;[.I240])" office:value-type="float" office:value="1.38911986351013" calcext:value-type="float">
            <text:p>1.38911986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3.36467" calcext:value-type="float">
            <text:p>1427748903.36467</text:p>
          </table:table-cell>
          <table:table-cell office:value-type="float" office:value="1427748904.71563" calcext:value-type="float">
            <text:p>1427748904.71563</text:p>
          </table:table-cell>
          <table:table-cell office:value-type="float" office:value="1427748904.75298" calcext:value-type="float">
            <text:p>1427748904.75298</text:p>
          </table:table-cell>
          <table:table-cell/>
          <table:table-cell table:formula="of:=MAX([.B241];[.D241];[.G241])-MAX([.A241];[.C241];[.E241])" office:value-type="float" office:value="1.38830995559692" calcext:value-type="float">
            <text:p>1.3883099556</text:p>
          </table:table-cell>
          <table:table-cell table:formula="of:=IF(NOT(ISBLANK([.E241]));[.I241];&quot;&quot;)" office:value-type="float" office:value="1.38830995559692" calcext:value-type="float">
            <text:p>1.3883099556</text:p>
          </table:table-cell>
          <table:table-cell table:formula="of:=IF(OR(ISBLANK([.E241]);[.I241]&lt;=0);&quot;&quot;;[.I241])" office:value-type="float" office:value="1.38830995559692" calcext:value-type="float">
            <text:p>1.38830995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3.36549" calcext:value-type="float">
            <text:p>1427748903.36549</text:p>
          </table:table-cell>
          <table:table-cell office:value-type="float" office:value="1427748904.71568" calcext:value-type="float">
            <text:p>1427748904.71568</text:p>
          </table:table-cell>
          <table:table-cell office:value-type="float" office:value="1427748904.75011" calcext:value-type="float">
            <text:p>1427748904.75011</text:p>
          </table:table-cell>
          <table:table-cell/>
          <table:table-cell table:formula="of:=MAX([.B242];[.D242];[.G242])-MAX([.A242];[.C242];[.E242])" office:value-type="float" office:value="1.38461995124817" calcext:value-type="float">
            <text:p>1.3846199512</text:p>
          </table:table-cell>
          <table:table-cell table:formula="of:=IF(NOT(ISBLANK([.E242]));[.I242];&quot;&quot;)" office:value-type="float" office:value="1.38461995124817" calcext:value-type="float">
            <text:p>1.3846199512</text:p>
          </table:table-cell>
          <table:table-cell table:formula="of:=IF(OR(ISBLANK([.E242]);[.I242]&lt;=0);&quot;&quot;;[.I242])" office:value-type="float" office:value="1.38461995124817" calcext:value-type="float">
            <text:p>1.38461995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3.36628" calcext:value-type="float">
            <text:p>1427748903.36628</text:p>
          </table:table-cell>
          <table:table-cell office:value-type="float" office:value="1427748904.79816" calcext:value-type="float">
            <text:p>1427748904.79816</text:p>
          </table:table-cell>
          <table:table-cell office:value-type="float" office:value="1427748904.83369" calcext:value-type="float">
            <text:p>1427748904.83369</text:p>
          </table:table-cell>
          <table:table-cell/>
          <table:table-cell table:formula="of:=MAX([.B243];[.D243];[.G243])-MAX([.A243];[.C243];[.E243])" office:value-type="float" office:value="1.46740984916687" calcext:value-type="float">
            <text:p>1.4674098492</text:p>
          </table:table-cell>
          <table:table-cell table:formula="of:=IF(NOT(ISBLANK([.E243]));[.I243];&quot;&quot;)" office:value-type="float" office:value="1.46740984916687" calcext:value-type="float">
            <text:p>1.4674098492</text:p>
          </table:table-cell>
          <table:table-cell table:formula="of:=IF(OR(ISBLANK([.E243]);[.I243]&lt;=0);&quot;&quot;;[.I243])" office:value-type="float" office:value="1.46740984916687" calcext:value-type="float">
            <text:p>1.4674098492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244];[.D244];[.G244])-MAX([.A244];[.C244];[.E244])" office:value-type="float" office:value="0" calcext:value-type="float">
            <text:p>0</text:p>
          </table:table-cell>
          <table:table-cell table:formula="of:=IF(NOT(ISBLANK([.E244]));[.I244];&quot;&quot;)" office:value-type="float" office:value="0" calcext:value-type="float">
            <text:p>0</text:p>
          </table:table-cell>
          <table:table-cell table:formula="of:=IF(OR(ISBLANK([.E244]);[.I244]&lt;=0);&quot;&quot;;[.I244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04.83371" calcext:value-type="float">
            <text:p>1427748904.83371</text:p>
          </table:table-cell>
          <table:table-cell office:value-type="float" office:value="1427748906.11456" calcext:value-type="float">
            <text:p>1427748906.11456</text:p>
          </table:table-cell>
          <table:table-cell table:number-columns-repeated="4"/>
          <table:table-cell table:formula="of:=MAX([.B245];[.D245];[.G245])-MAX([.A245];[.C245];[.E245])" office:value-type="float" office:value="1.28084993362427" calcext:value-type="float">
            <text:p>1.2808499336</text:p>
          </table:table-cell>
          <table:table-cell table:formula="of:=IF(NOT(ISBLANK([.E245]));[.I245];&quot;&quot;)">
            <text:p/>
          </table:table-cell>
          <table:table-cell table:formula="of:=IF(OR(ISBLANK([.E245]);[.I245]&lt;=0);&quot;&quot;;[.I2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4.83371" calcext:value-type="float">
            <text:p>1427748904.83371</text:p>
          </table:table-cell>
          <table:table-cell office:value-type="float" office:value="1427748905.99081" calcext:value-type="float">
            <text:p>1427748905.99081</text:p>
          </table:table-cell>
          <table:table-cell office:value-type="float" office:value="1427748906.02971" calcext:value-type="float">
            <text:p>1427748906.02971</text:p>
          </table:table-cell>
          <table:table-cell/>
          <table:table-cell table:formula="of:=MAX([.B246];[.D246];[.G246])-MAX([.A246];[.C246];[.E246])" office:value-type="float" office:value="1.19600009918213" calcext:value-type="float">
            <text:p>1.1960000992</text:p>
          </table:table-cell>
          <table:table-cell table:formula="of:=IF(NOT(ISBLANK([.E246]));[.I246];&quot;&quot;)" office:value-type="float" office:value="1.19600009918213" calcext:value-type="float">
            <text:p>1.1960000992</text:p>
          </table:table-cell>
          <table:table-cell table:formula="of:=IF(OR(ISBLANK([.E246]);[.I246]&lt;=0);&quot;&quot;;[.I246])" office:value-type="float" office:value="1.19600009918213" calcext:value-type="float">
            <text:p>1.19600009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4.83433" calcext:value-type="float">
            <text:p>1427748904.83433</text:p>
          </table:table-cell>
          <table:table-cell office:value-type="float" office:value="1427748905.99092" calcext:value-type="float">
            <text:p>1427748905.99092</text:p>
          </table:table-cell>
          <table:table-cell office:value-type="float" office:value="1427748906.02749" calcext:value-type="float">
            <text:p>1427748906.02749</text:p>
          </table:table-cell>
          <table:table-cell/>
          <table:table-cell table:formula="of:=MAX([.B247];[.D247];[.G247])-MAX([.A247];[.C247];[.E247])" office:value-type="float" office:value="1.19315981864929" calcext:value-type="float">
            <text:p>1.1931598186</text:p>
          </table:table-cell>
          <table:table-cell table:formula="of:=IF(NOT(ISBLANK([.E247]));[.I247];&quot;&quot;)" office:value-type="float" office:value="1.19315981864929" calcext:value-type="float">
            <text:p>1.1931598186</text:p>
          </table:table-cell>
          <table:table-cell table:formula="of:=IF(OR(ISBLANK([.E247]);[.I247]&lt;=0);&quot;&quot;;[.I247])" office:value-type="float" office:value="1.19315981864929" calcext:value-type="float">
            <text:p>1.19315981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4.83483" calcext:value-type="float">
            <text:p>1427748904.83483</text:p>
          </table:table-cell>
          <table:table-cell office:value-type="float" office:value="1427748905.99108" calcext:value-type="float">
            <text:p>1427748905.99108</text:p>
          </table:table-cell>
          <table:table-cell office:value-type="float" office:value="1427748906.02744" calcext:value-type="float">
            <text:p>1427748906.02744</text:p>
          </table:table-cell>
          <table:table-cell/>
          <table:table-cell table:formula="of:=MAX([.B248];[.D248];[.G248])-MAX([.A248];[.C248];[.E248])" office:value-type="float" office:value="1.19261002540588" calcext:value-type="float">
            <text:p>1.1926100254</text:p>
          </table:table-cell>
          <table:table-cell table:formula="of:=IF(NOT(ISBLANK([.E248]));[.I248];&quot;&quot;)" office:value-type="float" office:value="1.19261002540588" calcext:value-type="float">
            <text:p>1.1926100254</text:p>
          </table:table-cell>
          <table:table-cell table:formula="of:=IF(OR(ISBLANK([.E248]);[.I248]&lt;=0);&quot;&quot;;[.I248])" office:value-type="float" office:value="1.19261002540588" calcext:value-type="float">
            <text:p>1.19261002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4.83548" calcext:value-type="float">
            <text:p>1427748904.83548</text:p>
          </table:table-cell>
          <table:table-cell office:value-type="float" office:value="1427748905.99087" calcext:value-type="float">
            <text:p>1427748905.99087</text:p>
          </table:table-cell>
          <table:table-cell office:value-type="float" office:value="1427748906.01958" calcext:value-type="float">
            <text:p>1427748906.01958</text:p>
          </table:table-cell>
          <table:table-cell/>
          <table:table-cell table:formula="of:=MAX([.B249];[.D249];[.G249])-MAX([.A249];[.C249];[.E249])" office:value-type="float" office:value="1.18409991264343" calcext:value-type="float">
            <text:p>1.1840999126</text:p>
          </table:table-cell>
          <table:table-cell table:formula="of:=IF(NOT(ISBLANK([.E249]));[.I249];&quot;&quot;)" office:value-type="float" office:value="1.18409991264343" calcext:value-type="float">
            <text:p>1.1840999126</text:p>
          </table:table-cell>
          <table:table-cell table:formula="of:=IF(OR(ISBLANK([.E249]);[.I249]&lt;=0);&quot;&quot;;[.I249])" office:value-type="float" office:value="1.18409991264343" calcext:value-type="float">
            <text:p>1.18409991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4.83598" calcext:value-type="float">
            <text:p>1427748904.83598</text:p>
          </table:table-cell>
          <table:table-cell office:value-type="float" office:value="1427748905.99097" calcext:value-type="float">
            <text:p>1427748905.99097</text:p>
          </table:table-cell>
          <table:table-cell office:value-type="float" office:value="1427748906.02283" calcext:value-type="float">
            <text:p>1427748906.02283</text:p>
          </table:table-cell>
          <table:table-cell/>
          <table:table-cell table:formula="of:=MAX([.B250];[.D250];[.G250])-MAX([.A250];[.C250];[.E250])" office:value-type="float" office:value="1.18685007095337" calcext:value-type="float">
            <text:p>1.186850071</text:p>
          </table:table-cell>
          <table:table-cell table:formula="of:=IF(NOT(ISBLANK([.E250]));[.I250];&quot;&quot;)" office:value-type="float" office:value="1.18685007095337" calcext:value-type="float">
            <text:p>1.186850071</text:p>
          </table:table-cell>
          <table:table-cell table:formula="of:=IF(OR(ISBLANK([.E250]);[.I250]&lt;=0);&quot;&quot;;[.I250])" office:value-type="float" office:value="1.18685007095337" calcext:value-type="float">
            <text:p>1.1868500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4.8365" calcext:value-type="float">
            <text:p>1427748904.8365</text:p>
          </table:table-cell>
          <table:table-cell office:value-type="float" office:value="1427748905.99103" calcext:value-type="float">
            <text:p>1427748905.99103</text:p>
          </table:table-cell>
          <table:table-cell office:value-type="float" office:value="1427748906.02288" calcext:value-type="float">
            <text:p>1427748906.02288</text:p>
          </table:table-cell>
          <table:table-cell/>
          <table:table-cell table:formula="of:=MAX([.B251];[.D251];[.G251])-MAX([.A251];[.C251];[.E251])" office:value-type="float" office:value="1.18638014793396" calcext:value-type="float">
            <text:p>1.1863801479</text:p>
          </table:table-cell>
          <table:table-cell table:formula="of:=IF(NOT(ISBLANK([.E251]));[.I251];&quot;&quot;)" office:value-type="float" office:value="1.18638014793396" calcext:value-type="float">
            <text:p>1.1863801479</text:p>
          </table:table-cell>
          <table:table-cell table:formula="of:=IF(OR(ISBLANK([.E251]);[.I251]&lt;=0);&quot;&quot;;[.I251])" office:value-type="float" office:value="1.18638014793396" calcext:value-type="float">
            <text:p>1.18638014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4.837" calcext:value-type="float">
            <text:p>1427748904.837</text:p>
          </table:table-cell>
          <table:table-cell office:value-type="float" office:value="1427748905.99075" calcext:value-type="float">
            <text:p>1427748905.99075</text:p>
          </table:table-cell>
          <table:table-cell office:value-type="float" office:value="1427748906.02749" calcext:value-type="float">
            <text:p>1427748906.02749</text:p>
          </table:table-cell>
          <table:table-cell/>
          <table:table-cell table:formula="of:=MAX([.B252];[.D252];[.G252])-MAX([.A252];[.C252];[.E252])" office:value-type="float" office:value="1.19049000740051" calcext:value-type="float">
            <text:p>1.1904900074</text:p>
          </table:table-cell>
          <table:table-cell table:formula="of:=IF(NOT(ISBLANK([.E252]));[.I252];&quot;&quot;)" office:value-type="float" office:value="1.19049000740051" calcext:value-type="float">
            <text:p>1.1904900074</text:p>
          </table:table-cell>
          <table:table-cell table:formula="of:=IF(OR(ISBLANK([.E252]);[.I252]&lt;=0);&quot;&quot;;[.I252])" office:value-type="float" office:value="1.19049000740051" calcext:value-type="float">
            <text:p>1.19049000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4.8375" calcext:value-type="float">
            <text:p>1427748904.8375</text:p>
          </table:table-cell>
          <table:table-cell office:value-type="float" office:value="1427748906.01626" calcext:value-type="float">
            <text:p>1427748906.01626</text:p>
          </table:table-cell>
          <table:table-cell office:value-type="float" office:value="1427748906.04746" calcext:value-type="float">
            <text:p>1427748906.04746</text:p>
          </table:table-cell>
          <table:table-cell/>
          <table:table-cell table:formula="of:=MAX([.B253];[.D253];[.G253])-MAX([.A253];[.C253];[.E253])" office:value-type="float" office:value="1.20995998382568" calcext:value-type="float">
            <text:p>1.2099599838</text:p>
          </table:table-cell>
          <table:table-cell table:formula="of:=IF(NOT(ISBLANK([.E253]));[.I253];&quot;&quot;)" office:value-type="float" office:value="1.20995998382568" calcext:value-type="float">
            <text:p>1.2099599838</text:p>
          </table:table-cell>
          <table:table-cell table:formula="of:=IF(OR(ISBLANK([.E253]);[.I253]&lt;=0);&quot;&quot;;[.I253])" office:value-type="float" office:value="1.20995998382568" calcext:value-type="float">
            <text:p>1.20995998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4.83821" calcext:value-type="float">
            <text:p>1427748904.83821</text:p>
          </table:table-cell>
          <table:table-cell office:value-type="float" office:value="1427748906.0846" calcext:value-type="float">
            <text:p>1427748906.0846</text:p>
          </table:table-cell>
          <table:table-cell office:value-type="float" office:value="1427748906.11456" calcext:value-type="float">
            <text:p>1427748906.11456</text:p>
          </table:table-cell>
          <table:table-cell/>
          <table:table-cell table:formula="of:=MAX([.B254];[.D254];[.G254])-MAX([.A254];[.C254];[.E254])" office:value-type="float" office:value="1.27634978294373" calcext:value-type="float">
            <text:p>1.2763497829</text:p>
          </table:table-cell>
          <table:table-cell table:formula="of:=IF(NOT(ISBLANK([.E254]));[.I254];&quot;&quot;)" office:value-type="float" office:value="1.27634978294373" calcext:value-type="float">
            <text:p>1.2763497829</text:p>
          </table:table-cell>
          <table:table-cell table:formula="of:=IF(OR(ISBLANK([.E254]);[.I254]&lt;=0);&quot;&quot;;[.I254])" office:value-type="float" office:value="1.27634978294373" calcext:value-type="float">
            <text:p>1.27634978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4.839" calcext:value-type="float">
            <text:p>1427748904.839</text:p>
          </table:table-cell>
          <table:table-cell office:value-type="float" office:value="1427748905.99114" calcext:value-type="float">
            <text:p>1427748905.99114</text:p>
          </table:table-cell>
          <table:table-cell office:value-type="float" office:value="1427748906.02291" calcext:value-type="float">
            <text:p>1427748906.02291</text:p>
          </table:table-cell>
          <table:table-cell/>
          <table:table-cell table:formula="of:=MAX([.B255];[.D255];[.G255])-MAX([.A255];[.C255];[.E255])" office:value-type="float" office:value="1.18391013145447" calcext:value-type="float">
            <text:p>1.1839101315</text:p>
          </table:table-cell>
          <table:table-cell table:formula="of:=IF(NOT(ISBLANK([.E255]));[.I255];&quot;&quot;)" office:value-type="float" office:value="1.18391013145447" calcext:value-type="float">
            <text:p>1.1839101315</text:p>
          </table:table-cell>
          <table:table-cell table:formula="of:=IF(OR(ISBLANK([.E255]);[.I255]&lt;=0);&quot;&quot;;[.I255])" office:value-type="float" office:value="1.18391013145447" calcext:value-type="float">
            <text:p>1.18391013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06.11457" calcext:value-type="float">
            <text:p>1427748906.11457</text:p>
          </table:table-cell>
          <table:table-cell office:value-type="float" office:value="1427748907.45895" calcext:value-type="float">
            <text:p>1427748907.45895</text:p>
          </table:table-cell>
          <table:table-cell table:number-columns-repeated="4"/>
          <table:table-cell table:formula="of:=MAX([.B256];[.D256];[.G256])-MAX([.A256];[.C256];[.E256])" office:value-type="float" office:value="1.34438014030457" calcext:value-type="float">
            <text:p>1.3443801403</text:p>
          </table:table-cell>
          <table:table-cell table:formula="of:=IF(NOT(ISBLANK([.E256]));[.I256];&quot;&quot;)">
            <text:p/>
          </table:table-cell>
          <table:table-cell table:formula="of:=IF(OR(ISBLANK([.E256]);[.I256]&lt;=0);&quot;&quot;;[.I2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6.11458" calcext:value-type="float">
            <text:p>1427748906.11458</text:p>
          </table:table-cell>
          <table:table-cell office:value-type="float" office:value="1427748907.33795" calcext:value-type="float">
            <text:p>1427748907.33795</text:p>
          </table:table-cell>
          <table:table-cell office:value-type="float" office:value="1427748907.37022" calcext:value-type="float">
            <text:p>1427748907.37022</text:p>
          </table:table-cell>
          <table:table-cell/>
          <table:table-cell table:formula="of:=MAX([.B257];[.D257];[.G257])-MAX([.A257];[.C257];[.E257])" office:value-type="float" office:value="1.25564002990723" calcext:value-type="float">
            <text:p>1.2556400299</text:p>
          </table:table-cell>
          <table:table-cell table:formula="of:=IF(NOT(ISBLANK([.E257]));[.I257];&quot;&quot;)" office:value-type="float" office:value="1.25564002990723" calcext:value-type="float">
            <text:p>1.2556400299</text:p>
          </table:table-cell>
          <table:table-cell table:formula="of:=IF(OR(ISBLANK([.E257]);[.I257]&lt;=0);&quot;&quot;;[.I257])" office:value-type="float" office:value="1.25564002990723" calcext:value-type="float">
            <text:p>1.25564002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6.11511" calcext:value-type="float">
            <text:p>1427748906.11511</text:p>
          </table:table-cell>
          <table:table-cell office:value-type="float" office:value="1427748907.33834" calcext:value-type="float">
            <text:p>1427748907.33834</text:p>
          </table:table-cell>
          <table:table-cell office:value-type="float" office:value="1427748907.37142" calcext:value-type="float">
            <text:p>1427748907.37142</text:p>
          </table:table-cell>
          <table:table-cell/>
          <table:table-cell table:formula="of:=MAX([.B258];[.D258];[.G258])-MAX([.A258];[.C258];[.E258])" office:value-type="float" office:value="1.2563099861145" calcext:value-type="float">
            <text:p>1.2563099861</text:p>
          </table:table-cell>
          <table:table-cell table:formula="of:=IF(NOT(ISBLANK([.E258]));[.I258];&quot;&quot;)" office:value-type="float" office:value="1.2563099861145" calcext:value-type="float">
            <text:p>1.2563099861</text:p>
          </table:table-cell>
          <table:table-cell table:formula="of:=IF(OR(ISBLANK([.E258]);[.I258]&lt;=0);&quot;&quot;;[.I258])" office:value-type="float" office:value="1.2563099861145" calcext:value-type="float">
            <text:p>1.25630998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6.1156" calcext:value-type="float">
            <text:p>1427748906.1156</text:p>
          </table:table-cell>
          <table:table-cell office:value-type="float" office:value="1427748907.33818" calcext:value-type="float">
            <text:p>1427748907.33818</text:p>
          </table:table-cell>
          <table:table-cell office:value-type="float" office:value="1427748907.37313" calcext:value-type="float">
            <text:p>1427748907.37313</text:p>
          </table:table-cell>
          <table:table-cell/>
          <table:table-cell table:formula="of:=MAX([.B259];[.D259];[.G259])-MAX([.A259];[.C259];[.E259])" office:value-type="float" office:value="1.25752997398376" calcext:value-type="float">
            <text:p>1.257529974</text:p>
          </table:table-cell>
          <table:table-cell table:formula="of:=IF(NOT(ISBLANK([.E259]));[.I259];&quot;&quot;)" office:value-type="float" office:value="1.25752997398376" calcext:value-type="float">
            <text:p>1.257529974</text:p>
          </table:table-cell>
          <table:table-cell table:formula="of:=IF(OR(ISBLANK([.E259]);[.I259]&lt;=0);&quot;&quot;;[.I259])" office:value-type="float" office:value="1.25752997398376" calcext:value-type="float">
            <text:p>1.2575299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6.1161" calcext:value-type="float">
            <text:p>1427748906.1161</text:p>
          </table:table-cell>
          <table:table-cell office:value-type="float" office:value="1427748907.33813" calcext:value-type="float">
            <text:p>1427748907.33813</text:p>
          </table:table-cell>
          <table:table-cell office:value-type="float" office:value="1427748907.37027" calcext:value-type="float">
            <text:p>1427748907.37027</text:p>
          </table:table-cell>
          <table:table-cell/>
          <table:table-cell table:formula="of:=MAX([.B260];[.D260];[.G260])-MAX([.A260];[.C260];[.E260])" office:value-type="float" office:value="1.25416994094849" calcext:value-type="float">
            <text:p>1.2541699409</text:p>
          </table:table-cell>
          <table:table-cell table:formula="of:=IF(NOT(ISBLANK([.E260]));[.I260];&quot;&quot;)" office:value-type="float" office:value="1.25416994094849" calcext:value-type="float">
            <text:p>1.2541699409</text:p>
          </table:table-cell>
          <table:table-cell table:formula="of:=IF(OR(ISBLANK([.E260]);[.I260]&lt;=0);&quot;&quot;;[.I260])" office:value-type="float" office:value="1.25416994094849" calcext:value-type="float">
            <text:p>1.25416994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6.11756" calcext:value-type="float">
            <text:p>1427748906.11756</text:p>
          </table:table-cell>
          <table:table-cell office:value-type="float" office:value="1427748907.33823" calcext:value-type="float">
            <text:p>1427748907.33823</text:p>
          </table:table-cell>
          <table:table-cell office:value-type="float" office:value="1427748907.37535" calcext:value-type="float">
            <text:p>1427748907.37535</text:p>
          </table:table-cell>
          <table:table-cell/>
          <table:table-cell table:formula="of:=MAX([.B261];[.D261];[.G261])-MAX([.A261];[.C261];[.E261])" office:value-type="float" office:value="1.25779008865356" calcext:value-type="float">
            <text:p>1.2577900887</text:p>
          </table:table-cell>
          <table:table-cell table:formula="of:=IF(NOT(ISBLANK([.E261]));[.I261];&quot;&quot;)" office:value-type="float" office:value="1.25779008865356" calcext:value-type="float">
            <text:p>1.2577900887</text:p>
          </table:table-cell>
          <table:table-cell table:formula="of:=IF(OR(ISBLANK([.E261]);[.I261]&lt;=0);&quot;&quot;;[.I261])" office:value-type="float" office:value="1.25779008865356" calcext:value-type="float">
            <text:p>1.25779008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6.11806" calcext:value-type="float">
            <text:p>1427748906.11806</text:p>
          </table:table-cell>
          <table:table-cell office:value-type="float" office:value="1427748907.33802" calcext:value-type="float">
            <text:p>1427748907.33802</text:p>
          </table:table-cell>
          <table:table-cell office:value-type="float" office:value="1427748907.37023" calcext:value-type="float">
            <text:p>1427748907.37023</text:p>
          </table:table-cell>
          <table:table-cell/>
          <table:table-cell table:formula="of:=MAX([.B262];[.D262];[.G262])-MAX([.A262];[.C262];[.E262])" office:value-type="float" office:value="1.2521698474884" calcext:value-type="float">
            <text:p>1.2521698475</text:p>
          </table:table-cell>
          <table:table-cell table:formula="of:=IF(NOT(ISBLANK([.E262]));[.I262];&quot;&quot;)" office:value-type="float" office:value="1.2521698474884" calcext:value-type="float">
            <text:p>1.2521698475</text:p>
          </table:table-cell>
          <table:table-cell table:formula="of:=IF(OR(ISBLANK([.E262]);[.I262]&lt;=0);&quot;&quot;;[.I262])" office:value-type="float" office:value="1.2521698474884" calcext:value-type="float">
            <text:p>1.25216984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6.11858" calcext:value-type="float">
            <text:p>1427748906.11858</text:p>
          </table:table-cell>
          <table:table-cell office:value-type="float" office:value="1427748907.33829" calcext:value-type="float">
            <text:p>1427748907.33829</text:p>
          </table:table-cell>
          <table:table-cell office:value-type="float" office:value="1427748907.3702" calcext:value-type="float">
            <text:p>1427748907.3702</text:p>
          </table:table-cell>
          <table:table-cell/>
          <table:table-cell table:formula="of:=MAX([.B263];[.D263];[.G263])-MAX([.A263];[.C263];[.E263])" office:value-type="float" office:value="1.25161981582642" calcext:value-type="float">
            <text:p>1.2516198158</text:p>
          </table:table-cell>
          <table:table-cell table:formula="of:=IF(NOT(ISBLANK([.E263]));[.I263];&quot;&quot;)" office:value-type="float" office:value="1.25161981582642" calcext:value-type="float">
            <text:p>1.2516198158</text:p>
          </table:table-cell>
          <table:table-cell table:formula="of:=IF(OR(ISBLANK([.E263]);[.I263]&lt;=0);&quot;&quot;;[.I263])" office:value-type="float" office:value="1.25161981582642" calcext:value-type="float">
            <text:p>1.25161981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6.11912" calcext:value-type="float">
            <text:p>1427748906.11912</text:p>
          </table:table-cell>
          <table:table-cell office:value-type="float" office:value="1427748907.33807" calcext:value-type="float">
            <text:p>1427748907.33807</text:p>
          </table:table-cell>
          <table:table-cell office:value-type="float" office:value="1427748907.37534" calcext:value-type="float">
            <text:p>1427748907.37534</text:p>
          </table:table-cell>
          <table:table-cell/>
          <table:table-cell table:formula="of:=MAX([.B264];[.D264];[.G264])-MAX([.A264];[.C264];[.E264])" office:value-type="float" office:value="1.25622010231018" calcext:value-type="float">
            <text:p>1.2562201023</text:p>
          </table:table-cell>
          <table:table-cell table:formula="of:=IF(NOT(ISBLANK([.E264]));[.I264];&quot;&quot;)" office:value-type="float" office:value="1.25622010231018" calcext:value-type="float">
            <text:p>1.2562201023</text:p>
          </table:table-cell>
          <table:table-cell table:formula="of:=IF(OR(ISBLANK([.E264]);[.I264]&lt;=0);&quot;&quot;;[.I264])" office:value-type="float" office:value="1.25622010231018" calcext:value-type="float">
            <text:p>1.25622010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6.11965" calcext:value-type="float">
            <text:p>1427748906.11965</text:p>
          </table:table-cell>
          <table:table-cell office:value-type="float" office:value="1427748907.42711" calcext:value-type="float">
            <text:p>1427748907.42711</text:p>
          </table:table-cell>
          <table:table-cell office:value-type="float" office:value="1427748907.45894" calcext:value-type="float">
            <text:p>1427748907.45894</text:p>
          </table:table-cell>
          <table:table-cell/>
          <table:table-cell table:formula="of:=MAX([.B265];[.D265];[.G265])-MAX([.A265];[.C265];[.E265])" office:value-type="float" office:value="1.33929014205933" calcext:value-type="float">
            <text:p>1.3392901421</text:p>
          </table:table-cell>
          <table:table-cell table:formula="of:=IF(NOT(ISBLANK([.E265]));[.I265];&quot;&quot;)" office:value-type="float" office:value="1.33929014205933" calcext:value-type="float">
            <text:p>1.3392901421</text:p>
          </table:table-cell>
          <table:table-cell table:formula="of:=IF(OR(ISBLANK([.E265]);[.I265]&lt;=0);&quot;&quot;;[.I265])" office:value-type="float" office:value="1.33929014205933" calcext:value-type="float">
            <text:p>1.33929014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6.12014" calcext:value-type="float">
            <text:p>1427748906.12014</text:p>
          </table:table-cell>
          <table:table-cell office:value-type="float" office:value="1427748907.34237" calcext:value-type="float">
            <text:p>1427748907.34237</text:p>
          </table:table-cell>
          <table:table-cell office:value-type="float" office:value="1427748907.38048" calcext:value-type="float">
            <text:p>1427748907.38048</text:p>
          </table:table-cell>
          <table:table-cell/>
          <table:table-cell table:formula="of:=MAX([.B266];[.D266];[.G266])-MAX([.A266];[.C266];[.E266])" office:value-type="float" office:value="1.26033997535706" calcext:value-type="float">
            <text:p>1.2603399754</text:p>
          </table:table-cell>
          <table:table-cell table:formula="of:=IF(NOT(ISBLANK([.E266]));[.I266];&quot;&quot;)" office:value-type="float" office:value="1.26033997535706" calcext:value-type="float">
            <text:p>1.2603399754</text:p>
          </table:table-cell>
          <table:table-cell table:formula="of:=IF(OR(ISBLANK([.E266]);[.I266]&lt;=0);&quot;&quot;;[.I266])" office:value-type="float" office:value="1.26033997535706" calcext:value-type="float">
            <text:p>1.26033997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07.45895" calcext:value-type="float">
            <text:p>1427748907.45895</text:p>
          </table:table-cell>
          <table:table-cell office:value-type="float" office:value="1427748909.13388" calcext:value-type="float">
            <text:p>1427748909.13388</text:p>
          </table:table-cell>
          <table:table-cell table:number-columns-repeated="4"/>
          <table:table-cell table:formula="of:=MAX([.B267];[.D267];[.G267])-MAX([.A267];[.C267];[.E267])" office:value-type="float" office:value="1.67492985725403" calcext:value-type="float">
            <text:p>1.6749298573</text:p>
          </table:table-cell>
          <table:table-cell table:formula="of:=IF(NOT(ISBLANK([.E267]));[.I267];&quot;&quot;)">
            <text:p/>
          </table:table-cell>
          <table:table-cell table:formula="of:=IF(OR(ISBLANK([.E267]);[.I267]&lt;=0);&quot;&quot;;[.I2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7.45896" calcext:value-type="float">
            <text:p>1427748907.45896</text:p>
          </table:table-cell>
          <table:table-cell office:value-type="float" office:value="1427748908.85062" calcext:value-type="float">
            <text:p>1427748908.85062</text:p>
          </table:table-cell>
          <table:table-cell office:value-type="float" office:value="1427748909.01568" calcext:value-type="float">
            <text:p>1427748909.01568</text:p>
          </table:table-cell>
          <table:table-cell/>
          <table:table-cell table:formula="of:=MAX([.B268];[.D268];[.G268])-MAX([.A268];[.C268];[.E268])" office:value-type="float" office:value="1.55672001838684" calcext:value-type="float">
            <text:p>1.5567200184</text:p>
          </table:table-cell>
          <table:table-cell table:formula="of:=IF(NOT(ISBLANK([.E268]));[.I268];&quot;&quot;)" office:value-type="float" office:value="1.55672001838684" calcext:value-type="float">
            <text:p>1.5567200184</text:p>
          </table:table-cell>
          <table:table-cell table:formula="of:=IF(OR(ISBLANK([.E268]);[.I268]&lt;=0);&quot;&quot;;[.I268])" office:value-type="float" office:value="1.55672001838684" calcext:value-type="float">
            <text:p>1.55672001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7.45951" calcext:value-type="float">
            <text:p>1427748907.45951</text:p>
          </table:table-cell>
          <table:table-cell office:value-type="float" office:value="1427748909.01593" calcext:value-type="float">
            <text:p>1427748909.01593</text:p>
          </table:table-cell>
          <table:table-cell office:value-type="float" office:value="1427748909.04356" calcext:value-type="float">
            <text:p>1427748909.04356</text:p>
          </table:table-cell>
          <table:table-cell/>
          <table:table-cell table:formula="of:=MAX([.B269];[.D269];[.G269])-MAX([.A269];[.C269];[.E269])" office:value-type="float" office:value="1.58404994010925" calcext:value-type="float">
            <text:p>1.5840499401</text:p>
          </table:table-cell>
          <table:table-cell table:formula="of:=IF(NOT(ISBLANK([.E269]));[.I269];&quot;&quot;)" office:value-type="float" office:value="1.58404994010925" calcext:value-type="float">
            <text:p>1.5840499401</text:p>
          </table:table-cell>
          <table:table-cell table:formula="of:=IF(OR(ISBLANK([.E269]);[.I269]&lt;=0);&quot;&quot;;[.I269])" office:value-type="float" office:value="1.58404994010925" calcext:value-type="float">
            <text:p>1.58404994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7.46004" calcext:value-type="float">
            <text:p>1427748907.46004</text:p>
          </table:table-cell>
          <table:table-cell office:value-type="float" office:value="1427748909.01613" calcext:value-type="float">
            <text:p>1427748909.01613</text:p>
          </table:table-cell>
          <table:table-cell office:value-type="float" office:value="1427748909.04922" calcext:value-type="float">
            <text:p>1427748909.04922</text:p>
          </table:table-cell>
          <table:table-cell/>
          <table:table-cell table:formula="of:=MAX([.B270];[.D270];[.G270])-MAX([.A270];[.C270];[.E270])" office:value-type="float" office:value="1.58917999267578" calcext:value-type="float">
            <text:p>1.5891799927</text:p>
          </table:table-cell>
          <table:table-cell table:formula="of:=IF(NOT(ISBLANK([.E270]));[.I270];&quot;&quot;)" office:value-type="float" office:value="1.58917999267578" calcext:value-type="float">
            <text:p>1.5891799927</text:p>
          </table:table-cell>
          <table:table-cell table:formula="of:=IF(OR(ISBLANK([.E270]);[.I270]&lt;=0);&quot;&quot;;[.I270])" office:value-type="float" office:value="1.58917999267578" calcext:value-type="float">
            <text:p>1.58917999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7.46055" calcext:value-type="float">
            <text:p>1427748907.46055</text:p>
          </table:table-cell>
          <table:table-cell office:value-type="float" office:value="1427748908.85077" calcext:value-type="float">
            <text:p>1427748908.85077</text:p>
          </table:table-cell>
          <table:table-cell office:value-type="float" office:value="1427748909.01578" calcext:value-type="float">
            <text:p>1427748909.01578</text:p>
          </table:table-cell>
          <table:table-cell/>
          <table:table-cell table:formula="of:=MAX([.B271];[.D271];[.G271])-MAX([.A271];[.C271];[.E271])" office:value-type="float" office:value="1.55522990226746" calcext:value-type="float">
            <text:p>1.5552299023</text:p>
          </table:table-cell>
          <table:table-cell table:formula="of:=IF(NOT(ISBLANK([.E271]));[.I271];&quot;&quot;)" office:value-type="float" office:value="1.55522990226746" calcext:value-type="float">
            <text:p>1.5552299023</text:p>
          </table:table-cell>
          <table:table-cell table:formula="of:=IF(OR(ISBLANK([.E271]);[.I271]&lt;=0);&quot;&quot;;[.I271])" office:value-type="float" office:value="1.55522990226746" calcext:value-type="float">
            <text:p>1.55522990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7.46105" calcext:value-type="float">
            <text:p>1427748907.46105</text:p>
          </table:table-cell>
          <table:table-cell office:value-type="float" office:value="1427748908.85071" calcext:value-type="float">
            <text:p>1427748908.85071</text:p>
          </table:table-cell>
          <table:table-cell office:value-type="float" office:value="1427748909.01573" calcext:value-type="float">
            <text:p>1427748909.01573</text:p>
          </table:table-cell>
          <table:table-cell/>
          <table:table-cell table:formula="of:=MAX([.B272];[.D272];[.G272])-MAX([.A272];[.C272];[.E272])" office:value-type="float" office:value="1.55467987060547" calcext:value-type="float">
            <text:p>1.5546798706</text:p>
          </table:table-cell>
          <table:table-cell table:formula="of:=IF(NOT(ISBLANK([.E272]));[.I272];&quot;&quot;)" office:value-type="float" office:value="1.55467987060547" calcext:value-type="float">
            <text:p>1.5546798706</text:p>
          </table:table-cell>
          <table:table-cell table:formula="of:=IF(OR(ISBLANK([.E272]);[.I272]&lt;=0);&quot;&quot;;[.I272])" office:value-type="float" office:value="1.55467987060547" calcext:value-type="float">
            <text:p>1.55467987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7.46155" calcext:value-type="float">
            <text:p>1427748907.46155</text:p>
          </table:table-cell>
          <table:table-cell office:value-type="float" office:value="1427748909.01562" calcext:value-type="float">
            <text:p>1427748909.01562</text:p>
          </table:table-cell>
          <table:table-cell office:value-type="float" office:value="1427748909.05808" calcext:value-type="float">
            <text:p>1427748909.05808</text:p>
          </table:table-cell>
          <table:table-cell/>
          <table:table-cell table:formula="of:=MAX([.B273];[.D273];[.G273])-MAX([.A273];[.C273];[.E273])" office:value-type="float" office:value="1.59652996063232" calcext:value-type="float">
            <text:p>1.5965299606</text:p>
          </table:table-cell>
          <table:table-cell table:formula="of:=IF(NOT(ISBLANK([.E273]));[.I273];&quot;&quot;)" office:value-type="float" office:value="1.59652996063232" calcext:value-type="float">
            <text:p>1.5965299606</text:p>
          </table:table-cell>
          <table:table-cell table:formula="of:=IF(OR(ISBLANK([.E273]);[.I273]&lt;=0);&quot;&quot;;[.I273])" office:value-type="float" office:value="1.59652996063232" calcext:value-type="float">
            <text:p>1.59652996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7.46247" calcext:value-type="float">
            <text:p>1427748907.46247</text:p>
          </table:table-cell>
          <table:table-cell office:value-type="float" office:value="1427748909.01603" calcext:value-type="float">
            <text:p>1427748909.01603</text:p>
          </table:table-cell>
          <table:table-cell office:value-type="float" office:value="1427748909.05806" calcext:value-type="float">
            <text:p>1427748909.05806</text:p>
          </table:table-cell>
          <table:table-cell/>
          <table:table-cell table:formula="of:=MAX([.B274];[.D274];[.G274])-MAX([.A274];[.C274];[.E274])" office:value-type="float" office:value="1.59558987617493" calcext:value-type="float">
            <text:p>1.5955898762</text:p>
          </table:table-cell>
          <table:table-cell table:formula="of:=IF(NOT(ISBLANK([.E274]));[.I274];&quot;&quot;)" office:value-type="float" office:value="1.59558987617493" calcext:value-type="float">
            <text:p>1.5955898762</text:p>
          </table:table-cell>
          <table:table-cell table:formula="of:=IF(OR(ISBLANK([.E274]);[.I274]&lt;=0);&quot;&quot;;[.I274])" office:value-type="float" office:value="1.59558987617493" calcext:value-type="float">
            <text:p>1.59558987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7.46297" calcext:value-type="float">
            <text:p>1427748907.46297</text:p>
          </table:table-cell>
          <table:table-cell office:value-type="float" office:value="1427748909.10441" calcext:value-type="float">
            <text:p>1427748909.10441</text:p>
          </table:table-cell>
          <table:table-cell office:value-type="float" office:value="1427748909.13387" calcext:value-type="float">
            <text:p>1427748909.13387</text:p>
          </table:table-cell>
          <table:table-cell/>
          <table:table-cell table:formula="of:=MAX([.B275];[.D275];[.G275])-MAX([.A275];[.C275];[.E275])" office:value-type="float" office:value="1.67089986801147" calcext:value-type="float">
            <text:p>1.670899868</text:p>
          </table:table-cell>
          <table:table-cell table:formula="of:=IF(NOT(ISBLANK([.E275]));[.I275];&quot;&quot;)" office:value-type="float" office:value="1.67089986801147" calcext:value-type="float">
            <text:p>1.670899868</text:p>
          </table:table-cell>
          <table:table-cell table:formula="of:=IF(OR(ISBLANK([.E275]);[.I275]&lt;=0);&quot;&quot;;[.I275])" office:value-type="float" office:value="1.67089986801147" calcext:value-type="float">
            <text:p>1.6708998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7.46348" calcext:value-type="float">
            <text:p>1427748907.46348</text:p>
          </table:table-cell>
          <table:table-cell office:value-type="float" office:value="1427748908.72562" calcext:value-type="float">
            <text:p>1427748908.72562</text:p>
          </table:table-cell>
          <table:table-cell office:value-type="float" office:value="1427748909.01554" calcext:value-type="float">
            <text:p>1427748909.01554</text:p>
          </table:table-cell>
          <table:table-cell/>
          <table:table-cell table:formula="of:=MAX([.B276];[.D276];[.G276])-MAX([.A276];[.C276];[.E276])" office:value-type="float" office:value="1.55205988883972" calcext:value-type="float">
            <text:p>1.5520598888</text:p>
          </table:table-cell>
          <table:table-cell table:formula="of:=IF(NOT(ISBLANK([.E276]));[.I276];&quot;&quot;)" office:value-type="float" office:value="1.55205988883972" calcext:value-type="float">
            <text:p>1.5520598888</text:p>
          </table:table-cell>
          <table:table-cell table:formula="of:=IF(OR(ISBLANK([.E276]);[.I276]&lt;=0);&quot;&quot;;[.I276])" office:value-type="float" office:value="1.55205988883972" calcext:value-type="float">
            <text:p>1.55205988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7.46459" calcext:value-type="float">
            <text:p>1427748907.46459</text:p>
          </table:table-cell>
          <table:table-cell office:value-type="float" office:value="1427748908.85082" calcext:value-type="float">
            <text:p>1427748908.85082</text:p>
          </table:table-cell>
          <table:table-cell office:value-type="float" office:value="1427748909.01583" calcext:value-type="float">
            <text:p>1427748909.01583</text:p>
          </table:table-cell>
          <table:table-cell/>
          <table:table-cell table:formula="of:=MAX([.B277];[.D277];[.G277])-MAX([.A277];[.C277];[.E277])" office:value-type="float" office:value="1.55123996734619" calcext:value-type="float">
            <text:p>1.5512399673</text:p>
          </table:table-cell>
          <table:table-cell table:formula="of:=IF(NOT(ISBLANK([.E277]));[.I277];&quot;&quot;)" office:value-type="float" office:value="1.55123996734619" calcext:value-type="float">
            <text:p>1.5512399673</text:p>
          </table:table-cell>
          <table:table-cell table:formula="of:=IF(OR(ISBLANK([.E277]);[.I277]&lt;=0);&quot;&quot;;[.I277])" office:value-type="float" office:value="1.55123996734619" calcext:value-type="float">
            <text:p>1.55123996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09.13389" calcext:value-type="float">
            <text:p>1427748909.13389</text:p>
          </table:table-cell>
          <table:table-cell office:value-type="float" office:value="1427748910.59093" calcext:value-type="float">
            <text:p>1427748910.59093</text:p>
          </table:table-cell>
          <table:table-cell table:number-columns-repeated="4"/>
          <table:table-cell table:formula="of:=MAX([.B278];[.D278];[.G278])-MAX([.A278];[.C278];[.E278])" office:value-type="float" office:value="1.45704007148743" calcext:value-type="float">
            <text:p>1.4570400715</text:p>
          </table:table-cell>
          <table:table-cell table:formula="of:=IF(NOT(ISBLANK([.E278]));[.I278];&quot;&quot;)">
            <text:p/>
          </table:table-cell>
          <table:table-cell table:formula="of:=IF(OR(ISBLANK([.E278]);[.I278]&lt;=0);&quot;&quot;;[.I2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9.13389" calcext:value-type="float">
            <text:p>1427748909.13389</text:p>
          </table:table-cell>
          <table:table-cell office:value-type="float" office:value="1427748910.46471" calcext:value-type="float">
            <text:p>1427748910.46471</text:p>
          </table:table-cell>
          <table:table-cell office:value-type="float" office:value="1427748910.49947" calcext:value-type="float">
            <text:p>1427748910.49947</text:p>
          </table:table-cell>
          <table:table-cell/>
          <table:table-cell table:formula="of:=MAX([.B279];[.D279];[.G279])-MAX([.A279];[.C279];[.E279])" office:value-type="float" office:value="1.3655800819397" calcext:value-type="float">
            <text:p>1.3655800819</text:p>
          </table:table-cell>
          <table:table-cell table:formula="of:=IF(NOT(ISBLANK([.E279]));[.I279];&quot;&quot;)" office:value-type="float" office:value="1.3655800819397" calcext:value-type="float">
            <text:p>1.3655800819</text:p>
          </table:table-cell>
          <table:table-cell table:formula="of:=IF(OR(ISBLANK([.E279]);[.I279]&lt;=0);&quot;&quot;;[.I279])" office:value-type="float" office:value="1.3655800819397" calcext:value-type="float">
            <text:p>1.36558008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9.13444" calcext:value-type="float">
            <text:p>1427748909.13444</text:p>
          </table:table-cell>
          <table:table-cell office:value-type="float" office:value="1427748910.4648" calcext:value-type="float">
            <text:p>1427748910.4648</text:p>
          </table:table-cell>
          <table:table-cell office:value-type="float" office:value="1427748910.4979" calcext:value-type="float">
            <text:p>1427748910.4979</text:p>
          </table:table-cell>
          <table:table-cell/>
          <table:table-cell table:formula="of:=MAX([.B280];[.D280];[.G280])-MAX([.A280];[.C280];[.E280])" office:value-type="float" office:value="1.36346006393433" calcext:value-type="float">
            <text:p>1.3634600639</text:p>
          </table:table-cell>
          <table:table-cell table:formula="of:=IF(NOT(ISBLANK([.E280]));[.I280];&quot;&quot;)" office:value-type="float" office:value="1.36346006393433" calcext:value-type="float">
            <text:p>1.3634600639</text:p>
          </table:table-cell>
          <table:table-cell table:formula="of:=IF(OR(ISBLANK([.E280]);[.I280]&lt;=0);&quot;&quot;;[.I280])" office:value-type="float" office:value="1.36346006393433" calcext:value-type="float">
            <text:p>1.36346006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9.13553" calcext:value-type="float">
            <text:p>1427748909.13553</text:p>
          </table:table-cell>
          <table:table-cell office:value-type="float" office:value="1427748910.46486" calcext:value-type="float">
            <text:p>1427748910.46486</text:p>
          </table:table-cell>
          <table:table-cell office:value-type="float" office:value="1427748910.49791" calcext:value-type="float">
            <text:p>1427748910.49791</text:p>
          </table:table-cell>
          <table:table-cell/>
          <table:table-cell table:formula="of:=MAX([.B281];[.D281];[.G281])-MAX([.A281];[.C281];[.E281])" office:value-type="float" office:value="1.362380027771" calcext:value-type="float">
            <text:p>1.3623800278</text:p>
          </table:table-cell>
          <table:table-cell table:formula="of:=IF(NOT(ISBLANK([.E281]));[.I281];&quot;&quot;)" office:value-type="float" office:value="1.362380027771" calcext:value-type="float">
            <text:p>1.3623800278</text:p>
          </table:table-cell>
          <table:table-cell table:formula="of:=IF(OR(ISBLANK([.E281]);[.I281]&lt;=0);&quot;&quot;;[.I281])" office:value-type="float" office:value="1.362380027771" calcext:value-type="float">
            <text:p>1.36238002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9.13604" calcext:value-type="float">
            <text:p>1427748909.13604</text:p>
          </table:table-cell>
          <table:table-cell office:value-type="float" office:value="1427748910.46496" calcext:value-type="float">
            <text:p>1427748910.46496</text:p>
          </table:table-cell>
          <table:table-cell office:value-type="float" office:value="1427748910.4955" calcext:value-type="float">
            <text:p>1427748910.4955</text:p>
          </table:table-cell>
          <table:table-cell/>
          <table:table-cell table:formula="of:=MAX([.B282];[.D282];[.G282])-MAX([.A282];[.C282];[.E282])" office:value-type="float" office:value="1.35946011543274" calcext:value-type="float">
            <text:p>1.3594601154</text:p>
          </table:table-cell>
          <table:table-cell table:formula="of:=IF(NOT(ISBLANK([.E282]));[.I282];&quot;&quot;)" office:value-type="float" office:value="1.35946011543274" calcext:value-type="float">
            <text:p>1.3594601154</text:p>
          </table:table-cell>
          <table:table-cell table:formula="of:=IF(OR(ISBLANK([.E282]);[.I282]&lt;=0);&quot;&quot;;[.I282])" office:value-type="float" office:value="1.35946011543274" calcext:value-type="float">
            <text:p>1.35946011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9.13655" calcext:value-type="float">
            <text:p>1427748909.13655</text:p>
          </table:table-cell>
          <table:table-cell office:value-type="float" office:value="1427748910.46506" calcext:value-type="float">
            <text:p>1427748910.46506</text:p>
          </table:table-cell>
          <table:table-cell office:value-type="float" office:value="1427748910.50072" calcext:value-type="float">
            <text:p>1427748910.50072</text:p>
          </table:table-cell>
          <table:table-cell/>
          <table:table-cell table:formula="of:=MAX([.B283];[.D283];[.G283])-MAX([.A283];[.C283];[.E283])" office:value-type="float" office:value="1.36417007446289" calcext:value-type="float">
            <text:p>1.3641700745</text:p>
          </table:table-cell>
          <table:table-cell table:formula="of:=IF(NOT(ISBLANK([.E283]));[.I283];&quot;&quot;)" office:value-type="float" office:value="1.36417007446289" calcext:value-type="float">
            <text:p>1.3641700745</text:p>
          </table:table-cell>
          <table:table-cell table:formula="of:=IF(OR(ISBLANK([.E283]);[.I283]&lt;=0);&quot;&quot;;[.I283])" office:value-type="float" office:value="1.36417007446289" calcext:value-type="float">
            <text:p>1.36417007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9.13706" calcext:value-type="float">
            <text:p>1427748909.13706</text:p>
          </table:table-cell>
          <table:table-cell office:value-type="float" office:value="1427748910.46491" calcext:value-type="float">
            <text:p>1427748910.46491</text:p>
          </table:table-cell>
          <table:table-cell office:value-type="float" office:value="1427748910.49794" calcext:value-type="float">
            <text:p>1427748910.49794</text:p>
          </table:table-cell>
          <table:table-cell/>
          <table:table-cell table:formula="of:=MAX([.B284];[.D284];[.G284])-MAX([.A284];[.C284];[.E284])" office:value-type="float" office:value="1.36088013648987" calcext:value-type="float">
            <text:p>1.3608801365</text:p>
          </table:table-cell>
          <table:table-cell table:formula="of:=IF(NOT(ISBLANK([.E284]));[.I284];&quot;&quot;)" office:value-type="float" office:value="1.36088013648987" calcext:value-type="float">
            <text:p>1.3608801365</text:p>
          </table:table-cell>
          <table:table-cell table:formula="of:=IF(OR(ISBLANK([.E284]);[.I284]&lt;=0);&quot;&quot;;[.I284])" office:value-type="float" office:value="1.36088013648987" calcext:value-type="float">
            <text:p>1.36088013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9.13756" calcext:value-type="float">
            <text:p>1427748909.13756</text:p>
          </table:table-cell>
          <table:table-cell office:value-type="float" office:value="1427748910.46501" calcext:value-type="float">
            <text:p>1427748910.46501</text:p>
          </table:table-cell>
          <table:table-cell office:value-type="float" office:value="1427748910.49789" calcext:value-type="float">
            <text:p>1427748910.49789</text:p>
          </table:table-cell>
          <table:table-cell/>
          <table:table-cell table:formula="of:=MAX([.B285];[.D285];[.G285])-MAX([.A285];[.C285];[.E285])" office:value-type="float" office:value="1.36033010482788" calcext:value-type="float">
            <text:p>1.3603301048</text:p>
          </table:table-cell>
          <table:table-cell table:formula="of:=IF(NOT(ISBLANK([.E285]));[.I285];&quot;&quot;)" office:value-type="float" office:value="1.36033010482788" calcext:value-type="float">
            <text:p>1.3603301048</text:p>
          </table:table-cell>
          <table:table-cell table:formula="of:=IF(OR(ISBLANK([.E285]);[.I285]&lt;=0);&quot;&quot;;[.I285])" office:value-type="float" office:value="1.36033010482788" calcext:value-type="float">
            <text:p>1.36033010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9.13825" calcext:value-type="float">
            <text:p>1427748909.13825</text:p>
          </table:table-cell>
          <table:table-cell office:value-type="float" office:value="1427748910.46511" calcext:value-type="float">
            <text:p>1427748910.46511</text:p>
          </table:table-cell>
          <table:table-cell office:value-type="float" office:value="1427748910.50076" calcext:value-type="float">
            <text:p>1427748910.50076</text:p>
          </table:table-cell>
          <table:table-cell/>
          <table:table-cell table:formula="of:=MAX([.B286];[.D286];[.G286])-MAX([.A286];[.C286];[.E286])" office:value-type="float" office:value="1.36250996589661" calcext:value-type="float">
            <text:p>1.3625099659</text:p>
          </table:table-cell>
          <table:table-cell table:formula="of:=IF(NOT(ISBLANK([.E286]));[.I286];&quot;&quot;)" office:value-type="float" office:value="1.36250996589661" calcext:value-type="float">
            <text:p>1.3625099659</text:p>
          </table:table-cell>
          <table:table-cell table:formula="of:=IF(OR(ISBLANK([.E286]);[.I286]&lt;=0);&quot;&quot;;[.I286])" office:value-type="float" office:value="1.36250996589661" calcext:value-type="float">
            <text:p>1.36250996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9.13873" calcext:value-type="float">
            <text:p>1427748909.13873</text:p>
          </table:table-cell>
          <table:table-cell office:value-type="float" office:value="1427748910.47451" calcext:value-type="float">
            <text:p>1427748910.47451</text:p>
          </table:table-cell>
          <table:table-cell office:value-type="float" office:value="1427748910.50952" calcext:value-type="float">
            <text:p>1427748910.50952</text:p>
          </table:table-cell>
          <table:table-cell/>
          <table:table-cell table:formula="of:=MAX([.B287];[.D287];[.G287])-MAX([.A287];[.C287];[.E287])" office:value-type="float" office:value="1.37079000473022" calcext:value-type="float">
            <text:p>1.3707900047</text:p>
          </table:table-cell>
          <table:table-cell table:formula="of:=IF(NOT(ISBLANK([.E287]));[.I287];&quot;&quot;)" office:value-type="float" office:value="1.37079000473022" calcext:value-type="float">
            <text:p>1.3707900047</text:p>
          </table:table-cell>
          <table:table-cell table:formula="of:=IF(OR(ISBLANK([.E287]);[.I287]&lt;=0);&quot;&quot;;[.I287])" office:value-type="float" office:value="1.37079000473022" calcext:value-type="float">
            <text:p>1.37079000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09.13923" calcext:value-type="float">
            <text:p>1427748909.13923</text:p>
          </table:table-cell>
          <table:table-cell office:value-type="float" office:value="1427748910.5583" calcext:value-type="float">
            <text:p>1427748910.5583</text:p>
          </table:table-cell>
          <table:table-cell office:value-type="float" office:value="1427748910.59092" calcext:value-type="float">
            <text:p>1427748910.59092</text:p>
          </table:table-cell>
          <table:table-cell/>
          <table:table-cell table:formula="of:=MAX([.B288];[.D288];[.G288])-MAX([.A288];[.C288];[.E288])" office:value-type="float" office:value="1.45168995857239" calcext:value-type="float">
            <text:p>1.4516899586</text:p>
          </table:table-cell>
          <table:table-cell table:formula="of:=IF(NOT(ISBLANK([.E288]));[.I288];&quot;&quot;)" office:value-type="float" office:value="1.45168995857239" calcext:value-type="float">
            <text:p>1.4516899586</text:p>
          </table:table-cell>
          <table:table-cell table:formula="of:=IF(OR(ISBLANK([.E288]);[.I288]&lt;=0);&quot;&quot;;[.I288])" office:value-type="float" office:value="1.45168995857239" calcext:value-type="float">
            <text:p>1.45168995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10.59094" calcext:value-type="float">
            <text:p>1427748910.59094</text:p>
          </table:table-cell>
          <table:table-cell office:value-type="float" office:value="1427748912.16411" calcext:value-type="float">
            <text:p>1427748912.16411</text:p>
          </table:table-cell>
          <table:table-cell table:number-columns-repeated="4"/>
          <table:table-cell table:formula="of:=MAX([.B289];[.D289];[.G289])-MAX([.A289];[.C289];[.E289])" office:value-type="float" office:value="1.57316994667053" calcext:value-type="float">
            <text:p>1.5731699467</text:p>
          </table:table-cell>
          <table:table-cell table:formula="of:=IF(NOT(ISBLANK([.E289]));[.I289];&quot;&quot;)">
            <text:p/>
          </table:table-cell>
          <table:table-cell table:formula="of:=IF(OR(ISBLANK([.E289]);[.I289]&lt;=0);&quot;&quot;;[.I2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0.59094" calcext:value-type="float">
            <text:p>1427748910.59094</text:p>
          </table:table-cell>
          <table:table-cell office:value-type="float" office:value="1427748912.04097" calcext:value-type="float">
            <text:p>1427748912.04097</text:p>
          </table:table-cell>
          <table:table-cell office:value-type="float" office:value="1427748912.07951" calcext:value-type="float">
            <text:p>1427748912.07951</text:p>
          </table:table-cell>
          <table:table-cell/>
          <table:table-cell table:formula="of:=MAX([.B290];[.D290];[.G290])-MAX([.A290];[.C290];[.E290])" office:value-type="float" office:value="1.48856997489929" calcext:value-type="float">
            <text:p>1.4885699749</text:p>
          </table:table-cell>
          <table:table-cell table:formula="of:=IF(NOT(ISBLANK([.E290]));[.I290];&quot;&quot;)" office:value-type="float" office:value="1.48856997489929" calcext:value-type="float">
            <text:p>1.4885699749</text:p>
          </table:table-cell>
          <table:table-cell table:formula="of:=IF(OR(ISBLANK([.E290]);[.I290]&lt;=0);&quot;&quot;;[.I290])" office:value-type="float" office:value="1.48856997489929" calcext:value-type="float">
            <text:p>1.48856997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0.59151" calcext:value-type="float">
            <text:p>1427748910.59151</text:p>
          </table:table-cell>
          <table:table-cell office:value-type="float" office:value="1427748912.04092" calcext:value-type="float">
            <text:p>1427748912.04092</text:p>
          </table:table-cell>
          <table:table-cell office:value-type="float" office:value="1427748912.07569" calcext:value-type="float">
            <text:p>1427748912.07569</text:p>
          </table:table-cell>
          <table:table-cell/>
          <table:table-cell table:formula="of:=MAX([.B291];[.D291];[.G291])-MAX([.A291];[.C291];[.E291])" office:value-type="float" office:value="1.4841799736023" calcext:value-type="float">
            <text:p>1.4841799736</text:p>
          </table:table-cell>
          <table:table-cell table:formula="of:=IF(NOT(ISBLANK([.E291]));[.I291];&quot;&quot;)" office:value-type="float" office:value="1.4841799736023" calcext:value-type="float">
            <text:p>1.4841799736</text:p>
          </table:table-cell>
          <table:table-cell table:formula="of:=IF(OR(ISBLANK([.E291]);[.I291]&lt;=0);&quot;&quot;;[.I291])" office:value-type="float" office:value="1.4841799736023" calcext:value-type="float">
            <text:p>1.48417997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0.59205" calcext:value-type="float">
            <text:p>1427748910.59205</text:p>
          </table:table-cell>
          <table:table-cell office:value-type="float" office:value="1427748912.04113" calcext:value-type="float">
            <text:p>1427748912.04113</text:p>
          </table:table-cell>
          <table:table-cell office:value-type="float" office:value="1427748912.08345" calcext:value-type="float">
            <text:p>1427748912.08345</text:p>
          </table:table-cell>
          <table:table-cell/>
          <table:table-cell table:formula="of:=MAX([.B292];[.D292];[.G292])-MAX([.A292];[.C292];[.E292])" office:value-type="float" office:value="1.49140000343323" calcext:value-type="float">
            <text:p>1.4914000034</text:p>
          </table:table-cell>
          <table:table-cell table:formula="of:=IF(NOT(ISBLANK([.E292]));[.I292];&quot;&quot;)" office:value-type="float" office:value="1.49140000343323" calcext:value-type="float">
            <text:p>1.4914000034</text:p>
          </table:table-cell>
          <table:table-cell table:formula="of:=IF(OR(ISBLANK([.E292]);[.I292]&lt;=0);&quot;&quot;;[.I292])" office:value-type="float" office:value="1.49140000343323" calcext:value-type="float">
            <text:p>1.49140000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0.59256" calcext:value-type="float">
            <text:p>1427748910.59256</text:p>
          </table:table-cell>
          <table:table-cell office:value-type="float" office:value="1427748912.0407" calcext:value-type="float">
            <text:p>1427748912.0407</text:p>
          </table:table-cell>
          <table:table-cell office:value-type="float" office:value="1427748912.07838" calcext:value-type="float">
            <text:p>1427748912.07838</text:p>
          </table:table-cell>
          <table:table-cell/>
          <table:table-cell table:formula="of:=MAX([.B293];[.D293];[.G293])-MAX([.A293];[.C293];[.E293])" office:value-type="float" office:value="1.48582005500793" calcext:value-type="float">
            <text:p>1.485820055</text:p>
          </table:table-cell>
          <table:table-cell table:formula="of:=IF(NOT(ISBLANK([.E293]));[.I293];&quot;&quot;)" office:value-type="float" office:value="1.48582005500793" calcext:value-type="float">
            <text:p>1.485820055</text:p>
          </table:table-cell>
          <table:table-cell table:formula="of:=IF(OR(ISBLANK([.E293]);[.I293]&lt;=0);&quot;&quot;;[.I293])" office:value-type="float" office:value="1.48582005500793" calcext:value-type="float">
            <text:p>1.4858200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0.59307" calcext:value-type="float">
            <text:p>1427748910.59307</text:p>
          </table:table-cell>
          <table:table-cell office:value-type="float" office:value="1427748912.04086" calcext:value-type="float">
            <text:p>1427748912.04086</text:p>
          </table:table-cell>
          <table:table-cell office:value-type="float" office:value="1427748912.07579" calcext:value-type="float">
            <text:p>1427748912.07579</text:p>
          </table:table-cell>
          <table:table-cell/>
          <table:table-cell table:formula="of:=MAX([.B294];[.D294];[.G294])-MAX([.A294];[.C294];[.E294])" office:value-type="float" office:value="1.48271989822388" calcext:value-type="float">
            <text:p>1.4827198982</text:p>
          </table:table-cell>
          <table:table-cell table:formula="of:=IF(NOT(ISBLANK([.E294]));[.I294];&quot;&quot;)" office:value-type="float" office:value="1.48271989822388" calcext:value-type="float">
            <text:p>1.4827198982</text:p>
          </table:table-cell>
          <table:table-cell table:formula="of:=IF(OR(ISBLANK([.E294]);[.I294]&lt;=0);&quot;&quot;;[.I294])" office:value-type="float" office:value="1.48271989822388" calcext:value-type="float">
            <text:p>1.48271989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0.59392" calcext:value-type="float">
            <text:p>1427748910.59392</text:p>
          </table:table-cell>
          <table:table-cell office:value-type="float" office:value="1427748912.04103" calcext:value-type="float">
            <text:p>1427748912.04103</text:p>
          </table:table-cell>
          <table:table-cell office:value-type="float" office:value="1427748912.0783" calcext:value-type="float">
            <text:p>1427748912.0783</text:p>
          </table:table-cell>
          <table:table-cell/>
          <table:table-cell table:formula="of:=MAX([.B295];[.D295];[.G295])-MAX([.A295];[.C295];[.E295])" office:value-type="float" office:value="1.48438000679016" calcext:value-type="float">
            <text:p>1.4843800068</text:p>
          </table:table-cell>
          <table:table-cell table:formula="of:=IF(NOT(ISBLANK([.E295]));[.I295];&quot;&quot;)" office:value-type="float" office:value="1.48438000679016" calcext:value-type="float">
            <text:p>1.4843800068</text:p>
          </table:table-cell>
          <table:table-cell table:formula="of:=IF(OR(ISBLANK([.E295]);[.I295]&lt;=0);&quot;&quot;;[.I295])" office:value-type="float" office:value="1.48438000679016" calcext:value-type="float">
            <text:p>1.48438000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0.59495" calcext:value-type="float">
            <text:p>1427748910.59495</text:p>
          </table:table-cell>
          <table:table-cell office:value-type="float" office:value="1427748912.04108" calcext:value-type="float">
            <text:p>1427748912.04108</text:p>
          </table:table-cell>
          <table:table-cell office:value-type="float" office:value="1427748912.07841" calcext:value-type="float">
            <text:p>1427748912.07841</text:p>
          </table:table-cell>
          <table:table-cell/>
          <table:table-cell table:formula="of:=MAX([.B296];[.D296];[.G296])-MAX([.A296];[.C296];[.E296])" office:value-type="float" office:value="1.48345994949341" calcext:value-type="float">
            <text:p>1.4834599495</text:p>
          </table:table-cell>
          <table:table-cell table:formula="of:=IF(NOT(ISBLANK([.E296]));[.I296];&quot;&quot;)" office:value-type="float" office:value="1.48345994949341" calcext:value-type="float">
            <text:p>1.4834599495</text:p>
          </table:table-cell>
          <table:table-cell table:formula="of:=IF(OR(ISBLANK([.E296]);[.I296]&lt;=0);&quot;&quot;;[.I296])" office:value-type="float" office:value="1.48345994949341" calcext:value-type="float">
            <text:p>1.48345994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0.59605" calcext:value-type="float">
            <text:p>1427748910.59605</text:p>
          </table:table-cell>
          <table:table-cell office:value-type="float" office:value="1427748912.04075" calcext:value-type="float">
            <text:p>1427748912.04075</text:p>
          </table:table-cell>
          <table:table-cell office:value-type="float" office:value="1427748912.07565" calcext:value-type="float">
            <text:p>1427748912.07565</text:p>
          </table:table-cell>
          <table:table-cell/>
          <table:table-cell table:formula="of:=MAX([.B297];[.D297];[.G297])-MAX([.A297];[.C297];[.E297])" office:value-type="float" office:value="1.47959995269775" calcext:value-type="float">
            <text:p>1.4795999527</text:p>
          </table:table-cell>
          <table:table-cell table:formula="of:=IF(NOT(ISBLANK([.E297]));[.I297];&quot;&quot;)" office:value-type="float" office:value="1.47959995269775" calcext:value-type="float">
            <text:p>1.4795999527</text:p>
          </table:table-cell>
          <table:table-cell table:formula="of:=IF(OR(ISBLANK([.E297]);[.I297]&lt;=0);&quot;&quot;;[.I297])" office:value-type="float" office:value="1.47959995269775" calcext:value-type="float">
            <text:p>1.47959995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0.59737" calcext:value-type="float">
            <text:p>1427748910.59737</text:p>
          </table:table-cell>
          <table:table-cell office:value-type="float" office:value="1427748912.04081" calcext:value-type="float">
            <text:p>1427748912.04081</text:p>
          </table:table-cell>
          <table:table-cell office:value-type="float" office:value="1427748912.07572" calcext:value-type="float">
            <text:p>1427748912.07572</text:p>
          </table:table-cell>
          <table:table-cell/>
          <table:table-cell table:formula="of:=MAX([.B298];[.D298];[.G298])-MAX([.A298];[.C298];[.E298])" office:value-type="float" office:value="1.4783501625061" calcext:value-type="float">
            <text:p>1.4783501625</text:p>
          </table:table-cell>
          <table:table-cell table:formula="of:=IF(NOT(ISBLANK([.E298]));[.I298];&quot;&quot;)" office:value-type="float" office:value="1.4783501625061" calcext:value-type="float">
            <text:p>1.4783501625</text:p>
          </table:table-cell>
          <table:table-cell table:formula="of:=IF(OR(ISBLANK([.E298]);[.I298]&lt;=0);&quot;&quot;;[.I298])" office:value-type="float" office:value="1.4783501625061" calcext:value-type="float">
            <text:p>1.47835016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0.59922" calcext:value-type="float">
            <text:p>1427748910.59922</text:p>
          </table:table-cell>
          <table:table-cell office:value-type="float" office:value="1427748912.13299" calcext:value-type="float">
            <text:p>1427748912.13299</text:p>
          </table:table-cell>
          <table:table-cell office:value-type="float" office:value="1427748912.1641" calcext:value-type="float">
            <text:p>1427748912.1641</text:p>
          </table:table-cell>
          <table:table-cell/>
          <table:table-cell table:formula="of:=MAX([.B299];[.D299];[.G299])-MAX([.A299];[.C299];[.E299])" office:value-type="float" office:value="1.56487989425659" calcext:value-type="float">
            <text:p>1.5648798943</text:p>
          </table:table-cell>
          <table:table-cell table:formula="of:=IF(NOT(ISBLANK([.E299]));[.I299];&quot;&quot;)" office:value-type="float" office:value="1.56487989425659" calcext:value-type="float">
            <text:p>1.5648798943</text:p>
          </table:table-cell>
          <table:table-cell table:formula="of:=IF(OR(ISBLANK([.E299]);[.I299]&lt;=0);&quot;&quot;;[.I299])" office:value-type="float" office:value="1.56487989425659" calcext:value-type="float">
            <text:p>1.56487989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12.16412" calcext:value-type="float">
            <text:p>1427748912.16412</text:p>
          </table:table-cell>
          <table:table-cell office:value-type="float" office:value="1427748913.63522" calcext:value-type="float">
            <text:p>1427748913.63522</text:p>
          </table:table-cell>
          <table:table-cell table:number-columns-repeated="4"/>
          <table:table-cell table:formula="of:=MAX([.B300];[.D300];[.G300])-MAX([.A300];[.C300];[.E300])" office:value-type="float" office:value="1.4711000919342" calcext:value-type="float">
            <text:p>1.4711000919</text:p>
          </table:table-cell>
          <table:table-cell table:formula="of:=IF(NOT(ISBLANK([.E300]));[.I300];&quot;&quot;)">
            <text:p/>
          </table:table-cell>
          <table:table-cell table:formula="of:=IF(OR(ISBLANK([.E300]);[.I300]&lt;=0);&quot;&quot;;[.I30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2.16413" calcext:value-type="float">
            <text:p>1427748912.16413</text:p>
          </table:table-cell>
          <table:table-cell office:value-type="float" office:value="1427748913.51889" calcext:value-type="float">
            <text:p>1427748913.51889</text:p>
          </table:table-cell>
          <table:table-cell office:value-type="float" office:value="1427748913.54765" calcext:value-type="float">
            <text:p>1427748913.54765</text:p>
          </table:table-cell>
          <table:table-cell/>
          <table:table-cell table:formula="of:=MAX([.B301];[.D301];[.G301])-MAX([.A301];[.C301];[.E301])" office:value-type="float" office:value="1.38352012634277" calcext:value-type="float">
            <text:p>1.3835201263</text:p>
          </table:table-cell>
          <table:table-cell table:formula="of:=IF(NOT(ISBLANK([.E301]));[.I301];&quot;&quot;)" office:value-type="float" office:value="1.38352012634277" calcext:value-type="float">
            <text:p>1.3835201263</text:p>
          </table:table-cell>
          <table:table-cell table:formula="of:=IF(OR(ISBLANK([.E301]);[.I301]&lt;=0);&quot;&quot;;[.I301])" office:value-type="float" office:value="1.38352012634277" calcext:value-type="float">
            <text:p>1.38352012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2.16483" calcext:value-type="float">
            <text:p>1427748912.16483</text:p>
          </table:table-cell>
          <table:table-cell office:value-type="float" office:value="1427748913.51873" calcext:value-type="float">
            <text:p>1427748913.51873</text:p>
          </table:table-cell>
          <table:table-cell office:value-type="float" office:value="1427748913.55666" calcext:value-type="float">
            <text:p>1427748913.55666</text:p>
          </table:table-cell>
          <table:table-cell/>
          <table:table-cell table:formula="of:=MAX([.B302];[.D302];[.G302])-MAX([.A302];[.C302];[.E302])" office:value-type="float" office:value="1.39182996749878" calcext:value-type="float">
            <text:p>1.3918299675</text:p>
          </table:table-cell>
          <table:table-cell table:formula="of:=IF(NOT(ISBLANK([.E302]));[.I302];&quot;&quot;)" office:value-type="float" office:value="1.39182996749878" calcext:value-type="float">
            <text:p>1.3918299675</text:p>
          </table:table-cell>
          <table:table-cell table:formula="of:=IF(OR(ISBLANK([.E302]);[.I302]&lt;=0);&quot;&quot;;[.I302])" office:value-type="float" office:value="1.39182996749878" calcext:value-type="float">
            <text:p>1.39182996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2.16533" calcext:value-type="float">
            <text:p>1427748912.16533</text:p>
          </table:table-cell>
          <table:table-cell office:value-type="float" office:value="1427748913.51878" calcext:value-type="float">
            <text:p>1427748913.51878</text:p>
          </table:table-cell>
          <table:table-cell office:value-type="float" office:value="1427748913.55663" calcext:value-type="float">
            <text:p>1427748913.55663</text:p>
          </table:table-cell>
          <table:table-cell/>
          <table:table-cell table:formula="of:=MAX([.B303];[.D303];[.G303])-MAX([.A303];[.C303];[.E303])" office:value-type="float" office:value="1.39129996299744" calcext:value-type="float">
            <text:p>1.391299963</text:p>
          </table:table-cell>
          <table:table-cell table:formula="of:=IF(NOT(ISBLANK([.E303]));[.I303];&quot;&quot;)" office:value-type="float" office:value="1.39129996299744" calcext:value-type="float">
            <text:p>1.391299963</text:p>
          </table:table-cell>
          <table:table-cell table:formula="of:=IF(OR(ISBLANK([.E303]);[.I303]&lt;=0);&quot;&quot;;[.I303])" office:value-type="float" office:value="1.39129996299744" calcext:value-type="float">
            <text:p>1.3912999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2.16584" calcext:value-type="float">
            <text:p>1427748912.16584</text:p>
          </table:table-cell>
          <table:table-cell office:value-type="float" office:value="1427748913.51894" calcext:value-type="float">
            <text:p>1427748913.51894</text:p>
          </table:table-cell>
          <table:table-cell office:value-type="float" office:value="1427748913.55543" calcext:value-type="float">
            <text:p>1427748913.55543</text:p>
          </table:table-cell>
          <table:table-cell/>
          <table:table-cell table:formula="of:=MAX([.B304];[.D304];[.G304])-MAX([.A304];[.C304];[.E304])" office:value-type="float" office:value="1.38959002494812" calcext:value-type="float">
            <text:p>1.3895900249</text:p>
          </table:table-cell>
          <table:table-cell table:formula="of:=IF(NOT(ISBLANK([.E304]));[.I304];&quot;&quot;)" office:value-type="float" office:value="1.38959002494812" calcext:value-type="float">
            <text:p>1.3895900249</text:p>
          </table:table-cell>
          <table:table-cell table:formula="of:=IF(OR(ISBLANK([.E304]);[.I304]&lt;=0);&quot;&quot;;[.I304])" office:value-type="float" office:value="1.38959002494812" calcext:value-type="float">
            <text:p>1.38959002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2.16634" calcext:value-type="float">
            <text:p>1427748912.16634</text:p>
          </table:table-cell>
          <table:table-cell office:value-type="float" office:value="1427748913.51883" calcext:value-type="float">
            <text:p>1427748913.51883</text:p>
          </table:table-cell>
          <table:table-cell office:value-type="float" office:value="1427748913.55416" calcext:value-type="float">
            <text:p>1427748913.55416</text:p>
          </table:table-cell>
          <table:table-cell/>
          <table:table-cell table:formula="of:=MAX([.B305];[.D305];[.G305])-MAX([.A305];[.C305];[.E305])" office:value-type="float" office:value="1.38782000541687" calcext:value-type="float">
            <text:p>1.3878200054</text:p>
          </table:table-cell>
          <table:table-cell table:formula="of:=IF(NOT(ISBLANK([.E305]));[.I305];&quot;&quot;)" office:value-type="float" office:value="1.38782000541687" calcext:value-type="float">
            <text:p>1.3878200054</text:p>
          </table:table-cell>
          <table:table-cell table:formula="of:=IF(OR(ISBLANK([.E305]);[.I305]&lt;=0);&quot;&quot;;[.I305])" office:value-type="float" office:value="1.38782000541687" calcext:value-type="float">
            <text:p>1.38782000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2.16684" calcext:value-type="float">
            <text:p>1427748912.16684</text:p>
          </table:table-cell>
          <table:table-cell office:value-type="float" office:value="1427748913.51899" calcext:value-type="float">
            <text:p>1427748913.51899</text:p>
          </table:table-cell>
          <table:table-cell office:value-type="float" office:value="1427748913.54772" calcext:value-type="float">
            <text:p>1427748913.54772</text:p>
          </table:table-cell>
          <table:table-cell/>
          <table:table-cell table:formula="of:=MAX([.B306];[.D306];[.G306])-MAX([.A306];[.C306];[.E306])" office:value-type="float" office:value="1.3808798789978" calcext:value-type="float">
            <text:p>1.380879879</text:p>
          </table:table-cell>
          <table:table-cell table:formula="of:=IF(NOT(ISBLANK([.E306]));[.I306];&quot;&quot;)" office:value-type="float" office:value="1.3808798789978" calcext:value-type="float">
            <text:p>1.380879879</text:p>
          </table:table-cell>
          <table:table-cell table:formula="of:=IF(OR(ISBLANK([.E306]);[.I306]&lt;=0);&quot;&quot;;[.I306])" office:value-type="float" office:value="1.3808798789978" calcext:value-type="float">
            <text:p>1.3808798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2.16736" calcext:value-type="float">
            <text:p>1427748912.16736</text:p>
          </table:table-cell>
          <table:table-cell office:value-type="float" office:value="1427748913.51904" calcext:value-type="float">
            <text:p>1427748913.51904</text:p>
          </table:table-cell>
          <table:table-cell office:value-type="float" office:value="1427748913.5542" calcext:value-type="float">
            <text:p>1427748913.5542</text:p>
          </table:table-cell>
          <table:table-cell/>
          <table:table-cell table:formula="of:=MAX([.B307];[.D307];[.G307])-MAX([.A307];[.C307];[.E307])" office:value-type="float" office:value="1.38683986663818" calcext:value-type="float">
            <text:p>1.3868398666</text:p>
          </table:table-cell>
          <table:table-cell table:formula="of:=IF(NOT(ISBLANK([.E307]));[.I307];&quot;&quot;)" office:value-type="float" office:value="1.38683986663818" calcext:value-type="float">
            <text:p>1.3868398666</text:p>
          </table:table-cell>
          <table:table-cell table:formula="of:=IF(OR(ISBLANK([.E307]);[.I307]&lt;=0);&quot;&quot;;[.I307])" office:value-type="float" office:value="1.38683986663818" calcext:value-type="float">
            <text:p>1.38683986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2.1679" calcext:value-type="float">
            <text:p>1427748912.1679</text:p>
          </table:table-cell>
          <table:table-cell office:value-type="float" office:value="1427748913.51867" calcext:value-type="float">
            <text:p>1427748913.51867</text:p>
          </table:table-cell>
          <table:table-cell office:value-type="float" office:value="1427748913.55111" calcext:value-type="float">
            <text:p>1427748913.55111</text:p>
          </table:table-cell>
          <table:table-cell/>
          <table:table-cell table:formula="of:=MAX([.B308];[.D308];[.G308])-MAX([.A308];[.C308];[.E308])" office:value-type="float" office:value="1.38320994377136" calcext:value-type="float">
            <text:p>1.3832099438</text:p>
          </table:table-cell>
          <table:table-cell table:formula="of:=IF(NOT(ISBLANK([.E308]));[.I308];&quot;&quot;)" office:value-type="float" office:value="1.38320994377136" calcext:value-type="float">
            <text:p>1.3832099438</text:p>
          </table:table-cell>
          <table:table-cell table:formula="of:=IF(OR(ISBLANK([.E308]);[.I308]&lt;=0);&quot;&quot;;[.I308])" office:value-type="float" office:value="1.38320994377136" calcext:value-type="float">
            <text:p>1.38320994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2.1684" calcext:value-type="float">
            <text:p>1427748912.1684</text:p>
          </table:table-cell>
          <table:table-cell office:value-type="float" office:value="1427748913.60166" calcext:value-type="float">
            <text:p>1427748913.60166</text:p>
          </table:table-cell>
          <table:table-cell office:value-type="float" office:value="1427748913.63521" calcext:value-type="float">
            <text:p>1427748913.63521</text:p>
          </table:table-cell>
          <table:table-cell/>
          <table:table-cell table:formula="of:=MAX([.B309];[.D309];[.G309])-MAX([.A309];[.C309];[.E309])" office:value-type="float" office:value="1.46680998802185" calcext:value-type="float">
            <text:p>1.466809988</text:p>
          </table:table-cell>
          <table:table-cell table:formula="of:=IF(NOT(ISBLANK([.E309]));[.I309];&quot;&quot;)" office:value-type="float" office:value="1.46680998802185" calcext:value-type="float">
            <text:p>1.466809988</text:p>
          </table:table-cell>
          <table:table-cell table:formula="of:=IF(OR(ISBLANK([.E309]);[.I309]&lt;=0);&quot;&quot;;[.I309])" office:value-type="float" office:value="1.46680998802185" calcext:value-type="float">
            <text:p>1.4668099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2.1689" calcext:value-type="float">
            <text:p>1427748912.1689</text:p>
          </table:table-cell>
          <table:table-cell office:value-type="float" office:value="1427748913.5191" calcext:value-type="float">
            <text:p>1427748913.5191</text:p>
          </table:table-cell>
          <table:table-cell office:value-type="float" office:value="1427748913.5554" calcext:value-type="float">
            <text:p>1427748913.5554</text:p>
          </table:table-cell>
          <table:table-cell/>
          <table:table-cell table:formula="of:=MAX([.B310];[.D310];[.G310])-MAX([.A310];[.C310];[.E310])" office:value-type="float" office:value="1.38649988174438" calcext:value-type="float">
            <text:p>1.3864998817</text:p>
          </table:table-cell>
          <table:table-cell table:formula="of:=IF(NOT(ISBLANK([.E310]));[.I310];&quot;&quot;)" office:value-type="float" office:value="1.38649988174438" calcext:value-type="float">
            <text:p>1.3864998817</text:p>
          </table:table-cell>
          <table:table-cell table:formula="of:=IF(OR(ISBLANK([.E310]);[.I310]&lt;=0);&quot;&quot;;[.I310])" office:value-type="float" office:value="1.38649988174438" calcext:value-type="float">
            <text:p>1.38649988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13.63523" calcext:value-type="float">
            <text:p>1427748913.63523</text:p>
          </table:table-cell>
          <table:table-cell office:value-type="float" office:value="1427748915.22655" calcext:value-type="float">
            <text:p>1427748915.22655</text:p>
          </table:table-cell>
          <table:table-cell table:number-columns-repeated="4"/>
          <table:table-cell table:formula="of:=MAX([.B311];[.D311];[.G311])-MAX([.A311];[.C311];[.E311])" office:value-type="float" office:value="1.5913200378418" calcext:value-type="float">
            <text:p>1.5913200378</text:p>
          </table:table-cell>
          <table:table-cell table:formula="of:=IF(NOT(ISBLANK([.E311]));[.I311];&quot;&quot;)">
            <text:p/>
          </table:table-cell>
          <table:table-cell table:formula="of:=IF(OR(ISBLANK([.E311]);[.I311]&lt;=0);&quot;&quot;;[.I3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3.63523" calcext:value-type="float">
            <text:p>1427748913.63523</text:p>
          </table:table-cell>
          <table:table-cell office:value-type="float" office:value="1427748915.10722" calcext:value-type="float">
            <text:p>1427748915.10722</text:p>
          </table:table-cell>
          <table:table-cell office:value-type="float" office:value="1427748915.1398" calcext:value-type="float">
            <text:p>1427748915.1398</text:p>
          </table:table-cell>
          <table:table-cell/>
          <table:table-cell table:formula="of:=MAX([.B312];[.D312];[.G312])-MAX([.A312];[.C312];[.E312])" office:value-type="float" office:value="1.50457000732422" calcext:value-type="float">
            <text:p>1.5045700073</text:p>
          </table:table-cell>
          <table:table-cell table:formula="of:=IF(NOT(ISBLANK([.E312]));[.I312];&quot;&quot;)" office:value-type="float" office:value="1.50457000732422" calcext:value-type="float">
            <text:p>1.5045700073</text:p>
          </table:table-cell>
          <table:table-cell table:formula="of:=IF(OR(ISBLANK([.E312]);[.I312]&lt;=0);&quot;&quot;;[.I312])" office:value-type="float" office:value="1.50457000732422" calcext:value-type="float">
            <text:p>1.50457000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3.63579" calcext:value-type="float">
            <text:p>1427748913.63579</text:p>
          </table:table-cell>
          <table:table-cell office:value-type="float" office:value="1427748915.10716" calcext:value-type="float">
            <text:p>1427748915.10716</text:p>
          </table:table-cell>
          <table:table-cell office:value-type="float" office:value="1427748915.1396" calcext:value-type="float">
            <text:p>1427748915.1396</text:p>
          </table:table-cell>
          <table:table-cell/>
          <table:table-cell table:formula="of:=MAX([.B313];[.D313];[.G313])-MAX([.A313];[.C313];[.E313])" office:value-type="float" office:value="1.50380992889404" calcext:value-type="float">
            <text:p>1.5038099289</text:p>
          </table:table-cell>
          <table:table-cell table:formula="of:=IF(NOT(ISBLANK([.E313]));[.I313];&quot;&quot;)" office:value-type="float" office:value="1.50380992889404" calcext:value-type="float">
            <text:p>1.5038099289</text:p>
          </table:table-cell>
          <table:table-cell table:formula="of:=IF(OR(ISBLANK([.E313]);[.I313]&lt;=0);&quot;&quot;;[.I313])" office:value-type="float" office:value="1.50380992889404" calcext:value-type="float">
            <text:p>1.50380992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3.6363" calcext:value-type="float">
            <text:p>1427748913.6363</text:p>
          </table:table-cell>
          <table:table-cell office:value-type="float" office:value="1427748915.10728" calcext:value-type="float">
            <text:p>1427748915.10728</text:p>
          </table:table-cell>
          <table:table-cell office:value-type="float" office:value="1427748915.14364" calcext:value-type="float">
            <text:p>1427748915.14364</text:p>
          </table:table-cell>
          <table:table-cell/>
          <table:table-cell table:formula="of:=MAX([.B314];[.D314];[.G314])-MAX([.A314];[.C314];[.E314])" office:value-type="float" office:value="1.50733995437622" calcext:value-type="float">
            <text:p>1.5073399544</text:p>
          </table:table-cell>
          <table:table-cell table:formula="of:=IF(NOT(ISBLANK([.E314]));[.I314];&quot;&quot;)" office:value-type="float" office:value="1.50733995437622" calcext:value-type="float">
            <text:p>1.5073399544</text:p>
          </table:table-cell>
          <table:table-cell table:formula="of:=IF(OR(ISBLANK([.E314]);[.I314]&lt;=0);&quot;&quot;;[.I314])" office:value-type="float" office:value="1.50733995437622" calcext:value-type="float">
            <text:p>1.50733995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3.63682" calcext:value-type="float">
            <text:p>1427748913.63682</text:p>
          </table:table-cell>
          <table:table-cell office:value-type="float" office:value="1427748915.10735" calcext:value-type="float">
            <text:p>1427748915.10735</text:p>
          </table:table-cell>
          <table:table-cell office:value-type="float" office:value="1427748915.14345" calcext:value-type="float">
            <text:p>1427748915.14345</text:p>
          </table:table-cell>
          <table:table-cell/>
          <table:table-cell table:formula="of:=MAX([.B315];[.D315];[.G315])-MAX([.A315];[.C315];[.E315])" office:value-type="float" office:value="1.50662994384766" calcext:value-type="float">
            <text:p>1.5066299438</text:p>
          </table:table-cell>
          <table:table-cell table:formula="of:=IF(NOT(ISBLANK([.E315]));[.I315];&quot;&quot;)" office:value-type="float" office:value="1.50662994384766" calcext:value-type="float">
            <text:p>1.5066299438</text:p>
          </table:table-cell>
          <table:table-cell table:formula="of:=IF(OR(ISBLANK([.E315]);[.I315]&lt;=0);&quot;&quot;;[.I315])" office:value-type="float" office:value="1.50662994384766" calcext:value-type="float">
            <text:p>1.50662994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3.63732" calcext:value-type="float">
            <text:p>1427748913.63732</text:p>
          </table:table-cell>
          <table:table-cell office:value-type="float" office:value="1427748915.11002" calcext:value-type="float">
            <text:p>1427748915.11002</text:p>
          </table:table-cell>
          <table:table-cell office:value-type="float" office:value="1427748915.14358" calcext:value-type="float">
            <text:p>1427748915.14358</text:p>
          </table:table-cell>
          <table:table-cell/>
          <table:table-cell table:formula="of:=MAX([.B316];[.D316];[.G316])-MAX([.A316];[.C316];[.E316])" office:value-type="float" office:value="1.50625991821289" calcext:value-type="float">
            <text:p>1.5062599182</text:p>
          </table:table-cell>
          <table:table-cell table:formula="of:=IF(NOT(ISBLANK([.E316]));[.I316];&quot;&quot;)" office:value-type="float" office:value="1.50625991821289" calcext:value-type="float">
            <text:p>1.5062599182</text:p>
          </table:table-cell>
          <table:table-cell table:formula="of:=IF(OR(ISBLANK([.E316]);[.I316]&lt;=0);&quot;&quot;;[.I316])" office:value-type="float" office:value="1.50625991821289" calcext:value-type="float">
            <text:p>1.50625991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3.63782" calcext:value-type="float">
            <text:p>1427748913.63782</text:p>
          </table:table-cell>
          <table:table-cell office:value-type="float" office:value="1427748915.10741" calcext:value-type="float">
            <text:p>1427748915.10741</text:p>
          </table:table-cell>
          <table:table-cell office:value-type="float" office:value="1427748915.14366" calcext:value-type="float">
            <text:p>1427748915.14366</text:p>
          </table:table-cell>
          <table:table-cell/>
          <table:table-cell table:formula="of:=MAX([.B317];[.D317];[.G317])-MAX([.A317];[.C317];[.E317])" office:value-type="float" office:value="1.50584006309509" calcext:value-type="float">
            <text:p>1.5058400631</text:p>
          </table:table-cell>
          <table:table-cell table:formula="of:=IF(NOT(ISBLANK([.E317]));[.I317];&quot;&quot;)" office:value-type="float" office:value="1.50584006309509" calcext:value-type="float">
            <text:p>1.5058400631</text:p>
          </table:table-cell>
          <table:table-cell table:formula="of:=IF(OR(ISBLANK([.E317]);[.I317]&lt;=0);&quot;&quot;;[.I317])" office:value-type="float" office:value="1.50584006309509" calcext:value-type="float">
            <text:p>1.50584006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3.63832" calcext:value-type="float">
            <text:p>1427748913.63832</text:p>
          </table:table-cell>
          <table:table-cell office:value-type="float" office:value="1427748915.10751" calcext:value-type="float">
            <text:p>1427748915.10751</text:p>
          </table:table-cell>
          <table:table-cell office:value-type="float" office:value="1427748915.13979" calcext:value-type="float">
            <text:p>1427748915.13979</text:p>
          </table:table-cell>
          <table:table-cell/>
          <table:table-cell table:formula="of:=MAX([.B318];[.D318];[.G318])-MAX([.A318];[.C318];[.E318])" office:value-type="float" office:value="1.50147008895874" calcext:value-type="float">
            <text:p>1.501470089</text:p>
          </table:table-cell>
          <table:table-cell table:formula="of:=IF(NOT(ISBLANK([.E318]));[.I318];&quot;&quot;)" office:value-type="float" office:value="1.50147008895874" calcext:value-type="float">
            <text:p>1.501470089</text:p>
          </table:table-cell>
          <table:table-cell table:formula="of:=IF(OR(ISBLANK([.E318]);[.I318]&lt;=0);&quot;&quot;;[.I318])" office:value-type="float" office:value="1.50147008895874" calcext:value-type="float">
            <text:p>1.5014700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3.63882" calcext:value-type="float">
            <text:p>1427748913.63882</text:p>
          </table:table-cell>
          <table:table-cell office:value-type="float" office:value="1427748915.19197" calcext:value-type="float">
            <text:p>1427748915.19197</text:p>
          </table:table-cell>
          <table:table-cell office:value-type="float" office:value="1427748915.22654" calcext:value-type="float">
            <text:p>1427748915.22654</text:p>
          </table:table-cell>
          <table:table-cell/>
          <table:table-cell table:formula="of:=MAX([.B319];[.D319];[.G319])-MAX([.A319];[.C319];[.E319])" office:value-type="float" office:value="1.58772015571594" calcext:value-type="float">
            <text:p>1.5877201557</text:p>
          </table:table-cell>
          <table:table-cell table:formula="of:=IF(NOT(ISBLANK([.E319]));[.I319];&quot;&quot;)" office:value-type="float" office:value="1.58772015571594" calcext:value-type="float">
            <text:p>1.5877201557</text:p>
          </table:table-cell>
          <table:table-cell table:formula="of:=IF(OR(ISBLANK([.E319]);[.I319]&lt;=0);&quot;&quot;;[.I319])" office:value-type="float" office:value="1.58772015571594" calcext:value-type="float">
            <text:p>1.58772015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3.63933" calcext:value-type="float">
            <text:p>1427748913.63933</text:p>
          </table:table-cell>
          <table:table-cell office:value-type="float" office:value="1427748915.10746" calcext:value-type="float">
            <text:p>1427748915.10746</text:p>
          </table:table-cell>
          <table:table-cell office:value-type="float" office:value="1427748915.13973" calcext:value-type="float">
            <text:p>1427748915.13973</text:p>
          </table:table-cell>
          <table:table-cell/>
          <table:table-cell table:formula="of:=MAX([.B320];[.D320];[.G320])-MAX([.A320];[.C320];[.E320])" office:value-type="float" office:value="1.50040006637573" calcext:value-type="float">
            <text:p>1.5004000664</text:p>
          </table:table-cell>
          <table:table-cell table:formula="of:=IF(NOT(ISBLANK([.E320]));[.I320];&quot;&quot;)" office:value-type="float" office:value="1.50040006637573" calcext:value-type="float">
            <text:p>1.5004000664</text:p>
          </table:table-cell>
          <table:table-cell table:formula="of:=IF(OR(ISBLANK([.E320]);[.I320]&lt;=0);&quot;&quot;;[.I320])" office:value-type="float" office:value="1.50040006637573" calcext:value-type="float">
            <text:p>1.50040006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3.63983" calcext:value-type="float">
            <text:p>1427748913.63983</text:p>
          </table:table-cell>
          <table:table-cell office:value-type="float" office:value="1427748915.10708" calcext:value-type="float">
            <text:p>1427748915.10708</text:p>
          </table:table-cell>
          <table:table-cell office:value-type="float" office:value="1427748915.14439" calcext:value-type="float">
            <text:p>1427748915.14439</text:p>
          </table:table-cell>
          <table:table-cell/>
          <table:table-cell table:formula="of:=MAX([.B321];[.D321];[.G321])-MAX([.A321];[.C321];[.E321])" office:value-type="float" office:value="1.5045599937439" calcext:value-type="float">
            <text:p>1.5045599937</text:p>
          </table:table-cell>
          <table:table-cell table:formula="of:=IF(NOT(ISBLANK([.E321]));[.I321];&quot;&quot;)" office:value-type="float" office:value="1.5045599937439" calcext:value-type="float">
            <text:p>1.5045599937</text:p>
          </table:table-cell>
          <table:table-cell table:formula="of:=IF(OR(ISBLANK([.E321]);[.I321]&lt;=0);&quot;&quot;;[.I321])" office:value-type="float" office:value="1.5045599937439" calcext:value-type="float">
            <text:p>1.50455999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15.22656" calcext:value-type="float">
            <text:p>1427748915.22656</text:p>
          </table:table-cell>
          <table:table-cell office:value-type="float" office:value="1427748916.58" calcext:value-type="float">
            <text:p>1427748916.58</text:p>
          </table:table-cell>
          <table:table-cell table:number-columns-repeated="4"/>
          <table:table-cell table:formula="of:=MAX([.B322];[.D322];[.G322])-MAX([.A322];[.C322];[.E322])" office:value-type="float" office:value="1.35343980789185" calcext:value-type="float">
            <text:p>1.3534398079</text:p>
          </table:table-cell>
          <table:table-cell table:formula="of:=IF(NOT(ISBLANK([.E322]));[.I322];&quot;&quot;)">
            <text:p/>
          </table:table-cell>
          <table:table-cell table:formula="of:=IF(OR(ISBLANK([.E322]);[.I322]&lt;=0);&quot;&quot;;[.I3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5.22657" calcext:value-type="float">
            <text:p>1427748915.22657</text:p>
          </table:table-cell>
          <table:table-cell office:value-type="float" office:value="1427748916.45164" calcext:value-type="float">
            <text:p>1427748916.45164</text:p>
          </table:table-cell>
          <table:table-cell office:value-type="float" office:value="1427748916.49942" calcext:value-type="float">
            <text:p>1427748916.49942</text:p>
          </table:table-cell>
          <table:table-cell/>
          <table:table-cell table:formula="of:=MAX([.B323];[.D323];[.G323])-MAX([.A323];[.C323];[.E323])" office:value-type="float" office:value="1.27285003662109" calcext:value-type="float">
            <text:p>1.2728500366</text:p>
          </table:table-cell>
          <table:table-cell table:formula="of:=IF(NOT(ISBLANK([.E323]));[.I323];&quot;&quot;)" office:value-type="float" office:value="1.27285003662109" calcext:value-type="float">
            <text:p>1.2728500366</text:p>
          </table:table-cell>
          <table:table-cell table:formula="of:=IF(OR(ISBLANK([.E323]);[.I323]&lt;=0);&quot;&quot;;[.I323])" office:value-type="float" office:value="1.27285003662109" calcext:value-type="float">
            <text:p>1.27285003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5.22845" calcext:value-type="float">
            <text:p>1427748915.22845</text:p>
          </table:table-cell>
          <table:table-cell office:value-type="float" office:value="1427748916.4517" calcext:value-type="float">
            <text:p>1427748916.4517</text:p>
          </table:table-cell>
          <table:table-cell office:value-type="float" office:value="1427748916.49945" calcext:value-type="float">
            <text:p>1427748916.49945</text:p>
          </table:table-cell>
          <table:table-cell/>
          <table:table-cell table:formula="of:=MAX([.B324];[.D324];[.G324])-MAX([.A324];[.C324];[.E324])" office:value-type="float" office:value="1.27099990844727" calcext:value-type="float">
            <text:p>1.2709999084</text:p>
          </table:table-cell>
          <table:table-cell table:formula="of:=IF(NOT(ISBLANK([.E324]));[.I324];&quot;&quot;)" office:value-type="float" office:value="1.27099990844727" calcext:value-type="float">
            <text:p>1.2709999084</text:p>
          </table:table-cell>
          <table:table-cell table:formula="of:=IF(OR(ISBLANK([.E324]);[.I324]&lt;=0);&quot;&quot;;[.I324])" office:value-type="float" office:value="1.27099990844727" calcext:value-type="float">
            <text:p>1.27099990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5.22978" calcext:value-type="float">
            <text:p>1427748915.22978</text:p>
          </table:table-cell>
          <table:table-cell office:value-type="float" office:value="1427748916.45176" calcext:value-type="float">
            <text:p>1427748916.45176</text:p>
          </table:table-cell>
          <table:table-cell office:value-type="float" office:value="1427748916.50107" calcext:value-type="float">
            <text:p>1427748916.50107</text:p>
          </table:table-cell>
          <table:table-cell/>
          <table:table-cell table:formula="of:=MAX([.B325];[.D325];[.G325])-MAX([.A325];[.C325];[.E325])" office:value-type="float" office:value="1.27129006385803" calcext:value-type="float">
            <text:p>1.2712900639</text:p>
          </table:table-cell>
          <table:table-cell table:formula="of:=IF(NOT(ISBLANK([.E325]));[.I325];&quot;&quot;)" office:value-type="float" office:value="1.27129006385803" calcext:value-type="float">
            <text:p>1.2712900639</text:p>
          </table:table-cell>
          <table:table-cell table:formula="of:=IF(OR(ISBLANK([.E325]);[.I325]&lt;=0);&quot;&quot;;[.I325])" office:value-type="float" office:value="1.27129006385803" calcext:value-type="float">
            <text:p>1.27129006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5.23113" calcext:value-type="float">
            <text:p>1427748915.23113</text:p>
          </table:table-cell>
          <table:table-cell office:value-type="float" office:value="1427748916.45182" calcext:value-type="float">
            <text:p>1427748916.45182</text:p>
          </table:table-cell>
          <table:table-cell office:value-type="float" office:value="1427748916.49938" calcext:value-type="float">
            <text:p>1427748916.49938</text:p>
          </table:table-cell>
          <table:table-cell/>
          <table:table-cell table:formula="of:=MAX([.B326];[.D326];[.G326])-MAX([.A326];[.C326];[.E326])" office:value-type="float" office:value="1.26825022697449" calcext:value-type="float">
            <text:p>1.268250227</text:p>
          </table:table-cell>
          <table:table-cell table:formula="of:=IF(NOT(ISBLANK([.E326]));[.I326];&quot;&quot;)" office:value-type="float" office:value="1.26825022697449" calcext:value-type="float">
            <text:p>1.268250227</text:p>
          </table:table-cell>
          <table:table-cell table:formula="of:=IF(OR(ISBLANK([.E326]);[.I326]&lt;=0);&quot;&quot;;[.I326])" office:value-type="float" office:value="1.26825022697449" calcext:value-type="float">
            <text:p>1.2682502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5.23184" calcext:value-type="float">
            <text:p>1427748915.23184</text:p>
          </table:table-cell>
          <table:table-cell office:value-type="float" office:value="1427748916.45187" calcext:value-type="float">
            <text:p>1427748916.45187</text:p>
          </table:table-cell>
          <table:table-cell office:value-type="float" office:value="1427748916.48257" calcext:value-type="float">
            <text:p>1427748916.48257</text:p>
          </table:table-cell>
          <table:table-cell/>
          <table:table-cell table:formula="of:=MAX([.B327];[.D327];[.G327])-MAX([.A327];[.C327];[.E327])" office:value-type="float" office:value="1.25073003768921" calcext:value-type="float">
            <text:p>1.2507300377</text:p>
          </table:table-cell>
          <table:table-cell table:formula="of:=IF(NOT(ISBLANK([.E327]));[.I327];&quot;&quot;)" office:value-type="float" office:value="1.25073003768921" calcext:value-type="float">
            <text:p>1.2507300377</text:p>
          </table:table-cell>
          <table:table-cell table:formula="of:=IF(OR(ISBLANK([.E327]);[.I327]&lt;=0);&quot;&quot;;[.I327])" office:value-type="float" office:value="1.25073003768921" calcext:value-type="float">
            <text:p>1.25073003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5.23234" calcext:value-type="float">
            <text:p>1427748915.23234</text:p>
          </table:table-cell>
          <table:table-cell office:value-type="float" office:value="1427748916.45193" calcext:value-type="float">
            <text:p>1427748916.45193</text:p>
          </table:table-cell>
          <table:table-cell office:value-type="float" office:value="1427748916.49948" calcext:value-type="float">
            <text:p>1427748916.49948</text:p>
          </table:table-cell>
          <table:table-cell/>
          <table:table-cell table:formula="of:=MAX([.B328];[.D328];[.G328])-MAX([.A328];[.C328];[.E328])" office:value-type="float" office:value="1.26713991165161" calcext:value-type="float">
            <text:p>1.2671399117</text:p>
          </table:table-cell>
          <table:table-cell table:formula="of:=IF(NOT(ISBLANK([.E328]));[.I328];&quot;&quot;)" office:value-type="float" office:value="1.26713991165161" calcext:value-type="float">
            <text:p>1.2671399117</text:p>
          </table:table-cell>
          <table:table-cell table:formula="of:=IF(OR(ISBLANK([.E328]);[.I328]&lt;=0);&quot;&quot;;[.I328])" office:value-type="float" office:value="1.26713991165161" calcext:value-type="float">
            <text:p>1.26713991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5.23286" calcext:value-type="float">
            <text:p>1427748915.23286</text:p>
          </table:table-cell>
          <table:table-cell office:value-type="float" office:value="1427748916.54612" calcext:value-type="float">
            <text:p>1427748916.54612</text:p>
          </table:table-cell>
          <table:table-cell office:value-type="float" office:value="1427748916.57999" calcext:value-type="float">
            <text:p>1427748916.57999</text:p>
          </table:table-cell>
          <table:table-cell/>
          <table:table-cell table:formula="of:=MAX([.B329];[.D329];[.G329])-MAX([.A329];[.C329];[.E329])" office:value-type="float" office:value="1.34712982177734" calcext:value-type="float">
            <text:p>1.3471298218</text:p>
          </table:table-cell>
          <table:table-cell table:formula="of:=IF(NOT(ISBLANK([.E329]));[.I329];&quot;&quot;)" office:value-type="float" office:value="1.34712982177734" calcext:value-type="float">
            <text:p>1.3471298218</text:p>
          </table:table-cell>
          <table:table-cell table:formula="of:=IF(OR(ISBLANK([.E329]);[.I329]&lt;=0);&quot;&quot;;[.I329])" office:value-type="float" office:value="1.34712982177734" calcext:value-type="float">
            <text:p>1.34712982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5.23336" calcext:value-type="float">
            <text:p>1427748915.23336</text:p>
          </table:table-cell>
          <table:table-cell office:value-type="float" office:value="1427748916.45199" calcext:value-type="float">
            <text:p>1427748916.45199</text:p>
          </table:table-cell>
          <table:table-cell office:value-type="float" office:value="1427748916.48701" calcext:value-type="float">
            <text:p>1427748916.48701</text:p>
          </table:table-cell>
          <table:table-cell/>
          <table:table-cell table:formula="of:=MAX([.B330];[.D330];[.G330])-MAX([.A330];[.C330];[.E330])" office:value-type="float" office:value="1.25364995002747" calcext:value-type="float">
            <text:p>1.25364995</text:p>
          </table:table-cell>
          <table:table-cell table:formula="of:=IF(NOT(ISBLANK([.E330]));[.I330];&quot;&quot;)" office:value-type="float" office:value="1.25364995002747" calcext:value-type="float">
            <text:p>1.25364995</text:p>
          </table:table-cell>
          <table:table-cell table:formula="of:=IF(OR(ISBLANK([.E330]);[.I330]&lt;=0);&quot;&quot;;[.I330])" office:value-type="float" office:value="1.25364995002747" calcext:value-type="float">
            <text:p>1.253649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5.23386" calcext:value-type="float">
            <text:p>1427748915.23386</text:p>
          </table:table-cell>
          <table:table-cell office:value-type="float" office:value="1427748916.45152" calcext:value-type="float">
            <text:p>1427748916.45152</text:p>
          </table:table-cell>
          <table:table-cell office:value-type="float" office:value="1427748916.4915" calcext:value-type="float">
            <text:p>1427748916.4915</text:p>
          </table:table-cell>
          <table:table-cell/>
          <table:table-cell table:formula="of:=MAX([.B331];[.D331];[.G331])-MAX([.A331];[.C331];[.E331])" office:value-type="float" office:value="1.25763988494873" calcext:value-type="float">
            <text:p>1.2576398849</text:p>
          </table:table-cell>
          <table:table-cell table:formula="of:=IF(NOT(ISBLANK([.E331]));[.I331];&quot;&quot;)" office:value-type="float" office:value="1.25763988494873" calcext:value-type="float">
            <text:p>1.2576398849</text:p>
          </table:table-cell>
          <table:table-cell table:formula="of:=IF(OR(ISBLANK([.E331]);[.I331]&lt;=0);&quot;&quot;;[.I331])" office:value-type="float" office:value="1.25763988494873" calcext:value-type="float">
            <text:p>1.25763988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5.23444" calcext:value-type="float">
            <text:p>1427748915.23444</text:p>
          </table:table-cell>
          <table:table-cell office:value-type="float" office:value="1427748916.45159" calcext:value-type="float">
            <text:p>1427748916.45159</text:p>
          </table:table-cell>
          <table:table-cell office:value-type="float" office:value="1427748916.49935" calcext:value-type="float">
            <text:p>1427748916.49935</text:p>
          </table:table-cell>
          <table:table-cell/>
          <table:table-cell table:formula="of:=MAX([.B332];[.D332];[.G332])-MAX([.A332];[.C332];[.E332])" office:value-type="float" office:value="1.26490998268127" calcext:value-type="float">
            <text:p>1.2649099827</text:p>
          </table:table-cell>
          <table:table-cell table:formula="of:=IF(NOT(ISBLANK([.E332]));[.I332];&quot;&quot;)" office:value-type="float" office:value="1.26490998268127" calcext:value-type="float">
            <text:p>1.2649099827</text:p>
          </table:table-cell>
          <table:table-cell table:formula="of:=IF(OR(ISBLANK([.E332]);[.I332]&lt;=0);&quot;&quot;;[.I332])" office:value-type="float" office:value="1.26490998268127" calcext:value-type="float">
            <text:p>1.26490998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16.58001" calcext:value-type="float">
            <text:p>1427748916.58001</text:p>
          </table:table-cell>
          <table:table-cell office:value-type="float" office:value="1427748917.94234" calcext:value-type="float">
            <text:p>1427748917.94234</text:p>
          </table:table-cell>
          <table:table-cell table:number-columns-repeated="4"/>
          <table:table-cell table:formula="of:=MAX([.B333];[.D333];[.G333])-MAX([.A333];[.C333];[.E333])" office:value-type="float" office:value="1.36232995986938" calcext:value-type="float">
            <text:p>1.3623299599</text:p>
          </table:table-cell>
          <table:table-cell table:formula="of:=IF(NOT(ISBLANK([.E333]));[.I333];&quot;&quot;)">
            <text:p/>
          </table:table-cell>
          <table:table-cell table:formula="of:=IF(OR(ISBLANK([.E333]);[.I333]&lt;=0);&quot;&quot;;[.I3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6.58002" calcext:value-type="float">
            <text:p>1427748916.58002</text:p>
          </table:table-cell>
          <table:table-cell office:value-type="float" office:value="1427748917.73565" calcext:value-type="float">
            <text:p>1427748917.73565</text:p>
          </table:table-cell>
          <table:table-cell office:value-type="float" office:value="1427748917.82263" calcext:value-type="float">
            <text:p>1427748917.82263</text:p>
          </table:table-cell>
          <table:table-cell/>
          <table:table-cell table:formula="of:=MAX([.B334];[.D334];[.G334])-MAX([.A334];[.C334];[.E334])" office:value-type="float" office:value="1.24260997772217" calcext:value-type="float">
            <text:p>1.2426099777</text:p>
          </table:table-cell>
          <table:table-cell table:formula="of:=IF(NOT(ISBLANK([.E334]));[.I334];&quot;&quot;)" office:value-type="float" office:value="1.24260997772217" calcext:value-type="float">
            <text:p>1.2426099777</text:p>
          </table:table-cell>
          <table:table-cell table:formula="of:=IF(OR(ISBLANK([.E334]);[.I334]&lt;=0);&quot;&quot;;[.I334])" office:value-type="float" office:value="1.24260997772217" calcext:value-type="float">
            <text:p>1.24260997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6.5809" calcext:value-type="float">
            <text:p>1427748916.5809</text:p>
          </table:table-cell>
          <table:table-cell office:value-type="float" office:value="1427748917.64985" calcext:value-type="float">
            <text:p>1427748917.64985</text:p>
          </table:table-cell>
          <table:table-cell office:value-type="float" office:value="1427748917.8224" calcext:value-type="float">
            <text:p>1427748917.8224</text:p>
          </table:table-cell>
          <table:table-cell/>
          <table:table-cell table:formula="of:=MAX([.B335];[.D335];[.G335])-MAX([.A335];[.C335];[.E335])" office:value-type="float" office:value="1.24150013923645" calcext:value-type="float">
            <text:p>1.2415001392</text:p>
          </table:table-cell>
          <table:table-cell table:formula="of:=IF(NOT(ISBLANK([.E335]));[.I335];&quot;&quot;)" office:value-type="float" office:value="1.24150013923645" calcext:value-type="float">
            <text:p>1.2415001392</text:p>
          </table:table-cell>
          <table:table-cell table:formula="of:=IF(OR(ISBLANK([.E335]);[.I335]&lt;=0);&quot;&quot;;[.I335])" office:value-type="float" office:value="1.24150013923645" calcext:value-type="float">
            <text:p>1.24150013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6.58207" calcext:value-type="float">
            <text:p>1427748916.58207</text:p>
          </table:table-cell>
          <table:table-cell office:value-type="float" office:value="1427748917.64997" calcext:value-type="float">
            <text:p>1427748917.64997</text:p>
          </table:table-cell>
          <table:table-cell office:value-type="float" office:value="1427748917.82246" calcext:value-type="float">
            <text:p>1427748917.82246</text:p>
          </table:table-cell>
          <table:table-cell/>
          <table:table-cell table:formula="of:=MAX([.B336];[.D336];[.G336])-MAX([.A336];[.C336];[.E336])" office:value-type="float" office:value="1.24038982391357" calcext:value-type="float">
            <text:p>1.2403898239</text:p>
          </table:table-cell>
          <table:table-cell table:formula="of:=IF(NOT(ISBLANK([.E336]));[.I336];&quot;&quot;)" office:value-type="float" office:value="1.24038982391357" calcext:value-type="float">
            <text:p>1.2403898239</text:p>
          </table:table-cell>
          <table:table-cell table:formula="of:=IF(OR(ISBLANK([.E336]);[.I336]&lt;=0);&quot;&quot;;[.I336])" office:value-type="float" office:value="1.24038982391357" calcext:value-type="float">
            <text:p>1.24038982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6.58304" calcext:value-type="float">
            <text:p>1427748916.58304</text:p>
          </table:table-cell>
          <table:table-cell office:value-type="float" office:value="1427748917.73552" calcext:value-type="float">
            <text:p>1427748917.73552</text:p>
          </table:table-cell>
          <table:table-cell office:value-type="float" office:value="1427748917.82256" calcext:value-type="float">
            <text:p>1427748917.82256</text:p>
          </table:table-cell>
          <table:table-cell/>
          <table:table-cell table:formula="of:=MAX([.B337];[.D337];[.G337])-MAX([.A337];[.C337];[.E337])" office:value-type="float" office:value="1.23952007293701" calcext:value-type="float">
            <text:p>1.2395200729</text:p>
          </table:table-cell>
          <table:table-cell table:formula="of:=IF(NOT(ISBLANK([.E337]));[.I337];&quot;&quot;)" office:value-type="float" office:value="1.23952007293701" calcext:value-type="float">
            <text:p>1.2395200729</text:p>
          </table:table-cell>
          <table:table-cell table:formula="of:=IF(OR(ISBLANK([.E337]);[.I337]&lt;=0);&quot;&quot;;[.I337])" office:value-type="float" office:value="1.23952007293701" calcext:value-type="float">
            <text:p>1.23952007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6.58442" calcext:value-type="float">
            <text:p>1427748916.58442</text:p>
          </table:table-cell>
          <table:table-cell office:value-type="float" office:value="1427748917.73559" calcext:value-type="float">
            <text:p>1427748917.73559</text:p>
          </table:table-cell>
          <table:table-cell office:value-type="float" office:value="1427748917.82259" calcext:value-type="float">
            <text:p>1427748917.82259</text:p>
          </table:table-cell>
          <table:table-cell/>
          <table:table-cell table:formula="of:=MAX([.B338];[.D338];[.G338])-MAX([.A338];[.C338];[.E338])" office:value-type="float" office:value="1.23817014694214" calcext:value-type="float">
            <text:p>1.2381701469</text:p>
          </table:table-cell>
          <table:table-cell table:formula="of:=IF(NOT(ISBLANK([.E338]));[.I338];&quot;&quot;)" office:value-type="float" office:value="1.23817014694214" calcext:value-type="float">
            <text:p>1.2381701469</text:p>
          </table:table-cell>
          <table:table-cell table:formula="of:=IF(OR(ISBLANK([.E338]);[.I338]&lt;=0);&quot;&quot;;[.I338])" office:value-type="float" office:value="1.23817014694214" calcext:value-type="float">
            <text:p>1.23817014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6.58581" calcext:value-type="float">
            <text:p>1427748916.58581</text:p>
          </table:table-cell>
          <table:table-cell office:value-type="float" office:value="1427748917.64991" calcext:value-type="float">
            <text:p>1427748917.64991</text:p>
          </table:table-cell>
          <table:table-cell office:value-type="float" office:value="1427748917.82243" calcext:value-type="float">
            <text:p>1427748917.82243</text:p>
          </table:table-cell>
          <table:table-cell/>
          <table:table-cell table:formula="of:=MAX([.B339];[.D339];[.G339])-MAX([.A339];[.C339];[.E339])" office:value-type="float" office:value="1.23661994934082" calcext:value-type="float">
            <text:p>1.2366199493</text:p>
          </table:table-cell>
          <table:table-cell table:formula="of:=IF(NOT(ISBLANK([.E339]));[.I339];&quot;&quot;)" office:value-type="float" office:value="1.23661994934082" calcext:value-type="float">
            <text:p>1.2366199493</text:p>
          </table:table-cell>
          <table:table-cell table:formula="of:=IF(OR(ISBLANK([.E339]);[.I339]&lt;=0);&quot;&quot;;[.I339])" office:value-type="float" office:value="1.23661994934082" calcext:value-type="float">
            <text:p>1.23661994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6.58654" calcext:value-type="float">
            <text:p>1427748916.58654</text:p>
          </table:table-cell>
          <table:table-cell office:value-type="float" office:value="1427748917.90969" calcext:value-type="float">
            <text:p>1427748917.90969</text:p>
          </table:table-cell>
          <table:table-cell office:value-type="float" office:value="1427748917.94233" calcext:value-type="float">
            <text:p>1427748917.94233</text:p>
          </table:table-cell>
          <table:table-cell/>
          <table:table-cell table:formula="of:=MAX([.B340];[.D340];[.G340])-MAX([.A340];[.C340];[.E340])" office:value-type="float" office:value="1.35578989982605" calcext:value-type="float">
            <text:p>1.3557898998</text:p>
          </table:table-cell>
          <table:table-cell table:formula="of:=IF(NOT(ISBLANK([.E340]));[.I340];&quot;&quot;)" office:value-type="float" office:value="1.35578989982605" calcext:value-type="float">
            <text:p>1.3557898998</text:p>
          </table:table-cell>
          <table:table-cell table:formula="of:=IF(OR(ISBLANK([.E340]);[.I340]&lt;=0);&quot;&quot;;[.I340])" office:value-type="float" office:value="1.35578989982605" calcext:value-type="float">
            <text:p>1.35578989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6.58743" calcext:value-type="float">
            <text:p>1427748916.58743</text:p>
          </table:table-cell>
          <table:table-cell office:value-type="float" office:value="1427748917.82252" calcext:value-type="float">
            <text:p>1427748917.82252</text:p>
          </table:table-cell>
          <table:table-cell office:value-type="float" office:value="1427748917.85948" calcext:value-type="float">
            <text:p>1427748917.85948</text:p>
          </table:table-cell>
          <table:table-cell/>
          <table:table-cell table:formula="of:=MAX([.B341];[.D341];[.G341])-MAX([.A341];[.C341];[.E341])" office:value-type="float" office:value="1.27204990386963" calcext:value-type="float">
            <text:p>1.2720499039</text:p>
          </table:table-cell>
          <table:table-cell table:formula="of:=IF(NOT(ISBLANK([.E341]));[.I341];&quot;&quot;)" office:value-type="float" office:value="1.27204990386963" calcext:value-type="float">
            <text:p>1.2720499039</text:p>
          </table:table-cell>
          <table:table-cell table:formula="of:=IF(OR(ISBLANK([.E341]);[.I341]&lt;=0);&quot;&quot;;[.I341])" office:value-type="float" office:value="1.27204990386963" calcext:value-type="float">
            <text:p>1.27204990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6.58852" calcext:value-type="float">
            <text:p>1427748916.58852</text:p>
          </table:table-cell>
          <table:table-cell office:value-type="float" office:value="1427748917.82268" calcext:value-type="float">
            <text:p>1427748917.82268</text:p>
          </table:table-cell>
          <table:table-cell office:value-type="float" office:value="1427748917.85496" calcext:value-type="float">
            <text:p>1427748917.85496</text:p>
          </table:table-cell>
          <table:table-cell/>
          <table:table-cell table:formula="of:=MAX([.B342];[.D342];[.G342])-MAX([.A342];[.C342];[.E342])" office:value-type="float" office:value="1.26643991470337" calcext:value-type="float">
            <text:p>1.2664399147</text:p>
          </table:table-cell>
          <table:table-cell table:formula="of:=IF(NOT(ISBLANK([.E342]));[.I342];&quot;&quot;)" office:value-type="float" office:value="1.26643991470337" calcext:value-type="float">
            <text:p>1.2664399147</text:p>
          </table:table-cell>
          <table:table-cell table:formula="of:=IF(OR(ISBLANK([.E342]);[.I342]&lt;=0);&quot;&quot;;[.I342])" office:value-type="float" office:value="1.26643991470337" calcext:value-type="float">
            <text:p>1.26643991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6.58959" calcext:value-type="float">
            <text:p>1427748916.58959</text:p>
          </table:table-cell>
          <table:table-cell office:value-type="float" office:value="1427748917.82273" calcext:value-type="float">
            <text:p>1427748917.82273</text:p>
          </table:table-cell>
          <table:table-cell office:value-type="float" office:value="1427748917.85939" calcext:value-type="float">
            <text:p>1427748917.85939</text:p>
          </table:table-cell>
          <table:table-cell/>
          <table:table-cell table:formula="of:=MAX([.B343];[.D343];[.G343])-MAX([.A343];[.C343];[.E343])" office:value-type="float" office:value="1.26979994773865" calcext:value-type="float">
            <text:p>1.2697999477</text:p>
          </table:table-cell>
          <table:table-cell table:formula="of:=IF(NOT(ISBLANK([.E343]));[.I343];&quot;&quot;)" office:value-type="float" office:value="1.26979994773865" calcext:value-type="float">
            <text:p>1.2697999477</text:p>
          </table:table-cell>
          <table:table-cell table:formula="of:=IF(OR(ISBLANK([.E343]);[.I343]&lt;=0);&quot;&quot;;[.I343])" office:value-type="float" office:value="1.26979994773865" calcext:value-type="float">
            <text:p>1.26979994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17.94234" calcext:value-type="float">
            <text:p>1427748917.94234</text:p>
          </table:table-cell>
          <table:table-cell office:value-type="float" office:value="1427748919.71097" calcext:value-type="float">
            <text:p>1427748919.71097</text:p>
          </table:table-cell>
          <table:table-cell table:number-columns-repeated="4"/>
          <table:table-cell table:formula="of:=MAX([.B344];[.D344];[.G344])-MAX([.A344];[.C344];[.E344])" office:value-type="float" office:value="1.768630027771" calcext:value-type="float">
            <text:p>1.7686300278</text:p>
          </table:table-cell>
          <table:table-cell table:formula="of:=IF(NOT(ISBLANK([.E344]));[.I344];&quot;&quot;)">
            <text:p/>
          </table:table-cell>
          <table:table-cell table:formula="of:=IF(OR(ISBLANK([.E344]);[.I344]&lt;=0);&quot;&quot;;[.I3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7.94235" calcext:value-type="float">
            <text:p>1427748917.94235</text:p>
          </table:table-cell>
          <table:table-cell office:value-type="float" office:value="1427748919.59157" calcext:value-type="float">
            <text:p>1427748919.59157</text:p>
          </table:table-cell>
          <table:table-cell office:value-type="float" office:value="1427748919.62347" calcext:value-type="float">
            <text:p>1427748919.62347</text:p>
          </table:table-cell>
          <table:table-cell/>
          <table:table-cell table:formula="of:=MAX([.B345];[.D345];[.G345])-MAX([.A345];[.C345];[.E345])" office:value-type="float" office:value="1.68112015724182" calcext:value-type="float">
            <text:p>1.6811201572</text:p>
          </table:table-cell>
          <table:table-cell table:formula="of:=IF(NOT(ISBLANK([.E345]));[.I345];&quot;&quot;)" office:value-type="float" office:value="1.68112015724182" calcext:value-type="float">
            <text:p>1.6811201572</text:p>
          </table:table-cell>
          <table:table-cell table:formula="of:=IF(OR(ISBLANK([.E345]);[.I345]&lt;=0);&quot;&quot;;[.I345])" office:value-type="float" office:value="1.68112015724182" calcext:value-type="float">
            <text:p>1.68112015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7.94291" calcext:value-type="float">
            <text:p>1427748917.94291</text:p>
          </table:table-cell>
          <table:table-cell office:value-type="float" office:value="1427748919.59179" calcext:value-type="float">
            <text:p>1427748919.59179</text:p>
          </table:table-cell>
          <table:table-cell office:value-type="float" office:value="1427748919.63137" calcext:value-type="float">
            <text:p>1427748919.63137</text:p>
          </table:table-cell>
          <table:table-cell/>
          <table:table-cell table:formula="of:=MAX([.B346];[.D346];[.G346])-MAX([.A346];[.C346];[.E346])" office:value-type="float" office:value="1.68846011161804" calcext:value-type="float">
            <text:p>1.6884601116</text:p>
          </table:table-cell>
          <table:table-cell table:formula="of:=IF(NOT(ISBLANK([.E346]));[.I346];&quot;&quot;)" office:value-type="float" office:value="1.68846011161804" calcext:value-type="float">
            <text:p>1.6884601116</text:p>
          </table:table-cell>
          <table:table-cell table:formula="of:=IF(OR(ISBLANK([.E346]);[.I346]&lt;=0);&quot;&quot;;[.I346])" office:value-type="float" office:value="1.68846011161804" calcext:value-type="float">
            <text:p>1.68846011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7.94342" calcext:value-type="float">
            <text:p>1427748917.94342</text:p>
          </table:table-cell>
          <table:table-cell office:value-type="float" office:value="1427748919.59174" calcext:value-type="float">
            <text:p>1427748919.59174</text:p>
          </table:table-cell>
          <table:table-cell office:value-type="float" office:value="1427748919.62751" calcext:value-type="float">
            <text:p>1427748919.62751</text:p>
          </table:table-cell>
          <table:table-cell/>
          <table:table-cell table:formula="of:=MAX([.B347];[.D347];[.G347])-MAX([.A347];[.C347];[.E347])" office:value-type="float" office:value="1.68409013748169" calcext:value-type="float">
            <text:p>1.6840901375</text:p>
          </table:table-cell>
          <table:table-cell table:formula="of:=IF(NOT(ISBLANK([.E347]));[.I347];&quot;&quot;)" office:value-type="float" office:value="1.68409013748169" calcext:value-type="float">
            <text:p>1.6840901375</text:p>
          </table:table-cell>
          <table:table-cell table:formula="of:=IF(OR(ISBLANK([.E347]);[.I347]&lt;=0);&quot;&quot;;[.I347])" office:value-type="float" office:value="1.68409013748169" calcext:value-type="float">
            <text:p>1.68409013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7.94392" calcext:value-type="float">
            <text:p>1427748917.94392</text:p>
          </table:table-cell>
          <table:table-cell office:value-type="float" office:value="1427748919.6798" calcext:value-type="float">
            <text:p>1427748919.6798</text:p>
          </table:table-cell>
          <table:table-cell office:value-type="float" office:value="1427748919.71096" calcext:value-type="float">
            <text:p>1427748919.71096</text:p>
          </table:table-cell>
          <table:table-cell/>
          <table:table-cell table:formula="of:=MAX([.B348];[.D348];[.G348])-MAX([.A348];[.C348];[.E348])" office:value-type="float" office:value="1.76704001426697" calcext:value-type="float">
            <text:p>1.7670400143</text:p>
          </table:table-cell>
          <table:table-cell table:formula="of:=IF(NOT(ISBLANK([.E348]));[.I348];&quot;&quot;)" office:value-type="float" office:value="1.76704001426697" calcext:value-type="float">
            <text:p>1.7670400143</text:p>
          </table:table-cell>
          <table:table-cell table:formula="of:=IF(OR(ISBLANK([.E348]);[.I348]&lt;=0);&quot;&quot;;[.I348])" office:value-type="float" office:value="1.76704001426697" calcext:value-type="float">
            <text:p>1.76704001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7.94484" calcext:value-type="float">
            <text:p>1427748917.94484</text:p>
          </table:table-cell>
          <table:table-cell office:value-type="float" office:value="1427748919.59163" calcext:value-type="float">
            <text:p>1427748919.59163</text:p>
          </table:table-cell>
          <table:table-cell office:value-type="float" office:value="1427748919.6275" calcext:value-type="float">
            <text:p>1427748919.6275</text:p>
          </table:table-cell>
          <table:table-cell/>
          <table:table-cell table:formula="of:=MAX([.B349];[.D349];[.G349])-MAX([.A349];[.C349];[.E349])" office:value-type="float" office:value="1.68266010284424" calcext:value-type="float">
            <text:p>1.6826601028</text:p>
          </table:table-cell>
          <table:table-cell table:formula="of:=IF(NOT(ISBLANK([.E349]));[.I349];&quot;&quot;)" office:value-type="float" office:value="1.68266010284424" calcext:value-type="float">
            <text:p>1.6826601028</text:p>
          </table:table-cell>
          <table:table-cell table:formula="of:=IF(OR(ISBLANK([.E349]);[.I349]&lt;=0);&quot;&quot;;[.I349])" office:value-type="float" office:value="1.68266010284424" calcext:value-type="float">
            <text:p>1.68266010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7.94554" calcext:value-type="float">
            <text:p>1427748917.94554</text:p>
          </table:table-cell>
          <table:table-cell office:value-type="float" office:value="1427748919.59189" calcext:value-type="float">
            <text:p>1427748919.59189</text:p>
          </table:table-cell>
          <table:table-cell office:value-type="float" office:value="1427748919.63131" calcext:value-type="float">
            <text:p>1427748919.63131</text:p>
          </table:table-cell>
          <table:table-cell/>
          <table:table-cell table:formula="of:=MAX([.B350];[.D350];[.G350])-MAX([.A350];[.C350];[.E350])" office:value-type="float" office:value="1.68577003479004" calcext:value-type="float">
            <text:p>1.6857700348</text:p>
          </table:table-cell>
          <table:table-cell table:formula="of:=IF(NOT(ISBLANK([.E350]));[.I350];&quot;&quot;)" office:value-type="float" office:value="1.68577003479004" calcext:value-type="float">
            <text:p>1.6857700348</text:p>
          </table:table-cell>
          <table:table-cell table:formula="of:=IF(OR(ISBLANK([.E350]);[.I350]&lt;=0);&quot;&quot;;[.I350])" office:value-type="float" office:value="1.68577003479004" calcext:value-type="float">
            <text:p>1.68577003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7.94606" calcext:value-type="float">
            <text:p>1427748917.94606</text:p>
          </table:table-cell>
          <table:table-cell office:value-type="float" office:value="1427748919.59184" calcext:value-type="float">
            <text:p>1427748919.59184</text:p>
          </table:table-cell>
          <table:table-cell office:value-type="float" office:value="1427748919.63118" calcext:value-type="float">
            <text:p>1427748919.63118</text:p>
          </table:table-cell>
          <table:table-cell/>
          <table:table-cell table:formula="of:=MAX([.B351];[.D351];[.G351])-MAX([.A351];[.C351];[.E351])" office:value-type="float" office:value="1.68512010574341" calcext:value-type="float">
            <text:p>1.6851201057</text:p>
          </table:table-cell>
          <table:table-cell table:formula="of:=IF(NOT(ISBLANK([.E351]));[.I351];&quot;&quot;)" office:value-type="float" office:value="1.68512010574341" calcext:value-type="float">
            <text:p>1.6851201057</text:p>
          </table:table-cell>
          <table:table-cell table:formula="of:=IF(OR(ISBLANK([.E351]);[.I351]&lt;=0);&quot;&quot;;[.I351])" office:value-type="float" office:value="1.68512010574341" calcext:value-type="float">
            <text:p>1.68512010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7.94658" calcext:value-type="float">
            <text:p>1427748917.94658</text:p>
          </table:table-cell>
          <table:table-cell office:value-type="float" office:value="1427748919.59199" calcext:value-type="float">
            <text:p>1427748919.59199</text:p>
          </table:table-cell>
          <table:table-cell office:value-type="float" office:value="1427748919.63132" calcext:value-type="float">
            <text:p>1427748919.63132</text:p>
          </table:table-cell>
          <table:table-cell/>
          <table:table-cell table:formula="of:=MAX([.B352];[.D352];[.G352])-MAX([.A352];[.C352];[.E352])" office:value-type="float" office:value="1.68474006652832" calcext:value-type="float">
            <text:p>1.6847400665</text:p>
          </table:table-cell>
          <table:table-cell table:formula="of:=IF(NOT(ISBLANK([.E352]));[.I352];&quot;&quot;)" office:value-type="float" office:value="1.68474006652832" calcext:value-type="float">
            <text:p>1.6847400665</text:p>
          </table:table-cell>
          <table:table-cell table:formula="of:=IF(OR(ISBLANK([.E352]);[.I352]&lt;=0);&quot;&quot;;[.I352])" office:value-type="float" office:value="1.68474006652832" calcext:value-type="float">
            <text:p>1.68474006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7.94709" calcext:value-type="float">
            <text:p>1427748917.94709</text:p>
          </table:table-cell>
          <table:table-cell office:value-type="float" office:value="1427748919.59169" calcext:value-type="float">
            <text:p>1427748919.59169</text:p>
          </table:table-cell>
          <table:table-cell office:value-type="float" office:value="1427748919.63133" calcext:value-type="float">
            <text:p>1427748919.63133</text:p>
          </table:table-cell>
          <table:table-cell/>
          <table:table-cell table:formula="of:=MAX([.B353];[.D353];[.G353])-MAX([.A353];[.C353];[.E353])" office:value-type="float" office:value="1.68424010276794" calcext:value-type="float">
            <text:p>1.6842401028</text:p>
          </table:table-cell>
          <table:table-cell table:formula="of:=IF(NOT(ISBLANK([.E353]));[.I353];&quot;&quot;)" office:value-type="float" office:value="1.68424010276794" calcext:value-type="float">
            <text:p>1.6842401028</text:p>
          </table:table-cell>
          <table:table-cell table:formula="of:=IF(OR(ISBLANK([.E353]);[.I353]&lt;=0);&quot;&quot;;[.I353])" office:value-type="float" office:value="1.68424010276794" calcext:value-type="float">
            <text:p>1.68424010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7.94762" calcext:value-type="float">
            <text:p>1427748917.94762</text:p>
          </table:table-cell>
          <table:table-cell office:value-type="float" office:value="1427748919.59194" calcext:value-type="float">
            <text:p>1427748919.59194</text:p>
          </table:table-cell>
          <table:table-cell office:value-type="float" office:value="1427748919.62347" calcext:value-type="float">
            <text:p>1427748919.62347</text:p>
          </table:table-cell>
          <table:table-cell/>
          <table:table-cell table:formula="of:=MAX([.B354];[.D354];[.G354])-MAX([.A354];[.C354];[.E354])" office:value-type="float" office:value="1.67585015296936" calcext:value-type="float">
            <text:p>1.675850153</text:p>
          </table:table-cell>
          <table:table-cell table:formula="of:=IF(NOT(ISBLANK([.E354]));[.I354];&quot;&quot;)" office:value-type="float" office:value="1.67585015296936" calcext:value-type="float">
            <text:p>1.675850153</text:p>
          </table:table-cell>
          <table:table-cell table:formula="of:=IF(OR(ISBLANK([.E354]);[.I354]&lt;=0);&quot;&quot;;[.I354])" office:value-type="float" office:value="1.67585015296936" calcext:value-type="float">
            <text:p>1.6758501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19.71098" calcext:value-type="float">
            <text:p>1427748919.71098</text:p>
          </table:table-cell>
          <table:table-cell office:value-type="float" office:value="1427748921.01042" calcext:value-type="float">
            <text:p>1427748921.01042</text:p>
          </table:table-cell>
          <table:table-cell table:number-columns-repeated="4"/>
          <table:table-cell table:formula="of:=MAX([.B355];[.D355];[.G355])-MAX([.A355];[.C355];[.E355])" office:value-type="float" office:value="1.29944014549255" calcext:value-type="float">
            <text:p>1.2994401455</text:p>
          </table:table-cell>
          <table:table-cell table:formula="of:=IF(NOT(ISBLANK([.E355]));[.I355];&quot;&quot;)">
            <text:p/>
          </table:table-cell>
          <table:table-cell table:formula="of:=IF(OR(ISBLANK([.E355]);[.I355]&lt;=0);&quot;&quot;;[.I3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9.71098" calcext:value-type="float">
            <text:p>1427748919.71098</text:p>
          </table:table-cell>
          <table:table-cell office:value-type="float" office:value="1427748920.88638" calcext:value-type="float">
            <text:p>1427748920.88638</text:p>
          </table:table-cell>
          <table:table-cell office:value-type="float" office:value="1427748920.92505" calcext:value-type="float">
            <text:p>1427748920.92505</text:p>
          </table:table-cell>
          <table:table-cell/>
          <table:table-cell table:formula="of:=MAX([.B356];[.D356];[.G356])-MAX([.A356];[.C356];[.E356])" office:value-type="float" office:value="1.21407008171082" calcext:value-type="float">
            <text:p>1.2140700817</text:p>
          </table:table-cell>
          <table:table-cell table:formula="of:=IF(NOT(ISBLANK([.E356]));[.I356];&quot;&quot;)" office:value-type="float" office:value="1.21407008171082" calcext:value-type="float">
            <text:p>1.2140700817</text:p>
          </table:table-cell>
          <table:table-cell table:formula="of:=IF(OR(ISBLANK([.E356]);[.I356]&lt;=0);&quot;&quot;;[.I356])" office:value-type="float" office:value="1.21407008171082" calcext:value-type="float">
            <text:p>1.21407008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9.7116" calcext:value-type="float">
            <text:p>1427748919.7116</text:p>
          </table:table-cell>
          <table:table-cell office:value-type="float" office:value="1427748920.88632" calcext:value-type="float">
            <text:p>1427748920.88632</text:p>
          </table:table-cell>
          <table:table-cell office:value-type="float" office:value="1427748920.9177" calcext:value-type="float">
            <text:p>1427748920.9177</text:p>
          </table:table-cell>
          <table:table-cell/>
          <table:table-cell table:formula="of:=MAX([.B357];[.D357];[.G357])-MAX([.A357];[.C357];[.E357])" office:value-type="float" office:value="1.20609998703003" calcext:value-type="float">
            <text:p>1.206099987</text:p>
          </table:table-cell>
          <table:table-cell table:formula="of:=IF(NOT(ISBLANK([.E357]));[.I357];&quot;&quot;)" office:value-type="float" office:value="1.20609998703003" calcext:value-type="float">
            <text:p>1.206099987</text:p>
          </table:table-cell>
          <table:table-cell table:formula="of:=IF(OR(ISBLANK([.E357]);[.I357]&lt;=0);&quot;&quot;;[.I357])" office:value-type="float" office:value="1.20609998703003" calcext:value-type="float">
            <text:p>1.2060999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9.7121" calcext:value-type="float">
            <text:p>1427748919.7121</text:p>
          </table:table-cell>
          <table:table-cell office:value-type="float" office:value="1427748920.88643" calcext:value-type="float">
            <text:p>1427748920.88643</text:p>
          </table:table-cell>
          <table:table-cell office:value-type="float" office:value="1427748920.92373" calcext:value-type="float">
            <text:p>1427748920.92373</text:p>
          </table:table-cell>
          <table:table-cell/>
          <table:table-cell table:formula="of:=MAX([.B358];[.D358];[.G358])-MAX([.A358];[.C358];[.E358])" office:value-type="float" office:value="1.21162986755371" calcext:value-type="float">
            <text:p>1.2116298676</text:p>
          </table:table-cell>
          <table:table-cell table:formula="of:=IF(NOT(ISBLANK([.E358]));[.I358];&quot;&quot;)" office:value-type="float" office:value="1.21162986755371" calcext:value-type="float">
            <text:p>1.2116298676</text:p>
          </table:table-cell>
          <table:table-cell table:formula="of:=IF(OR(ISBLANK([.E358]);[.I358]&lt;=0);&quot;&quot;;[.I358])" office:value-type="float" office:value="1.21162986755371" calcext:value-type="float">
            <text:p>1.21162986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9.71264" calcext:value-type="float">
            <text:p>1427748919.71264</text:p>
          </table:table-cell>
          <table:table-cell office:value-type="float" office:value="1427748920.88648" calcext:value-type="float">
            <text:p>1427748920.88648</text:p>
          </table:table-cell>
          <table:table-cell office:value-type="float" office:value="1427748920.9251" calcext:value-type="float">
            <text:p>1427748920.9251</text:p>
          </table:table-cell>
          <table:table-cell/>
          <table:table-cell table:formula="of:=MAX([.B359];[.D359];[.G359])-MAX([.A359];[.C359];[.E359])" office:value-type="float" office:value="1.21246004104614" calcext:value-type="float">
            <text:p>1.212460041</text:p>
          </table:table-cell>
          <table:table-cell table:formula="of:=IF(NOT(ISBLANK([.E359]));[.I359];&quot;&quot;)" office:value-type="float" office:value="1.21246004104614" calcext:value-type="float">
            <text:p>1.212460041</text:p>
          </table:table-cell>
          <table:table-cell table:formula="of:=IF(OR(ISBLANK([.E359]);[.I359]&lt;=0);&quot;&quot;;[.I359])" office:value-type="float" office:value="1.21246004104614" calcext:value-type="float">
            <text:p>1.2124600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9.71316" calcext:value-type="float">
            <text:p>1427748919.71316</text:p>
          </table:table-cell>
          <table:table-cell office:value-type="float" office:value="1427748920.88657" calcext:value-type="float">
            <text:p>1427748920.88657</text:p>
          </table:table-cell>
          <table:table-cell office:value-type="float" office:value="1427748920.92501" calcext:value-type="float">
            <text:p>1427748920.92501</text:p>
          </table:table-cell>
          <table:table-cell/>
          <table:table-cell table:formula="of:=MAX([.B360];[.D360];[.G360])-MAX([.A360];[.C360];[.E360])" office:value-type="float" office:value="1.21184992790222" calcext:value-type="float">
            <text:p>1.2118499279</text:p>
          </table:table-cell>
          <table:table-cell table:formula="of:=IF(NOT(ISBLANK([.E360]));[.I360];&quot;&quot;)" office:value-type="float" office:value="1.21184992790222" calcext:value-type="float">
            <text:p>1.2118499279</text:p>
          </table:table-cell>
          <table:table-cell table:formula="of:=IF(OR(ISBLANK([.E360]);[.I360]&lt;=0);&quot;&quot;;[.I360])" office:value-type="float" office:value="1.21184992790222" calcext:value-type="float">
            <text:p>1.21184992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9.71411" calcext:value-type="float">
            <text:p>1427748919.71411</text:p>
          </table:table-cell>
          <table:table-cell office:value-type="float" office:value="1427748920.88668" calcext:value-type="float">
            <text:p>1427748920.88668</text:p>
          </table:table-cell>
          <table:table-cell office:value-type="float" office:value="1427748920.92515" calcext:value-type="float">
            <text:p>1427748920.92515</text:p>
          </table:table-cell>
          <table:table-cell/>
          <table:table-cell table:formula="of:=MAX([.B361];[.D361];[.G361])-MAX([.A361];[.C361];[.E361])" office:value-type="float" office:value="1.21104001998901" calcext:value-type="float">
            <text:p>1.21104002</text:p>
          </table:table-cell>
          <table:table-cell table:formula="of:=IF(NOT(ISBLANK([.E361]));[.I361];&quot;&quot;)" office:value-type="float" office:value="1.21104001998901" calcext:value-type="float">
            <text:p>1.21104002</text:p>
          </table:table-cell>
          <table:table-cell table:formula="of:=IF(OR(ISBLANK([.E361]);[.I361]&lt;=0);&quot;&quot;;[.I361])" office:value-type="float" office:value="1.21104001998901" calcext:value-type="float">
            <text:p>1.211040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9.71466" calcext:value-type="float">
            <text:p>1427748919.71466</text:p>
          </table:table-cell>
          <table:table-cell office:value-type="float" office:value="1427748920.47411" calcext:value-type="float">
            <text:p>1427748920.47411</text:p>
          </table:table-cell>
          <table:table-cell office:value-type="float" office:value="1427748920.88652" calcext:value-type="float">
            <text:p>1427748920.88652</text:p>
          </table:table-cell>
          <table:table-cell/>
          <table:table-cell table:formula="of:=MAX([.B362];[.D362];[.G362])-MAX([.A362];[.C362];[.E362])" office:value-type="float" office:value="1.17185997962952" calcext:value-type="float">
            <text:p>1.1718599796</text:p>
          </table:table-cell>
          <table:table-cell table:formula="of:=IF(NOT(ISBLANK([.E362]));[.I362];&quot;&quot;)" office:value-type="float" office:value="1.17185997962952" calcext:value-type="float">
            <text:p>1.1718599796</text:p>
          </table:table-cell>
          <table:table-cell table:formula="of:=IF(OR(ISBLANK([.E362]);[.I362]&lt;=0);&quot;&quot;;[.I362])" office:value-type="float" office:value="1.17185997962952" calcext:value-type="float">
            <text:p>1.17185997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9.71517" calcext:value-type="float">
            <text:p>1427748919.71517</text:p>
          </table:table-cell>
          <table:table-cell office:value-type="float" office:value="1427748920.88663" calcext:value-type="float">
            <text:p>1427748920.88663</text:p>
          </table:table-cell>
          <table:table-cell office:value-type="float" office:value="1427748920.91957" calcext:value-type="float">
            <text:p>1427748920.91957</text:p>
          </table:table-cell>
          <table:table-cell/>
          <table:table-cell table:formula="of:=MAX([.B363];[.D363];[.G363])-MAX([.A363];[.C363];[.E363])" office:value-type="float" office:value="1.20440006256104" calcext:value-type="float">
            <text:p>1.2044000626</text:p>
          </table:table-cell>
          <table:table-cell table:formula="of:=IF(NOT(ISBLANK([.E363]));[.I363];&quot;&quot;)" office:value-type="float" office:value="1.20440006256104" calcext:value-type="float">
            <text:p>1.2044000626</text:p>
          </table:table-cell>
          <table:table-cell table:formula="of:=IF(OR(ISBLANK([.E363]);[.I363]&lt;=0);&quot;&quot;;[.I363])" office:value-type="float" office:value="1.20440006256104" calcext:value-type="float">
            <text:p>1.20440006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9.71577" calcext:value-type="float">
            <text:p>1427748919.71577</text:p>
          </table:table-cell>
          <table:table-cell office:value-type="float" office:value="1427748920.97507" calcext:value-type="float">
            <text:p>1427748920.97507</text:p>
          </table:table-cell>
          <table:table-cell office:value-type="float" office:value="1427748921.01041" calcext:value-type="float">
            <text:p>1427748921.01041</text:p>
          </table:table-cell>
          <table:table-cell/>
          <table:table-cell table:formula="of:=MAX([.B364];[.D364];[.G364])-MAX([.A364];[.C364];[.E364])" office:value-type="float" office:value="1.2946400642395" calcext:value-type="float">
            <text:p>1.2946400642</text:p>
          </table:table-cell>
          <table:table-cell table:formula="of:=IF(NOT(ISBLANK([.E364]));[.I364];&quot;&quot;)" office:value-type="float" office:value="1.2946400642395" calcext:value-type="float">
            <text:p>1.2946400642</text:p>
          </table:table-cell>
          <table:table-cell table:formula="of:=IF(OR(ISBLANK([.E364]);[.I364]&lt;=0);&quot;&quot;;[.I364])" office:value-type="float" office:value="1.2946400642395" calcext:value-type="float">
            <text:p>1.29464006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19.71627" calcext:value-type="float">
            <text:p>1427748919.71627</text:p>
          </table:table-cell>
          <table:table-cell office:value-type="float" office:value="1427748920.88673" calcext:value-type="float">
            <text:p>1427748920.88673</text:p>
          </table:table-cell>
          <table:table-cell office:value-type="float" office:value="1427748920.91775" calcext:value-type="float">
            <text:p>1427748920.91775</text:p>
          </table:table-cell>
          <table:table-cell/>
          <table:table-cell table:formula="of:=MAX([.B365];[.D365];[.G365])-MAX([.A365];[.C365];[.E365])" office:value-type="float" office:value="1.2014799118042" calcext:value-type="float">
            <text:p>1.2014799118</text:p>
          </table:table-cell>
          <table:table-cell table:formula="of:=IF(NOT(ISBLANK([.E365]));[.I365];&quot;&quot;)" office:value-type="float" office:value="1.2014799118042" calcext:value-type="float">
            <text:p>1.2014799118</text:p>
          </table:table-cell>
          <table:table-cell table:formula="of:=IF(OR(ISBLANK([.E365]);[.I365]&lt;=0);&quot;&quot;;[.I365])" office:value-type="float" office:value="1.2014799118042" calcext:value-type="float">
            <text:p>1.20147991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21.01043" calcext:value-type="float">
            <text:p>1427748921.01043</text:p>
          </table:table-cell>
          <table:table-cell office:value-type="float" office:value="1427748922.6108" calcext:value-type="float">
            <text:p>1427748922.6108</text:p>
          </table:table-cell>
          <table:table-cell table:number-columns-repeated="4"/>
          <table:table-cell table:formula="of:=MAX([.B366];[.D366];[.G366])-MAX([.A366];[.C366];[.E366])" office:value-type="float" office:value="1.60036993026733" calcext:value-type="float">
            <text:p>1.6003699303</text:p>
          </table:table-cell>
          <table:table-cell table:formula="of:=IF(NOT(ISBLANK([.E366]));[.I366];&quot;&quot;)">
            <text:p/>
          </table:table-cell>
          <table:table-cell table:formula="of:=IF(OR(ISBLANK([.E366]);[.I366]&lt;=0);&quot;&quot;;[.I3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1.01043" calcext:value-type="float">
            <text:p>1427748921.01043</text:p>
          </table:table-cell>
          <table:table-cell office:value-type="float" office:value="1427748922.49254" calcext:value-type="float">
            <text:p>1427748922.49254</text:p>
          </table:table-cell>
          <table:table-cell office:value-type="float" office:value="1427748922.52848" calcext:value-type="float">
            <text:p>1427748922.52848</text:p>
          </table:table-cell>
          <table:table-cell/>
          <table:table-cell table:formula="of:=MAX([.B367];[.D367];[.G367])-MAX([.A367];[.C367];[.E367])" office:value-type="float" office:value="1.51804995536804" calcext:value-type="float">
            <text:p>1.5180499554</text:p>
          </table:table-cell>
          <table:table-cell table:formula="of:=IF(NOT(ISBLANK([.E367]));[.I367];&quot;&quot;)" office:value-type="float" office:value="1.51804995536804" calcext:value-type="float">
            <text:p>1.5180499554</text:p>
          </table:table-cell>
          <table:table-cell table:formula="of:=IF(OR(ISBLANK([.E367]);[.I367]&lt;=0);&quot;&quot;;[.I367])" office:value-type="float" office:value="1.51804995536804" calcext:value-type="float">
            <text:p>1.51804995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1.01095" calcext:value-type="float">
            <text:p>1427748921.01095</text:p>
          </table:table-cell>
          <table:table-cell office:value-type="float" office:value="1427748922.49248" calcext:value-type="float">
            <text:p>1427748922.49248</text:p>
          </table:table-cell>
          <table:table-cell office:value-type="float" office:value="1427748922.52818" calcext:value-type="float">
            <text:p>1427748922.52818</text:p>
          </table:table-cell>
          <table:table-cell/>
          <table:table-cell table:formula="of:=MAX([.B368];[.D368];[.G368])-MAX([.A368];[.C368];[.E368])" office:value-type="float" office:value="1.51722979545593" calcext:value-type="float">
            <text:p>1.5172297955</text:p>
          </table:table-cell>
          <table:table-cell table:formula="of:=IF(NOT(ISBLANK([.E368]));[.I368];&quot;&quot;)" office:value-type="float" office:value="1.51722979545593" calcext:value-type="float">
            <text:p>1.5172297955</text:p>
          </table:table-cell>
          <table:table-cell table:formula="of:=IF(OR(ISBLANK([.E368]);[.I368]&lt;=0);&quot;&quot;;[.I368])" office:value-type="float" office:value="1.51722979545593" calcext:value-type="float">
            <text:p>1.51722979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1.01148" calcext:value-type="float">
            <text:p>1427748921.01148</text:p>
          </table:table-cell>
          <table:table-cell office:value-type="float" office:value="1427748922.49265" calcext:value-type="float">
            <text:p>1427748922.49265</text:p>
          </table:table-cell>
          <table:table-cell office:value-type="float" office:value="1427748922.52842" calcext:value-type="float">
            <text:p>1427748922.52842</text:p>
          </table:table-cell>
          <table:table-cell/>
          <table:table-cell table:formula="of:=MAX([.B369];[.D369];[.G369])-MAX([.A369];[.C369];[.E369])" office:value-type="float" office:value="1.51693987846375" calcext:value-type="float">
            <text:p>1.5169398785</text:p>
          </table:table-cell>
          <table:table-cell table:formula="of:=IF(NOT(ISBLANK([.E369]));[.I369];&quot;&quot;)" office:value-type="float" office:value="1.51693987846375" calcext:value-type="float">
            <text:p>1.5169398785</text:p>
          </table:table-cell>
          <table:table-cell table:formula="of:=IF(OR(ISBLANK([.E369]);[.I369]&lt;=0);&quot;&quot;;[.I369])" office:value-type="float" office:value="1.51693987846375" calcext:value-type="float">
            <text:p>1.51693987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1.012" calcext:value-type="float">
            <text:p>1427748921.012</text:p>
          </table:table-cell>
          <table:table-cell office:value-type="float" office:value="1427748922.49275" calcext:value-type="float">
            <text:p>1427748922.49275</text:p>
          </table:table-cell>
          <table:table-cell office:value-type="float" office:value="1427748922.53141" calcext:value-type="float">
            <text:p>1427748922.53141</text:p>
          </table:table-cell>
          <table:table-cell/>
          <table:table-cell table:formula="of:=MAX([.B370];[.D370];[.G370])-MAX([.A370];[.C370];[.E370])" office:value-type="float" office:value="1.51940989494324" calcext:value-type="float">
            <text:p>1.5194098949</text:p>
          </table:table-cell>
          <table:table-cell table:formula="of:=IF(NOT(ISBLANK([.E370]));[.I370];&quot;&quot;)" office:value-type="float" office:value="1.51940989494324" calcext:value-type="float">
            <text:p>1.5194098949</text:p>
          </table:table-cell>
          <table:table-cell table:formula="of:=IF(OR(ISBLANK([.E370]);[.I370]&lt;=0);&quot;&quot;;[.I370])" office:value-type="float" office:value="1.51940989494324" calcext:value-type="float">
            <text:p>1.51940989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1.0125" calcext:value-type="float">
            <text:p>1427748921.0125</text:p>
          </table:table-cell>
          <table:table-cell office:value-type="float" office:value="1427748922.4927" calcext:value-type="float">
            <text:p>1427748922.4927</text:p>
          </table:table-cell>
          <table:table-cell office:value-type="float" office:value="1427748922.52823" calcext:value-type="float">
            <text:p>1427748922.52823</text:p>
          </table:table-cell>
          <table:table-cell/>
          <table:table-cell table:formula="of:=MAX([.B371];[.D371];[.G371])-MAX([.A371];[.C371];[.E371])" office:value-type="float" office:value="1.5157299041748" calcext:value-type="float">
            <text:p>1.5157299042</text:p>
          </table:table-cell>
          <table:table-cell table:formula="of:=IF(NOT(ISBLANK([.E371]));[.I371];&quot;&quot;)" office:value-type="float" office:value="1.5157299041748" calcext:value-type="float">
            <text:p>1.5157299042</text:p>
          </table:table-cell>
          <table:table-cell table:formula="of:=IF(OR(ISBLANK([.E371]);[.I371]&lt;=0);&quot;&quot;;[.I371])" office:value-type="float" office:value="1.5157299041748" calcext:value-type="float">
            <text:p>1.51572990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1.01297" calcext:value-type="float">
            <text:p>1427748921.01297</text:p>
          </table:table-cell>
          <table:table-cell office:value-type="float" office:value="1427748922.4928" calcext:value-type="float">
            <text:p>1427748922.4928</text:p>
          </table:table-cell>
          <table:table-cell office:value-type="float" office:value="1427748922.52835" calcext:value-type="float">
            <text:p>1427748922.52835</text:p>
          </table:table-cell>
          <table:table-cell/>
          <table:table-cell table:formula="of:=MAX([.B372];[.D372];[.G372])-MAX([.A372];[.C372];[.E372])" office:value-type="float" office:value="1.51538014411926" calcext:value-type="float">
            <text:p>1.5153801441</text:p>
          </table:table-cell>
          <table:table-cell table:formula="of:=IF(NOT(ISBLANK([.E372]));[.I372];&quot;&quot;)" office:value-type="float" office:value="1.51538014411926" calcext:value-type="float">
            <text:p>1.5153801441</text:p>
          </table:table-cell>
          <table:table-cell table:formula="of:=IF(OR(ISBLANK([.E372]);[.I372]&lt;=0);&quot;&quot;;[.I372])" office:value-type="float" office:value="1.51538014411926" calcext:value-type="float">
            <text:p>1.51538014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1.01345" calcext:value-type="float">
            <text:p>1427748921.01345</text:p>
          </table:table-cell>
          <table:table-cell office:value-type="float" office:value="1427748922.4926" calcext:value-type="float">
            <text:p>1427748922.4926</text:p>
          </table:table-cell>
          <table:table-cell office:value-type="float" office:value="1427748922.52819" calcext:value-type="float">
            <text:p>1427748922.52819</text:p>
          </table:table-cell>
          <table:table-cell/>
          <table:table-cell table:formula="of:=MAX([.B373];[.D373];[.G373])-MAX([.A373];[.C373];[.E373])" office:value-type="float" office:value="1.51473999023438" calcext:value-type="float">
            <text:p>1.5147399902</text:p>
          </table:table-cell>
          <table:table-cell table:formula="of:=IF(NOT(ISBLANK([.E373]));[.I373];&quot;&quot;)" office:value-type="float" office:value="1.51473999023438" calcext:value-type="float">
            <text:p>1.5147399902</text:p>
          </table:table-cell>
          <table:table-cell table:formula="of:=IF(OR(ISBLANK([.E373]);[.I373]&lt;=0);&quot;&quot;;[.I373])" office:value-type="float" office:value="1.51473999023438" calcext:value-type="float">
            <text:p>1.51473999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1.0141" calcext:value-type="float">
            <text:p>1427748921.0141</text:p>
          </table:table-cell>
          <table:table-cell office:value-type="float" office:value="1427748922.49291" calcext:value-type="float">
            <text:p>1427748922.49291</text:p>
          </table:table-cell>
          <table:table-cell office:value-type="float" office:value="1427748922.53142" calcext:value-type="float">
            <text:p>1427748922.53142</text:p>
          </table:table-cell>
          <table:table-cell/>
          <table:table-cell table:formula="of:=MAX([.B374];[.D374];[.G374])-MAX([.A374];[.C374];[.E374])" office:value-type="float" office:value="1.51731991767883" calcext:value-type="float">
            <text:p>1.5173199177</text:p>
          </table:table-cell>
          <table:table-cell table:formula="of:=IF(NOT(ISBLANK([.E374]));[.I374];&quot;&quot;)" office:value-type="float" office:value="1.51731991767883" calcext:value-type="float">
            <text:p>1.5173199177</text:p>
          </table:table-cell>
          <table:table-cell table:formula="of:=IF(OR(ISBLANK([.E374]);[.I374]&lt;=0);&quot;&quot;;[.I374])" office:value-type="float" office:value="1.51731991767883" calcext:value-type="float">
            <text:p>1.51731991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1.01471" calcext:value-type="float">
            <text:p>1427748921.01471</text:p>
          </table:table-cell>
          <table:table-cell office:value-type="float" office:value="1427748922.57694" calcext:value-type="float">
            <text:p>1427748922.57694</text:p>
          </table:table-cell>
          <table:table-cell office:value-type="float" office:value="1427748922.61079" calcext:value-type="float">
            <text:p>1427748922.61079</text:p>
          </table:table-cell>
          <table:table-cell/>
          <table:table-cell table:formula="of:=MAX([.B375];[.D375];[.G375])-MAX([.A375];[.C375];[.E375])" office:value-type="float" office:value="1.59608006477356" calcext:value-type="float">
            <text:p>1.5960800648</text:p>
          </table:table-cell>
          <table:table-cell table:formula="of:=IF(NOT(ISBLANK([.E375]));[.I375];&quot;&quot;)" office:value-type="float" office:value="1.59608006477356" calcext:value-type="float">
            <text:p>1.5960800648</text:p>
          </table:table-cell>
          <table:table-cell table:formula="of:=IF(OR(ISBLANK([.E375]);[.I375]&lt;=0);&quot;&quot;;[.I375])" office:value-type="float" office:value="1.59608006477356" calcext:value-type="float">
            <text:p>1.59608006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1.01523" calcext:value-type="float">
            <text:p>1427748921.01523</text:p>
          </table:table-cell>
          <table:table-cell office:value-type="float" office:value="1427748922.49286" calcext:value-type="float">
            <text:p>1427748922.49286</text:p>
          </table:table-cell>
          <table:table-cell office:value-type="float" office:value="1427748922.53142" calcext:value-type="float">
            <text:p>1427748922.53142</text:p>
          </table:table-cell>
          <table:table-cell/>
          <table:table-cell table:formula="of:=MAX([.B376];[.D376];[.G376])-MAX([.A376];[.C376];[.E376])" office:value-type="float" office:value="1.51619005203247" calcext:value-type="float">
            <text:p>1.516190052</text:p>
          </table:table-cell>
          <table:table-cell table:formula="of:=IF(NOT(ISBLANK([.E376]));[.I376];&quot;&quot;)" office:value-type="float" office:value="1.51619005203247" calcext:value-type="float">
            <text:p>1.516190052</text:p>
          </table:table-cell>
          <table:table-cell table:formula="of:=IF(OR(ISBLANK([.E376]);[.I376]&lt;=0);&quot;&quot;;[.I376])" office:value-type="float" office:value="1.51619005203247" calcext:value-type="float">
            <text:p>1.5161900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22.61081" calcext:value-type="float">
            <text:p>1427748922.61081</text:p>
          </table:table-cell>
          <table:table-cell office:value-type="float" office:value="1427748924.20515" calcext:value-type="float">
            <text:p>1427748924.20515</text:p>
          </table:table-cell>
          <table:table-cell table:number-columns-repeated="4"/>
          <table:table-cell table:formula="of:=MAX([.B377];[.D377];[.G377])-MAX([.A377];[.C377];[.E377])" office:value-type="float" office:value="1.5943398475647" calcext:value-type="float">
            <text:p>1.5943398476</text:p>
          </table:table-cell>
          <table:table-cell table:formula="of:=IF(NOT(ISBLANK([.E377]));[.I377];&quot;&quot;)">
            <text:p/>
          </table:table-cell>
          <table:table-cell table:formula="of:=IF(OR(ISBLANK([.E377]);[.I377]&lt;=0);&quot;&quot;;[.I3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2.61081" calcext:value-type="float">
            <text:p>1427748922.61081</text:p>
          </table:table-cell>
          <table:table-cell office:value-type="float" office:value="1427748924.08999" calcext:value-type="float">
            <text:p>1427748924.08999</text:p>
          </table:table-cell>
          <table:table-cell office:value-type="float" office:value="1427748924.12753" calcext:value-type="float">
            <text:p>1427748924.12753</text:p>
          </table:table-cell>
          <table:table-cell/>
          <table:table-cell table:formula="of:=MAX([.B378];[.D378];[.G378])-MAX([.A378];[.C378];[.E378])" office:value-type="float" office:value="1.51672005653381" calcext:value-type="float">
            <text:p>1.5167200565</text:p>
          </table:table-cell>
          <table:table-cell table:formula="of:=IF(NOT(ISBLANK([.E378]));[.I378];&quot;&quot;)" office:value-type="float" office:value="1.51672005653381" calcext:value-type="float">
            <text:p>1.5167200565</text:p>
          </table:table-cell>
          <table:table-cell table:formula="of:=IF(OR(ISBLANK([.E378]);[.I378]&lt;=0);&quot;&quot;;[.I378])" office:value-type="float" office:value="1.51672005653381" calcext:value-type="float">
            <text:p>1.5167200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2.61174" calcext:value-type="float">
            <text:p>1427748922.61174</text:p>
          </table:table-cell>
          <table:table-cell office:value-type="float" office:value="1427748924.08962" calcext:value-type="float">
            <text:p>1427748924.08962</text:p>
          </table:table-cell>
          <table:table-cell office:value-type="float" office:value="1427748924.1234" calcext:value-type="float">
            <text:p>1427748924.1234</text:p>
          </table:table-cell>
          <table:table-cell/>
          <table:table-cell table:formula="of:=MAX([.B379];[.D379];[.G379])-MAX([.A379];[.C379];[.E379])" office:value-type="float" office:value="1.51165986061096" calcext:value-type="float">
            <text:p>1.5116598606</text:p>
          </table:table-cell>
          <table:table-cell table:formula="of:=IF(NOT(ISBLANK([.E379]));[.I379];&quot;&quot;)" office:value-type="float" office:value="1.51165986061096" calcext:value-type="float">
            <text:p>1.5116598606</text:p>
          </table:table-cell>
          <table:table-cell table:formula="of:=IF(OR(ISBLANK([.E379]);[.I379]&lt;=0);&quot;&quot;;[.I379])" office:value-type="float" office:value="1.51165986061096" calcext:value-type="float">
            <text:p>1.51165986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2.61233" calcext:value-type="float">
            <text:p>1427748922.61233</text:p>
          </table:table-cell>
          <table:table-cell office:value-type="float" office:value="1427748924.08979" calcext:value-type="float">
            <text:p>1427748924.08979</text:p>
          </table:table-cell>
          <table:table-cell office:value-type="float" office:value="1427748924.12753" calcext:value-type="float">
            <text:p>1427748924.12753</text:p>
          </table:table-cell>
          <table:table-cell/>
          <table:table-cell table:formula="of:=MAX([.B380];[.D380];[.G380])-MAX([.A380];[.C380];[.E380])" office:value-type="float" office:value="1.51520013809204" calcext:value-type="float">
            <text:p>1.5152001381</text:p>
          </table:table-cell>
          <table:table-cell table:formula="of:=IF(NOT(ISBLANK([.E380]));[.I380];&quot;&quot;)" office:value-type="float" office:value="1.51520013809204" calcext:value-type="float">
            <text:p>1.5152001381</text:p>
          </table:table-cell>
          <table:table-cell table:formula="of:=IF(OR(ISBLANK([.E380]);[.I380]&lt;=0);&quot;&quot;;[.I380])" office:value-type="float" office:value="1.51520013809204" calcext:value-type="float">
            <text:p>1.51520013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2.61285" calcext:value-type="float">
            <text:p>1427748922.61285</text:p>
          </table:table-cell>
          <table:table-cell office:value-type="float" office:value="1427748924.08973" calcext:value-type="float">
            <text:p>1427748924.08973</text:p>
          </table:table-cell>
          <table:table-cell office:value-type="float" office:value="1427748924.12752" calcext:value-type="float">
            <text:p>1427748924.12752</text:p>
          </table:table-cell>
          <table:table-cell/>
          <table:table-cell table:formula="of:=MAX([.B381];[.D381];[.G381])-MAX([.A381];[.C381];[.E381])" office:value-type="float" office:value="1.5146701335907" calcext:value-type="float">
            <text:p>1.5146701336</text:p>
          </table:table-cell>
          <table:table-cell table:formula="of:=IF(NOT(ISBLANK([.E381]));[.I381];&quot;&quot;)" office:value-type="float" office:value="1.5146701335907" calcext:value-type="float">
            <text:p>1.5146701336</text:p>
          </table:table-cell>
          <table:table-cell table:formula="of:=IF(OR(ISBLANK([.E381]);[.I381]&lt;=0);&quot;&quot;;[.I381])" office:value-type="float" office:value="1.5146701335907" calcext:value-type="float">
            <text:p>1.51467013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2.61333" calcext:value-type="float">
            <text:p>1427748922.61333</text:p>
          </table:table-cell>
          <table:table-cell office:value-type="float" office:value="1427748924.08993" calcext:value-type="float">
            <text:p>1427748924.08993</text:p>
          </table:table-cell>
          <table:table-cell office:value-type="float" office:value="1427748924.12439" calcext:value-type="float">
            <text:p>1427748924.12439</text:p>
          </table:table-cell>
          <table:table-cell/>
          <table:table-cell table:formula="of:=MAX([.B382];[.D382];[.G382])-MAX([.A382];[.C382];[.E382])" office:value-type="float" office:value="1.51105999946594" calcext:value-type="float">
            <text:p>1.5110599995</text:p>
          </table:table-cell>
          <table:table-cell table:formula="of:=IF(NOT(ISBLANK([.E382]));[.I382];&quot;&quot;)" office:value-type="float" office:value="1.51105999946594" calcext:value-type="float">
            <text:p>1.5110599995</text:p>
          </table:table-cell>
          <table:table-cell table:formula="of:=IF(OR(ISBLANK([.E382]);[.I382]&lt;=0);&quot;&quot;;[.I382])" office:value-type="float" office:value="1.51105999946594" calcext:value-type="float">
            <text:p>1.51105999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2.61381" calcext:value-type="float">
            <text:p>1427748922.61381</text:p>
          </table:table-cell>
          <table:table-cell office:value-type="float" office:value="1427748924.09004" calcext:value-type="float">
            <text:p>1427748924.09004</text:p>
          </table:table-cell>
          <table:table-cell office:value-type="float" office:value="1427748924.11939" calcext:value-type="float">
            <text:p>1427748924.11939</text:p>
          </table:table-cell>
          <table:table-cell/>
          <table:table-cell table:formula="of:=MAX([.B383];[.D383];[.G383])-MAX([.A383];[.C383];[.E383])" office:value-type="float" office:value="1.50557994842529" calcext:value-type="float">
            <text:p>1.5055799484</text:p>
          </table:table-cell>
          <table:table-cell table:formula="of:=IF(NOT(ISBLANK([.E383]));[.I383];&quot;&quot;)" office:value-type="float" office:value="1.50557994842529" calcext:value-type="float">
            <text:p>1.5055799484</text:p>
          </table:table-cell>
          <table:table-cell table:formula="of:=IF(OR(ISBLANK([.E383]);[.I383]&lt;=0);&quot;&quot;;[.I383])" office:value-type="float" office:value="1.50557994842529" calcext:value-type="float">
            <text:p>1.50557994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2.61439" calcext:value-type="float">
            <text:p>1427748922.61439</text:p>
          </table:table-cell>
          <table:table-cell office:value-type="float" office:value="1427748924.09794" calcext:value-type="float">
            <text:p>1427748924.09794</text:p>
          </table:table-cell>
          <table:table-cell office:value-type="float" office:value="1427748924.13446" calcext:value-type="float">
            <text:p>1427748924.13446</text:p>
          </table:table-cell>
          <table:table-cell/>
          <table:table-cell table:formula="of:=MAX([.B384];[.D384];[.G384])-MAX([.A384];[.C384];[.E384])" office:value-type="float" office:value="1.52007007598877" calcext:value-type="float">
            <text:p>1.520070076</text:p>
          </table:table-cell>
          <table:table-cell table:formula="of:=IF(NOT(ISBLANK([.E384]));[.I384];&quot;&quot;)" office:value-type="float" office:value="1.52007007598877" calcext:value-type="float">
            <text:p>1.520070076</text:p>
          </table:table-cell>
          <table:table-cell table:formula="of:=IF(OR(ISBLANK([.E384]);[.I384]&lt;=0);&quot;&quot;;[.I384])" office:value-type="float" office:value="1.52007007598877" calcext:value-type="float">
            <text:p>1.5200700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2.61497" calcext:value-type="float">
            <text:p>1427748922.61497</text:p>
          </table:table-cell>
          <table:table-cell office:value-type="float" office:value="1427748924.0901" calcext:value-type="float">
            <text:p>1427748924.0901</text:p>
          </table:table-cell>
          <table:table-cell office:value-type="float" office:value="1427748924.12757" calcext:value-type="float">
            <text:p>1427748924.12757</text:p>
          </table:table-cell>
          <table:table-cell/>
          <table:table-cell table:formula="of:=MAX([.B385];[.D385];[.G385])-MAX([.A385];[.C385];[.E385])" office:value-type="float" office:value="1.51259994506836" calcext:value-type="float">
            <text:p>1.5125999451</text:p>
          </table:table-cell>
          <table:table-cell table:formula="of:=IF(NOT(ISBLANK([.E385]));[.I385];&quot;&quot;)" office:value-type="float" office:value="1.51259994506836" calcext:value-type="float">
            <text:p>1.5125999451</text:p>
          </table:table-cell>
          <table:table-cell table:formula="of:=IF(OR(ISBLANK([.E385]);[.I385]&lt;=0);&quot;&quot;;[.I385])" office:value-type="float" office:value="1.51259994506836" calcext:value-type="float">
            <text:p>1.51259994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2.61578" calcext:value-type="float">
            <text:p>1427748922.61578</text:p>
          </table:table-cell>
          <table:table-cell office:value-type="float" office:value="1427748924.17372" calcext:value-type="float">
            <text:p>1427748924.17372</text:p>
          </table:table-cell>
          <table:table-cell office:value-type="float" office:value="1427748924.20514" calcext:value-type="float">
            <text:p>1427748924.20514</text:p>
          </table:table-cell>
          <table:table-cell/>
          <table:table-cell table:formula="of:=MAX([.B386];[.D386];[.G386])-MAX([.A386];[.C386];[.E386])" office:value-type="float" office:value="1.589359998703" calcext:value-type="float">
            <text:p>1.5893599987</text:p>
          </table:table-cell>
          <table:table-cell table:formula="of:=IF(NOT(ISBLANK([.E386]));[.I386];&quot;&quot;)" office:value-type="float" office:value="1.589359998703" calcext:value-type="float">
            <text:p>1.5893599987</text:p>
          </table:table-cell>
          <table:table-cell table:formula="of:=IF(OR(ISBLANK([.E386]);[.I386]&lt;=0);&quot;&quot;;[.I386])" office:value-type="float" office:value="1.589359998703" calcext:value-type="float">
            <text:p>1.58935999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2.61628" calcext:value-type="float">
            <text:p>1427748922.61628</text:p>
          </table:table-cell>
          <table:table-cell office:value-type="float" office:value="1427748924.08968" calcext:value-type="float">
            <text:p>1427748924.08968</text:p>
          </table:table-cell>
          <table:table-cell office:value-type="float" office:value="1427748924.12748" calcext:value-type="float">
            <text:p>1427748924.12748</text:p>
          </table:table-cell>
          <table:table-cell/>
          <table:table-cell table:formula="of:=MAX([.B387];[.D387];[.G387])-MAX([.A387];[.C387];[.E387])" office:value-type="float" office:value="1.51119995117188" calcext:value-type="float">
            <text:p>1.5111999512</text:p>
          </table:table-cell>
          <table:table-cell table:formula="of:=IF(NOT(ISBLANK([.E387]));[.I387];&quot;&quot;)" office:value-type="float" office:value="1.51119995117188" calcext:value-type="float">
            <text:p>1.5111999512</text:p>
          </table:table-cell>
          <table:table-cell table:formula="of:=IF(OR(ISBLANK([.E387]);[.I387]&lt;=0);&quot;&quot;;[.I387])" office:value-type="float" office:value="1.51119995117188" calcext:value-type="float">
            <text:p>1.51119995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24.20516" calcext:value-type="float">
            <text:p>1427748924.20516</text:p>
          </table:table-cell>
          <table:table-cell office:value-type="float" office:value="1427748925.70294" calcext:value-type="float">
            <text:p>1427748925.70294</text:p>
          </table:table-cell>
          <table:table-cell table:number-columns-repeated="4"/>
          <table:table-cell table:formula="of:=MAX([.B388];[.D388];[.G388])-MAX([.A388];[.C388];[.E388])" office:value-type="float" office:value="1.49778008460999" calcext:value-type="float">
            <text:p>1.4977800846</text:p>
          </table:table-cell>
          <table:table-cell table:formula="of:=IF(NOT(ISBLANK([.E388]));[.I388];&quot;&quot;)">
            <text:p/>
          </table:table-cell>
          <table:table-cell table:formula="of:=IF(OR(ISBLANK([.E388]);[.I388]&lt;=0);&quot;&quot;;[.I3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4.20516" calcext:value-type="float">
            <text:p>1427748924.20516</text:p>
          </table:table-cell>
          <table:table-cell office:value-type="float" office:value="1427748925.56142" calcext:value-type="float">
            <text:p>1427748925.56142</text:p>
          </table:table-cell>
          <table:table-cell office:value-type="float" office:value="1427748925.59146" calcext:value-type="float">
            <text:p>1427748925.59146</text:p>
          </table:table-cell>
          <table:table-cell/>
          <table:table-cell table:formula="of:=MAX([.B389];[.D389];[.G389])-MAX([.A389];[.C389];[.E389])" office:value-type="float" office:value="1.3863000869751" calcext:value-type="float">
            <text:p>1.386300087</text:p>
          </table:table-cell>
          <table:table-cell table:formula="of:=IF(NOT(ISBLANK([.E389]));[.I389];&quot;&quot;)" office:value-type="float" office:value="1.3863000869751" calcext:value-type="float">
            <text:p>1.386300087</text:p>
          </table:table-cell>
          <table:table-cell table:formula="of:=IF(OR(ISBLANK([.E389]);[.I389]&lt;=0);&quot;&quot;;[.I389])" office:value-type="float" office:value="1.3863000869751" calcext:value-type="float">
            <text:p>1.3863000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4.20568" calcext:value-type="float">
            <text:p>1427748924.20568</text:p>
          </table:table-cell>
          <table:table-cell office:value-type="float" office:value="1427748925.5617" calcext:value-type="float">
            <text:p>1427748925.5617</text:p>
          </table:table-cell>
          <table:table-cell office:value-type="float" office:value="1427748925.58979" calcext:value-type="float">
            <text:p>1427748925.58979</text:p>
          </table:table-cell>
          <table:table-cell/>
          <table:table-cell table:formula="of:=MAX([.B390];[.D390];[.G390])-MAX([.A390];[.C390];[.E390])" office:value-type="float" office:value="1.38411021232605" calcext:value-type="float">
            <text:p>1.3841102123</text:p>
          </table:table-cell>
          <table:table-cell table:formula="of:=IF(NOT(ISBLANK([.E390]));[.I390];&quot;&quot;)" office:value-type="float" office:value="1.38411021232605" calcext:value-type="float">
            <text:p>1.3841102123</text:p>
          </table:table-cell>
          <table:table-cell table:formula="of:=IF(OR(ISBLANK([.E390]);[.I390]&lt;=0);&quot;&quot;;[.I390])" office:value-type="float" office:value="1.38411021232605" calcext:value-type="float">
            <text:p>1.38411021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4.20622" calcext:value-type="float">
            <text:p>1427748924.20622</text:p>
          </table:table-cell>
          <table:table-cell office:value-type="float" office:value="1427748925.56149" calcext:value-type="float">
            <text:p>1427748925.56149</text:p>
          </table:table-cell>
          <table:table-cell office:value-type="float" office:value="1427748925.59688" calcext:value-type="float">
            <text:p>1427748925.59688</text:p>
          </table:table-cell>
          <table:table-cell/>
          <table:table-cell table:formula="of:=MAX([.B391];[.D391];[.G391])-MAX([.A391];[.C391];[.E391])" office:value-type="float" office:value="1.39066004753113" calcext:value-type="float">
            <text:p>1.3906600475</text:p>
          </table:table-cell>
          <table:table-cell table:formula="of:=IF(NOT(ISBLANK([.E391]));[.I391];&quot;&quot;)" office:value-type="float" office:value="1.39066004753113" calcext:value-type="float">
            <text:p>1.3906600475</text:p>
          </table:table-cell>
          <table:table-cell table:formula="of:=IF(OR(ISBLANK([.E391]);[.I391]&lt;=0);&quot;&quot;;[.I391])" office:value-type="float" office:value="1.39066004753113" calcext:value-type="float">
            <text:p>1.39066004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4.20681" calcext:value-type="float">
            <text:p>1427748924.20681</text:p>
          </table:table-cell>
          <table:table-cell office:value-type="float" office:value="1427748925.56154" calcext:value-type="float">
            <text:p>1427748925.56154</text:p>
          </table:table-cell>
          <table:table-cell office:value-type="float" office:value="1427748925.59557" calcext:value-type="float">
            <text:p>1427748925.59557</text:p>
          </table:table-cell>
          <table:table-cell/>
          <table:table-cell table:formula="of:=MAX([.B392];[.D392];[.G392])-MAX([.A392];[.C392];[.E392])" office:value-type="float" office:value="1.38876008987427" calcext:value-type="float">
            <text:p>1.3887600899</text:p>
          </table:table-cell>
          <table:table-cell table:formula="of:=IF(NOT(ISBLANK([.E392]));[.I392];&quot;&quot;)" office:value-type="float" office:value="1.38876008987427" calcext:value-type="float">
            <text:p>1.3887600899</text:p>
          </table:table-cell>
          <table:table-cell table:formula="of:=IF(OR(ISBLANK([.E392]);[.I392]&lt;=0);&quot;&quot;;[.I392])" office:value-type="float" office:value="1.38876008987427" calcext:value-type="float">
            <text:p>1.38876008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4.20731" calcext:value-type="float">
            <text:p>1427748924.20731</text:p>
          </table:table-cell>
          <table:table-cell office:value-type="float" office:value="1427748925.56165" calcext:value-type="float">
            <text:p>1427748925.56165</text:p>
          </table:table-cell>
          <table:table-cell office:value-type="float" office:value="1427748925.59944" calcext:value-type="float">
            <text:p>1427748925.59944</text:p>
          </table:table-cell>
          <table:table-cell/>
          <table:table-cell table:formula="of:=MAX([.B393];[.D393];[.G393])-MAX([.A393];[.C393];[.E393])" office:value-type="float" office:value="1.39213013648987" calcext:value-type="float">
            <text:p>1.3921301365</text:p>
          </table:table-cell>
          <table:table-cell table:formula="of:=IF(NOT(ISBLANK([.E393]));[.I393];&quot;&quot;)" office:value-type="float" office:value="1.39213013648987" calcext:value-type="float">
            <text:p>1.3921301365</text:p>
          </table:table-cell>
          <table:table-cell table:formula="of:=IF(OR(ISBLANK([.E393]);[.I393]&lt;=0);&quot;&quot;;[.I393])" office:value-type="float" office:value="1.39213013648987" calcext:value-type="float">
            <text:p>1.39213013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4.20794" calcext:value-type="float">
            <text:p>1427748924.20794</text:p>
          </table:table-cell>
          <table:table-cell office:value-type="float" office:value="1427748925.56175" calcext:value-type="float">
            <text:p>1427748925.56175</text:p>
          </table:table-cell>
          <table:table-cell office:value-type="float" office:value="1427748925.59689" calcext:value-type="float">
            <text:p>1427748925.59689</text:p>
          </table:table-cell>
          <table:table-cell/>
          <table:table-cell table:formula="of:=MAX([.B394];[.D394];[.G394])-MAX([.A394];[.C394];[.E394])" office:value-type="float" office:value="1.38894987106323" calcext:value-type="float">
            <text:p>1.3889498711</text:p>
          </table:table-cell>
          <table:table-cell table:formula="of:=IF(NOT(ISBLANK([.E394]));[.I394];&quot;&quot;)" office:value-type="float" office:value="1.38894987106323" calcext:value-type="float">
            <text:p>1.3889498711</text:p>
          </table:table-cell>
          <table:table-cell table:formula="of:=IF(OR(ISBLANK([.E394]);[.I394]&lt;=0);&quot;&quot;;[.I394])" office:value-type="float" office:value="1.38894987106323" calcext:value-type="float">
            <text:p>1.38894987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4.20851" calcext:value-type="float">
            <text:p>1427748924.20851</text:p>
          </table:table-cell>
          <table:table-cell office:value-type="float" office:value="1427748925.56181" calcext:value-type="float">
            <text:p>1427748925.56181</text:p>
          </table:table-cell>
          <table:table-cell office:value-type="float" office:value="1427748925.59945" calcext:value-type="float">
            <text:p>1427748925.59945</text:p>
          </table:table-cell>
          <table:table-cell/>
          <table:table-cell table:formula="of:=MAX([.B395];[.D395];[.G395])-MAX([.A395];[.C395];[.E395])" office:value-type="float" office:value="1.39094018936157" calcext:value-type="float">
            <text:p>1.3909401894</text:p>
          </table:table-cell>
          <table:table-cell table:formula="of:=IF(NOT(ISBLANK([.E395]));[.I395];&quot;&quot;)" office:value-type="float" office:value="1.39094018936157" calcext:value-type="float">
            <text:p>1.3909401894</text:p>
          </table:table-cell>
          <table:table-cell table:formula="of:=IF(OR(ISBLANK([.E395]);[.I395]&lt;=0);&quot;&quot;;[.I395])" office:value-type="float" office:value="1.39094018936157" calcext:value-type="float">
            <text:p>1.390940189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4.2091" calcext:value-type="float">
            <text:p>1427748924.2091</text:p>
          </table:table-cell>
          <table:table-cell office:value-type="float" office:value="1427748925.57966" calcext:value-type="float">
            <text:p>1427748925.57966</text:p>
          </table:table-cell>
          <table:table-cell office:value-type="float" office:value="1427748925.6137" calcext:value-type="float">
            <text:p>1427748925.6137</text:p>
          </table:table-cell>
          <table:table-cell/>
          <table:table-cell table:formula="of:=MAX([.B396];[.D396];[.G396])-MAX([.A396];[.C396];[.E396])" office:value-type="float" office:value="1.40459990501404" calcext:value-type="float">
            <text:p>1.404599905</text:p>
          </table:table-cell>
          <table:table-cell table:formula="of:=IF(NOT(ISBLANK([.E396]));[.I396];&quot;&quot;)" office:value-type="float" office:value="1.40459990501404" calcext:value-type="float">
            <text:p>1.404599905</text:p>
          </table:table-cell>
          <table:table-cell table:formula="of:=IF(OR(ISBLANK([.E396]);[.I396]&lt;=0);&quot;&quot;;[.I396])" office:value-type="float" office:value="1.40459990501404" calcext:value-type="float">
            <text:p>1.4045999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4.20969" calcext:value-type="float">
            <text:p>1427748924.20969</text:p>
          </table:table-cell>
          <table:table-cell office:value-type="float" office:value="1427748925.67142" calcext:value-type="float">
            <text:p>1427748925.67142</text:p>
          </table:table-cell>
          <table:table-cell office:value-type="float" office:value="1427748925.70293" calcext:value-type="float">
            <text:p>1427748925.70293</text:p>
          </table:table-cell>
          <table:table-cell/>
          <table:table-cell table:formula="of:=MAX([.B397];[.D397];[.G397])-MAX([.A397];[.C397];[.E397])" office:value-type="float" office:value="1.49323987960815" calcext:value-type="float">
            <text:p>1.4932398796</text:p>
          </table:table-cell>
          <table:table-cell table:formula="of:=IF(NOT(ISBLANK([.E397]));[.I397];&quot;&quot;)" office:value-type="float" office:value="1.49323987960815" calcext:value-type="float">
            <text:p>1.4932398796</text:p>
          </table:table-cell>
          <table:table-cell table:formula="of:=IF(OR(ISBLANK([.E397]);[.I397]&lt;=0);&quot;&quot;;[.I397])" office:value-type="float" office:value="1.49323987960815" calcext:value-type="float">
            <text:p>1.49323987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4.21074" calcext:value-type="float">
            <text:p>1427748924.21074</text:p>
          </table:table-cell>
          <table:table-cell office:value-type="float" office:value="1427748925.5616" calcext:value-type="float">
            <text:p>1427748925.5616</text:p>
          </table:table-cell>
          <table:table-cell office:value-type="float" office:value="1427748925.59544" calcext:value-type="float">
            <text:p>1427748925.59544</text:p>
          </table:table-cell>
          <table:table-cell/>
          <table:table-cell table:formula="of:=MAX([.B398];[.D398];[.G398])-MAX([.A398];[.C398];[.E398])" office:value-type="float" office:value="1.38469982147217" calcext:value-type="float">
            <text:p>1.3846998215</text:p>
          </table:table-cell>
          <table:table-cell table:formula="of:=IF(NOT(ISBLANK([.E398]));[.I398];&quot;&quot;)" office:value-type="float" office:value="1.38469982147217" calcext:value-type="float">
            <text:p>1.3846998215</text:p>
          </table:table-cell>
          <table:table-cell table:formula="of:=IF(OR(ISBLANK([.E398]);[.I398]&lt;=0);&quot;&quot;;[.I398])" office:value-type="float" office:value="1.38469982147217" calcext:value-type="float">
            <text:p>1.38469982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25.70294" calcext:value-type="float">
            <text:p>1427748925.70294</text:p>
          </table:table-cell>
          <table:table-cell office:value-type="float" office:value="1427748927.30926" calcext:value-type="float">
            <text:p>1427748927.30926</text:p>
          </table:table-cell>
          <table:table-cell table:number-columns-repeated="4"/>
          <table:table-cell table:formula="of:=MAX([.B399];[.D399];[.G399])-MAX([.A399];[.C399];[.E399])" office:value-type="float" office:value="1.60631990432739" calcext:value-type="float">
            <text:p>1.6063199043</text:p>
          </table:table-cell>
          <table:table-cell table:formula="of:=IF(NOT(ISBLANK([.E399]));[.I399];&quot;&quot;)">
            <text:p/>
          </table:table-cell>
          <table:table-cell table:formula="of:=IF(OR(ISBLANK([.E399]);[.I399]&lt;=0);&quot;&quot;;[.I3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5.70295" calcext:value-type="float">
            <text:p>1427748925.70295</text:p>
          </table:table-cell>
          <table:table-cell office:value-type="float" office:value="1427748927.18247" calcext:value-type="float">
            <text:p>1427748927.18247</text:p>
          </table:table-cell>
          <table:table-cell office:value-type="float" office:value="1427748927.21901" calcext:value-type="float">
            <text:p>1427748927.21901</text:p>
          </table:table-cell>
          <table:table-cell/>
          <table:table-cell table:formula="of:=MAX([.B400];[.D400];[.G400])-MAX([.A400];[.C400];[.E400])" office:value-type="float" office:value="1.51606011390686" calcext:value-type="float">
            <text:p>1.5160601139</text:p>
          </table:table-cell>
          <table:table-cell table:formula="of:=IF(NOT(ISBLANK([.E400]));[.I400];&quot;&quot;)" office:value-type="float" office:value="1.51606011390686" calcext:value-type="float">
            <text:p>1.5160601139</text:p>
          </table:table-cell>
          <table:table-cell table:formula="of:=IF(OR(ISBLANK([.E400]);[.I400]&lt;=0);&quot;&quot;;[.I400])" office:value-type="float" office:value="1.51606011390686" calcext:value-type="float">
            <text:p>1.51606011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5.70375" calcext:value-type="float">
            <text:p>1427748925.70375</text:p>
          </table:table-cell>
          <table:table-cell office:value-type="float" office:value="1427748927.18236" calcext:value-type="float">
            <text:p>1427748927.18236</text:p>
          </table:table-cell>
          <table:table-cell office:value-type="float" office:value="1427748927.2156" calcext:value-type="float">
            <text:p>1427748927.2156</text:p>
          </table:table-cell>
          <table:table-cell/>
          <table:table-cell table:formula="of:=MAX([.B401];[.D401];[.G401])-MAX([.A401];[.C401];[.E401])" office:value-type="float" office:value="1.51185011863709" calcext:value-type="float">
            <text:p>1.5118501186</text:p>
          </table:table-cell>
          <table:table-cell table:formula="of:=IF(NOT(ISBLANK([.E401]));[.I401];&quot;&quot;)" office:value-type="float" office:value="1.51185011863709" calcext:value-type="float">
            <text:p>1.5118501186</text:p>
          </table:table-cell>
          <table:table-cell table:formula="of:=IF(OR(ISBLANK([.E401]);[.I401]&lt;=0);&quot;&quot;;[.I401])" office:value-type="float" office:value="1.51185011863709" calcext:value-type="float">
            <text:p>1.51185011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5.70455" calcext:value-type="float">
            <text:p>1427748925.70455</text:p>
          </table:table-cell>
          <table:table-cell office:value-type="float" office:value="1427748927.18224" calcext:value-type="float">
            <text:p>1427748927.18224</text:p>
          </table:table-cell>
          <table:table-cell office:value-type="float" office:value="1427748927.21605" calcext:value-type="float">
            <text:p>1427748927.21605</text:p>
          </table:table-cell>
          <table:table-cell/>
          <table:table-cell table:formula="of:=MAX([.B402];[.D402];[.G402])-MAX([.A402];[.C402];[.E402])" office:value-type="float" office:value="1.51149988174438" calcext:value-type="float">
            <text:p>1.5114998817</text:p>
          </table:table-cell>
          <table:table-cell table:formula="of:=IF(NOT(ISBLANK([.E402]));[.I402];&quot;&quot;)" office:value-type="float" office:value="1.51149988174438" calcext:value-type="float">
            <text:p>1.5114998817</text:p>
          </table:table-cell>
          <table:table-cell table:formula="of:=IF(OR(ISBLANK([.E402]);[.I402]&lt;=0);&quot;&quot;;[.I402])" office:value-type="float" office:value="1.51149988174438" calcext:value-type="float">
            <text:p>1.51149988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5.70537" calcext:value-type="float">
            <text:p>1427748925.70537</text:p>
          </table:table-cell>
          <table:table-cell office:value-type="float" office:value="1427748927.18231" calcext:value-type="float">
            <text:p>1427748927.18231</text:p>
          </table:table-cell>
          <table:table-cell office:value-type="float" office:value="1427748927.21562" calcext:value-type="float">
            <text:p>1427748927.21562</text:p>
          </table:table-cell>
          <table:table-cell/>
          <table:table-cell table:formula="of:=MAX([.B403];[.D403];[.G403])-MAX([.A403];[.C403];[.E403])" office:value-type="float" office:value="1.51025009155273" calcext:value-type="float">
            <text:p>1.5102500916</text:p>
          </table:table-cell>
          <table:table-cell table:formula="of:=IF(NOT(ISBLANK([.E403]));[.I403];&quot;&quot;)" office:value-type="float" office:value="1.51025009155273" calcext:value-type="float">
            <text:p>1.5102500916</text:p>
          </table:table-cell>
          <table:table-cell table:formula="of:=IF(OR(ISBLANK([.E403]);[.I403]&lt;=0);&quot;&quot;;[.I403])" office:value-type="float" office:value="1.51025009155273" calcext:value-type="float">
            <text:p>1.51025009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5.70618" calcext:value-type="float">
            <text:p>1427748925.70618</text:p>
          </table:table-cell>
          <table:table-cell office:value-type="float" office:value="1427748927.18241" calcext:value-type="float">
            <text:p>1427748927.18241</text:p>
          </table:table-cell>
          <table:table-cell office:value-type="float" office:value="1427748927.22229" calcext:value-type="float">
            <text:p>1427748927.22229</text:p>
          </table:table-cell>
          <table:table-cell/>
          <table:table-cell table:formula="of:=MAX([.B404];[.D404];[.G404])-MAX([.A404];[.C404];[.E404])" office:value-type="float" office:value="1.51610994338989" calcext:value-type="float">
            <text:p>1.5161099434</text:p>
          </table:table-cell>
          <table:table-cell table:formula="of:=IF(NOT(ISBLANK([.E404]));[.I404];&quot;&quot;)" office:value-type="float" office:value="1.51610994338989" calcext:value-type="float">
            <text:p>1.5161099434</text:p>
          </table:table-cell>
          <table:table-cell table:formula="of:=IF(OR(ISBLANK([.E404]);[.I404]&lt;=0);&quot;&quot;;[.I404])" office:value-type="float" office:value="1.51610994338989" calcext:value-type="float">
            <text:p>1.51610994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5.70764" calcext:value-type="float">
            <text:p>1427748925.70764</text:p>
          </table:table-cell>
          <table:table-cell office:value-type="float" office:value="1427748927.18252" calcext:value-type="float">
            <text:p>1427748927.18252</text:p>
          </table:table-cell>
          <table:table-cell office:value-type="float" office:value="1427748927.21895" calcext:value-type="float">
            <text:p>1427748927.21895</text:p>
          </table:table-cell>
          <table:table-cell/>
          <table:table-cell table:formula="of:=MAX([.B405];[.D405];[.G405])-MAX([.A405];[.C405];[.E405])" office:value-type="float" office:value="1.51131010055542" calcext:value-type="float">
            <text:p>1.5113101006</text:p>
          </table:table-cell>
          <table:table-cell table:formula="of:=IF(NOT(ISBLANK([.E405]));[.I405];&quot;&quot;)" office:value-type="float" office:value="1.51131010055542" calcext:value-type="float">
            <text:p>1.5113101006</text:p>
          </table:table-cell>
          <table:table-cell table:formula="of:=IF(OR(ISBLANK([.E405]);[.I405]&lt;=0);&quot;&quot;;[.I405])" office:value-type="float" office:value="1.51131010055542" calcext:value-type="float">
            <text:p>1.51131010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5.70854" calcext:value-type="float">
            <text:p>1427748925.70854</text:p>
          </table:table-cell>
          <table:table-cell office:value-type="float" office:value="1427748927.18258" calcext:value-type="float">
            <text:p>1427748927.18258</text:p>
          </table:table-cell>
          <table:table-cell office:value-type="float" office:value="1427748927.21576" calcext:value-type="float">
            <text:p>1427748927.21576</text:p>
          </table:table-cell>
          <table:table-cell/>
          <table:table-cell table:formula="of:=MAX([.B406];[.D406];[.G406])-MAX([.A406];[.C406];[.E406])" office:value-type="float" office:value="1.50722002983093" calcext:value-type="float">
            <text:p>1.5072200298</text:p>
          </table:table-cell>
          <table:table-cell table:formula="of:=IF(NOT(ISBLANK([.E406]));[.I406];&quot;&quot;)" office:value-type="float" office:value="1.50722002983093" calcext:value-type="float">
            <text:p>1.5072200298</text:p>
          </table:table-cell>
          <table:table-cell table:formula="of:=IF(OR(ISBLANK([.E406]);[.I406]&lt;=0);&quot;&quot;;[.I406])" office:value-type="float" office:value="1.50722002983093" calcext:value-type="float">
            <text:p>1.50722002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5.70959" calcext:value-type="float">
            <text:p>1427748925.70959</text:p>
          </table:table-cell>
          <table:table-cell office:value-type="float" office:value="1427748927.18263" calcext:value-type="float">
            <text:p>1427748927.18263</text:p>
          </table:table-cell>
          <table:table-cell office:value-type="float" office:value="1427748927.21903" calcext:value-type="float">
            <text:p>1427748927.21903</text:p>
          </table:table-cell>
          <table:table-cell/>
          <table:table-cell table:formula="of:=MAX([.B407];[.D407];[.G407])-MAX([.A407];[.C407];[.E407])" office:value-type="float" office:value="1.50943994522095" calcext:value-type="float">
            <text:p>1.5094399452</text:p>
          </table:table-cell>
          <table:table-cell table:formula="of:=IF(NOT(ISBLANK([.E407]));[.I407];&quot;&quot;)" office:value-type="float" office:value="1.50943994522095" calcext:value-type="float">
            <text:p>1.5094399452</text:p>
          </table:table-cell>
          <table:table-cell table:formula="of:=IF(OR(ISBLANK([.E407]);[.I407]&lt;=0);&quot;&quot;;[.I407])" office:value-type="float" office:value="1.50943994522095" calcext:value-type="float">
            <text:p>1.50943994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5.71089" calcext:value-type="float">
            <text:p>1427748925.71089</text:p>
          </table:table-cell>
          <table:table-cell office:value-type="float" office:value="1427748927.18322" calcext:value-type="float">
            <text:p>1427748927.18322</text:p>
          </table:table-cell>
          <table:table-cell office:value-type="float" office:value="1427748927.21936" calcext:value-type="float">
            <text:p>1427748927.21936</text:p>
          </table:table-cell>
          <table:table-cell/>
          <table:table-cell table:formula="of:=MAX([.B408];[.D408];[.G408])-MAX([.A408];[.C408];[.E408])" office:value-type="float" office:value="1.50847005844116" calcext:value-type="float">
            <text:p>1.5084700584</text:p>
          </table:table-cell>
          <table:table-cell table:formula="of:=IF(NOT(ISBLANK([.E408]));[.I408];&quot;&quot;)" office:value-type="float" office:value="1.50847005844116" calcext:value-type="float">
            <text:p>1.5084700584</text:p>
          </table:table-cell>
          <table:table-cell table:formula="of:=IF(OR(ISBLANK([.E408]);[.I408]&lt;=0);&quot;&quot;;[.I408])" office:value-type="float" office:value="1.50847005844116" calcext:value-type="float">
            <text:p>1.50847005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5.71163" calcext:value-type="float">
            <text:p>1427748925.71163</text:p>
          </table:table-cell>
          <table:table-cell office:value-type="float" office:value="1427748927.27524" calcext:value-type="float">
            <text:p>1427748927.27524</text:p>
          </table:table-cell>
          <table:table-cell office:value-type="float" office:value="1427748927.30926" calcext:value-type="float">
            <text:p>1427748927.30926</text:p>
          </table:table-cell>
          <table:table-cell/>
          <table:table-cell table:formula="of:=MAX([.B409];[.D409];[.G409])-MAX([.A409];[.C409];[.E409])" office:value-type="float" office:value="1.59762978553772" calcext:value-type="float">
            <text:p>1.5976297855</text:p>
          </table:table-cell>
          <table:table-cell table:formula="of:=IF(NOT(ISBLANK([.E409]));[.I409];&quot;&quot;)" office:value-type="float" office:value="1.59762978553772" calcext:value-type="float">
            <text:p>1.5976297855</text:p>
          </table:table-cell>
          <table:table-cell table:formula="of:=IF(OR(ISBLANK([.E409]);[.I409]&lt;=0);&quot;&quot;;[.I409])" office:value-type="float" office:value="1.59762978553772" calcext:value-type="float">
            <text:p>1.59762978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27.30927" calcext:value-type="float">
            <text:p>1427748927.30927</text:p>
          </table:table-cell>
          <table:table-cell office:value-type="float" office:value="1427748928.65671" calcext:value-type="float">
            <text:p>1427748928.65671</text:p>
          </table:table-cell>
          <table:table-cell table:number-columns-repeated="4"/>
          <table:table-cell table:formula="of:=MAX([.B410];[.D410];[.G410])-MAX([.A410];[.C410];[.E410])" office:value-type="float" office:value="1.34744000434875" calcext:value-type="float">
            <text:p>1.3474400043</text:p>
          </table:table-cell>
          <table:table-cell table:formula="of:=IF(NOT(ISBLANK([.E410]));[.I410];&quot;&quot;)">
            <text:p/>
          </table:table-cell>
          <table:table-cell table:formula="of:=IF(OR(ISBLANK([.E410]);[.I410]&lt;=0);&quot;&quot;;[.I4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7.30927" calcext:value-type="float">
            <text:p>1427748927.30927</text:p>
          </table:table-cell>
          <table:table-cell office:value-type="float" office:value="1427748928.54251" calcext:value-type="float">
            <text:p>1427748928.54251</text:p>
          </table:table-cell>
          <table:table-cell office:value-type="float" office:value="1427748928.57822" calcext:value-type="float">
            <text:p>1427748928.57822</text:p>
          </table:table-cell>
          <table:table-cell/>
          <table:table-cell table:formula="of:=MAX([.B411];[.D411];[.G411])-MAX([.A411];[.C411];[.E411])" office:value-type="float" office:value="1.26894998550415" calcext:value-type="float">
            <text:p>1.2689499855</text:p>
          </table:table-cell>
          <table:table-cell table:formula="of:=IF(NOT(ISBLANK([.E411]));[.I411];&quot;&quot;)" office:value-type="float" office:value="1.26894998550415" calcext:value-type="float">
            <text:p>1.2689499855</text:p>
          </table:table-cell>
          <table:table-cell table:formula="of:=IF(OR(ISBLANK([.E411]);[.I411]&lt;=0);&quot;&quot;;[.I411])" office:value-type="float" office:value="1.26894998550415" calcext:value-type="float">
            <text:p>1.26894998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7.30982" calcext:value-type="float">
            <text:p>1427748927.30982</text:p>
          </table:table-cell>
          <table:table-cell office:value-type="float" office:value="1427748928.54257" calcext:value-type="float">
            <text:p>1427748928.54257</text:p>
          </table:table-cell>
          <table:table-cell office:value-type="float" office:value="1427748928.57849" calcext:value-type="float">
            <text:p>1427748928.57849</text:p>
          </table:table-cell>
          <table:table-cell/>
          <table:table-cell table:formula="of:=MAX([.B412];[.D412];[.G412])-MAX([.A412];[.C412];[.E412])" office:value-type="float" office:value="1.26867008209229" calcext:value-type="float">
            <text:p>1.2686700821</text:p>
          </table:table-cell>
          <table:table-cell table:formula="of:=IF(NOT(ISBLANK([.E412]));[.I412];&quot;&quot;)" office:value-type="float" office:value="1.26867008209229" calcext:value-type="float">
            <text:p>1.2686700821</text:p>
          </table:table-cell>
          <table:table-cell table:formula="of:=IF(OR(ISBLANK([.E412]);[.I412]&lt;=0);&quot;&quot;;[.I412])" office:value-type="float" office:value="1.26867008209229" calcext:value-type="float">
            <text:p>1.26867008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7.31032" calcext:value-type="float">
            <text:p>1427748927.31032</text:p>
          </table:table-cell>
          <table:table-cell office:value-type="float" office:value="1427748928.54245" calcext:value-type="float">
            <text:p>1427748928.54245</text:p>
          </table:table-cell>
          <table:table-cell office:value-type="float" office:value="1427748928.57851" calcext:value-type="float">
            <text:p>1427748928.57851</text:p>
          </table:table-cell>
          <table:table-cell/>
          <table:table-cell table:formula="of:=MAX([.B413];[.D413];[.G413])-MAX([.A413];[.C413];[.E413])" office:value-type="float" office:value="1.26819014549255" calcext:value-type="float">
            <text:p>1.2681901455</text:p>
          </table:table-cell>
          <table:table-cell table:formula="of:=IF(NOT(ISBLANK([.E413]));[.I413];&quot;&quot;)" office:value-type="float" office:value="1.26819014549255" calcext:value-type="float">
            <text:p>1.2681901455</text:p>
          </table:table-cell>
          <table:table-cell table:formula="of:=IF(OR(ISBLANK([.E413]);[.I413]&lt;=0);&quot;&quot;;[.I413])" office:value-type="float" office:value="1.26819014549255" calcext:value-type="float">
            <text:p>1.26819014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7.31084" calcext:value-type="float">
            <text:p>1427748927.31084</text:p>
          </table:table-cell>
          <table:table-cell office:value-type="float" office:value="1427748928.54262" calcext:value-type="float">
            <text:p>1427748928.54262</text:p>
          </table:table-cell>
          <table:table-cell office:value-type="float" office:value="1427748928.57795" calcext:value-type="float">
            <text:p>1427748928.57795</text:p>
          </table:table-cell>
          <table:table-cell/>
          <table:table-cell table:formula="of:=MAX([.B414];[.D414];[.G414])-MAX([.A414];[.C414];[.E414])" office:value-type="float" office:value="1.26711010932922" calcext:value-type="float">
            <text:p>1.2671101093</text:p>
          </table:table-cell>
          <table:table-cell table:formula="of:=IF(NOT(ISBLANK([.E414]));[.I414];&quot;&quot;)" office:value-type="float" office:value="1.26711010932922" calcext:value-type="float">
            <text:p>1.2671101093</text:p>
          </table:table-cell>
          <table:table-cell table:formula="of:=IF(OR(ISBLANK([.E414]);[.I414]&lt;=0);&quot;&quot;;[.I414])" office:value-type="float" office:value="1.26711010932922" calcext:value-type="float">
            <text:p>1.26711010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7.3114" calcext:value-type="float">
            <text:p>1427748927.3114</text:p>
          </table:table-cell>
          <table:table-cell office:value-type="float" office:value="1427748928.54273" calcext:value-type="float">
            <text:p>1427748928.54273</text:p>
          </table:table-cell>
          <table:table-cell office:value-type="float" office:value="1427748928.57938" calcext:value-type="float">
            <text:p>1427748928.57938</text:p>
          </table:table-cell>
          <table:table-cell/>
          <table:table-cell table:formula="of:=MAX([.B415];[.D415];[.G415])-MAX([.A415];[.C415];[.E415])" office:value-type="float" office:value="1.26798009872437" calcext:value-type="float">
            <text:p>1.2679800987</text:p>
          </table:table-cell>
          <table:table-cell table:formula="of:=IF(NOT(ISBLANK([.E415]));[.I415];&quot;&quot;)" office:value-type="float" office:value="1.26798009872437" calcext:value-type="float">
            <text:p>1.2679800987</text:p>
          </table:table-cell>
          <table:table-cell table:formula="of:=IF(OR(ISBLANK([.E415]);[.I415]&lt;=0);&quot;&quot;;[.I415])" office:value-type="float" office:value="1.26798009872437" calcext:value-type="float">
            <text:p>1.26798009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7.31249" calcext:value-type="float">
            <text:p>1427748927.31249</text:p>
          </table:table-cell>
          <table:table-cell office:value-type="float" office:value="1427748928.54278" calcext:value-type="float">
            <text:p>1427748928.54278</text:p>
          </table:table-cell>
          <table:table-cell office:value-type="float" office:value="1427748928.5781" calcext:value-type="float">
            <text:p>1427748928.5781</text:p>
          </table:table-cell>
          <table:table-cell/>
          <table:table-cell table:formula="of:=MAX([.B416];[.D416];[.G416])-MAX([.A416];[.C416];[.E416])" office:value-type="float" office:value="1.26560997962952" calcext:value-type="float">
            <text:p>1.2656099796</text:p>
          </table:table-cell>
          <table:table-cell table:formula="of:=IF(NOT(ISBLANK([.E416]));[.I416];&quot;&quot;)" office:value-type="float" office:value="1.26560997962952" calcext:value-type="float">
            <text:p>1.2656099796</text:p>
          </table:table-cell>
          <table:table-cell table:formula="of:=IF(OR(ISBLANK([.E416]);[.I416]&lt;=0);&quot;&quot;;[.I416])" office:value-type="float" office:value="1.26560997962952" calcext:value-type="float">
            <text:p>1.26560997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7.3137" calcext:value-type="float">
            <text:p>1427748927.3137</text:p>
          </table:table-cell>
          <table:table-cell office:value-type="float" office:value="1427748928.54267" calcext:value-type="float">
            <text:p>1427748928.54267</text:p>
          </table:table-cell>
          <table:table-cell office:value-type="float" office:value="1427748928.57835" calcext:value-type="float">
            <text:p>1427748928.57835</text:p>
          </table:table-cell>
          <table:table-cell/>
          <table:table-cell table:formula="of:=MAX([.B417];[.D417];[.G417])-MAX([.A417];[.C417];[.E417])" office:value-type="float" office:value="1.26465010643005" calcext:value-type="float">
            <text:p>1.2646501064</text:p>
          </table:table-cell>
          <table:table-cell table:formula="of:=IF(NOT(ISBLANK([.E417]));[.I417];&quot;&quot;)" office:value-type="float" office:value="1.26465010643005" calcext:value-type="float">
            <text:p>1.2646501064</text:p>
          </table:table-cell>
          <table:table-cell table:formula="of:=IF(OR(ISBLANK([.E417]);[.I417]&lt;=0);&quot;&quot;;[.I417])" office:value-type="float" office:value="1.26465010643005" calcext:value-type="float">
            <text:p>1.26465010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7.31494" calcext:value-type="float">
            <text:p>1427748927.31494</text:p>
          </table:table-cell>
          <table:table-cell office:value-type="float" office:value="1427748928.62539" calcext:value-type="float">
            <text:p>1427748928.62539</text:p>
          </table:table-cell>
          <table:table-cell office:value-type="float" office:value="1427748928.6567" calcext:value-type="float">
            <text:p>1427748928.6567</text:p>
          </table:table-cell>
          <table:table-cell/>
          <table:table-cell table:formula="of:=MAX([.B418];[.D418];[.G418])-MAX([.A418];[.C418];[.E418])" office:value-type="float" office:value="1.34175992012024" calcext:value-type="float">
            <text:p>1.3417599201</text:p>
          </table:table-cell>
          <table:table-cell table:formula="of:=IF(NOT(ISBLANK([.E418]));[.I418];&quot;&quot;)" office:value-type="float" office:value="1.34175992012024" calcext:value-type="float">
            <text:p>1.3417599201</text:p>
          </table:table-cell>
          <table:table-cell table:formula="of:=IF(OR(ISBLANK([.E418]);[.I418]&lt;=0);&quot;&quot;;[.I418])" office:value-type="float" office:value="1.34175992012024" calcext:value-type="float">
            <text:p>1.34175992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7.31551" calcext:value-type="float">
            <text:p>1427748927.31551</text:p>
          </table:table-cell>
          <table:table-cell office:value-type="float" office:value="1427748928.54283" calcext:value-type="float">
            <text:p>1427748928.54283</text:p>
          </table:table-cell>
          <table:table-cell office:value-type="float" office:value="1427748928.57855" calcext:value-type="float">
            <text:p>1427748928.57855</text:p>
          </table:table-cell>
          <table:table-cell/>
          <table:table-cell table:formula="of:=MAX([.B419];[.D419];[.G419])-MAX([.A419];[.C419];[.E419])" office:value-type="float" office:value="1.26304006576538" calcext:value-type="float">
            <text:p>1.2630400658</text:p>
          </table:table-cell>
          <table:table-cell table:formula="of:=IF(NOT(ISBLANK([.E419]));[.I419];&quot;&quot;)" office:value-type="float" office:value="1.26304006576538" calcext:value-type="float">
            <text:p>1.2630400658</text:p>
          </table:table-cell>
          <table:table-cell table:formula="of:=IF(OR(ISBLANK([.E419]);[.I419]&lt;=0);&quot;&quot;;[.I419])" office:value-type="float" office:value="1.26304006576538" calcext:value-type="float">
            <text:p>1.26304006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7.31601" calcext:value-type="float">
            <text:p>1427748927.31601</text:p>
          </table:table-cell>
          <table:table-cell office:value-type="float" office:value="1427748928.54291" calcext:value-type="float">
            <text:p>1427748928.54291</text:p>
          </table:table-cell>
          <table:table-cell office:value-type="float" office:value="1427748928.57855" calcext:value-type="float">
            <text:p>1427748928.57855</text:p>
          </table:table-cell>
          <table:table-cell/>
          <table:table-cell table:formula="of:=MAX([.B420];[.D420];[.G420])-MAX([.A420];[.C420];[.E420])" office:value-type="float" office:value="1.262540102005" calcext:value-type="float">
            <text:p>1.262540102</text:p>
          </table:table-cell>
          <table:table-cell table:formula="of:=IF(NOT(ISBLANK([.E420]));[.I420];&quot;&quot;)" office:value-type="float" office:value="1.262540102005" calcext:value-type="float">
            <text:p>1.262540102</text:p>
          </table:table-cell>
          <table:table-cell table:formula="of:=IF(OR(ISBLANK([.E420]);[.I420]&lt;=0);&quot;&quot;;[.I420])" office:value-type="float" office:value="1.262540102005" calcext:value-type="float">
            <text:p>1.262540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28.65672" calcext:value-type="float">
            <text:p>1427748928.65672</text:p>
          </table:table-cell>
          <table:table-cell office:value-type="float" office:value="1427748930.40434" calcext:value-type="float">
            <text:p>1427748930.40434</text:p>
          </table:table-cell>
          <table:table-cell table:number-columns-repeated="4"/>
          <table:table-cell table:formula="of:=MAX([.B421];[.D421];[.G421])-MAX([.A421];[.C421];[.E421])" office:value-type="float" office:value="1.74762010574341" calcext:value-type="float">
            <text:p>1.7476201057</text:p>
          </table:table-cell>
          <table:table-cell table:formula="of:=IF(NOT(ISBLANK([.E421]));[.I421];&quot;&quot;)">
            <text:p/>
          </table:table-cell>
          <table:table-cell table:formula="of:=IF(OR(ISBLANK([.E421]);[.I421]&lt;=0);&quot;&quot;;[.I4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8.65672" calcext:value-type="float">
            <text:p>1427748928.65672</text:p>
          </table:table-cell>
          <table:table-cell office:value-type="float" office:value="1427748930.28184" calcext:value-type="float">
            <text:p>1427748930.28184</text:p>
          </table:table-cell>
          <table:table-cell office:value-type="float" office:value="1427748930.32004" calcext:value-type="float">
            <text:p>1427748930.32004</text:p>
          </table:table-cell>
          <table:table-cell/>
          <table:table-cell table:formula="of:=MAX([.B422];[.D422];[.G422])-MAX([.A422];[.C422];[.E422])" office:value-type="float" office:value="1.66332006454468" calcext:value-type="float">
            <text:p>1.6633200645</text:p>
          </table:table-cell>
          <table:table-cell table:formula="of:=IF(NOT(ISBLANK([.E422]));[.I422];&quot;&quot;)" office:value-type="float" office:value="1.66332006454468" calcext:value-type="float">
            <text:p>1.6633200645</text:p>
          </table:table-cell>
          <table:table-cell table:formula="of:=IF(OR(ISBLANK([.E422]);[.I422]&lt;=0);&quot;&quot;;[.I422])" office:value-type="float" office:value="1.66332006454468" calcext:value-type="float">
            <text:p>1.66332006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8.65743" calcext:value-type="float">
            <text:p>1427748928.65743</text:p>
          </table:table-cell>
          <table:table-cell office:value-type="float" office:value="1427748930.28205" calcext:value-type="float">
            <text:p>1427748930.28205</text:p>
          </table:table-cell>
          <table:table-cell office:value-type="float" office:value="1427748930.32347" calcext:value-type="float">
            <text:p>1427748930.32347</text:p>
          </table:table-cell>
          <table:table-cell/>
          <table:table-cell table:formula="of:=MAX([.B423];[.D423];[.G423])-MAX([.A423];[.C423];[.E423])" office:value-type="float" office:value="1.66604018211365" calcext:value-type="float">
            <text:p>1.6660401821</text:p>
          </table:table-cell>
          <table:table-cell table:formula="of:=IF(NOT(ISBLANK([.E423]));[.I423];&quot;&quot;)" office:value-type="float" office:value="1.66604018211365" calcext:value-type="float">
            <text:p>1.6660401821</text:p>
          </table:table-cell>
          <table:table-cell table:formula="of:=IF(OR(ISBLANK([.E423]);[.I423]&lt;=0);&quot;&quot;;[.I423])" office:value-type="float" office:value="1.66604018211365" calcext:value-type="float">
            <text:p>1.66604018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8.65795" calcext:value-type="float">
            <text:p>1427748928.65795</text:p>
          </table:table-cell>
          <table:table-cell office:value-type="float" office:value="1427748930.2821" calcext:value-type="float">
            <text:p>1427748930.2821</text:p>
          </table:table-cell>
          <table:table-cell office:value-type="float" office:value="1427748930.32467" calcext:value-type="float">
            <text:p>1427748930.32467</text:p>
          </table:table-cell>
          <table:table-cell/>
          <table:table-cell table:formula="of:=MAX([.B424];[.D424];[.G424])-MAX([.A424];[.C424];[.E424])" office:value-type="float" office:value="1.66672015190125" calcext:value-type="float">
            <text:p>1.6667201519</text:p>
          </table:table-cell>
          <table:table-cell table:formula="of:=IF(NOT(ISBLANK([.E424]));[.I424];&quot;&quot;)" office:value-type="float" office:value="1.66672015190125" calcext:value-type="float">
            <text:p>1.6667201519</text:p>
          </table:table-cell>
          <table:table-cell table:formula="of:=IF(OR(ISBLANK([.E424]);[.I424]&lt;=0);&quot;&quot;;[.I424])" office:value-type="float" office:value="1.66672015190125" calcext:value-type="float">
            <text:p>1.66672015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8.65847" calcext:value-type="float">
            <text:p>1427748928.65847</text:p>
          </table:table-cell>
          <table:table-cell office:value-type="float" office:value="1427748930.282" calcext:value-type="float">
            <text:p>1427748930.282</text:p>
          </table:table-cell>
          <table:table-cell office:value-type="float" office:value="1427748930.32353" calcext:value-type="float">
            <text:p>1427748930.32353</text:p>
          </table:table-cell>
          <table:table-cell/>
          <table:table-cell table:formula="of:=MAX([.B425];[.D425];[.G425])-MAX([.A425];[.C425];[.E425])" office:value-type="float" office:value="1.66506004333496" calcext:value-type="float">
            <text:p>1.6650600433</text:p>
          </table:table-cell>
          <table:table-cell table:formula="of:=IF(NOT(ISBLANK([.E425]));[.I425];&quot;&quot;)" office:value-type="float" office:value="1.66506004333496" calcext:value-type="float">
            <text:p>1.6650600433</text:p>
          </table:table-cell>
          <table:table-cell table:formula="of:=IF(OR(ISBLANK([.E425]);[.I425]&lt;=0);&quot;&quot;;[.I425])" office:value-type="float" office:value="1.66506004333496" calcext:value-type="float">
            <text:p>1.66506004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8.65897" calcext:value-type="float">
            <text:p>1427748928.65897</text:p>
          </table:table-cell>
          <table:table-cell office:value-type="float" office:value="1427748930.28178" calcext:value-type="float">
            <text:p>1427748930.28178</text:p>
          </table:table-cell>
          <table:table-cell office:value-type="float" office:value="1427748930.32139" calcext:value-type="float">
            <text:p>1427748930.32139</text:p>
          </table:table-cell>
          <table:table-cell/>
          <table:table-cell table:formula="of:=MAX([.B426];[.D426];[.G426])-MAX([.A426];[.C426];[.E426])" office:value-type="float" office:value="1.66241979598999" calcext:value-type="float">
            <text:p>1.662419796</text:p>
          </table:table-cell>
          <table:table-cell table:formula="of:=IF(NOT(ISBLANK([.E426]));[.I426];&quot;&quot;)" office:value-type="float" office:value="1.66241979598999" calcext:value-type="float">
            <text:p>1.662419796</text:p>
          </table:table-cell>
          <table:table-cell table:formula="of:=IF(OR(ISBLANK([.E426]);[.I426]&lt;=0);&quot;&quot;;[.I426])" office:value-type="float" office:value="1.66241979598999" calcext:value-type="float">
            <text:p>1.6624197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8.65964" calcext:value-type="float">
            <text:p>1427748928.65964</text:p>
          </table:table-cell>
          <table:table-cell office:value-type="float" office:value="1427748930.28216" calcext:value-type="float">
            <text:p>1427748930.28216</text:p>
          </table:table-cell>
          <table:table-cell office:value-type="float" office:value="1427748930.31808" calcext:value-type="float">
            <text:p>1427748930.31808</text:p>
          </table:table-cell>
          <table:table-cell/>
          <table:table-cell table:formula="of:=MAX([.B427];[.D427];[.G427])-MAX([.A427];[.C427];[.E427])" office:value-type="float" office:value="1.65843987464905" calcext:value-type="float">
            <text:p>1.6584398746</text:p>
          </table:table-cell>
          <table:table-cell table:formula="of:=IF(NOT(ISBLANK([.E427]));[.I427];&quot;&quot;)" office:value-type="float" office:value="1.65843987464905" calcext:value-type="float">
            <text:p>1.6584398746</text:p>
          </table:table-cell>
          <table:table-cell table:formula="of:=IF(OR(ISBLANK([.E427]);[.I427]&lt;=0);&quot;&quot;;[.I427])" office:value-type="float" office:value="1.65843987464905" calcext:value-type="float">
            <text:p>1.65843987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8.66043" calcext:value-type="float">
            <text:p>1427748928.66043</text:p>
          </table:table-cell>
          <table:table-cell office:value-type="float" office:value="1427748930.28226" calcext:value-type="float">
            <text:p>1427748930.28226</text:p>
          </table:table-cell>
          <table:table-cell office:value-type="float" office:value="1427748930.32337" calcext:value-type="float">
            <text:p>1427748930.32337</text:p>
          </table:table-cell>
          <table:table-cell/>
          <table:table-cell table:formula="of:=MAX([.B428];[.D428];[.G428])-MAX([.A428];[.C428];[.E428])" office:value-type="float" office:value="1.66294002532959" calcext:value-type="float">
            <text:p>1.6629400253</text:p>
          </table:table-cell>
          <table:table-cell table:formula="of:=IF(NOT(ISBLANK([.E428]));[.I428];&quot;&quot;)" office:value-type="float" office:value="1.66294002532959" calcext:value-type="float">
            <text:p>1.6629400253</text:p>
          </table:table-cell>
          <table:table-cell table:formula="of:=IF(OR(ISBLANK([.E428]);[.I428]&lt;=0);&quot;&quot;;[.I428])" office:value-type="float" office:value="1.66294002532959" calcext:value-type="float">
            <text:p>1.66294002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8.66122" calcext:value-type="float">
            <text:p>1427748928.66122</text:p>
          </table:table-cell>
          <table:table-cell office:value-type="float" office:value="1427748930.28221" calcext:value-type="float">
            <text:p>1427748930.28221</text:p>
          </table:table-cell>
          <table:table-cell office:value-type="float" office:value="1427748930.31812" calcext:value-type="float">
            <text:p>1427748930.31812</text:p>
          </table:table-cell>
          <table:table-cell/>
          <table:table-cell table:formula="of:=MAX([.B429];[.D429];[.G429])-MAX([.A429];[.C429];[.E429])" office:value-type="float" office:value="1.65689992904663" calcext:value-type="float">
            <text:p>1.656899929</text:p>
          </table:table-cell>
          <table:table-cell table:formula="of:=IF(NOT(ISBLANK([.E429]));[.I429];&quot;&quot;)" office:value-type="float" office:value="1.65689992904663" calcext:value-type="float">
            <text:p>1.656899929</text:p>
          </table:table-cell>
          <table:table-cell table:formula="of:=IF(OR(ISBLANK([.E429]);[.I429]&lt;=0);&quot;&quot;;[.I429])" office:value-type="float" office:value="1.65689992904663" calcext:value-type="float">
            <text:p>1.6568999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8.66204" calcext:value-type="float">
            <text:p>1427748928.66204</text:p>
          </table:table-cell>
          <table:table-cell office:value-type="float" office:value="1427748930.36888" calcext:value-type="float">
            <text:p>1427748930.36888</text:p>
          </table:table-cell>
          <table:table-cell office:value-type="float" office:value="1427748930.40433" calcext:value-type="float">
            <text:p>1427748930.40433</text:p>
          </table:table-cell>
          <table:table-cell/>
          <table:table-cell table:formula="of:=MAX([.B430];[.D430];[.G430])-MAX([.A430];[.C430];[.E430])" office:value-type="float" office:value="1.74229001998901" calcext:value-type="float">
            <text:p>1.74229002</text:p>
          </table:table-cell>
          <table:table-cell table:formula="of:=IF(NOT(ISBLANK([.E430]));[.I430];&quot;&quot;)" office:value-type="float" office:value="1.74229001998901" calcext:value-type="float">
            <text:p>1.74229002</text:p>
          </table:table-cell>
          <table:table-cell table:formula="of:=IF(OR(ISBLANK([.E430]);[.I430]&lt;=0);&quot;&quot;;[.I430])" office:value-type="float" office:value="1.74229001998901" calcext:value-type="float">
            <text:p>1.742290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28.66283" calcext:value-type="float">
            <text:p>1427748928.66283</text:p>
          </table:table-cell>
          <table:table-cell office:value-type="float" office:value="1427748930.28194" calcext:value-type="float">
            <text:p>1427748930.28194</text:p>
          </table:table-cell>
          <table:table-cell office:value-type="float" office:value="1427748930.32744" calcext:value-type="float">
            <text:p>1427748930.32744</text:p>
          </table:table-cell>
          <table:table-cell/>
          <table:table-cell table:formula="of:=MAX([.B431];[.D431];[.G431])-MAX([.A431];[.C431];[.E431])" office:value-type="float" office:value="1.66460990905762" calcext:value-type="float">
            <text:p>1.6646099091</text:p>
          </table:table-cell>
          <table:table-cell table:formula="of:=IF(NOT(ISBLANK([.E431]));[.I431];&quot;&quot;)" office:value-type="float" office:value="1.66460990905762" calcext:value-type="float">
            <text:p>1.6646099091</text:p>
          </table:table-cell>
          <table:table-cell table:formula="of:=IF(OR(ISBLANK([.E431]);[.I431]&lt;=0);&quot;&quot;;[.I431])" office:value-type="float" office:value="1.66460990905762" calcext:value-type="float">
            <text:p>1.66460990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30.40435" calcext:value-type="float">
            <text:p>1427748930.40435</text:p>
          </table:table-cell>
          <table:table-cell office:value-type="float" office:value="1427748931.89892" calcext:value-type="float">
            <text:p>1427748931.89892</text:p>
          </table:table-cell>
          <table:table-cell table:number-columns-repeated="4"/>
          <table:table-cell table:formula="of:=MAX([.B432];[.D432];[.G432])-MAX([.A432];[.C432];[.E432])" office:value-type="float" office:value="1.49457001686096" calcext:value-type="float">
            <text:p>1.4945700169</text:p>
          </table:table-cell>
          <table:table-cell table:formula="of:=IF(NOT(ISBLANK([.E432]));[.I432];&quot;&quot;)">
            <text:p/>
          </table:table-cell>
          <table:table-cell table:formula="of:=IF(OR(ISBLANK([.E432]);[.I432]&lt;=0);&quot;&quot;;[.I4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0.40435" calcext:value-type="float">
            <text:p>1427748930.40435</text:p>
          </table:table-cell>
          <table:table-cell office:value-type="float" office:value="1427748931.75833" calcext:value-type="float">
            <text:p>1427748931.75833</text:p>
          </table:table-cell>
          <table:table-cell office:value-type="float" office:value="1427748931.79449" calcext:value-type="float">
            <text:p>1427748931.79449</text:p>
          </table:table-cell>
          <table:table-cell/>
          <table:table-cell table:formula="of:=MAX([.B433];[.D433];[.G433])-MAX([.A433];[.C433];[.E433])" office:value-type="float" office:value="1.39014005661011" calcext:value-type="float">
            <text:p>1.3901400566</text:p>
          </table:table-cell>
          <table:table-cell table:formula="of:=IF(NOT(ISBLANK([.E433]));[.I433];&quot;&quot;)" office:value-type="float" office:value="1.39014005661011" calcext:value-type="float">
            <text:p>1.3901400566</text:p>
          </table:table-cell>
          <table:table-cell table:formula="of:=IF(OR(ISBLANK([.E433]);[.I433]&lt;=0);&quot;&quot;;[.I433])" office:value-type="float" office:value="1.39014005661011" calcext:value-type="float">
            <text:p>1.39014005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0.40497" calcext:value-type="float">
            <text:p>1427748930.40497</text:p>
          </table:table-cell>
          <table:table-cell office:value-type="float" office:value="1427748931.75848" calcext:value-type="float">
            <text:p>1427748931.75848</text:p>
          </table:table-cell>
          <table:table-cell office:value-type="float" office:value="1427748931.7876" calcext:value-type="float">
            <text:p>1427748931.7876</text:p>
          </table:table-cell>
          <table:table-cell/>
          <table:table-cell table:formula="of:=MAX([.B434];[.D434];[.G434])-MAX([.A434];[.C434];[.E434])" office:value-type="float" office:value="1.38263010978699" calcext:value-type="float">
            <text:p>1.3826301098</text:p>
          </table:table-cell>
          <table:table-cell table:formula="of:=IF(NOT(ISBLANK([.E434]));[.I434];&quot;&quot;)" office:value-type="float" office:value="1.38263010978699" calcext:value-type="float">
            <text:p>1.3826301098</text:p>
          </table:table-cell>
          <table:table-cell table:formula="of:=IF(OR(ISBLANK([.E434]);[.I434]&lt;=0);&quot;&quot;;[.I434])" office:value-type="float" office:value="1.38263010978699" calcext:value-type="float">
            <text:p>1.38263010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0.40556" calcext:value-type="float">
            <text:p>1427748930.40556</text:p>
          </table:table-cell>
          <table:table-cell office:value-type="float" office:value="1427748931.75827" calcext:value-type="float">
            <text:p>1427748931.75827</text:p>
          </table:table-cell>
          <table:table-cell office:value-type="float" office:value="1427748931.79135" calcext:value-type="float">
            <text:p>1427748931.79135</text:p>
          </table:table-cell>
          <table:table-cell/>
          <table:table-cell table:formula="of:=MAX([.B435];[.D435];[.G435])-MAX([.A435];[.C435];[.E435])" office:value-type="float" office:value="1.38578987121582" calcext:value-type="float">
            <text:p>1.3857898712</text:p>
          </table:table-cell>
          <table:table-cell table:formula="of:=IF(NOT(ISBLANK([.E435]));[.I435];&quot;&quot;)" office:value-type="float" office:value="1.38578987121582" calcext:value-type="float">
            <text:p>1.3857898712</text:p>
          </table:table-cell>
          <table:table-cell table:formula="of:=IF(OR(ISBLANK([.E435]);[.I435]&lt;=0);&quot;&quot;;[.I435])" office:value-type="float" office:value="1.38578987121582" calcext:value-type="float">
            <text:p>1.38578987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0.4066" calcext:value-type="float">
            <text:p>1427748930.4066</text:p>
          </table:table-cell>
          <table:table-cell office:value-type="float" office:value="1427748931.75843" calcext:value-type="float">
            <text:p>1427748931.75843</text:p>
          </table:table-cell>
          <table:table-cell office:value-type="float" office:value="1427748931.79449" calcext:value-type="float">
            <text:p>1427748931.79449</text:p>
          </table:table-cell>
          <table:table-cell/>
          <table:table-cell table:formula="of:=MAX([.B436];[.D436];[.G436])-MAX([.A436];[.C436];[.E436])" office:value-type="float" office:value="1.38789010047913" calcext:value-type="float">
            <text:p>1.3878901005</text:p>
          </table:table-cell>
          <table:table-cell table:formula="of:=IF(NOT(ISBLANK([.E436]));[.I436];&quot;&quot;)" office:value-type="float" office:value="1.38789010047913" calcext:value-type="float">
            <text:p>1.3878901005</text:p>
          </table:table-cell>
          <table:table-cell table:formula="of:=IF(OR(ISBLANK([.E436]);[.I436]&lt;=0);&quot;&quot;;[.I436])" office:value-type="float" office:value="1.38789010047913" calcext:value-type="float">
            <text:p>1.38789010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0.40717" calcext:value-type="float">
            <text:p>1427748930.40717</text:p>
          </table:table-cell>
          <table:table-cell office:value-type="float" office:value="1427748931.75853" calcext:value-type="float">
            <text:p>1427748931.75853</text:p>
          </table:table-cell>
          <table:table-cell office:value-type="float" office:value="1427748931.79444" calcext:value-type="float">
            <text:p>1427748931.79444</text:p>
          </table:table-cell>
          <table:table-cell/>
          <table:table-cell table:formula="of:=MAX([.B437];[.D437];[.G437])-MAX([.A437];[.C437];[.E437])" office:value-type="float" office:value="1.38726997375488" calcext:value-type="float">
            <text:p>1.3872699738</text:p>
          </table:table-cell>
          <table:table-cell table:formula="of:=IF(NOT(ISBLANK([.E437]));[.I437];&quot;&quot;)" office:value-type="float" office:value="1.38726997375488" calcext:value-type="float">
            <text:p>1.3872699738</text:p>
          </table:table-cell>
          <table:table-cell table:formula="of:=IF(OR(ISBLANK([.E437]);[.I437]&lt;=0);&quot;&quot;;[.I437])" office:value-type="float" office:value="1.38726997375488" calcext:value-type="float">
            <text:p>1.38726997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0.40805" calcext:value-type="float">
            <text:p>1427748930.40805</text:p>
          </table:table-cell>
          <table:table-cell office:value-type="float" office:value="1427748931.75838" calcext:value-type="float">
            <text:p>1427748931.75838</text:p>
          </table:table-cell>
          <table:table-cell office:value-type="float" office:value="1427748931.79545" calcext:value-type="float">
            <text:p>1427748931.79545</text:p>
          </table:table-cell>
          <table:table-cell/>
          <table:table-cell table:formula="of:=MAX([.B438];[.D438];[.G438])-MAX([.A438];[.C438];[.E438])" office:value-type="float" office:value="1.38739991188049" calcext:value-type="float">
            <text:p>1.3873999119</text:p>
          </table:table-cell>
          <table:table-cell table:formula="of:=IF(NOT(ISBLANK([.E438]));[.I438];&quot;&quot;)" office:value-type="float" office:value="1.38739991188049" calcext:value-type="float">
            <text:p>1.3873999119</text:p>
          </table:table-cell>
          <table:table-cell table:formula="of:=IF(OR(ISBLANK([.E438]);[.I438]&lt;=0);&quot;&quot;;[.I438])" office:value-type="float" office:value="1.38739991188049" calcext:value-type="float">
            <text:p>1.38739991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0.40936" calcext:value-type="float">
            <text:p>1427748930.40936</text:p>
          </table:table-cell>
          <table:table-cell office:value-type="float" office:value="1427748931.78201" calcext:value-type="float">
            <text:p>1427748931.78201</text:p>
          </table:table-cell>
          <table:table-cell office:value-type="float" office:value="1427748931.81146" calcext:value-type="float">
            <text:p>1427748931.81146</text:p>
          </table:table-cell>
          <table:table-cell/>
          <table:table-cell table:formula="of:=MAX([.B439];[.D439];[.G439])-MAX([.A439];[.C439];[.E439])" office:value-type="float" office:value="1.40210008621216" calcext:value-type="float">
            <text:p>1.4021000862</text:p>
          </table:table-cell>
          <table:table-cell table:formula="of:=IF(NOT(ISBLANK([.E439]));[.I439];&quot;&quot;)" office:value-type="float" office:value="1.40210008621216" calcext:value-type="float">
            <text:p>1.4021000862</text:p>
          </table:table-cell>
          <table:table-cell table:formula="of:=IF(OR(ISBLANK([.E439]);[.I439]&lt;=0);&quot;&quot;;[.I439])" office:value-type="float" office:value="1.40210008621216" calcext:value-type="float">
            <text:p>1.40210008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0.4103" calcext:value-type="float">
            <text:p>1427748930.4103</text:p>
          </table:table-cell>
          <table:table-cell office:value-type="float" office:value="1427748931.75863" calcext:value-type="float">
            <text:p>1427748931.75863</text:p>
          </table:table-cell>
          <table:table-cell office:value-type="float" office:value="1427748931.79448" calcext:value-type="float">
            <text:p>1427748931.79448</text:p>
          </table:table-cell>
          <table:table-cell/>
          <table:table-cell table:formula="of:=MAX([.B440];[.D440];[.G440])-MAX([.A440];[.C440];[.E440])" office:value-type="float" office:value="1.38418006896973" calcext:value-type="float">
            <text:p>1.384180069</text:p>
          </table:table-cell>
          <table:table-cell table:formula="of:=IF(NOT(ISBLANK([.E440]));[.I440];&quot;&quot;)" office:value-type="float" office:value="1.38418006896973" calcext:value-type="float">
            <text:p>1.384180069</text:p>
          </table:table-cell>
          <table:table-cell table:formula="of:=IF(OR(ISBLANK([.E440]);[.I440]&lt;=0);&quot;&quot;;[.I440])" office:value-type="float" office:value="1.38418006896973" calcext:value-type="float">
            <text:p>1.3841800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0.41153" calcext:value-type="float">
            <text:p>1427748930.41153</text:p>
          </table:table-cell>
          <table:table-cell office:value-type="float" office:value="1427748931.75858" calcext:value-type="float">
            <text:p>1427748931.75858</text:p>
          </table:table-cell>
          <table:table-cell office:value-type="float" office:value="1427748931.7945" calcext:value-type="float">
            <text:p>1427748931.7945</text:p>
          </table:table-cell>
          <table:table-cell/>
          <table:table-cell table:formula="of:=MAX([.B441];[.D441];[.G441])-MAX([.A441];[.C441];[.E441])" office:value-type="float" office:value="1.38297009468079" calcext:value-type="float">
            <text:p>1.3829700947</text:p>
          </table:table-cell>
          <table:table-cell table:formula="of:=IF(NOT(ISBLANK([.E441]));[.I441];&quot;&quot;)" office:value-type="float" office:value="1.38297009468079" calcext:value-type="float">
            <text:p>1.3829700947</text:p>
          </table:table-cell>
          <table:table-cell table:formula="of:=IF(OR(ISBLANK([.E441]);[.I441]&lt;=0);&quot;&quot;;[.I441])" office:value-type="float" office:value="1.38297009468079" calcext:value-type="float">
            <text:p>1.38297009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0.41205" calcext:value-type="float">
            <text:p>1427748930.41205</text:p>
          </table:table-cell>
          <table:table-cell office:value-type="float" office:value="1427748931.86499" calcext:value-type="float">
            <text:p>1427748931.86499</text:p>
          </table:table-cell>
          <table:table-cell office:value-type="float" office:value="1427748931.89891" calcext:value-type="float">
            <text:p>1427748931.89891</text:p>
          </table:table-cell>
          <table:table-cell/>
          <table:table-cell table:formula="of:=MAX([.B442];[.D442];[.G442])-MAX([.A442];[.C442];[.E442])" office:value-type="float" office:value="1.48686003684998" calcext:value-type="float">
            <text:p>1.4868600368</text:p>
          </table:table-cell>
          <table:table-cell table:formula="of:=IF(NOT(ISBLANK([.E442]));[.I442];&quot;&quot;)" office:value-type="float" office:value="1.48686003684998" calcext:value-type="float">
            <text:p>1.4868600368</text:p>
          </table:table-cell>
          <table:table-cell table:formula="of:=IF(OR(ISBLANK([.E442]);[.I442]&lt;=0);&quot;&quot;;[.I442])" office:value-type="float" office:value="1.48686003684998" calcext:value-type="float">
            <text:p>1.4868600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31.89893" calcext:value-type="float">
            <text:p>1427748931.89893</text:p>
          </table:table-cell>
          <table:table-cell office:value-type="float" office:value="1427748933.24998" calcext:value-type="float">
            <text:p>1427748933.24998</text:p>
          </table:table-cell>
          <table:table-cell table:number-columns-repeated="4"/>
          <table:table-cell table:formula="of:=MAX([.B443];[.D443];[.G443])-MAX([.A443];[.C443];[.E443])" office:value-type="float" office:value="1.35104990005493" calcext:value-type="float">
            <text:p>1.3510499001</text:p>
          </table:table-cell>
          <table:table-cell table:formula="of:=IF(NOT(ISBLANK([.E443]));[.I443];&quot;&quot;)">
            <text:p/>
          </table:table-cell>
          <table:table-cell table:formula="of:=IF(OR(ISBLANK([.E443]);[.I443]&lt;=0);&quot;&quot;;[.I4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1.89893" calcext:value-type="float">
            <text:p>1427748931.89893</text:p>
          </table:table-cell>
          <table:table-cell office:value-type="float" office:value="1427748933.12727" calcext:value-type="float">
            <text:p>1427748933.12727</text:p>
          </table:table-cell>
          <table:table-cell office:value-type="float" office:value="1427748933.16617" calcext:value-type="float">
            <text:p>1427748933.16617</text:p>
          </table:table-cell>
          <table:table-cell/>
          <table:table-cell table:formula="of:=MAX([.B444];[.D444];[.G444])-MAX([.A444];[.C444];[.E444])" office:value-type="float" office:value="1.26723980903625" calcext:value-type="float">
            <text:p>1.267239809</text:p>
          </table:table-cell>
          <table:table-cell table:formula="of:=IF(NOT(ISBLANK([.E444]));[.I444];&quot;&quot;)" office:value-type="float" office:value="1.26723980903625" calcext:value-type="float">
            <text:p>1.267239809</text:p>
          </table:table-cell>
          <table:table-cell table:formula="of:=IF(OR(ISBLANK([.E444]);[.I444]&lt;=0);&quot;&quot;;[.I444])" office:value-type="float" office:value="1.26723980903625" calcext:value-type="float">
            <text:p>1.2672398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1.89968" calcext:value-type="float">
            <text:p>1427748931.89968</text:p>
          </table:table-cell>
          <table:table-cell office:value-type="float" office:value="1427748933.1272" calcext:value-type="float">
            <text:p>1427748933.1272</text:p>
          </table:table-cell>
          <table:table-cell office:value-type="float" office:value="1427748933.16324" calcext:value-type="float">
            <text:p>1427748933.16324</text:p>
          </table:table-cell>
          <table:table-cell/>
          <table:table-cell table:formula="of:=MAX([.B445];[.D445];[.G445])-MAX([.A445];[.C445];[.E445])" office:value-type="float" office:value="1.2635600566864" calcext:value-type="float">
            <text:p>1.2635600567</text:p>
          </table:table-cell>
          <table:table-cell table:formula="of:=IF(NOT(ISBLANK([.E445]));[.I445];&quot;&quot;)" office:value-type="float" office:value="1.2635600566864" calcext:value-type="float">
            <text:p>1.2635600567</text:p>
          </table:table-cell>
          <table:table-cell table:formula="of:=IF(OR(ISBLANK([.E445]);[.I445]&lt;=0);&quot;&quot;;[.I445])" office:value-type="float" office:value="1.2635600566864" calcext:value-type="float">
            <text:p>1.26356005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1.90016" calcext:value-type="float">
            <text:p>1427748931.90016</text:p>
          </table:table-cell>
          <table:table-cell office:value-type="float" office:value="1427748933.12745" calcext:value-type="float">
            <text:p>1427748933.12745</text:p>
          </table:table-cell>
          <table:table-cell office:value-type="float" office:value="1427748933.1631" calcext:value-type="float">
            <text:p>1427748933.1631</text:p>
          </table:table-cell>
          <table:table-cell/>
          <table:table-cell table:formula="of:=MAX([.B446];[.D446];[.G446])-MAX([.A446];[.C446];[.E446])" office:value-type="float" office:value="1.26293992996216" calcext:value-type="float">
            <text:p>1.26293993</text:p>
          </table:table-cell>
          <table:table-cell table:formula="of:=IF(NOT(ISBLANK([.E446]));[.I446];&quot;&quot;)" office:value-type="float" office:value="1.26293992996216" calcext:value-type="float">
            <text:p>1.26293993</text:p>
          </table:table-cell>
          <table:table-cell table:formula="of:=IF(OR(ISBLANK([.E446]);[.I446]&lt;=0);&quot;&quot;;[.I446])" office:value-type="float" office:value="1.26293992996216" calcext:value-type="float">
            <text:p>1.262939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1.90084" calcext:value-type="float">
            <text:p>1427748931.90084</text:p>
          </table:table-cell>
          <table:table-cell office:value-type="float" office:value="1427748933.1275" calcext:value-type="float">
            <text:p>1427748933.1275</text:p>
          </table:table-cell>
          <table:table-cell office:value-type="float" office:value="1427748933.1675" calcext:value-type="float">
            <text:p>1427748933.1675</text:p>
          </table:table-cell>
          <table:table-cell/>
          <table:table-cell table:formula="of:=MAX([.B447];[.D447];[.G447])-MAX([.A447];[.C447];[.E447])" office:value-type="float" office:value="1.26665997505188" calcext:value-type="float">
            <text:p>1.2666599751</text:p>
          </table:table-cell>
          <table:table-cell table:formula="of:=IF(NOT(ISBLANK([.E447]));[.I447];&quot;&quot;)" office:value-type="float" office:value="1.26665997505188" calcext:value-type="float">
            <text:p>1.2666599751</text:p>
          </table:table-cell>
          <table:table-cell table:formula="of:=IF(OR(ISBLANK([.E447]);[.I447]&lt;=0);&quot;&quot;;[.I447])" office:value-type="float" office:value="1.26665997505188" calcext:value-type="float">
            <text:p>1.26665997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1.90187" calcext:value-type="float">
            <text:p>1427748931.90187</text:p>
          </table:table-cell>
          <table:table-cell office:value-type="float" office:value="1427748933.12739" calcext:value-type="float">
            <text:p>1427748933.12739</text:p>
          </table:table-cell>
          <table:table-cell office:value-type="float" office:value="1427748933.16312" calcext:value-type="float">
            <text:p>1427748933.16312</text:p>
          </table:table-cell>
          <table:table-cell/>
          <table:table-cell table:formula="of:=MAX([.B448];[.D448];[.G448])-MAX([.A448];[.C448];[.E448])" office:value-type="float" office:value="1.26125001907349" calcext:value-type="float">
            <text:p>1.2612500191</text:p>
          </table:table-cell>
          <table:table-cell table:formula="of:=IF(NOT(ISBLANK([.E448]));[.I448];&quot;&quot;)" office:value-type="float" office:value="1.26125001907349" calcext:value-type="float">
            <text:p>1.2612500191</text:p>
          </table:table-cell>
          <table:table-cell table:formula="of:=IF(OR(ISBLANK([.E448]);[.I448]&lt;=0);&quot;&quot;;[.I448])" office:value-type="float" office:value="1.26125001907349" calcext:value-type="float">
            <text:p>1.26125001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1.90238" calcext:value-type="float">
            <text:p>1427748931.90238</text:p>
          </table:table-cell>
          <table:table-cell office:value-type="float" office:value="1427748933.12733" calcext:value-type="float">
            <text:p>1427748933.12733</text:p>
          </table:table-cell>
          <table:table-cell office:value-type="float" office:value="1427748933.16622" calcext:value-type="float">
            <text:p>1427748933.16622</text:p>
          </table:table-cell>
          <table:table-cell/>
          <table:table-cell table:formula="of:=MAX([.B449];[.D449];[.G449])-MAX([.A449];[.C449];[.E449])" office:value-type="float" office:value="1.26383996009827" calcext:value-type="float">
            <text:p>1.2638399601</text:p>
          </table:table-cell>
          <table:table-cell table:formula="of:=IF(NOT(ISBLANK([.E449]));[.I449];&quot;&quot;)" office:value-type="float" office:value="1.26383996009827" calcext:value-type="float">
            <text:p>1.2638399601</text:p>
          </table:table-cell>
          <table:table-cell table:formula="of:=IF(OR(ISBLANK([.E449]);[.I449]&lt;=0);&quot;&quot;;[.I449])" office:value-type="float" office:value="1.26383996009827" calcext:value-type="float">
            <text:p>1.26383996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1.90304" calcext:value-type="float">
            <text:p>1427748931.90304</text:p>
          </table:table-cell>
          <table:table-cell office:value-type="float" office:value="1427748933.12755" calcext:value-type="float">
            <text:p>1427748933.12755</text:p>
          </table:table-cell>
          <table:table-cell office:value-type="float" office:value="1427748933.16744" calcext:value-type="float">
            <text:p>1427748933.16744</text:p>
          </table:table-cell>
          <table:table-cell/>
          <table:table-cell table:formula="of:=MAX([.B450];[.D450];[.G450])-MAX([.A450];[.C450];[.E450])" office:value-type="float" office:value="1.26440000534058" calcext:value-type="float">
            <text:p>1.2644000053</text:p>
          </table:table-cell>
          <table:table-cell table:formula="of:=IF(NOT(ISBLANK([.E450]));[.I450];&quot;&quot;)" office:value-type="float" office:value="1.26440000534058" calcext:value-type="float">
            <text:p>1.2644000053</text:p>
          </table:table-cell>
          <table:table-cell table:formula="of:=IF(OR(ISBLANK([.E450]);[.I450]&lt;=0);&quot;&quot;;[.I450])" office:value-type="float" office:value="1.26440000534058" calcext:value-type="float">
            <text:p>1.26440000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1.90362" calcext:value-type="float">
            <text:p>1427748931.90362</text:p>
          </table:table-cell>
          <table:table-cell office:value-type="float" office:value="1427748933.12761" calcext:value-type="float">
            <text:p>1427748933.12761</text:p>
          </table:table-cell>
          <table:table-cell office:value-type="float" office:value="1427748933.16623" calcext:value-type="float">
            <text:p>1427748933.16623</text:p>
          </table:table-cell>
          <table:table-cell/>
          <table:table-cell table:formula="of:=MAX([.B451];[.D451];[.G451])-MAX([.A451];[.C451];[.E451])" office:value-type="float" office:value="1.26260995864868" calcext:value-type="float">
            <text:p>1.2626099586</text:p>
          </table:table-cell>
          <table:table-cell table:formula="of:=IF(NOT(ISBLANK([.E451]));[.I451];&quot;&quot;)" office:value-type="float" office:value="1.26260995864868" calcext:value-type="float">
            <text:p>1.2626099586</text:p>
          </table:table-cell>
          <table:table-cell table:formula="of:=IF(OR(ISBLANK([.E451]);[.I451]&lt;=0);&quot;&quot;;[.I451])" office:value-type="float" office:value="1.26260995864868" calcext:value-type="float">
            <text:p>1.26260995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1.90413" calcext:value-type="float">
            <text:p>1427748931.90413</text:p>
          </table:table-cell>
          <table:table-cell office:value-type="float" office:value="1427748933.12766" calcext:value-type="float">
            <text:p>1427748933.12766</text:p>
          </table:table-cell>
          <table:table-cell office:value-type="float" office:value="1427748933.16741" calcext:value-type="float">
            <text:p>1427748933.16741</text:p>
          </table:table-cell>
          <table:table-cell/>
          <table:table-cell table:formula="of:=MAX([.B452];[.D452];[.G452])-MAX([.A452];[.C452];[.E452])" office:value-type="float" office:value="1.26327991485596" calcext:value-type="float">
            <text:p>1.2632799149</text:p>
          </table:table-cell>
          <table:table-cell table:formula="of:=IF(NOT(ISBLANK([.E452]));[.I452];&quot;&quot;)" office:value-type="float" office:value="1.26327991485596" calcext:value-type="float">
            <text:p>1.2632799149</text:p>
          </table:table-cell>
          <table:table-cell table:formula="of:=IF(OR(ISBLANK([.E452]);[.I452]&lt;=0);&quot;&quot;;[.I452])" office:value-type="float" office:value="1.26327991485596" calcext:value-type="float">
            <text:p>1.26327991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1.90472" calcext:value-type="float">
            <text:p>1427748931.90472</text:p>
          </table:table-cell>
          <table:table-cell office:value-type="float" office:value="1427748933.21591" calcext:value-type="float">
            <text:p>1427748933.21591</text:p>
          </table:table-cell>
          <table:table-cell office:value-type="float" office:value="1427748933.24997" calcext:value-type="float">
            <text:p>1427748933.24997</text:p>
          </table:table-cell>
          <table:table-cell/>
          <table:table-cell table:formula="of:=MAX([.B453];[.D453];[.G453])-MAX([.A453];[.C453];[.E453])" office:value-type="float" office:value="1.34524989128113" calcext:value-type="float">
            <text:p>1.3452498913</text:p>
          </table:table-cell>
          <table:table-cell table:formula="of:=IF(NOT(ISBLANK([.E453]));[.I453];&quot;&quot;)" office:value-type="float" office:value="1.34524989128113" calcext:value-type="float">
            <text:p>1.3452498913</text:p>
          </table:table-cell>
          <table:table-cell table:formula="of:=IF(OR(ISBLANK([.E453]);[.I453]&lt;=0);&quot;&quot;;[.I453])" office:value-type="float" office:value="1.34524989128113" calcext:value-type="float">
            <text:p>1.34524989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33.24999" calcext:value-type="float">
            <text:p>1427748933.24999</text:p>
          </table:table-cell>
          <table:table-cell office:value-type="float" office:value="1427748934.8509" calcext:value-type="float">
            <text:p>1427748934.8509</text:p>
          </table:table-cell>
          <table:table-cell table:number-columns-repeated="4"/>
          <table:table-cell table:formula="of:=MAX([.B454];[.D454];[.G454])-MAX([.A454];[.C454];[.E454])" office:value-type="float" office:value="1.600909948349" calcext:value-type="float">
            <text:p>1.6009099483</text:p>
          </table:table-cell>
          <table:table-cell table:formula="of:=IF(NOT(ISBLANK([.E454]));[.I454];&quot;&quot;)">
            <text:p/>
          </table:table-cell>
          <table:table-cell table:formula="of:=IF(OR(ISBLANK([.E454]);[.I454]&lt;=0);&quot;&quot;;[.I4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3.25" calcext:value-type="float">
            <text:p>1427748933.25</text:p>
          </table:table-cell>
          <table:table-cell office:value-type="float" office:value="1427748934.82032" calcext:value-type="float">
            <text:p>1427748934.82032</text:p>
          </table:table-cell>
          <table:table-cell office:value-type="float" office:value="1427748934.8509" calcext:value-type="float">
            <text:p>1427748934.8509</text:p>
          </table:table-cell>
          <table:table-cell/>
          <table:table-cell table:formula="of:=MAX([.B455];[.D455];[.G455])-MAX([.A455];[.C455];[.E455])" office:value-type="float" office:value="1.60089993476868" calcext:value-type="float">
            <text:p>1.6008999348</text:p>
          </table:table-cell>
          <table:table-cell table:formula="of:=IF(NOT(ISBLANK([.E455]));[.I455];&quot;&quot;)" office:value-type="float" office:value="1.60089993476868" calcext:value-type="float">
            <text:p>1.6008999348</text:p>
          </table:table-cell>
          <table:table-cell table:formula="of:=IF(OR(ISBLANK([.E455]);[.I455]&lt;=0);&quot;&quot;;[.I455])" office:value-type="float" office:value="1.60089993476868" calcext:value-type="float">
            <text:p>1.60089993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3.25139" calcext:value-type="float">
            <text:p>1427748933.25139</text:p>
          </table:table-cell>
          <table:table-cell office:value-type="float" office:value="1427748934.73287" calcext:value-type="float">
            <text:p>1427748934.73287</text:p>
          </table:table-cell>
          <table:table-cell office:value-type="float" office:value="1427748934.77139" calcext:value-type="float">
            <text:p>1427748934.77139</text:p>
          </table:table-cell>
          <table:table-cell/>
          <table:table-cell table:formula="of:=MAX([.B456];[.D456];[.G456])-MAX([.A456];[.C456];[.E456])" office:value-type="float" office:value="1.51999998092651" calcext:value-type="float">
            <text:p>1.5199999809</text:p>
          </table:table-cell>
          <table:table-cell table:formula="of:=IF(NOT(ISBLANK([.E456]));[.I456];&quot;&quot;)" office:value-type="float" office:value="1.51999998092651" calcext:value-type="float">
            <text:p>1.5199999809</text:p>
          </table:table-cell>
          <table:table-cell table:formula="of:=IF(OR(ISBLANK([.E456]);[.I456]&lt;=0);&quot;&quot;;[.I456])" office:value-type="float" office:value="1.51999998092651" calcext:value-type="float">
            <text:p>1.51999998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3.25271" calcext:value-type="float">
            <text:p>1427748933.25271</text:p>
          </table:table-cell>
          <table:table-cell office:value-type="float" office:value="1427748934.73299" calcext:value-type="float">
            <text:p>1427748934.73299</text:p>
          </table:table-cell>
          <table:table-cell office:value-type="float" office:value="1427748934.7675" calcext:value-type="float">
            <text:p>1427748934.7675</text:p>
          </table:table-cell>
          <table:table-cell/>
          <table:table-cell table:formula="of:=MAX([.B457];[.D457];[.G457])-MAX([.A457];[.C457];[.E457])" office:value-type="float" office:value="1.51478981971741" calcext:value-type="float">
            <text:p>1.5147898197</text:p>
          </table:table-cell>
          <table:table-cell table:formula="of:=IF(NOT(ISBLANK([.E457]));[.I457];&quot;&quot;)" office:value-type="float" office:value="1.51478981971741" calcext:value-type="float">
            <text:p>1.5147898197</text:p>
          </table:table-cell>
          <table:table-cell table:formula="of:=IF(OR(ISBLANK([.E457]);[.I457]&lt;=0);&quot;&quot;;[.I457])" office:value-type="float" office:value="1.51478981971741" calcext:value-type="float">
            <text:p>1.51478981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3.25371" calcext:value-type="float">
            <text:p>1427748933.25371</text:p>
          </table:table-cell>
          <table:table-cell office:value-type="float" office:value="1427748934.73304" calcext:value-type="float">
            <text:p>1427748934.73304</text:p>
          </table:table-cell>
          <table:table-cell office:value-type="float" office:value="1427748934.77143" calcext:value-type="float">
            <text:p>1427748934.77143</text:p>
          </table:table-cell>
          <table:table-cell/>
          <table:table-cell table:formula="of:=MAX([.B458];[.D458];[.G458])-MAX([.A458];[.C458];[.E458])" office:value-type="float" office:value="1.51771998405457" calcext:value-type="float">
            <text:p>1.5177199841</text:p>
          </table:table-cell>
          <table:table-cell table:formula="of:=IF(NOT(ISBLANK([.E458]));[.I458];&quot;&quot;)" office:value-type="float" office:value="1.51771998405457" calcext:value-type="float">
            <text:p>1.5177199841</text:p>
          </table:table-cell>
          <table:table-cell table:formula="of:=IF(OR(ISBLANK([.E458]);[.I458]&lt;=0);&quot;&quot;;[.I458])" office:value-type="float" office:value="1.51771998405457" calcext:value-type="float">
            <text:p>1.51771998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3.25509" calcext:value-type="float">
            <text:p>1427748933.25509</text:p>
          </table:table-cell>
          <table:table-cell office:value-type="float" office:value="1427748934.73906" calcext:value-type="float">
            <text:p>1427748934.73906</text:p>
          </table:table-cell>
          <table:table-cell office:value-type="float" office:value="1427748934.77147" calcext:value-type="float">
            <text:p>1427748934.77147</text:p>
          </table:table-cell>
          <table:table-cell/>
          <table:table-cell table:formula="of:=MAX([.B459];[.D459];[.G459])-MAX([.A459];[.C459];[.E459])" office:value-type="float" office:value="1.51638007164001" calcext:value-type="float">
            <text:p>1.5163800716</text:p>
          </table:table-cell>
          <table:table-cell table:formula="of:=IF(NOT(ISBLANK([.E459]));[.I459];&quot;&quot;)" office:value-type="float" office:value="1.51638007164001" calcext:value-type="float">
            <text:p>1.5163800716</text:p>
          </table:table-cell>
          <table:table-cell table:formula="of:=IF(OR(ISBLANK([.E459]);[.I459]&lt;=0);&quot;&quot;;[.I459])" office:value-type="float" office:value="1.51638007164001" calcext:value-type="float">
            <text:p>1.51638007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3.25571" calcext:value-type="float">
            <text:p>1427748933.25571</text:p>
          </table:table-cell>
          <table:table-cell office:value-type="float" office:value="1427748934.7331" calcext:value-type="float">
            <text:p>1427748934.7331</text:p>
          </table:table-cell>
          <table:table-cell office:value-type="float" office:value="1427748934.76754" calcext:value-type="float">
            <text:p>1427748934.76754</text:p>
          </table:table-cell>
          <table:table-cell/>
          <table:table-cell table:formula="of:=MAX([.B460];[.D460];[.G460])-MAX([.A460];[.C460];[.E460])" office:value-type="float" office:value="1.51183009147644" calcext:value-type="float">
            <text:p>1.5118300915</text:p>
          </table:table-cell>
          <table:table-cell table:formula="of:=IF(NOT(ISBLANK([.E460]));[.I460];&quot;&quot;)" office:value-type="float" office:value="1.51183009147644" calcext:value-type="float">
            <text:p>1.5118300915</text:p>
          </table:table-cell>
          <table:table-cell table:formula="of:=IF(OR(ISBLANK([.E460]);[.I460]&lt;=0);&quot;&quot;;[.I460])" office:value-type="float" office:value="1.51183009147644" calcext:value-type="float">
            <text:p>1.51183009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3.25647" calcext:value-type="float">
            <text:p>1427748933.25647</text:p>
          </table:table-cell>
          <table:table-cell office:value-type="float" office:value="1427748934.73321" calcext:value-type="float">
            <text:p>1427748934.73321</text:p>
          </table:table-cell>
          <table:table-cell office:value-type="float" office:value="1427748934.76515" calcext:value-type="float">
            <text:p>1427748934.76515</text:p>
          </table:table-cell>
          <table:table-cell/>
          <table:table-cell table:formula="of:=MAX([.B461];[.D461];[.G461])-MAX([.A461];[.C461];[.E461])" office:value-type="float" office:value="1.50868010520935" calcext:value-type="float">
            <text:p>1.5086801052</text:p>
          </table:table-cell>
          <table:table-cell table:formula="of:=IF(NOT(ISBLANK([.E461]));[.I461];&quot;&quot;)" office:value-type="float" office:value="1.50868010520935" calcext:value-type="float">
            <text:p>1.5086801052</text:p>
          </table:table-cell>
          <table:table-cell table:formula="of:=IF(OR(ISBLANK([.E461]);[.I461]&lt;=0);&quot;&quot;;[.I461])" office:value-type="float" office:value="1.50868010520935" calcext:value-type="float">
            <text:p>1.50868010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3.25698" calcext:value-type="float">
            <text:p>1427748933.25698</text:p>
          </table:table-cell>
          <table:table-cell office:value-type="float" office:value="1427748934.73293" calcext:value-type="float">
            <text:p>1427748934.73293</text:p>
          </table:table-cell>
          <table:table-cell office:value-type="float" office:value="1427748934.76203" calcext:value-type="float">
            <text:p>1427748934.76203</text:p>
          </table:table-cell>
          <table:table-cell/>
          <table:table-cell table:formula="of:=MAX([.B462];[.D462];[.G462])-MAX([.A462];[.C462];[.E462])" office:value-type="float" office:value="1.50504994392395" calcext:value-type="float">
            <text:p>1.5050499439</text:p>
          </table:table-cell>
          <table:table-cell table:formula="of:=IF(NOT(ISBLANK([.E462]));[.I462];&quot;&quot;)" office:value-type="float" office:value="1.50504994392395" calcext:value-type="float">
            <text:p>1.5050499439</text:p>
          </table:table-cell>
          <table:table-cell table:formula="of:=IF(OR(ISBLANK([.E462]);[.I462]&lt;=0);&quot;&quot;;[.I462])" office:value-type="float" office:value="1.50504994392395" calcext:value-type="float">
            <text:p>1.50504994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3.25752" calcext:value-type="float">
            <text:p>1427748933.25752</text:p>
          </table:table-cell>
          <table:table-cell office:value-type="float" office:value="1427748934.73315" calcext:value-type="float">
            <text:p>1427748934.73315</text:p>
          </table:table-cell>
          <table:table-cell office:value-type="float" office:value="1427748934.77146" calcext:value-type="float">
            <text:p>1427748934.77146</text:p>
          </table:table-cell>
          <table:table-cell/>
          <table:table-cell table:formula="of:=MAX([.B463];[.D463];[.G463])-MAX([.A463];[.C463];[.E463])" office:value-type="float" office:value="1.51394009590149" calcext:value-type="float">
            <text:p>1.5139400959</text:p>
          </table:table-cell>
          <table:table-cell table:formula="of:=IF(NOT(ISBLANK([.E463]));[.I463];&quot;&quot;)" office:value-type="float" office:value="1.51394009590149" calcext:value-type="float">
            <text:p>1.5139400959</text:p>
          </table:table-cell>
          <table:table-cell table:formula="of:=IF(OR(ISBLANK([.E463]);[.I463]&lt;=0);&quot;&quot;;[.I463])" office:value-type="float" office:value="1.51394009590149" calcext:value-type="float">
            <text:p>1.51394009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3.258" calcext:value-type="float">
            <text:p>1427748933.258</text:p>
          </table:table-cell>
          <table:table-cell office:value-type="float" office:value="1427748934.73326" calcext:value-type="float">
            <text:p>1427748934.73326</text:p>
          </table:table-cell>
          <table:table-cell office:value-type="float" office:value="1427748934.76757" calcext:value-type="float">
            <text:p>1427748934.76757</text:p>
          </table:table-cell>
          <table:table-cell/>
          <table:table-cell table:formula="of:=MAX([.B464];[.D464];[.G464])-MAX([.A464];[.C464];[.E464])" office:value-type="float" office:value="1.50957012176514" calcext:value-type="float">
            <text:p>1.5095701218</text:p>
          </table:table-cell>
          <table:table-cell table:formula="of:=IF(NOT(ISBLANK([.E464]));[.I464];&quot;&quot;)" office:value-type="float" office:value="1.50957012176514" calcext:value-type="float">
            <text:p>1.5095701218</text:p>
          </table:table-cell>
          <table:table-cell table:formula="of:=IF(OR(ISBLANK([.E464]);[.I464]&lt;=0);&quot;&quot;;[.I464])" office:value-type="float" office:value="1.50957012176514" calcext:value-type="float">
            <text:p>1.50957012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34.85091" calcext:value-type="float">
            <text:p>1427748934.85091</text:p>
          </table:table-cell>
          <table:table-cell office:value-type="float" office:value="1427748936.43807" calcext:value-type="float">
            <text:p>1427748936.43807</text:p>
          </table:table-cell>
          <table:table-cell table:number-columns-repeated="4"/>
          <table:table-cell table:formula="of:=MAX([.B465];[.D465];[.G465])-MAX([.A465];[.C465];[.E465])" office:value-type="float" office:value="1.58716011047363" calcext:value-type="float">
            <text:p>1.5871601105</text:p>
          </table:table-cell>
          <table:table-cell table:formula="of:=IF(NOT(ISBLANK([.E465]));[.I465];&quot;&quot;)">
            <text:p/>
          </table:table-cell>
          <table:table-cell table:formula="of:=IF(OR(ISBLANK([.E465]);[.I465]&lt;=0);&quot;&quot;;[.I4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4.85091" calcext:value-type="float">
            <text:p>1427748934.85091</text:p>
          </table:table-cell>
          <table:table-cell office:value-type="float" office:value="1427748936.31868" calcext:value-type="float">
            <text:p>1427748936.31868</text:p>
          </table:table-cell>
          <table:table-cell office:value-type="float" office:value="1427748936.35495" calcext:value-type="float">
            <text:p>1427748936.35495</text:p>
          </table:table-cell>
          <table:table-cell/>
          <table:table-cell table:formula="of:=MAX([.B466];[.D466];[.G466])-MAX([.A466];[.C466];[.E466])" office:value-type="float" office:value="1.50404000282288" calcext:value-type="float">
            <text:p>1.5040400028</text:p>
          </table:table-cell>
          <table:table-cell table:formula="of:=IF(NOT(ISBLANK([.E466]));[.I466];&quot;&quot;)" office:value-type="float" office:value="1.50404000282288" calcext:value-type="float">
            <text:p>1.5040400028</text:p>
          </table:table-cell>
          <table:table-cell table:formula="of:=IF(OR(ISBLANK([.E466]);[.I466]&lt;=0);&quot;&quot;;[.I466])" office:value-type="float" office:value="1.50404000282288" calcext:value-type="float">
            <text:p>1.50404000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4.85162" calcext:value-type="float">
            <text:p>1427748934.85162</text:p>
          </table:table-cell>
          <table:table-cell office:value-type="float" office:value="1427748936.31859" calcext:value-type="float">
            <text:p>1427748936.31859</text:p>
          </table:table-cell>
          <table:table-cell office:value-type="float" office:value="1427748936.35798" calcext:value-type="float">
            <text:p>1427748936.35798</text:p>
          </table:table-cell>
          <table:table-cell/>
          <table:table-cell table:formula="of:=MAX([.B467];[.D467];[.G467])-MAX([.A467];[.C467];[.E467])" office:value-type="float" office:value="1.50636005401611" calcext:value-type="float">
            <text:p>1.506360054</text:p>
          </table:table-cell>
          <table:table-cell table:formula="of:=IF(NOT(ISBLANK([.E467]));[.I467];&quot;&quot;)" office:value-type="float" office:value="1.50636005401611" calcext:value-type="float">
            <text:p>1.506360054</text:p>
          </table:table-cell>
          <table:table-cell table:formula="of:=IF(OR(ISBLANK([.E467]);[.I467]&lt;=0);&quot;&quot;;[.I467])" office:value-type="float" office:value="1.50636005401611" calcext:value-type="float">
            <text:p>1.5063600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4.85216" calcext:value-type="float">
            <text:p>1427748934.85216</text:p>
          </table:table-cell>
          <table:table-cell office:value-type="float" office:value="1427748936.31877" calcext:value-type="float">
            <text:p>1427748936.31877</text:p>
          </table:table-cell>
          <table:table-cell office:value-type="float" office:value="1427748936.35489" calcext:value-type="float">
            <text:p>1427748936.35489</text:p>
          </table:table-cell>
          <table:table-cell/>
          <table:table-cell table:formula="of:=MAX([.B468];[.D468];[.G468])-MAX([.A468];[.C468];[.E468])" office:value-type="float" office:value="1.50273013114929" calcext:value-type="float">
            <text:p>1.5027301311</text:p>
          </table:table-cell>
          <table:table-cell table:formula="of:=IF(NOT(ISBLANK([.E468]));[.I468];&quot;&quot;)" office:value-type="float" office:value="1.50273013114929" calcext:value-type="float">
            <text:p>1.5027301311</text:p>
          </table:table-cell>
          <table:table-cell table:formula="of:=IF(OR(ISBLANK([.E468]);[.I468]&lt;=0);&quot;&quot;;[.I468])" office:value-type="float" office:value="1.50273013114929" calcext:value-type="float">
            <text:p>1.50273013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4.8527" calcext:value-type="float">
            <text:p>1427748934.8527</text:p>
          </table:table-cell>
          <table:table-cell office:value-type="float" office:value="1427748936.31889" calcext:value-type="float">
            <text:p>1427748936.31889</text:p>
          </table:table-cell>
          <table:table-cell office:value-type="float" office:value="1427748936.35154" calcext:value-type="float">
            <text:p>1427748936.35154</text:p>
          </table:table-cell>
          <table:table-cell/>
          <table:table-cell table:formula="of:=MAX([.B469];[.D469];[.G469])-MAX([.A469];[.C469];[.E469])" office:value-type="float" office:value="1.49884009361267" calcext:value-type="float">
            <text:p>1.4988400936</text:p>
          </table:table-cell>
          <table:table-cell table:formula="of:=IF(NOT(ISBLANK([.E469]));[.I469];&quot;&quot;)" office:value-type="float" office:value="1.49884009361267" calcext:value-type="float">
            <text:p>1.4988400936</text:p>
          </table:table-cell>
          <table:table-cell table:formula="of:=IF(OR(ISBLANK([.E469]);[.I469]&lt;=0);&quot;&quot;;[.I469])" office:value-type="float" office:value="1.49884009361267" calcext:value-type="float">
            <text:p>1.49884009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4.85321" calcext:value-type="float">
            <text:p>1427748934.85321</text:p>
          </table:table-cell>
          <table:table-cell office:value-type="float" office:value="1427748936.31883" calcext:value-type="float">
            <text:p>1427748936.31883</text:p>
          </table:table-cell>
          <table:table-cell office:value-type="float" office:value="1427748936.3516" calcext:value-type="float">
            <text:p>1427748936.3516</text:p>
          </table:table-cell>
          <table:table-cell/>
          <table:table-cell table:formula="of:=MAX([.B470];[.D470];[.G470])-MAX([.A470];[.C470];[.E470])" office:value-type="float" office:value="1.49838995933533" calcext:value-type="float">
            <text:p>1.4983899593</text:p>
          </table:table-cell>
          <table:table-cell table:formula="of:=IF(NOT(ISBLANK([.E470]));[.I470];&quot;&quot;)" office:value-type="float" office:value="1.49838995933533" calcext:value-type="float">
            <text:p>1.4983899593</text:p>
          </table:table-cell>
          <table:table-cell table:formula="of:=IF(OR(ISBLANK([.E470]);[.I470]&lt;=0);&quot;&quot;;[.I470])" office:value-type="float" office:value="1.49838995933533" calcext:value-type="float">
            <text:p>1.49838995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4.85372" calcext:value-type="float">
            <text:p>1427748934.85372</text:p>
          </table:table-cell>
          <table:table-cell office:value-type="float" office:value="1427748936.31894" calcext:value-type="float">
            <text:p>1427748936.31894</text:p>
          </table:table-cell>
          <table:table-cell office:value-type="float" office:value="1427748936.35497" calcext:value-type="float">
            <text:p>1427748936.35497</text:p>
          </table:table-cell>
          <table:table-cell/>
          <table:table-cell table:formula="of:=MAX([.B471];[.D471];[.G471])-MAX([.A471];[.C471];[.E471])" office:value-type="float" office:value="1.50125002861023" calcext:value-type="float">
            <text:p>1.5012500286</text:p>
          </table:table-cell>
          <table:table-cell table:formula="of:=IF(NOT(ISBLANK([.E471]));[.I471];&quot;&quot;)" office:value-type="float" office:value="1.50125002861023" calcext:value-type="float">
            <text:p>1.5012500286</text:p>
          </table:table-cell>
          <table:table-cell table:formula="of:=IF(OR(ISBLANK([.E471]);[.I471]&lt;=0);&quot;&quot;;[.I471])" office:value-type="float" office:value="1.50125002861023" calcext:value-type="float">
            <text:p>1.5012500286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472];[.D472];[.G472])-MAX([.A472];[.C472];[.E472])" office:value-type="float" office:value="0" calcext:value-type="float">
            <text:p>0</text:p>
          </table:table-cell>
          <table:table-cell table:formula="of:=IF(NOT(ISBLANK([.E472]));[.I472];&quot;&quot;)" office:value-type="float" office:value="0" calcext:value-type="float">
            <text:p>0</text:p>
          </table:table-cell>
          <table:table-cell table:formula="of:=IF(OR(ISBLANK([.E472]);[.I472]&lt;=0);&quot;&quot;;[.I47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4.85515" calcext:value-type="float">
            <text:p>1427748934.85515</text:p>
          </table:table-cell>
          <table:table-cell office:value-type="float" office:value="1427748936.32109" calcext:value-type="float">
            <text:p>1427748936.32109</text:p>
          </table:table-cell>
          <table:table-cell office:value-type="float" office:value="1427748936.35496" calcext:value-type="float">
            <text:p>1427748936.35496</text:p>
          </table:table-cell>
          <table:table-cell/>
          <table:table-cell table:formula="of:=MAX([.B473];[.D473];[.G473])-MAX([.A473];[.C473];[.E473])" office:value-type="float" office:value="1.49980998039246" calcext:value-type="float">
            <text:p>1.4998099804</text:p>
          </table:table-cell>
          <table:table-cell table:formula="of:=IF(NOT(ISBLANK([.E473]));[.I473];&quot;&quot;)" office:value-type="float" office:value="1.49980998039246" calcext:value-type="float">
            <text:p>1.4998099804</text:p>
          </table:table-cell>
          <table:table-cell table:formula="of:=IF(OR(ISBLANK([.E473]);[.I473]&lt;=0);&quot;&quot;;[.I473])" office:value-type="float" office:value="1.49980998039246" calcext:value-type="float">
            <text:p>1.49980998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4.85568" calcext:value-type="float">
            <text:p>1427748934.85568</text:p>
          </table:table-cell>
          <table:table-cell office:value-type="float" office:value="1427748935.58131" calcext:value-type="float">
            <text:p>1427748935.58131</text:p>
          </table:table-cell>
          <table:table-cell office:value-type="float" office:value="1427748936.31872" calcext:value-type="float">
            <text:p>1427748936.31872</text:p>
          </table:table-cell>
          <table:table-cell/>
          <table:table-cell table:formula="of:=MAX([.B474];[.D474];[.G474])-MAX([.A474];[.C474];[.E474])" office:value-type="float" office:value="1.4630401134491" calcext:value-type="float">
            <text:p>1.4630401134</text:p>
          </table:table-cell>
          <table:table-cell table:formula="of:=IF(NOT(ISBLANK([.E474]));[.I474];&quot;&quot;)" office:value-type="float" office:value="1.4630401134491" calcext:value-type="float">
            <text:p>1.4630401134</text:p>
          </table:table-cell>
          <table:table-cell table:formula="of:=IF(OR(ISBLANK([.E474]);[.I474]&lt;=0);&quot;&quot;;[.I474])" office:value-type="float" office:value="1.4630401134491" calcext:value-type="float">
            <text:p>1.46304011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4.85618" calcext:value-type="float">
            <text:p>1427748934.85618</text:p>
          </table:table-cell>
          <table:table-cell office:value-type="float" office:value="1427748936.40239" calcext:value-type="float">
            <text:p>1427748936.40239</text:p>
          </table:table-cell>
          <table:table-cell office:value-type="float" office:value="1427748936.43805" calcext:value-type="float">
            <text:p>1427748936.43805</text:p>
          </table:table-cell>
          <table:table-cell/>
          <table:table-cell table:formula="of:=MAX([.B475];[.D475];[.G475])-MAX([.A475];[.C475];[.E475])" office:value-type="float" office:value="1.58187007904053" calcext:value-type="float">
            <text:p>1.581870079</text:p>
          </table:table-cell>
          <table:table-cell table:formula="of:=IF(NOT(ISBLANK([.E475]));[.I475];&quot;&quot;)" office:value-type="float" office:value="1.58187007904053" calcext:value-type="float">
            <text:p>1.581870079</text:p>
          </table:table-cell>
          <table:table-cell table:formula="of:=IF(OR(ISBLANK([.E475]);[.I475]&lt;=0);&quot;&quot;;[.I475])" office:value-type="float" office:value="1.58187007904053" calcext:value-type="float">
            <text:p>1.5818700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36.43808" calcext:value-type="float">
            <text:p>1427748936.43808</text:p>
          </table:table-cell>
          <table:table-cell office:value-type="float" office:value="1427748938.04964" calcext:value-type="float">
            <text:p>1427748938.04964</text:p>
          </table:table-cell>
          <table:table-cell table:number-columns-repeated="4"/>
          <table:table-cell table:formula="of:=MAX([.B476];[.D476];[.G476])-MAX([.A476];[.C476];[.E476])" office:value-type="float" office:value="1.61155986785889" calcext:value-type="float">
            <text:p>1.6115598679</text:p>
          </table:table-cell>
          <table:table-cell table:formula="of:=IF(NOT(ISBLANK([.E476]));[.I476];&quot;&quot;)">
            <text:p/>
          </table:table-cell>
          <table:table-cell table:formula="of:=IF(OR(ISBLANK([.E476]);[.I476]&lt;=0);&quot;&quot;;[.I4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6.43808" calcext:value-type="float">
            <text:p>1427748936.43808</text:p>
          </table:table-cell>
          <table:table-cell office:value-type="float" office:value="1427748937.92892" calcext:value-type="float">
            <text:p>1427748937.92892</text:p>
          </table:table-cell>
          <table:table-cell office:value-type="float" office:value="1427748937.96221" calcext:value-type="float">
            <text:p>1427748937.96221</text:p>
          </table:table-cell>
          <table:table-cell/>
          <table:table-cell table:formula="of:=MAX([.B477];[.D477];[.G477])-MAX([.A477];[.C477];[.E477])" office:value-type="float" office:value="1.52412986755371" calcext:value-type="float">
            <text:p>1.5241298676</text:p>
          </table:table-cell>
          <table:table-cell table:formula="of:=IF(NOT(ISBLANK([.E477]));[.I477];&quot;&quot;)" office:value-type="float" office:value="1.52412986755371" calcext:value-type="float">
            <text:p>1.5241298676</text:p>
          </table:table-cell>
          <table:table-cell table:formula="of:=IF(OR(ISBLANK([.E477]);[.I477]&lt;=0);&quot;&quot;;[.I477])" office:value-type="float" office:value="1.52412986755371" calcext:value-type="float">
            <text:p>1.52412986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6.43951" calcext:value-type="float">
            <text:p>1427748936.43951</text:p>
          </table:table-cell>
          <table:table-cell office:value-type="float" office:value="1427748937.92872" calcext:value-type="float">
            <text:p>1427748937.92872</text:p>
          </table:table-cell>
          <table:table-cell office:value-type="float" office:value="1427748937.96218" calcext:value-type="float">
            <text:p>1427748937.96218</text:p>
          </table:table-cell>
          <table:table-cell/>
          <table:table-cell table:formula="of:=MAX([.B478];[.D478];[.G478])-MAX([.A478];[.C478];[.E478])" office:value-type="float" office:value="1.52266979217529" calcext:value-type="float">
            <text:p>1.5226697922</text:p>
          </table:table-cell>
          <table:table-cell table:formula="of:=IF(NOT(ISBLANK([.E478]));[.I478];&quot;&quot;)" office:value-type="float" office:value="1.52266979217529" calcext:value-type="float">
            <text:p>1.5226697922</text:p>
          </table:table-cell>
          <table:table-cell table:formula="of:=IF(OR(ISBLANK([.E478]);[.I478]&lt;=0);&quot;&quot;;[.I478])" office:value-type="float" office:value="1.52266979217529" calcext:value-type="float">
            <text:p>1.52266979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6.44083" calcext:value-type="float">
            <text:p>1427748936.44083</text:p>
          </table:table-cell>
          <table:table-cell office:value-type="float" office:value="1427748937.92887" calcext:value-type="float">
            <text:p>1427748937.92887</text:p>
          </table:table-cell>
          <table:table-cell office:value-type="float" office:value="1427748937.95906" calcext:value-type="float">
            <text:p>1427748937.95906</text:p>
          </table:table-cell>
          <table:table-cell/>
          <table:table-cell table:formula="of:=MAX([.B479];[.D479];[.G479])-MAX([.A479];[.C479];[.E479])" office:value-type="float" office:value="1.51822996139526" calcext:value-type="float">
            <text:p>1.5182299614</text:p>
          </table:table-cell>
          <table:table-cell table:formula="of:=IF(NOT(ISBLANK([.E479]));[.I479];&quot;&quot;)" office:value-type="float" office:value="1.51822996139526" calcext:value-type="float">
            <text:p>1.5182299614</text:p>
          </table:table-cell>
          <table:table-cell table:formula="of:=IF(OR(ISBLANK([.E479]);[.I479]&lt;=0);&quot;&quot;;[.I479])" office:value-type="float" office:value="1.51822996139526" calcext:value-type="float">
            <text:p>1.51822996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6.44162" calcext:value-type="float">
            <text:p>1427748936.44162</text:p>
          </table:table-cell>
          <table:table-cell office:value-type="float" office:value="1427748938.0165" calcext:value-type="float">
            <text:p>1427748938.0165</text:p>
          </table:table-cell>
          <table:table-cell office:value-type="float" office:value="1427748938.04963" calcext:value-type="float">
            <text:p>1427748938.04963</text:p>
          </table:table-cell>
          <table:table-cell/>
          <table:table-cell table:formula="of:=MAX([.B480];[.D480];[.G480])-MAX([.A480];[.C480];[.E480])" office:value-type="float" office:value="1.60800981521606" calcext:value-type="float">
            <text:p>1.6080098152</text:p>
          </table:table-cell>
          <table:table-cell table:formula="of:=IF(NOT(ISBLANK([.E480]));[.I480];&quot;&quot;)" office:value-type="float" office:value="1.60800981521606" calcext:value-type="float">
            <text:p>1.6080098152</text:p>
          </table:table-cell>
          <table:table-cell table:formula="of:=IF(OR(ISBLANK([.E480]);[.I480]&lt;=0);&quot;&quot;;[.I480])" office:value-type="float" office:value="1.60800981521606" calcext:value-type="float">
            <text:p>1.60800981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6.44211" calcext:value-type="float">
            <text:p>1427748936.44211</text:p>
          </table:table-cell>
          <table:table-cell office:value-type="float" office:value="1427748937.92881" calcext:value-type="float">
            <text:p>1427748937.92881</text:p>
          </table:table-cell>
          <table:table-cell office:value-type="float" office:value="1427748937.96521" calcext:value-type="float">
            <text:p>1427748937.96521</text:p>
          </table:table-cell>
          <table:table-cell/>
          <table:table-cell table:formula="of:=MAX([.B481];[.D481];[.G481])-MAX([.A481];[.C481];[.E481])" office:value-type="float" office:value="1.52309989929199" calcext:value-type="float">
            <text:p>1.5230998993</text:p>
          </table:table-cell>
          <table:table-cell table:formula="of:=IF(NOT(ISBLANK([.E481]));[.I481];&quot;&quot;)" office:value-type="float" office:value="1.52309989929199" calcext:value-type="float">
            <text:p>1.5230998993</text:p>
          </table:table-cell>
          <table:table-cell table:formula="of:=IF(OR(ISBLANK([.E481]);[.I481]&lt;=0);&quot;&quot;;[.I481])" office:value-type="float" office:value="1.52309989929199" calcext:value-type="float">
            <text:p>1.52309989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6.44261" calcext:value-type="float">
            <text:p>1427748936.44261</text:p>
          </table:table-cell>
          <table:table-cell office:value-type="float" office:value="1427748937.92897" calcext:value-type="float">
            <text:p>1427748937.92897</text:p>
          </table:table-cell>
          <table:table-cell office:value-type="float" office:value="1427748937.96341" calcext:value-type="float">
            <text:p>1427748937.96341</text:p>
          </table:table-cell>
          <table:table-cell/>
          <table:table-cell table:formula="of:=MAX([.B482];[.D482];[.G482])-MAX([.A482];[.C482];[.E482])" office:value-type="float" office:value="1.5207998752594" calcext:value-type="float">
            <text:p>1.5207998753</text:p>
          </table:table-cell>
          <table:table-cell table:formula="of:=IF(NOT(ISBLANK([.E482]));[.I482];&quot;&quot;)" office:value-type="float" office:value="1.5207998752594" calcext:value-type="float">
            <text:p>1.5207998753</text:p>
          </table:table-cell>
          <table:table-cell table:formula="of:=IF(OR(ISBLANK([.E482]);[.I482]&lt;=0);&quot;&quot;;[.I482])" office:value-type="float" office:value="1.5207998752594" calcext:value-type="float">
            <text:p>1.52079987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6.44311" calcext:value-type="float">
            <text:p>1427748936.44311</text:p>
          </table:table-cell>
          <table:table-cell office:value-type="float" office:value="1427748937.92908" calcext:value-type="float">
            <text:p>1427748937.92908</text:p>
          </table:table-cell>
          <table:table-cell office:value-type="float" office:value="1427748937.95909" calcext:value-type="float">
            <text:p>1427748937.95909</text:p>
          </table:table-cell>
          <table:table-cell/>
          <table:table-cell table:formula="of:=MAX([.B483];[.D483];[.G483])-MAX([.A483];[.C483];[.E483])" office:value-type="float" office:value="1.51598000526428" calcext:value-type="float">
            <text:p>1.5159800053</text:p>
          </table:table-cell>
          <table:table-cell table:formula="of:=IF(NOT(ISBLANK([.E483]));[.I483];&quot;&quot;)" office:value-type="float" office:value="1.51598000526428" calcext:value-type="float">
            <text:p>1.5159800053</text:p>
          </table:table-cell>
          <table:table-cell table:formula="of:=IF(OR(ISBLANK([.E483]);[.I483]&lt;=0);&quot;&quot;;[.I483])" office:value-type="float" office:value="1.51598000526428" calcext:value-type="float">
            <text:p>1.51598000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6.44362" calcext:value-type="float">
            <text:p>1427748936.44362</text:p>
          </table:table-cell>
          <table:table-cell office:value-type="float" office:value="1427748937.92903" calcext:value-type="float">
            <text:p>1427748937.92903</text:p>
          </table:table-cell>
          <table:table-cell office:value-type="float" office:value="1427748937.96523" calcext:value-type="float">
            <text:p>1427748937.96523</text:p>
          </table:table-cell>
          <table:table-cell/>
          <table:table-cell table:formula="of:=MAX([.B484];[.D484];[.G484])-MAX([.A484];[.C484];[.E484])" office:value-type="float" office:value="1.52161002159119" calcext:value-type="float">
            <text:p>1.5216100216</text:p>
          </table:table-cell>
          <table:table-cell table:formula="of:=IF(NOT(ISBLANK([.E484]));[.I484];&quot;&quot;)" office:value-type="float" office:value="1.52161002159119" calcext:value-type="float">
            <text:p>1.5216100216</text:p>
          </table:table-cell>
          <table:table-cell table:formula="of:=IF(OR(ISBLANK([.E484]);[.I484]&lt;=0);&quot;&quot;;[.I484])" office:value-type="float" office:value="1.52161002159119" calcext:value-type="float">
            <text:p>1.52161002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6.44412" calcext:value-type="float">
            <text:p>1427748936.44412</text:p>
          </table:table-cell>
          <table:table-cell office:value-type="float" office:value="1427748937.93079" calcext:value-type="float">
            <text:p>1427748937.93079</text:p>
          </table:table-cell>
          <table:table-cell office:value-type="float" office:value="1427748937.96738" calcext:value-type="float">
            <text:p>1427748937.96738</text:p>
          </table:table-cell>
          <table:table-cell/>
          <table:table-cell table:formula="of:=MAX([.B485];[.D485];[.G485])-MAX([.A485];[.C485];[.E485])" office:value-type="float" office:value="1.52326011657715" calcext:value-type="float">
            <text:p>1.5232601166</text:p>
          </table:table-cell>
          <table:table-cell table:formula="of:=IF(NOT(ISBLANK([.E485]));[.I485];&quot;&quot;)" office:value-type="float" office:value="1.52326011657715" calcext:value-type="float">
            <text:p>1.5232601166</text:p>
          </table:table-cell>
          <table:table-cell table:formula="of:=IF(OR(ISBLANK([.E485]);[.I485]&lt;=0);&quot;&quot;;[.I485])" office:value-type="float" office:value="1.52326011657715" calcext:value-type="float">
            <text:p>1.52326011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6.44508" calcext:value-type="float">
            <text:p>1427748936.44508</text:p>
          </table:table-cell>
          <table:table-cell office:value-type="float" office:value="1427748937.92914" calcext:value-type="float">
            <text:p>1427748937.92914</text:p>
          </table:table-cell>
          <table:table-cell office:value-type="float" office:value="1427748937.96214" calcext:value-type="float">
            <text:p>1427748937.96214</text:p>
          </table:table-cell>
          <table:table-cell/>
          <table:table-cell table:formula="of:=MAX([.B486];[.D486];[.G486])-MAX([.A486];[.C486];[.E486])" office:value-type="float" office:value="1.51706004142761" calcext:value-type="float">
            <text:p>1.5170600414</text:p>
          </table:table-cell>
          <table:table-cell table:formula="of:=IF(NOT(ISBLANK([.E486]));[.I486];&quot;&quot;)" office:value-type="float" office:value="1.51706004142761" calcext:value-type="float">
            <text:p>1.5170600414</text:p>
          </table:table-cell>
          <table:table-cell table:formula="of:=IF(OR(ISBLANK([.E486]);[.I486]&lt;=0);&quot;&quot;;[.I486])" office:value-type="float" office:value="1.51706004142761" calcext:value-type="float">
            <text:p>1.51706004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38.04965" calcext:value-type="float">
            <text:p>1427748938.04965</text:p>
          </table:table-cell>
          <table:table-cell office:value-type="float" office:value="1427748939.61794" calcext:value-type="float">
            <text:p>1427748939.61794</text:p>
          </table:table-cell>
          <table:table-cell table:number-columns-repeated="4"/>
          <table:table-cell table:formula="of:=MAX([.B487];[.D487];[.G487])-MAX([.A487];[.C487];[.E487])" office:value-type="float" office:value="1.56828999519348" calcext:value-type="float">
            <text:p>1.5682899952</text:p>
          </table:table-cell>
          <table:table-cell table:formula="of:=IF(NOT(ISBLANK([.E487]));[.I487];&quot;&quot;)">
            <text:p/>
          </table:table-cell>
          <table:table-cell table:formula="of:=IF(OR(ISBLANK([.E487]);[.I487]&lt;=0);&quot;&quot;;[.I4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8.04965" calcext:value-type="float">
            <text:p>1427748938.04965</text:p>
          </table:table-cell>
          <table:table-cell office:value-type="float" office:value="1427748939.49766" calcext:value-type="float">
            <text:p>1427748939.49766</text:p>
          </table:table-cell>
          <table:table-cell office:value-type="float" office:value="1427748939.53544" calcext:value-type="float">
            <text:p>1427748939.53544</text:p>
          </table:table-cell>
          <table:table-cell/>
          <table:table-cell table:formula="of:=MAX([.B488];[.D488];[.G488])-MAX([.A488];[.C488];[.E488])" office:value-type="float" office:value="1.48579001426697" calcext:value-type="float">
            <text:p>1.4857900143</text:p>
          </table:table-cell>
          <table:table-cell table:formula="of:=IF(NOT(ISBLANK([.E488]));[.I488];&quot;&quot;)" office:value-type="float" office:value="1.48579001426697" calcext:value-type="float">
            <text:p>1.4857900143</text:p>
          </table:table-cell>
          <table:table-cell table:formula="of:=IF(OR(ISBLANK([.E488]);[.I488]&lt;=0);&quot;&quot;;[.I488])" office:value-type="float" office:value="1.48579001426697" calcext:value-type="float">
            <text:p>1.48579001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8.05106" calcext:value-type="float">
            <text:p>1427748938.05106</text:p>
          </table:table-cell>
          <table:table-cell office:value-type="float" office:value="1427748939.49805" calcext:value-type="float">
            <text:p>1427748939.49805</text:p>
          </table:table-cell>
          <table:table-cell office:value-type="float" office:value="1427748939.5371" calcext:value-type="float">
            <text:p>1427748939.5371</text:p>
          </table:table-cell>
          <table:table-cell/>
          <table:table-cell table:formula="of:=MAX([.B489];[.D489];[.G489])-MAX([.A489];[.C489];[.E489])" office:value-type="float" office:value="1.48604011535645" calcext:value-type="float">
            <text:p>1.4860401154</text:p>
          </table:table-cell>
          <table:table-cell table:formula="of:=IF(NOT(ISBLANK([.E489]));[.I489];&quot;&quot;)" office:value-type="float" office:value="1.48604011535645" calcext:value-type="float">
            <text:p>1.4860401154</text:p>
          </table:table-cell>
          <table:table-cell table:formula="of:=IF(OR(ISBLANK([.E489]);[.I489]&lt;=0);&quot;&quot;;[.I489])" office:value-type="float" office:value="1.48604011535645" calcext:value-type="float">
            <text:p>1.48604011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8.05242" calcext:value-type="float">
            <text:p>1427748938.05242</text:p>
          </table:table-cell>
          <table:table-cell office:value-type="float" office:value="1427748939.49789" calcext:value-type="float">
            <text:p>1427748939.49789</text:p>
          </table:table-cell>
          <table:table-cell office:value-type="float" office:value="1427748939.53162" calcext:value-type="float">
            <text:p>1427748939.53162</text:p>
          </table:table-cell>
          <table:table-cell/>
          <table:table-cell table:formula="of:=MAX([.B490];[.D490];[.G490])-MAX([.A490];[.C490];[.E490])" office:value-type="float" office:value="1.4792001247406" calcext:value-type="float">
            <text:p>1.4792001247</text:p>
          </table:table-cell>
          <table:table-cell table:formula="of:=IF(NOT(ISBLANK([.E490]));[.I490];&quot;&quot;)" office:value-type="float" office:value="1.4792001247406" calcext:value-type="float">
            <text:p>1.4792001247</text:p>
          </table:table-cell>
          <table:table-cell table:formula="of:=IF(OR(ISBLANK([.E490]);[.I490]&lt;=0);&quot;&quot;;[.I490])" office:value-type="float" office:value="1.4792001247406" calcext:value-type="float">
            <text:p>1.47920012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8.05345" calcext:value-type="float">
            <text:p>1427748938.05345</text:p>
          </table:table-cell>
          <table:table-cell office:value-type="float" office:value="1427748939.49783" calcext:value-type="float">
            <text:p>1427748939.49783</text:p>
          </table:table-cell>
          <table:table-cell office:value-type="float" office:value="1427748939.53094" calcext:value-type="float">
            <text:p>1427748939.53094</text:p>
          </table:table-cell>
          <table:table-cell/>
          <table:table-cell table:formula="of:=MAX([.B491];[.D491];[.G491])-MAX([.A491];[.C491];[.E491])" office:value-type="float" office:value="1.47748994827271" calcext:value-type="float">
            <text:p>1.4774899483</text:p>
          </table:table-cell>
          <table:table-cell table:formula="of:=IF(NOT(ISBLANK([.E491]));[.I491];&quot;&quot;)" office:value-type="float" office:value="1.47748994827271" calcext:value-type="float">
            <text:p>1.4774899483</text:p>
          </table:table-cell>
          <table:table-cell table:formula="of:=IF(OR(ISBLANK([.E491]);[.I491]&lt;=0);&quot;&quot;;[.I491])" office:value-type="float" office:value="1.47748994827271" calcext:value-type="float">
            <text:p>1.47748994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8.05478" calcext:value-type="float">
            <text:p>1427748938.05478</text:p>
          </table:table-cell>
          <table:table-cell office:value-type="float" office:value="1427748939.49794" calcext:value-type="float">
            <text:p>1427748939.49794</text:p>
          </table:table-cell>
          <table:table-cell office:value-type="float" office:value="1427748939.53092" calcext:value-type="float">
            <text:p>1427748939.53092</text:p>
          </table:table-cell>
          <table:table-cell/>
          <table:table-cell table:formula="of:=MAX([.B492];[.D492];[.G492])-MAX([.A492];[.C492];[.E492])" office:value-type="float" office:value="1.47614002227783" calcext:value-type="float">
            <text:p>1.4761400223</text:p>
          </table:table-cell>
          <table:table-cell table:formula="of:=IF(NOT(ISBLANK([.E492]));[.I492];&quot;&quot;)" office:value-type="float" office:value="1.47614002227783" calcext:value-type="float">
            <text:p>1.4761400223</text:p>
          </table:table-cell>
          <table:table-cell table:formula="of:=IF(OR(ISBLANK([.E492]);[.I492]&lt;=0);&quot;&quot;;[.I492])" office:value-type="float" office:value="1.47614002227783" calcext:value-type="float">
            <text:p>1.47614002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8.05577" calcext:value-type="float">
            <text:p>1427748938.05577</text:p>
          </table:table-cell>
          <table:table-cell office:value-type="float" office:value="1427748939.498" calcext:value-type="float">
            <text:p>1427748939.498</text:p>
          </table:table-cell>
          <table:table-cell office:value-type="float" office:value="1427748939.53163" calcext:value-type="float">
            <text:p>1427748939.53163</text:p>
          </table:table-cell>
          <table:table-cell/>
          <table:table-cell table:formula="of:=MAX([.B493];[.D493];[.G493])-MAX([.A493];[.C493];[.E493])" office:value-type="float" office:value="1.47586011886597" calcext:value-type="float">
            <text:p>1.4758601189</text:p>
          </table:table-cell>
          <table:table-cell table:formula="of:=IF(NOT(ISBLANK([.E493]));[.I493];&quot;&quot;)" office:value-type="float" office:value="1.47586011886597" calcext:value-type="float">
            <text:p>1.4758601189</text:p>
          </table:table-cell>
          <table:table-cell table:formula="of:=IF(OR(ISBLANK([.E493]);[.I493]&lt;=0);&quot;&quot;;[.I493])" office:value-type="float" office:value="1.47586011886597" calcext:value-type="float">
            <text:p>1.47586011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8.05646" calcext:value-type="float">
            <text:p>1427748938.05646</text:p>
          </table:table-cell>
          <table:table-cell office:value-type="float" office:value="1427748939.49772" calcext:value-type="float">
            <text:p>1427748939.49772</text:p>
          </table:table-cell>
          <table:table-cell office:value-type="float" office:value="1427748939.53106" calcext:value-type="float">
            <text:p>1427748939.53106</text:p>
          </table:table-cell>
          <table:table-cell/>
          <table:table-cell table:formula="of:=MAX([.B494];[.D494];[.G494])-MAX([.A494];[.C494];[.E494])" office:value-type="float" office:value="1.47460007667542" calcext:value-type="float">
            <text:p>1.4746000767</text:p>
          </table:table-cell>
          <table:table-cell table:formula="of:=IF(NOT(ISBLANK([.E494]));[.I494];&quot;&quot;)" office:value-type="float" office:value="1.47460007667542" calcext:value-type="float">
            <text:p>1.4746000767</text:p>
          </table:table-cell>
          <table:table-cell table:formula="of:=IF(OR(ISBLANK([.E494]);[.I494]&lt;=0);&quot;&quot;;[.I494])" office:value-type="float" office:value="1.47460007667542" calcext:value-type="float">
            <text:p>1.47460007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8.05696" calcext:value-type="float">
            <text:p>1427748938.05696</text:p>
          </table:table-cell>
          <table:table-cell office:value-type="float" office:value="1427748939.4981" calcext:value-type="float">
            <text:p>1427748939.4981</text:p>
          </table:table-cell>
          <table:table-cell office:value-type="float" office:value="1427748939.53405" calcext:value-type="float">
            <text:p>1427748939.53405</text:p>
          </table:table-cell>
          <table:table-cell/>
          <table:table-cell table:formula="of:=MAX([.B495];[.D495];[.G495])-MAX([.A495];[.C495];[.E495])" office:value-type="float" office:value="1.47708988189697" calcext:value-type="float">
            <text:p>1.4770898819</text:p>
          </table:table-cell>
          <table:table-cell table:formula="of:=IF(NOT(ISBLANK([.E495]));[.I495];&quot;&quot;)" office:value-type="float" office:value="1.47708988189697" calcext:value-type="float">
            <text:p>1.4770898819</text:p>
          </table:table-cell>
          <table:table-cell table:formula="of:=IF(OR(ISBLANK([.E495]);[.I495]&lt;=0);&quot;&quot;;[.I495])" office:value-type="float" office:value="1.47708988189697" calcext:value-type="float">
            <text:p>1.47708988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8.05746" calcext:value-type="float">
            <text:p>1427748938.05746</text:p>
          </table:table-cell>
          <table:table-cell office:value-type="float" office:value="1427748939.58368" calcext:value-type="float">
            <text:p>1427748939.58368</text:p>
          </table:table-cell>
          <table:table-cell office:value-type="float" office:value="1427748939.61794" calcext:value-type="float">
            <text:p>1427748939.61794</text:p>
          </table:table-cell>
          <table:table-cell/>
          <table:table-cell table:formula="of:=MAX([.B496];[.D496];[.G496])-MAX([.A496];[.C496];[.E496])" office:value-type="float" office:value="1.56047987937927" calcext:value-type="float">
            <text:p>1.5604798794</text:p>
          </table:table-cell>
          <table:table-cell table:formula="of:=IF(NOT(ISBLANK([.E496]));[.I496];&quot;&quot;)" office:value-type="float" office:value="1.56047987937927" calcext:value-type="float">
            <text:p>1.5604798794</text:p>
          </table:table-cell>
          <table:table-cell table:formula="of:=IF(OR(ISBLANK([.E496]);[.I496]&lt;=0);&quot;&quot;;[.I496])" office:value-type="float" office:value="1.56047987937927" calcext:value-type="float">
            <text:p>1.560479879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8.05804" calcext:value-type="float">
            <text:p>1427748938.05804</text:p>
          </table:table-cell>
          <table:table-cell office:value-type="float" office:value="1427748939.49778" calcext:value-type="float">
            <text:p>1427748939.49778</text:p>
          </table:table-cell>
          <table:table-cell office:value-type="float" office:value="1427748939.53411" calcext:value-type="float">
            <text:p>1427748939.53411</text:p>
          </table:table-cell>
          <table:table-cell/>
          <table:table-cell table:formula="of:=MAX([.B497];[.D497];[.G497])-MAX([.A497];[.C497];[.E497])" office:value-type="float" office:value="1.47607016563416" calcext:value-type="float">
            <text:p>1.4760701656</text:p>
          </table:table-cell>
          <table:table-cell table:formula="of:=IF(NOT(ISBLANK([.E497]));[.I497];&quot;&quot;)" office:value-type="float" office:value="1.47607016563416" calcext:value-type="float">
            <text:p>1.4760701656</text:p>
          </table:table-cell>
          <table:table-cell table:formula="of:=IF(OR(ISBLANK([.E497]);[.I497]&lt;=0);&quot;&quot;;[.I497])" office:value-type="float" office:value="1.47607016563416" calcext:value-type="float">
            <text:p>1.47607016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39.61795" calcext:value-type="float">
            <text:p>1427748939.61795</text:p>
          </table:table-cell>
          <table:table-cell office:value-type="float" office:value="1427748941.23634" calcext:value-type="float">
            <text:p>1427748941.23634</text:p>
          </table:table-cell>
          <table:table-cell table:number-columns-repeated="4"/>
          <table:table-cell table:formula="of:=MAX([.B498];[.D498];[.G498])-MAX([.A498];[.C498];[.E498])" office:value-type="float" office:value="1.61839008331299" calcext:value-type="float">
            <text:p>1.6183900833</text:p>
          </table:table-cell>
          <table:table-cell table:formula="of:=IF(NOT(ISBLANK([.E498]));[.I498];&quot;&quot;)">
            <text:p/>
          </table:table-cell>
          <table:table-cell table:formula="of:=IF(OR(ISBLANK([.E498]);[.I498]&lt;=0);&quot;&quot;;[.I4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9.61795" calcext:value-type="float">
            <text:p>1427748939.61795</text:p>
          </table:table-cell>
          <table:table-cell office:value-type="float" office:value="1427748941.10955" calcext:value-type="float">
            <text:p>1427748941.10955</text:p>
          </table:table-cell>
          <table:table-cell office:value-type="float" office:value="1427748941.1466" calcext:value-type="float">
            <text:p>1427748941.1466</text:p>
          </table:table-cell>
          <table:table-cell/>
          <table:table-cell table:formula="of:=MAX([.B499];[.D499];[.G499])-MAX([.A499];[.C499];[.E499])" office:value-type="float" office:value="1.5286500453949" calcext:value-type="float">
            <text:p>1.5286500454</text:p>
          </table:table-cell>
          <table:table-cell table:formula="of:=IF(NOT(ISBLANK([.E499]));[.I499];&quot;&quot;)" office:value-type="float" office:value="1.5286500453949" calcext:value-type="float">
            <text:p>1.5286500454</text:p>
          </table:table-cell>
          <table:table-cell table:formula="of:=IF(OR(ISBLANK([.E499]);[.I499]&lt;=0);&quot;&quot;;[.I499])" office:value-type="float" office:value="1.5286500453949" calcext:value-type="float">
            <text:p>1.52865004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9.61872" calcext:value-type="float">
            <text:p>1427748939.61872</text:p>
          </table:table-cell>
          <table:table-cell office:value-type="float" office:value="1427748941.12791" calcext:value-type="float">
            <text:p>1427748941.12791</text:p>
          </table:table-cell>
          <table:table-cell office:value-type="float" office:value="1427748941.16175" calcext:value-type="float">
            <text:p>1427748941.16175</text:p>
          </table:table-cell>
          <table:table-cell/>
          <table:table-cell table:formula="of:=MAX([.B500];[.D500];[.G500])-MAX([.A500];[.C500];[.E500])" office:value-type="float" office:value="1.54303002357483" calcext:value-type="float">
            <text:p>1.5430300236</text:p>
          </table:table-cell>
          <table:table-cell table:formula="of:=IF(NOT(ISBLANK([.E500]));[.I500];&quot;&quot;)" office:value-type="float" office:value="1.54303002357483" calcext:value-type="float">
            <text:p>1.5430300236</text:p>
          </table:table-cell>
          <table:table-cell table:formula="of:=IF(OR(ISBLANK([.E500]);[.I500]&lt;=0);&quot;&quot;;[.I500])" office:value-type="float" office:value="1.54303002357483" calcext:value-type="float">
            <text:p>1.54303002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9.61963" calcext:value-type="float">
            <text:p>1427748939.61963</text:p>
          </table:table-cell>
          <table:table-cell office:value-type="float" office:value="1427748941.10966" calcext:value-type="float">
            <text:p>1427748941.10966</text:p>
          </table:table-cell>
          <table:table-cell office:value-type="float" office:value="1427748941.1434" calcext:value-type="float">
            <text:p>1427748941.1434</text:p>
          </table:table-cell>
          <table:table-cell/>
          <table:table-cell table:formula="of:=MAX([.B501];[.D501];[.G501])-MAX([.A501];[.C501];[.E501])" office:value-type="float" office:value="1.52376985549927" calcext:value-type="float">
            <text:p>1.5237698555</text:p>
          </table:table-cell>
          <table:table-cell table:formula="of:=IF(NOT(ISBLANK([.E501]));[.I501];&quot;&quot;)" office:value-type="float" office:value="1.52376985549927" calcext:value-type="float">
            <text:p>1.5237698555</text:p>
          </table:table-cell>
          <table:table-cell table:formula="of:=IF(OR(ISBLANK([.E501]);[.I501]&lt;=0);&quot;&quot;;[.I501])" office:value-type="float" office:value="1.52376985549927" calcext:value-type="float">
            <text:p>1.52376985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9.62011" calcext:value-type="float">
            <text:p>1427748939.62011</text:p>
          </table:table-cell>
          <table:table-cell office:value-type="float" office:value="1427748941.10949" calcext:value-type="float">
            <text:p>1427748941.10949</text:p>
          </table:table-cell>
          <table:table-cell office:value-type="float" office:value="1427748941.14659" calcext:value-type="float">
            <text:p>1427748941.14659</text:p>
          </table:table-cell>
          <table:table-cell/>
          <table:table-cell table:formula="of:=MAX([.B502];[.D502];[.G502])-MAX([.A502];[.C502];[.E502])" office:value-type="float" office:value="1.52647995948792" calcext:value-type="float">
            <text:p>1.5264799595</text:p>
          </table:table-cell>
          <table:table-cell table:formula="of:=IF(NOT(ISBLANK([.E502]));[.I502];&quot;&quot;)" office:value-type="float" office:value="1.52647995948792" calcext:value-type="float">
            <text:p>1.5264799595</text:p>
          </table:table-cell>
          <table:table-cell table:formula="of:=IF(OR(ISBLANK([.E502]);[.I502]&lt;=0);&quot;&quot;;[.I502])" office:value-type="float" office:value="1.52647995948792" calcext:value-type="float">
            <text:p>1.52647995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9.62059" calcext:value-type="float">
            <text:p>1427748939.62059</text:p>
          </table:table-cell>
          <table:table-cell office:value-type="float" office:value="1427748941.10977" calcext:value-type="float">
            <text:p>1427748941.10977</text:p>
          </table:table-cell>
          <table:table-cell office:value-type="float" office:value="1427748941.14341" calcext:value-type="float">
            <text:p>1427748941.14341</text:p>
          </table:table-cell>
          <table:table-cell/>
          <table:table-cell table:formula="of:=MAX([.B503];[.D503];[.G503])-MAX([.A503];[.C503];[.E503])" office:value-type="float" office:value="1.52281999588013" calcext:value-type="float">
            <text:p>1.5228199959</text:p>
          </table:table-cell>
          <table:table-cell table:formula="of:=IF(NOT(ISBLANK([.E503]));[.I503];&quot;&quot;)" office:value-type="float" office:value="1.52281999588013" calcext:value-type="float">
            <text:p>1.5228199959</text:p>
          </table:table-cell>
          <table:table-cell table:formula="of:=IF(OR(ISBLANK([.E503]);[.I503]&lt;=0);&quot;&quot;;[.I503])" office:value-type="float" office:value="1.52281999588013" calcext:value-type="float">
            <text:p>1.52281999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9.62108" calcext:value-type="float">
            <text:p>1427748939.62108</text:p>
          </table:table-cell>
          <table:table-cell office:value-type="float" office:value="1427748941.10961" calcext:value-type="float">
            <text:p>1427748941.10961</text:p>
          </table:table-cell>
          <table:table-cell office:value-type="float" office:value="1427748941.13816" calcext:value-type="float">
            <text:p>1427748941.13816</text:p>
          </table:table-cell>
          <table:table-cell/>
          <table:table-cell table:formula="of:=MAX([.B504];[.D504];[.G504])-MAX([.A504];[.C504];[.E504])" office:value-type="float" office:value="1.51708006858826" calcext:value-type="float">
            <text:p>1.5170800686</text:p>
          </table:table-cell>
          <table:table-cell table:formula="of:=IF(NOT(ISBLANK([.E504]));[.I504];&quot;&quot;)" office:value-type="float" office:value="1.51708006858826" calcext:value-type="float">
            <text:p>1.5170800686</text:p>
          </table:table-cell>
          <table:table-cell table:formula="of:=IF(OR(ISBLANK([.E504]);[.I504]&lt;=0);&quot;&quot;;[.I504])" office:value-type="float" office:value="1.51708006858826" calcext:value-type="float">
            <text:p>1.51708006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9.62156" calcext:value-type="float">
            <text:p>1427748939.62156</text:p>
          </table:table-cell>
          <table:table-cell office:value-type="float" office:value="1427748941.10982" calcext:value-type="float">
            <text:p>1427748941.10982</text:p>
          </table:table-cell>
          <table:table-cell office:value-type="float" office:value="1427748941.14655" calcext:value-type="float">
            <text:p>1427748941.14655</text:p>
          </table:table-cell>
          <table:table-cell/>
          <table:table-cell table:formula="of:=MAX([.B505];[.D505];[.G505])-MAX([.A505];[.C505];[.E505])" office:value-type="float" office:value="1.52498984336853" calcext:value-type="float">
            <text:p>1.5249898434</text:p>
          </table:table-cell>
          <table:table-cell table:formula="of:=IF(NOT(ISBLANK([.E505]));[.I505];&quot;&quot;)" office:value-type="float" office:value="1.52498984336853" calcext:value-type="float">
            <text:p>1.5249898434</text:p>
          </table:table-cell>
          <table:table-cell table:formula="of:=IF(OR(ISBLANK([.E505]);[.I505]&lt;=0);&quot;&quot;;[.I505])" office:value-type="float" office:value="1.52498984336853" calcext:value-type="float">
            <text:p>1.52498984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9.62209" calcext:value-type="float">
            <text:p>1427748939.62209</text:p>
          </table:table-cell>
          <table:table-cell office:value-type="float" office:value="1427748941.10988" calcext:value-type="float">
            <text:p>1427748941.10988</text:p>
          </table:table-cell>
          <table:table-cell office:value-type="float" office:value="1427748941.14661" calcext:value-type="float">
            <text:p>1427748941.14661</text:p>
          </table:table-cell>
          <table:table-cell/>
          <table:table-cell table:formula="of:=MAX([.B506];[.D506];[.G506])-MAX([.A506];[.C506];[.E506])" office:value-type="float" office:value="1.52451992034912" calcext:value-type="float">
            <text:p>1.5245199203</text:p>
          </table:table-cell>
          <table:table-cell table:formula="of:=IF(NOT(ISBLANK([.E506]));[.I506];&quot;&quot;)" office:value-type="float" office:value="1.52451992034912" calcext:value-type="float">
            <text:p>1.5245199203</text:p>
          </table:table-cell>
          <table:table-cell table:formula="of:=IF(OR(ISBLANK([.E506]);[.I506]&lt;=0);&quot;&quot;;[.I506])" office:value-type="float" office:value="1.52451992034912" calcext:value-type="float">
            <text:p>1.52451992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9.62334" calcext:value-type="float">
            <text:p>1427748939.62334</text:p>
          </table:table-cell>
          <table:table-cell office:value-type="float" office:value="1427748941.10972" calcext:value-type="float">
            <text:p>1427748941.10972</text:p>
          </table:table-cell>
          <table:table-cell office:value-type="float" office:value="1427748941.14341" calcext:value-type="float">
            <text:p>1427748941.14341</text:p>
          </table:table-cell>
          <table:table-cell/>
          <table:table-cell table:formula="of:=MAX([.B507];[.D507];[.G507])-MAX([.A507];[.C507];[.E507])" office:value-type="float" office:value="1.52007007598877" calcext:value-type="float">
            <text:p>1.520070076</text:p>
          </table:table-cell>
          <table:table-cell table:formula="of:=IF(NOT(ISBLANK([.E507]));[.I507];&quot;&quot;)" office:value-type="float" office:value="1.52007007598877" calcext:value-type="float">
            <text:p>1.520070076</text:p>
          </table:table-cell>
          <table:table-cell table:formula="of:=IF(OR(ISBLANK([.E507]);[.I507]&lt;=0);&quot;&quot;;[.I507])" office:value-type="float" office:value="1.52007007598877" calcext:value-type="float">
            <text:p>1.5200700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39.62384" calcext:value-type="float">
            <text:p>1427748939.62384</text:p>
          </table:table-cell>
          <table:table-cell office:value-type="float" office:value="1427748941.20517" calcext:value-type="float">
            <text:p>1427748941.20517</text:p>
          </table:table-cell>
          <table:table-cell office:value-type="float" office:value="1427748941.23633" calcext:value-type="float">
            <text:p>1427748941.23633</text:p>
          </table:table-cell>
          <table:table-cell/>
          <table:table-cell table:formula="of:=MAX([.B508];[.D508];[.G508])-MAX([.A508];[.C508];[.E508])" office:value-type="float" office:value="1.61248993873596" calcext:value-type="float">
            <text:p>1.6124899387</text:p>
          </table:table-cell>
          <table:table-cell table:formula="of:=IF(NOT(ISBLANK([.E508]));[.I508];&quot;&quot;)" office:value-type="float" office:value="1.61248993873596" calcext:value-type="float">
            <text:p>1.6124899387</text:p>
          </table:table-cell>
          <table:table-cell table:formula="of:=IF(OR(ISBLANK([.E508]);[.I508]&lt;=0);&quot;&quot;;[.I508])" office:value-type="float" office:value="1.61248993873596" calcext:value-type="float">
            <text:p>1.61248993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41.23635" calcext:value-type="float">
            <text:p>1427748941.23635</text:p>
          </table:table-cell>
          <table:table-cell office:value-type="float" office:value="1427748942.55952" calcext:value-type="float">
            <text:p>1427748942.55952</text:p>
          </table:table-cell>
          <table:table-cell table:number-columns-repeated="4"/>
          <table:table-cell table:formula="of:=MAX([.B509];[.D509];[.G509])-MAX([.A509];[.C509];[.E509])" office:value-type="float" office:value="1.32316994667053" calcext:value-type="float">
            <text:p>1.3231699467</text:p>
          </table:table-cell>
          <table:table-cell table:formula="of:=IF(NOT(ISBLANK([.E509]));[.I509];&quot;&quot;)">
            <text:p/>
          </table:table-cell>
          <table:table-cell table:formula="of:=IF(OR(ISBLANK([.E509]);[.I509]&lt;=0);&quot;&quot;;[.I50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1.23635" calcext:value-type="float">
            <text:p>1427748941.23635</text:p>
          </table:table-cell>
          <table:table-cell office:value-type="float" office:value="1427748942.44541" calcext:value-type="float">
            <text:p>1427748942.44541</text:p>
          </table:table-cell>
          <table:table-cell office:value-type="float" office:value="1427748942.47964" calcext:value-type="float">
            <text:p>1427748942.47964</text:p>
          </table:table-cell>
          <table:table-cell/>
          <table:table-cell table:formula="of:=MAX([.B510];[.D510];[.G510])-MAX([.A510];[.C510];[.E510])" office:value-type="float" office:value="1.24328994750977" calcext:value-type="float">
            <text:p>1.2432899475</text:p>
          </table:table-cell>
          <table:table-cell table:formula="of:=IF(NOT(ISBLANK([.E510]));[.I510];&quot;&quot;)" office:value-type="float" office:value="1.24328994750977" calcext:value-type="float">
            <text:p>1.2432899475</text:p>
          </table:table-cell>
          <table:table-cell table:formula="of:=IF(OR(ISBLANK([.E510]);[.I510]&lt;=0);&quot;&quot;;[.I510])" office:value-type="float" office:value="1.24328994750977" calcext:value-type="float">
            <text:p>1.24328994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1.23776" calcext:value-type="float">
            <text:p>1427748941.23776</text:p>
          </table:table-cell>
          <table:table-cell office:value-type="float" office:value="1427748942.4458" calcext:value-type="float">
            <text:p>1427748942.4458</text:p>
          </table:table-cell>
          <table:table-cell office:value-type="float" office:value="1427748942.48231" calcext:value-type="float">
            <text:p>1427748942.48231</text:p>
          </table:table-cell>
          <table:table-cell/>
          <table:table-cell table:formula="of:=MAX([.B511];[.D511];[.G511])-MAX([.A511];[.C511];[.E511])" office:value-type="float" office:value="1.24454998970032" calcext:value-type="float">
            <text:p>1.2445499897</text:p>
          </table:table-cell>
          <table:table-cell table:formula="of:=IF(NOT(ISBLANK([.E511]));[.I511];&quot;&quot;)" office:value-type="float" office:value="1.24454998970032" calcext:value-type="float">
            <text:p>1.2445499897</text:p>
          </table:table-cell>
          <table:table-cell table:formula="of:=IF(OR(ISBLANK([.E511]);[.I511]&lt;=0);&quot;&quot;;[.I511])" office:value-type="float" office:value="1.24454998970032" calcext:value-type="float">
            <text:p>1.24454998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1.23876" calcext:value-type="float">
            <text:p>1427748941.23876</text:p>
          </table:table-cell>
          <table:table-cell office:value-type="float" office:value="1427748942.44558" calcext:value-type="float">
            <text:p>1427748942.44558</text:p>
          </table:table-cell>
          <table:table-cell office:value-type="float" office:value="1427748942.48234" calcext:value-type="float">
            <text:p>1427748942.48234</text:p>
          </table:table-cell>
          <table:table-cell/>
          <table:table-cell table:formula="of:=MAX([.B512];[.D512];[.G512])-MAX([.A512];[.C512];[.E512])" office:value-type="float" office:value="1.24358010292053" calcext:value-type="float">
            <text:p>1.2435801029</text:p>
          </table:table-cell>
          <table:table-cell table:formula="of:=IF(NOT(ISBLANK([.E512]));[.I512];&quot;&quot;)" office:value-type="float" office:value="1.24358010292053" calcext:value-type="float">
            <text:p>1.2435801029</text:p>
          </table:table-cell>
          <table:table-cell table:formula="of:=IF(OR(ISBLANK([.E512]);[.I512]&lt;=0);&quot;&quot;;[.I512])" office:value-type="float" office:value="1.24358010292053" calcext:value-type="float">
            <text:p>1.24358010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1.23979" calcext:value-type="float">
            <text:p>1427748941.23979</text:p>
          </table:table-cell>
          <table:table-cell office:value-type="float" office:value="1427748942.44564" calcext:value-type="float">
            <text:p>1427748942.44564</text:p>
          </table:table-cell>
          <table:table-cell office:value-type="float" office:value="1427748942.48491" calcext:value-type="float">
            <text:p>1427748942.48491</text:p>
          </table:table-cell>
          <table:table-cell/>
          <table:table-cell table:formula="of:=MAX([.B513];[.D513];[.G513])-MAX([.A513];[.C513];[.E513])" office:value-type="float" office:value="1.24512004852295" calcext:value-type="float">
            <text:p>1.2451200485</text:p>
          </table:table-cell>
          <table:table-cell table:formula="of:=IF(NOT(ISBLANK([.E513]));[.I513];&quot;&quot;)" office:value-type="float" office:value="1.24512004852295" calcext:value-type="float">
            <text:p>1.2451200485</text:p>
          </table:table-cell>
          <table:table-cell table:formula="of:=IF(OR(ISBLANK([.E513]);[.I513]&lt;=0);&quot;&quot;;[.I513])" office:value-type="float" office:value="1.24512004852295" calcext:value-type="float">
            <text:p>1.24512004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1.24077" calcext:value-type="float">
            <text:p>1427748941.24077</text:p>
          </table:table-cell>
          <table:table-cell office:value-type="float" office:value="1427748942.44569" calcext:value-type="float">
            <text:p>1427748942.44569</text:p>
          </table:table-cell>
          <table:table-cell office:value-type="float" office:value="1427748942.4824" calcext:value-type="float">
            <text:p>1427748942.4824</text:p>
          </table:table-cell>
          <table:table-cell/>
          <table:table-cell table:formula="of:=MAX([.B514];[.D514];[.G514])-MAX([.A514];[.C514];[.E514])" office:value-type="float" office:value="1.24162983894348" calcext:value-type="float">
            <text:p>1.2416298389</text:p>
          </table:table-cell>
          <table:table-cell table:formula="of:=IF(NOT(ISBLANK([.E514]));[.I514];&quot;&quot;)" office:value-type="float" office:value="1.24162983894348" calcext:value-type="float">
            <text:p>1.2416298389</text:p>
          </table:table-cell>
          <table:table-cell table:formula="of:=IF(OR(ISBLANK([.E514]);[.I514]&lt;=0);&quot;&quot;;[.I514])" office:value-type="float" office:value="1.24162983894348" calcext:value-type="float">
            <text:p>1.24162983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1.24175" calcext:value-type="float">
            <text:p>1427748941.24175</text:p>
          </table:table-cell>
          <table:table-cell office:value-type="float" office:value="1427748942.44575" calcext:value-type="float">
            <text:p>1427748942.44575</text:p>
          </table:table-cell>
          <table:table-cell office:value-type="float" office:value="1427748942.47976" calcext:value-type="float">
            <text:p>1427748942.47976</text:p>
          </table:table-cell>
          <table:table-cell/>
          <table:table-cell table:formula="of:=MAX([.B515];[.D515];[.G515])-MAX([.A515];[.C515];[.E515])" office:value-type="float" office:value="1.23800992965698" calcext:value-type="float">
            <text:p>1.2380099297</text:p>
          </table:table-cell>
          <table:table-cell table:formula="of:=IF(NOT(ISBLANK([.E515]));[.I515];&quot;&quot;)" office:value-type="float" office:value="1.23800992965698" calcext:value-type="float">
            <text:p>1.2380099297</text:p>
          </table:table-cell>
          <table:table-cell table:formula="of:=IF(OR(ISBLANK([.E515]);[.I515]&lt;=0);&quot;&quot;;[.I515])" office:value-type="float" office:value="1.23800992965698" calcext:value-type="float">
            <text:p>1.23800992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1.24276" calcext:value-type="float">
            <text:p>1427748941.24276</text:p>
          </table:table-cell>
          <table:table-cell office:value-type="float" office:value="1427748942.44553" calcext:value-type="float">
            <text:p>1427748942.44553</text:p>
          </table:table-cell>
          <table:table-cell office:value-type="float" office:value="1427748942.47971" calcext:value-type="float">
            <text:p>1427748942.47971</text:p>
          </table:table-cell>
          <table:table-cell/>
          <table:table-cell table:formula="of:=MAX([.B516];[.D516];[.G516])-MAX([.A516];[.C516];[.E516])" office:value-type="float" office:value="1.23695015907288" calcext:value-type="float">
            <text:p>1.2369501591</text:p>
          </table:table-cell>
          <table:table-cell table:formula="of:=IF(NOT(ISBLANK([.E516]));[.I516];&quot;&quot;)" office:value-type="float" office:value="1.23695015907288" calcext:value-type="float">
            <text:p>1.2369501591</text:p>
          </table:table-cell>
          <table:table-cell table:formula="of:=IF(OR(ISBLANK([.E516]);[.I516]&lt;=0);&quot;&quot;;[.I516])" office:value-type="float" office:value="1.23695015907288" calcext:value-type="float">
            <text:p>1.23695015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1.24378" calcext:value-type="float">
            <text:p>1427748941.24378</text:p>
          </table:table-cell>
          <table:table-cell office:value-type="float" office:value="1427748942.44547" calcext:value-type="float">
            <text:p>1427748942.44547</text:p>
          </table:table-cell>
          <table:table-cell office:value-type="float" office:value="1427748942.48241" calcext:value-type="float">
            <text:p>1427748942.48241</text:p>
          </table:table-cell>
          <table:table-cell/>
          <table:table-cell table:formula="of:=MAX([.B517];[.D517];[.G517])-MAX([.A517];[.C517];[.E517])" office:value-type="float" office:value="1.23863005638123" calcext:value-type="float">
            <text:p>1.2386300564</text:p>
          </table:table-cell>
          <table:table-cell table:formula="of:=IF(NOT(ISBLANK([.E517]));[.I517];&quot;&quot;)" office:value-type="float" office:value="1.23863005638123" calcext:value-type="float">
            <text:p>1.2386300564</text:p>
          </table:table-cell>
          <table:table-cell table:formula="of:=IF(OR(ISBLANK([.E517]);[.I517]&lt;=0);&quot;&quot;;[.I517])" office:value-type="float" office:value="1.23863005638123" calcext:value-type="float">
            <text:p>1.23863005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1.24476" calcext:value-type="float">
            <text:p>1427748941.24476</text:p>
          </table:table-cell>
          <table:table-cell office:value-type="float" office:value="1427748942.52888" calcext:value-type="float">
            <text:p>1427748942.52888</text:p>
          </table:table-cell>
          <table:table-cell office:value-type="float" office:value="1427748942.55951" calcext:value-type="float">
            <text:p>1427748942.55951</text:p>
          </table:table-cell>
          <table:table-cell/>
          <table:table-cell table:formula="of:=MAX([.B518];[.D518];[.G518])-MAX([.A518];[.C518];[.E518])" office:value-type="float" office:value="1.31474995613098" calcext:value-type="float">
            <text:p>1.3147499561</text:p>
          </table:table-cell>
          <table:table-cell table:formula="of:=IF(NOT(ISBLANK([.E518]));[.I518];&quot;&quot;)" office:value-type="float" office:value="1.31474995613098" calcext:value-type="float">
            <text:p>1.3147499561</text:p>
          </table:table-cell>
          <table:table-cell table:formula="of:=IF(OR(ISBLANK([.E518]);[.I518]&lt;=0);&quot;&quot;;[.I518])" office:value-type="float" office:value="1.31474995613098" calcext:value-type="float">
            <text:p>1.31474995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1.24578" calcext:value-type="float">
            <text:p>1427748941.24578</text:p>
          </table:table-cell>
          <table:table-cell office:value-type="float" office:value="1427748942.44654" calcext:value-type="float">
            <text:p>1427748942.44654</text:p>
          </table:table-cell>
          <table:table-cell office:value-type="float" office:value="1427748942.48241" calcext:value-type="float">
            <text:p>1427748942.48241</text:p>
          </table:table-cell>
          <table:table-cell/>
          <table:table-cell table:formula="of:=MAX([.B519];[.D519];[.G519])-MAX([.A519];[.C519];[.E519])" office:value-type="float" office:value="1.23662996292114" calcext:value-type="float">
            <text:p>1.2366299629</text:p>
          </table:table-cell>
          <table:table-cell table:formula="of:=IF(NOT(ISBLANK([.E519]));[.I519];&quot;&quot;)" office:value-type="float" office:value="1.23662996292114" calcext:value-type="float">
            <text:p>1.2366299629</text:p>
          </table:table-cell>
          <table:table-cell table:formula="of:=IF(OR(ISBLANK([.E519]);[.I519]&lt;=0);&quot;&quot;;[.I519])" office:value-type="float" office:value="1.23662996292114" calcext:value-type="float">
            <text:p>1.23662996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42.55953" calcext:value-type="float">
            <text:p>1427748942.55953</text:p>
          </table:table-cell>
          <table:table-cell office:value-type="float" office:value="1427748943.90811" calcext:value-type="float">
            <text:p>1427748943.90811</text:p>
          </table:table-cell>
          <table:table-cell table:number-columns-repeated="4"/>
          <table:table-cell table:formula="of:=MAX([.B520];[.D520];[.G520])-MAX([.A520];[.C520];[.E520])" office:value-type="float" office:value="1.34857988357544" calcext:value-type="float">
            <text:p>1.3485798836</text:p>
          </table:table-cell>
          <table:table-cell table:formula="of:=IF(NOT(ISBLANK([.E520]));[.I520];&quot;&quot;)">
            <text:p/>
          </table:table-cell>
          <table:table-cell table:formula="of:=IF(OR(ISBLANK([.E520]);[.I520]&lt;=0);&quot;&quot;;[.I5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2.55953" calcext:value-type="float">
            <text:p>1427748942.55953</text:p>
          </table:table-cell>
          <table:table-cell office:value-type="float" office:value="1427748943.78616" calcext:value-type="float">
            <text:p>1427748943.78616</text:p>
          </table:table-cell>
          <table:table-cell office:value-type="float" office:value="1427748943.81911" calcext:value-type="float">
            <text:p>1427748943.81911</text:p>
          </table:table-cell>
          <table:table-cell/>
          <table:table-cell table:formula="of:=MAX([.B521];[.D521];[.G521])-MAX([.A521];[.C521];[.E521])" office:value-type="float" office:value="1.25957989692688" calcext:value-type="float">
            <text:p>1.2595798969</text:p>
          </table:table-cell>
          <table:table-cell table:formula="of:=IF(NOT(ISBLANK([.E521]));[.I521];&quot;&quot;)" office:value-type="float" office:value="1.25957989692688" calcext:value-type="float">
            <text:p>1.2595798969</text:p>
          </table:table-cell>
          <table:table-cell table:formula="of:=IF(OR(ISBLANK([.E521]);[.I521]&lt;=0);&quot;&quot;;[.I521])" office:value-type="float" office:value="1.25957989692688" calcext:value-type="float">
            <text:p>1.25957989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2.56089" calcext:value-type="float">
            <text:p>1427748942.56089</text:p>
          </table:table-cell>
          <table:table-cell office:value-type="float" office:value="1427748943.78644" calcext:value-type="float">
            <text:p>1427748943.78644</text:p>
          </table:table-cell>
          <table:table-cell office:value-type="float" office:value="1427748943.82355" calcext:value-type="float">
            <text:p>1427748943.82355</text:p>
          </table:table-cell>
          <table:table-cell/>
          <table:table-cell table:formula="of:=MAX([.B522];[.D522];[.G522])-MAX([.A522];[.C522];[.E522])" office:value-type="float" office:value="1.26266002655029" calcext:value-type="float">
            <text:p>1.2626600266</text:p>
          </table:table-cell>
          <table:table-cell table:formula="of:=IF(NOT(ISBLANK([.E522]));[.I522];&quot;&quot;)" office:value-type="float" office:value="1.26266002655029" calcext:value-type="float">
            <text:p>1.2626600266</text:p>
          </table:table-cell>
          <table:table-cell table:formula="of:=IF(OR(ISBLANK([.E522]);[.I522]&lt;=0);&quot;&quot;;[.I522])" office:value-type="float" office:value="1.26266002655029" calcext:value-type="float">
            <text:p>1.26266002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2.56314" calcext:value-type="float">
            <text:p>1427748942.56314</text:p>
          </table:table-cell>
          <table:table-cell office:value-type="float" office:value="1427748943.78628" calcext:value-type="float">
            <text:p>1427748943.78628</text:p>
          </table:table-cell>
          <table:table-cell office:value-type="float" office:value="1427748943.81517" calcext:value-type="float">
            <text:p>1427748943.81517</text:p>
          </table:table-cell>
          <table:table-cell/>
          <table:table-cell table:formula="of:=MAX([.B523];[.D523];[.G523])-MAX([.A523];[.C523];[.E523])" office:value-type="float" office:value="1.25203013420105" calcext:value-type="float">
            <text:p>1.2520301342</text:p>
          </table:table-cell>
          <table:table-cell table:formula="of:=IF(NOT(ISBLANK([.E523]));[.I523];&quot;&quot;)" office:value-type="float" office:value="1.25203013420105" calcext:value-type="float">
            <text:p>1.2520301342</text:p>
          </table:table-cell>
          <table:table-cell table:formula="of:=IF(OR(ISBLANK([.E523]);[.I523]&lt;=0);&quot;&quot;;[.I523])" office:value-type="float" office:value="1.25203013420105" calcext:value-type="float">
            <text:p>1.25203013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2.5645" calcext:value-type="float">
            <text:p>1427748942.5645</text:p>
          </table:table-cell>
          <table:table-cell office:value-type="float" office:value="1427748943.78638" calcext:value-type="float">
            <text:p>1427748943.78638</text:p>
          </table:table-cell>
          <table:table-cell office:value-type="float" office:value="1427748943.81779" calcext:value-type="float">
            <text:p>1427748943.81779</text:p>
          </table:table-cell>
          <table:table-cell/>
          <table:table-cell table:formula="of:=MAX([.B524];[.D524];[.G524])-MAX([.A524];[.C524];[.E524])" office:value-type="float" office:value="1.25328993797302" calcext:value-type="float">
            <text:p>1.253289938</text:p>
          </table:table-cell>
          <table:table-cell table:formula="of:=IF(NOT(ISBLANK([.E524]));[.I524];&quot;&quot;)" office:value-type="float" office:value="1.25328993797302" calcext:value-type="float">
            <text:p>1.253289938</text:p>
          </table:table-cell>
          <table:table-cell table:formula="of:=IF(OR(ISBLANK([.E524]);[.I524]&lt;=0);&quot;&quot;;[.I524])" office:value-type="float" office:value="1.25328993797302" calcext:value-type="float">
            <text:p>1.2532899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2.56581" calcext:value-type="float">
            <text:p>1427748942.56581</text:p>
          </table:table-cell>
          <table:table-cell office:value-type="float" office:value="1427748943.78633" calcext:value-type="float">
            <text:p>1427748943.78633</text:p>
          </table:table-cell>
          <table:table-cell office:value-type="float" office:value="1427748943.81779" calcext:value-type="float">
            <text:p>1427748943.81779</text:p>
          </table:table-cell>
          <table:table-cell/>
          <table:table-cell table:formula="of:=MAX([.B525];[.D525];[.G525])-MAX([.A525];[.C525];[.E525])" office:value-type="float" office:value="1.25198006629944" calcext:value-type="float">
            <text:p>1.2519800663</text:p>
          </table:table-cell>
          <table:table-cell table:formula="of:=IF(NOT(ISBLANK([.E525]));[.I525];&quot;&quot;)" office:value-type="float" office:value="1.25198006629944" calcext:value-type="float">
            <text:p>1.2519800663</text:p>
          </table:table-cell>
          <table:table-cell table:formula="of:=IF(OR(ISBLANK([.E525]);[.I525]&lt;=0);&quot;&quot;;[.I525])" office:value-type="float" office:value="1.25198006629944" calcext:value-type="float">
            <text:p>1.25198006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2.56711" calcext:value-type="float">
            <text:p>1427748942.56711</text:p>
          </table:table-cell>
          <table:table-cell office:value-type="float" office:value="1427748943.78649" calcext:value-type="float">
            <text:p>1427748943.78649</text:p>
          </table:table-cell>
          <table:table-cell office:value-type="float" office:value="1427748943.81912" calcext:value-type="float">
            <text:p>1427748943.81912</text:p>
          </table:table-cell>
          <table:table-cell/>
          <table:table-cell table:formula="of:=MAX([.B526];[.D526];[.G526])-MAX([.A526];[.C526];[.E526])" office:value-type="float" office:value="1.25200986862183" calcext:value-type="float">
            <text:p>1.2520098686</text:p>
          </table:table-cell>
          <table:table-cell table:formula="of:=IF(NOT(ISBLANK([.E526]));[.I526];&quot;&quot;)" office:value-type="float" office:value="1.25200986862183" calcext:value-type="float">
            <text:p>1.2520098686</text:p>
          </table:table-cell>
          <table:table-cell table:formula="of:=IF(OR(ISBLANK([.E526]);[.I526]&lt;=0);&quot;&quot;;[.I526])" office:value-type="float" office:value="1.25200986862183" calcext:value-type="float">
            <text:p>1.25200986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2.56786" calcext:value-type="float">
            <text:p>1427748942.56786</text:p>
          </table:table-cell>
          <table:table-cell office:value-type="float" office:value="1427748943.78622" calcext:value-type="float">
            <text:p>1427748943.78622</text:p>
          </table:table-cell>
          <table:table-cell office:value-type="float" office:value="1427748943.81901" calcext:value-type="float">
            <text:p>1427748943.81901</text:p>
          </table:table-cell>
          <table:table-cell/>
          <table:table-cell table:formula="of:=MAX([.B527];[.D527];[.G527])-MAX([.A527];[.C527];[.E527])" office:value-type="float" office:value="1.25115013122559" calcext:value-type="float">
            <text:p>1.2511501312</text:p>
          </table:table-cell>
          <table:table-cell table:formula="of:=IF(NOT(ISBLANK([.E527]));[.I527];&quot;&quot;)" office:value-type="float" office:value="1.25115013122559" calcext:value-type="float">
            <text:p>1.2511501312</text:p>
          </table:table-cell>
          <table:table-cell table:formula="of:=IF(OR(ISBLANK([.E527]);[.I527]&lt;=0);&quot;&quot;;[.I527])" office:value-type="float" office:value="1.25115013122559" calcext:value-type="float">
            <text:p>1.25115013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2.56833" calcext:value-type="float">
            <text:p>1427748942.56833</text:p>
          </table:table-cell>
          <table:table-cell office:value-type="float" office:value="1427748943.78654" calcext:value-type="float">
            <text:p>1427748943.78654</text:p>
          </table:table-cell>
          <table:table-cell office:value-type="float" office:value="1427748943.82358" calcext:value-type="float">
            <text:p>1427748943.82358</text:p>
          </table:table-cell>
          <table:table-cell/>
          <table:table-cell table:formula="of:=MAX([.B528];[.D528];[.G528])-MAX([.A528];[.C528];[.E528])" office:value-type="float" office:value="1.25524997711182" calcext:value-type="float">
            <text:p>1.2552499771</text:p>
          </table:table-cell>
          <table:table-cell table:formula="of:=IF(NOT(ISBLANK([.E528]));[.I528];&quot;&quot;)" office:value-type="float" office:value="1.25524997711182" calcext:value-type="float">
            <text:p>1.2552499771</text:p>
          </table:table-cell>
          <table:table-cell table:formula="of:=IF(OR(ISBLANK([.E528]);[.I528]&lt;=0);&quot;&quot;;[.I528])" office:value-type="float" office:value="1.25524997711182" calcext:value-type="float">
            <text:p>1.25524997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2.5688" calcext:value-type="float">
            <text:p>1427748942.5688</text:p>
          </table:table-cell>
          <table:table-cell office:value-type="float" office:value="1427748943.7866" calcext:value-type="float">
            <text:p>1427748943.7866</text:p>
          </table:table-cell>
          <table:table-cell office:value-type="float" office:value="1427748943.81906" calcext:value-type="float">
            <text:p>1427748943.81906</text:p>
          </table:table-cell>
          <table:table-cell/>
          <table:table-cell table:formula="of:=MAX([.B529];[.D529];[.G529])-MAX([.A529];[.C529];[.E529])" office:value-type="float" office:value="1.2502601146698" calcext:value-type="float">
            <text:p>1.2502601147</text:p>
          </table:table-cell>
          <table:table-cell table:formula="of:=IF(NOT(ISBLANK([.E529]));[.I529];&quot;&quot;)" office:value-type="float" office:value="1.2502601146698" calcext:value-type="float">
            <text:p>1.2502601147</text:p>
          </table:table-cell>
          <table:table-cell table:formula="of:=IF(OR(ISBLANK([.E529]);[.I529]&lt;=0);&quot;&quot;;[.I529])" office:value-type="float" office:value="1.2502601146698" calcext:value-type="float">
            <text:p>1.25026011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2.56928" calcext:value-type="float">
            <text:p>1427748942.56928</text:p>
          </table:table-cell>
          <table:table-cell office:value-type="float" office:value="1427748943.8762" calcext:value-type="float">
            <text:p>1427748943.8762</text:p>
          </table:table-cell>
          <table:table-cell office:value-type="float" office:value="1427748943.90811" calcext:value-type="float">
            <text:p>1427748943.90811</text:p>
          </table:table-cell>
          <table:table-cell/>
          <table:table-cell table:formula="of:=MAX([.B530];[.D530];[.G530])-MAX([.A530];[.C530];[.E530])" office:value-type="float" office:value="1.33882999420166" calcext:value-type="float">
            <text:p>1.3388299942</text:p>
          </table:table-cell>
          <table:table-cell table:formula="of:=IF(NOT(ISBLANK([.E530]));[.I530];&quot;&quot;)" office:value-type="float" office:value="1.33882999420166" calcext:value-type="float">
            <text:p>1.3388299942</text:p>
          </table:table-cell>
          <table:table-cell table:formula="of:=IF(OR(ISBLANK([.E530]);[.I530]&lt;=0);&quot;&quot;;[.I530])" office:value-type="float" office:value="1.33882999420166" calcext:value-type="float">
            <text:p>1.3388299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43.90812" calcext:value-type="float">
            <text:p>1427748943.90812</text:p>
          </table:table-cell>
          <table:table-cell office:value-type="float" office:value="1427748945.21753" calcext:value-type="float">
            <text:p>1427748945.21753</text:p>
          </table:table-cell>
          <table:table-cell table:number-columns-repeated="4"/>
          <table:table-cell table:formula="of:=MAX([.B531];[.D531];[.G531])-MAX([.A531];[.C531];[.E531])" office:value-type="float" office:value="1.30941009521484" calcext:value-type="float">
            <text:p>1.3094100952</text:p>
          </table:table-cell>
          <table:table-cell table:formula="of:=IF(NOT(ISBLANK([.E531]));[.I531];&quot;&quot;)">
            <text:p/>
          </table:table-cell>
          <table:table-cell table:formula="of:=IF(OR(ISBLANK([.E531]);[.I531]&lt;=0);&quot;&quot;;[.I5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3.90812" calcext:value-type="float">
            <text:p>1427748943.90812</text:p>
          </table:table-cell>
          <table:table-cell office:value-type="float" office:value="1427748945.09459" calcext:value-type="float">
            <text:p>1427748945.09459</text:p>
          </table:table-cell>
          <table:table-cell office:value-type="float" office:value="1427748945.13176" calcext:value-type="float">
            <text:p>1427748945.13176</text:p>
          </table:table-cell>
          <table:table-cell/>
          <table:table-cell table:formula="of:=MAX([.B532];[.D532];[.G532])-MAX([.A532];[.C532];[.E532])" office:value-type="float" office:value="1.22363996505737" calcext:value-type="float">
            <text:p>1.2236399651</text:p>
          </table:table-cell>
          <table:table-cell table:formula="of:=IF(NOT(ISBLANK([.E532]));[.I532];&quot;&quot;)" office:value-type="float" office:value="1.22363996505737" calcext:value-type="float">
            <text:p>1.2236399651</text:p>
          </table:table-cell>
          <table:table-cell table:formula="of:=IF(OR(ISBLANK([.E532]);[.I532]&lt;=0);&quot;&quot;;[.I532])" office:value-type="float" office:value="1.22363996505737" calcext:value-type="float">
            <text:p>1.22363996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3.90867" calcext:value-type="float">
            <text:p>1427748943.90867</text:p>
          </table:table-cell>
          <table:table-cell office:value-type="float" office:value="1427748945.09471" calcext:value-type="float">
            <text:p>1427748945.09471</text:p>
          </table:table-cell>
          <table:table-cell office:value-type="float" office:value="1427748945.132" calcext:value-type="float">
            <text:p>1427748945.132</text:p>
          </table:table-cell>
          <table:table-cell/>
          <table:table-cell table:formula="of:=MAX([.B533];[.D533];[.G533])-MAX([.A533];[.C533];[.E533])" office:value-type="float" office:value="1.22333002090454" calcext:value-type="float">
            <text:p>1.2233300209</text:p>
          </table:table-cell>
          <table:table-cell table:formula="of:=IF(NOT(ISBLANK([.E533]));[.I533];&quot;&quot;)" office:value-type="float" office:value="1.22333002090454" calcext:value-type="float">
            <text:p>1.2233300209</text:p>
          </table:table-cell>
          <table:table-cell table:formula="of:=IF(OR(ISBLANK([.E533]);[.I533]&lt;=0);&quot;&quot;;[.I533])" office:value-type="float" office:value="1.22333002090454" calcext:value-type="float">
            <text:p>1.22333002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3.90922" calcext:value-type="float">
            <text:p>1427748943.90922</text:p>
          </table:table-cell>
          <table:table-cell office:value-type="float" office:value="1427748945.09481" calcext:value-type="float">
            <text:p>1427748945.09481</text:p>
          </table:table-cell>
          <table:table-cell office:value-type="float" office:value="1427748945.13198" calcext:value-type="float">
            <text:p>1427748945.13198</text:p>
          </table:table-cell>
          <table:table-cell/>
          <table:table-cell table:formula="of:=MAX([.B534];[.D534];[.G534])-MAX([.A534];[.C534];[.E534])" office:value-type="float" office:value="1.22275996208191" calcext:value-type="float">
            <text:p>1.2227599621</text:p>
          </table:table-cell>
          <table:table-cell table:formula="of:=IF(NOT(ISBLANK([.E534]));[.I534];&quot;&quot;)" office:value-type="float" office:value="1.22275996208191" calcext:value-type="float">
            <text:p>1.2227599621</text:p>
          </table:table-cell>
          <table:table-cell table:formula="of:=IF(OR(ISBLANK([.E534]);[.I534]&lt;=0);&quot;&quot;;[.I534])" office:value-type="float" office:value="1.22275996208191" calcext:value-type="float">
            <text:p>1.22275996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3.9101" calcext:value-type="float">
            <text:p>1427748943.9101</text:p>
          </table:table-cell>
          <table:table-cell office:value-type="float" office:value="1427748945.09487" calcext:value-type="float">
            <text:p>1427748945.09487</text:p>
          </table:table-cell>
          <table:table-cell office:value-type="float" office:value="1427748945.13181" calcext:value-type="float">
            <text:p>1427748945.13181</text:p>
          </table:table-cell>
          <table:table-cell/>
          <table:table-cell table:formula="of:=MAX([.B535];[.D535];[.G535])-MAX([.A535];[.C535];[.E535])" office:value-type="float" office:value="1.22170996665955" calcext:value-type="float">
            <text:p>1.2217099667</text:p>
          </table:table-cell>
          <table:table-cell table:formula="of:=IF(NOT(ISBLANK([.E535]));[.I535];&quot;&quot;)" office:value-type="float" office:value="1.22170996665955" calcext:value-type="float">
            <text:p>1.2217099667</text:p>
          </table:table-cell>
          <table:table-cell table:formula="of:=IF(OR(ISBLANK([.E535]);[.I535]&lt;=0);&quot;&quot;;[.I535])" office:value-type="float" office:value="1.22170996665955" calcext:value-type="float">
            <text:p>1.22170996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3.91062" calcext:value-type="float">
            <text:p>1427748943.91062</text:p>
          </table:table-cell>
          <table:table-cell office:value-type="float" office:value="1427748945.09476" calcext:value-type="float">
            <text:p>1427748945.09476</text:p>
          </table:table-cell>
          <table:table-cell office:value-type="float" office:value="1427748945.13176" calcext:value-type="float">
            <text:p>1427748945.13176</text:p>
          </table:table-cell>
          <table:table-cell/>
          <table:table-cell table:formula="of:=MAX([.B536];[.D536];[.G536])-MAX([.A536];[.C536];[.E536])" office:value-type="float" office:value="1.22113990783691" calcext:value-type="float">
            <text:p>1.2211399078</text:p>
          </table:table-cell>
          <table:table-cell table:formula="of:=IF(NOT(ISBLANK([.E536]));[.I536];&quot;&quot;)" office:value-type="float" office:value="1.22113990783691" calcext:value-type="float">
            <text:p>1.2211399078</text:p>
          </table:table-cell>
          <table:table-cell table:formula="of:=IF(OR(ISBLANK([.E536]);[.I536]&lt;=0);&quot;&quot;;[.I536])" office:value-type="float" office:value="1.22113990783691" calcext:value-type="float">
            <text:p>1.22113990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3.91115" calcext:value-type="float">
            <text:p>1427748943.91115</text:p>
          </table:table-cell>
          <table:table-cell office:value-type="float" office:value="1427748945.09465" calcext:value-type="float">
            <text:p>1427748945.09465</text:p>
          </table:table-cell>
          <table:table-cell office:value-type="float" office:value="1427748945.13193" calcext:value-type="float">
            <text:p>1427748945.13193</text:p>
          </table:table-cell>
          <table:table-cell/>
          <table:table-cell table:formula="of:=MAX([.B537];[.D537];[.G537])-MAX([.A537];[.C537];[.E537])" office:value-type="float" office:value="1.22078013420105" calcext:value-type="float">
            <text:p>1.2207801342</text:p>
          </table:table-cell>
          <table:table-cell table:formula="of:=IF(NOT(ISBLANK([.E537]));[.I537];&quot;&quot;)" office:value-type="float" office:value="1.22078013420105" calcext:value-type="float">
            <text:p>1.2207801342</text:p>
          </table:table-cell>
          <table:table-cell table:formula="of:=IF(OR(ISBLANK([.E537]);[.I537]&lt;=0);&quot;&quot;;[.I537])" office:value-type="float" office:value="1.22078013420105" calcext:value-type="float">
            <text:p>1.22078013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3.91166" calcext:value-type="float">
            <text:p>1427748943.91166</text:p>
          </table:table-cell>
          <table:table-cell office:value-type="float" office:value="1427748945.09492" calcext:value-type="float">
            <text:p>1427748945.09492</text:p>
          </table:table-cell>
          <table:table-cell office:value-type="float" office:value="1427748945.13187" calcext:value-type="float">
            <text:p>1427748945.13187</text:p>
          </table:table-cell>
          <table:table-cell/>
          <table:table-cell table:formula="of:=MAX([.B538];[.D538];[.G538])-MAX([.A538];[.C538];[.E538])" office:value-type="float" office:value="1.22021007537842" calcext:value-type="float">
            <text:p>1.2202100754</text:p>
          </table:table-cell>
          <table:table-cell table:formula="of:=IF(NOT(ISBLANK([.E538]));[.I538];&quot;&quot;)" office:value-type="float" office:value="1.22021007537842" calcext:value-type="float">
            <text:p>1.2202100754</text:p>
          </table:table-cell>
          <table:table-cell table:formula="of:=IF(OR(ISBLANK([.E538]);[.I538]&lt;=0);&quot;&quot;;[.I538])" office:value-type="float" office:value="1.22021007537842" calcext:value-type="float">
            <text:p>1.22021007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3.91214" calcext:value-type="float">
            <text:p>1427748943.91214</text:p>
          </table:table-cell>
          <table:table-cell office:value-type="float" office:value="1427748945.09497" calcext:value-type="float">
            <text:p>1427748945.09497</text:p>
          </table:table-cell>
          <table:table-cell office:value-type="float" office:value="1427748945.1317" calcext:value-type="float">
            <text:p>1427748945.1317</text:p>
          </table:table-cell>
          <table:table-cell/>
          <table:table-cell table:formula="of:=MAX([.B539];[.D539];[.G539])-MAX([.A539];[.C539];[.E539])" office:value-type="float" office:value="1.21956014633179" calcext:value-type="float">
            <text:p>1.2195601463</text:p>
          </table:table-cell>
          <table:table-cell table:formula="of:=IF(NOT(ISBLANK([.E539]));[.I539];&quot;&quot;)" office:value-type="float" office:value="1.21956014633179" calcext:value-type="float">
            <text:p>1.2195601463</text:p>
          </table:table-cell>
          <table:table-cell table:formula="of:=IF(OR(ISBLANK([.E539]);[.I539]&lt;=0);&quot;&quot;;[.I539])" office:value-type="float" office:value="1.21956014633179" calcext:value-type="float">
            <text:p>1.21956014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3.91262" calcext:value-type="float">
            <text:p>1427748943.91262</text:p>
          </table:table-cell>
          <table:table-cell office:value-type="float" office:value="1427748945.09564" calcext:value-type="float">
            <text:p>1427748945.09564</text:p>
          </table:table-cell>
          <table:table-cell office:value-type="float" office:value="1427748945.13315" calcext:value-type="float">
            <text:p>1427748945.13315</text:p>
          </table:table-cell>
          <table:table-cell/>
          <table:table-cell table:formula="of:=MAX([.B540];[.D540];[.G540])-MAX([.A540];[.C540];[.E540])" office:value-type="float" office:value="1.22053003311157" calcext:value-type="float">
            <text:p>1.2205300331</text:p>
          </table:table-cell>
          <table:table-cell table:formula="of:=IF(NOT(ISBLANK([.E540]));[.I540];&quot;&quot;)" office:value-type="float" office:value="1.22053003311157" calcext:value-type="float">
            <text:p>1.2205300331</text:p>
          </table:table-cell>
          <table:table-cell table:formula="of:=IF(OR(ISBLANK([.E540]);[.I540]&lt;=0);&quot;&quot;;[.I540])" office:value-type="float" office:value="1.22053003311157" calcext:value-type="float">
            <text:p>1.22053003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3.91315" calcext:value-type="float">
            <text:p>1427748943.91315</text:p>
          </table:table-cell>
          <table:table-cell office:value-type="float" office:value="1427748945.18572" calcext:value-type="float">
            <text:p>1427748945.18572</text:p>
          </table:table-cell>
          <table:table-cell office:value-type="float" office:value="1427748945.21752" calcext:value-type="float">
            <text:p>1427748945.21752</text:p>
          </table:table-cell>
          <table:table-cell/>
          <table:table-cell table:formula="of:=MAX([.B541];[.D541];[.G541])-MAX([.A541];[.C541];[.E541])" office:value-type="float" office:value="1.30436992645264" calcext:value-type="float">
            <text:p>1.3043699265</text:p>
          </table:table-cell>
          <table:table-cell table:formula="of:=IF(NOT(ISBLANK([.E541]));[.I541];&quot;&quot;)" office:value-type="float" office:value="1.30436992645264" calcext:value-type="float">
            <text:p>1.3043699265</text:p>
          </table:table-cell>
          <table:table-cell table:formula="of:=IF(OR(ISBLANK([.E541]);[.I541]&lt;=0);&quot;&quot;;[.I541])" office:value-type="float" office:value="1.30436992645264" calcext:value-type="float">
            <text:p>1.30436992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8945.21754" calcext:value-type="float">
            <text:p>1427748945.21754</text:p>
          </table:table-cell>
          <table:table-cell office:value-type="float" office:value="1427748946.76924" calcext:value-type="float">
            <text:p>1427748946.76924</text:p>
          </table:table-cell>
          <table:table-cell table:number-columns-repeated="4"/>
          <table:table-cell table:formula="of:=MAX([.B542];[.D542];[.G542])-MAX([.A542];[.C542];[.E542])" office:value-type="float" office:value="1.55169987678528" calcext:value-type="float">
            <text:p>1.5516998768</text:p>
          </table:table-cell>
          <table:table-cell table:formula="of:=IF(NOT(ISBLANK([.E542]));[.I542];&quot;&quot;)">
            <text:p/>
          </table:table-cell>
          <table:table-cell table:formula="of:=IF(OR(ISBLANK([.E542]);[.I542]&lt;=0);&quot;&quot;;[.I5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5.21754" calcext:value-type="float">
            <text:p>1427748945.21754</text:p>
          </table:table-cell>
          <table:table-cell office:value-type="float" office:value="1427748946.65025" calcext:value-type="float">
            <text:p>1427748946.65025</text:p>
          </table:table-cell>
          <table:table-cell office:value-type="float" office:value="1427748946.68752" calcext:value-type="float">
            <text:p>1427748946.68752</text:p>
          </table:table-cell>
          <table:table-cell/>
          <table:table-cell table:formula="of:=MAX([.B543];[.D543];[.G543])-MAX([.A543];[.C543];[.E543])" office:value-type="float" office:value="1.46998000144959" calcext:value-type="float">
            <text:p>1.4699800014</text:p>
          </table:table-cell>
          <table:table-cell table:formula="of:=IF(NOT(ISBLANK([.E543]));[.I543];&quot;&quot;)" office:value-type="float" office:value="1.46998000144959" calcext:value-type="float">
            <text:p>1.4699800014</text:p>
          </table:table-cell>
          <table:table-cell table:formula="of:=IF(OR(ISBLANK([.E543]);[.I543]&lt;=0);&quot;&quot;;[.I543])" office:value-type="float" office:value="1.46998000144959" calcext:value-type="float">
            <text:p>1.46998000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5.21868" calcext:value-type="float">
            <text:p>1427748945.21868</text:p>
          </table:table-cell>
          <table:table-cell office:value-type="float" office:value="1427748946.65034" calcext:value-type="float">
            <text:p>1427748946.65034</text:p>
          </table:table-cell>
          <table:table-cell office:value-type="float" office:value="1427748946.68759" calcext:value-type="float">
            <text:p>1427748946.68759</text:p>
          </table:table-cell>
          <table:table-cell/>
          <table:table-cell table:formula="of:=MAX([.B544];[.D544];[.G544])-MAX([.A544];[.C544];[.E544])" office:value-type="float" office:value="1.46890997886658" calcext:value-type="float">
            <text:p>1.4689099789</text:p>
          </table:table-cell>
          <table:table-cell table:formula="of:=IF(NOT(ISBLANK([.E544]));[.I544];&quot;&quot;)" office:value-type="float" office:value="1.46890997886658" calcext:value-type="float">
            <text:p>1.4689099789</text:p>
          </table:table-cell>
          <table:table-cell table:formula="of:=IF(OR(ISBLANK([.E544]);[.I544]&lt;=0);&quot;&quot;;[.I544])" office:value-type="float" office:value="1.46890997886658" calcext:value-type="float">
            <text:p>1.46890997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5.21963" calcext:value-type="float">
            <text:p>1427748945.21963</text:p>
          </table:table-cell>
          <table:table-cell office:value-type="float" office:value="1427748946.65082" calcext:value-type="float">
            <text:p>1427748946.65082</text:p>
          </table:table-cell>
          <table:table-cell office:value-type="float" office:value="1427748946.68765" calcext:value-type="float">
            <text:p>1427748946.68765</text:p>
          </table:table-cell>
          <table:table-cell/>
          <table:table-cell table:formula="of:=MAX([.B545];[.D545];[.G545])-MAX([.A545];[.C545];[.E545])" office:value-type="float" office:value="1.46801996231079" calcext:value-type="float">
            <text:p>1.4680199623</text:p>
          </table:table-cell>
          <table:table-cell table:formula="of:=IF(NOT(ISBLANK([.E545]));[.I545];&quot;&quot;)" office:value-type="float" office:value="1.46801996231079" calcext:value-type="float">
            <text:p>1.4680199623</text:p>
          </table:table-cell>
          <table:table-cell table:formula="of:=IF(OR(ISBLANK([.E545]);[.I545]&lt;=0);&quot;&quot;;[.I545])" office:value-type="float" office:value="1.46801996231079" calcext:value-type="float">
            <text:p>1.46801996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5.22027" calcext:value-type="float">
            <text:p>1427748945.22027</text:p>
          </table:table-cell>
          <table:table-cell office:value-type="float" office:value="1427748946.65045" calcext:value-type="float">
            <text:p>1427748946.65045</text:p>
          </table:table-cell>
          <table:table-cell office:value-type="float" office:value="1427748946.68355" calcext:value-type="float">
            <text:p>1427748946.68355</text:p>
          </table:table-cell>
          <table:table-cell/>
          <table:table-cell table:formula="of:=MAX([.B546];[.D546];[.G546])-MAX([.A546];[.C546];[.E546])" office:value-type="float" office:value="1.46327996253967" calcext:value-type="float">
            <text:p>1.4632799625</text:p>
          </table:table-cell>
          <table:table-cell table:formula="of:=IF(NOT(ISBLANK([.E546]));[.I546];&quot;&quot;)" office:value-type="float" office:value="1.46327996253967" calcext:value-type="float">
            <text:p>1.4632799625</text:p>
          </table:table-cell>
          <table:table-cell table:formula="of:=IF(OR(ISBLANK([.E546]);[.I546]&lt;=0);&quot;&quot;;[.I546])" office:value-type="float" office:value="1.46327996253967" calcext:value-type="float">
            <text:p>1.46327996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5.22094" calcext:value-type="float">
            <text:p>1427748945.22094</text:p>
          </table:table-cell>
          <table:table-cell office:value-type="float" office:value="1427748946.65063" calcext:value-type="float">
            <text:p>1427748946.65063</text:p>
          </table:table-cell>
          <table:table-cell office:value-type="float" office:value="1427748946.68758" calcext:value-type="float">
            <text:p>1427748946.68758</text:p>
          </table:table-cell>
          <table:table-cell/>
          <table:table-cell table:formula="of:=MAX([.B547];[.D547];[.G547])-MAX([.A547];[.C547];[.E547])" office:value-type="float" office:value="1.46663999557495" calcext:value-type="float">
            <text:p>1.4666399956</text:p>
          </table:table-cell>
          <table:table-cell table:formula="of:=IF(NOT(ISBLANK([.E547]));[.I547];&quot;&quot;)" office:value-type="float" office:value="1.46663999557495" calcext:value-type="float">
            <text:p>1.4666399956</text:p>
          </table:table-cell>
          <table:table-cell table:formula="of:=IF(OR(ISBLANK([.E547]);[.I547]&lt;=0);&quot;&quot;;[.I547])" office:value-type="float" office:value="1.46663999557495" calcext:value-type="float">
            <text:p>1.46663999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5.22189" calcext:value-type="float">
            <text:p>1427748945.22189</text:p>
          </table:table-cell>
          <table:table-cell office:value-type="float" office:value="1427748946.65073" calcext:value-type="float">
            <text:p>1427748946.65073</text:p>
          </table:table-cell>
          <table:table-cell office:value-type="float" office:value="1427748946.68389" calcext:value-type="float">
            <text:p>1427748946.68389</text:p>
          </table:table-cell>
          <table:table-cell/>
          <table:table-cell table:formula="of:=MAX([.B548];[.D548];[.G548])-MAX([.A548];[.C548];[.E548])" office:value-type="float" office:value="1.46200013160706" calcext:value-type="float">
            <text:p>1.4620001316</text:p>
          </table:table-cell>
          <table:table-cell table:formula="of:=IF(NOT(ISBLANK([.E548]));[.I548];&quot;&quot;)" office:value-type="float" office:value="1.46200013160706" calcext:value-type="float">
            <text:p>1.4620001316</text:p>
          </table:table-cell>
          <table:table-cell table:formula="of:=IF(OR(ISBLANK([.E548]);[.I548]&lt;=0);&quot;&quot;;[.I548])" office:value-type="float" office:value="1.46200013160706" calcext:value-type="float">
            <text:p>1.46200013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5.22254" calcext:value-type="float">
            <text:p>1427748945.22254</text:p>
          </table:table-cell>
          <table:table-cell office:value-type="float" office:value="1427748946.65091" calcext:value-type="float">
            <text:p>1427748946.65091</text:p>
          </table:table-cell>
          <table:table-cell office:value-type="float" office:value="1427748946.67975" calcext:value-type="float">
            <text:p>1427748946.67975</text:p>
          </table:table-cell>
          <table:table-cell/>
          <table:table-cell table:formula="of:=MAX([.B549];[.D549];[.G549])-MAX([.A549];[.C549];[.E549])" office:value-type="float" office:value="1.45721006393433" calcext:value-type="float">
            <text:p>1.4572100639</text:p>
          </table:table-cell>
          <table:table-cell table:formula="of:=IF(NOT(ISBLANK([.E549]));[.I549];&quot;&quot;)" office:value-type="float" office:value="1.45721006393433" calcext:value-type="float">
            <text:p>1.4572100639</text:p>
          </table:table-cell>
          <table:table-cell table:formula="of:=IF(OR(ISBLANK([.E549]);[.I549]&lt;=0);&quot;&quot;;[.I549])" office:value-type="float" office:value="1.45721006393433" calcext:value-type="float">
            <text:p>1.45721006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5.22317" calcext:value-type="float">
            <text:p>1427748945.22317</text:p>
          </table:table-cell>
          <table:table-cell office:value-type="float" office:value="1427748946.65054" calcext:value-type="float">
            <text:p>1427748946.65054</text:p>
          </table:table-cell>
          <table:table-cell office:value-type="float" office:value="1427748946.68346" calcext:value-type="float">
            <text:p>1427748946.68346</text:p>
          </table:table-cell>
          <table:table-cell/>
          <table:table-cell table:formula="of:=MAX([.B550];[.D550];[.G550])-MAX([.A550];[.C550];[.E550])" office:value-type="float" office:value="1.46028995513916" calcext:value-type="float">
            <text:p>1.4602899551</text:p>
          </table:table-cell>
          <table:table-cell table:formula="of:=IF(NOT(ISBLANK([.E550]));[.I550];&quot;&quot;)" office:value-type="float" office:value="1.46028995513916" calcext:value-type="float">
            <text:p>1.4602899551</text:p>
          </table:table-cell>
          <table:table-cell table:formula="of:=IF(OR(ISBLANK([.E550]);[.I550]&lt;=0);&quot;&quot;;[.I550])" office:value-type="float" office:value="1.46028995513916" calcext:value-type="float">
            <text:p>1.46028995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5.22386" calcext:value-type="float">
            <text:p>1427748945.22386</text:p>
          </table:table-cell>
          <table:table-cell office:value-type="float" office:value="1427748946.73478" calcext:value-type="float">
            <text:p>1427748946.73478</text:p>
          </table:table-cell>
          <table:table-cell office:value-type="float" office:value="1427748946.76923" calcext:value-type="float">
            <text:p>1427748946.76923</text:p>
          </table:table-cell>
          <table:table-cell/>
          <table:table-cell table:formula="of:=MAX([.B551];[.D551];[.G551])-MAX([.A551];[.C551];[.E551])" office:value-type="float" office:value="1.54536986351013" calcext:value-type="float">
            <text:p>1.5453698635</text:p>
          </table:table-cell>
          <table:table-cell table:formula="of:=IF(NOT(ISBLANK([.E551]));[.I551];&quot;&quot;)" office:value-type="float" office:value="1.54536986351013" calcext:value-type="float">
            <text:p>1.5453698635</text:p>
          </table:table-cell>
          <table:table-cell table:formula="of:=IF(OR(ISBLANK([.E551]);[.I551]&lt;=0);&quot;&quot;;[.I551])" office:value-type="float" office:value="1.54536986351013" calcext:value-type="float">
            <text:p>1.54536986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8945.22449" calcext:value-type="float">
            <text:p>1427748945.22449</text:p>
          </table:table-cell>
          <table:table-cell office:value-type="float" office:value="1427748946.6515" calcext:value-type="float">
            <text:p>1427748946.6515</text:p>
          </table:table-cell>
          <table:table-cell office:value-type="float" office:value="1427748946.68745" calcext:value-type="float">
            <text:p>1427748946.68745</text:p>
          </table:table-cell>
          <table:table-cell/>
          <table:table-cell table:formula="of:=MAX([.B552];[.D552];[.G552])-MAX([.A552];[.C552];[.E552])" office:value-type="float" office:value="1.46296000480652" calcext:value-type="float">
            <text:p>1.4629600048</text:p>
          </table:table-cell>
          <table:table-cell table:formula="of:=IF(NOT(ISBLANK([.E552]));[.I552];&quot;&quot;)" office:value-type="float" office:value="1.46296000480652" calcext:value-type="float">
            <text:p>1.4629600048</text:p>
          </table:table-cell>
          <table:table-cell table:formula="of:=IF(OR(ISBLANK([.E552]);[.I552]&lt;=0);&quot;&quot;;[.I552])" office:value-type="float" office:value="1.46296000480652" calcext:value-type="float">
            <text:p>1.46296000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7:44:19.390770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9T20:41:14.077116484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257" meta:object-count="0"/>
  </office:meta>
</office:document-meta>
</file>